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-open-0.5" table:style-name="ta1">
        <table:shapes>
          <draw:frame draw:z-index="0" draw:style-name="gr1" draw:text-style-name="P1" svg:width="453.51pt" svg:height="255.09pt" svg:x="67.89pt" svg:y="2.83pt">
            <draw:object draw:notify-on-update-of-ranges="'data-open-0.5'.B1:'data-open-0.5'.B1000 'data-open-0.5'.C1:'data-open-0.5'.C10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.6168612" calcext:value-type="float">
            <text:p>0.6168612</text:p>
          </table:table-cell>
          <table:table-cell office:value-type="float" office:value="0.40527755" calcext:value-type="float">
            <text:p>0.40527755</text:p>
          </table:table-cell>
          <table:table-cell table:formula="of:=[.A1]" office:value-type="float" office:value="0.6168612" calcext:value-type="float">
            <text:p>0.6168612</text:p>
          </table:table-cell>
        </table:table-row>
        <table:table-row table:style-name="ro1">
          <table:table-cell office:value-type="float" office:value="0.49694055" calcext:value-type="float">
            <text:p>0.49694055</text:p>
          </table:table-cell>
          <table:table-cell office:value-type="float" office:value="0.5030783" calcext:value-type="float">
            <text:p>0.5030783</text:p>
          </table:table-cell>
          <table:table-cell table:formula="of:=[.C1]+[.A2]" office:value-type="float" office:value="1.11380175" calcext:value-type="float">
            <text:p>1.11380175</text:p>
          </table:table-cell>
        </table:table-row>
        <table:table-row table:style-name="ro1">
          <table:table-cell office:value-type="float" office:value="0.7266041" calcext:value-type="float">
            <text:p>0.7266041</text:p>
          </table:table-cell>
          <table:table-cell office:value-type="float" office:value="0.3440663" calcext:value-type="float">
            <text:p>0.3440663</text:p>
          </table:table-cell>
          <table:table-cell table:formula="of:=[.C2]+[.A3]" office:value-type="float" office:value="1.84040585" calcext:value-type="float">
            <text:p>1.84040585</text:p>
          </table:table-cell>
        </table:table-row>
        <table:table-row table:style-name="ro1">
          <table:table-cell office:value-type="float" office:value="0.27487603" calcext:value-type="float">
            <text:p>0.27487603</text:p>
          </table:table-cell>
          <table:table-cell office:value-type="float" office:value="0.9095009" calcext:value-type="float">
            <text:p>0.9095009</text:p>
          </table:table-cell>
          <table:table-cell table:formula="of:=[.C3]+[.A4]" office:value-type="float" office:value="2.11528188" calcext:value-type="float">
            <text:p>2.11528188</text:p>
          </table:table-cell>
        </table:table-row>
        <table:table-row table:style-name="ro1">
          <table:table-cell office:value-type="float" office:value="0.20956741" calcext:value-type="float">
            <text:p>0.20956741</text:p>
          </table:table-cell>
          <table:table-cell office:value-type="float" office:value="1.1929336" calcext:value-type="float">
            <text:p>1.1929336</text:p>
          </table:table-cell>
          <table:table-cell table:formula="of:=[.C4]+[.A5]" office:value-type="float" office:value="2.32484929" calcext:value-type="float">
            <text:p>2.32484929</text:p>
          </table:table-cell>
        </table:table-row>
        <table:table-row table:style-name="ro1">
          <table:table-cell office:value-type="float" office:value="0.1660029" calcext:value-type="float">
            <text:p>0.1660029</text:p>
          </table:table-cell>
          <table:table-cell office:value-type="float" office:value="1.5059978" calcext:value-type="float">
            <text:p>1.5059978</text:p>
          </table:table-cell>
          <table:table-cell table:formula="of:=[.C5]+[.A6]" office:value-type="float" office:value="2.49085219" calcext:value-type="float">
            <text:p>2.49085219</text:p>
          </table:table-cell>
        </table:table-row>
        <table:table-row table:style-name="ro1">
          <table:table-cell office:value-type="float" office:value="0.13768215" calcext:value-type="float">
            <text:p>0.13768215</text:p>
          </table:table-cell>
          <table:table-cell office:value-type="float" office:value="1.8157762" calcext:value-type="float">
            <text:p>1.8157762</text:p>
          </table:table-cell>
          <table:table-cell table:formula="of:=[.C6]+[.A7]" office:value-type="float" office:value="2.62853434" calcext:value-type="float">
            <text:p>2.62853434</text:p>
          </table:table-cell>
        </table:table-row>
        <table:table-row table:style-name="ro1">
          <table:table-cell office:value-type="float" office:value="0.12671092" calcext:value-type="float">
            <text:p>0.12671092</text:p>
          </table:table-cell>
          <table:table-cell office:value-type="float" office:value="1.9729949" calcext:value-type="float">
            <text:p>1.9729949</text:p>
          </table:table-cell>
          <table:table-cell table:formula="of:=[.C7]+[.A8]" office:value-type="float" office:value="2.75524526" calcext:value-type="float">
            <text:p>2.75524526</text:p>
          </table:table-cell>
        </table:table-row>
        <table:table-row table:style-name="ro1">
          <table:table-cell office:value-type="float" office:value="0.11854734" calcext:value-type="float">
            <text:p>0.11854734</text:p>
          </table:table-cell>
          <table:table-cell office:value-type="float" office:value="2.1088622" calcext:value-type="float">
            <text:p>2.1088622</text:p>
          </table:table-cell>
          <table:table-cell table:formula="of:=[.C8]+[.A9]" office:value-type="float" office:value="2.8737926" calcext:value-type="float">
            <text:p>2.8737926</text:p>
          </table:table-cell>
        </table:table-row>
        <table:table-row table:style-name="ro1">
          <table:table-cell office:value-type="float" office:value="0.113450825" calcext:value-type="float">
            <text:p>0.113450825</text:p>
          </table:table-cell>
          <table:table-cell office:value-type="float" office:value="2.2035978" calcext:value-type="float">
            <text:p>2.2035978</text:p>
          </table:table-cell>
          <table:table-cell table:formula="of:=[.C9]+[.A10]" office:value-type="float" office:value="2.987243425" calcext:value-type="float">
            <text:p>2.987243425</text:p>
          </table:table-cell>
        </table:table-row>
        <table:table-row table:style-name="ro1">
          <table:table-cell office:value-type="float" office:value="0.106813155" calcext:value-type="float">
            <text:p>0.106813155</text:p>
          </table:table-cell>
          <table:table-cell office:value-type="float" office:value="2.3405356" calcext:value-type="float">
            <text:p>2.3405356</text:p>
          </table:table-cell>
          <table:table-cell table:formula="of:=[.C10]+[.A11]" office:value-type="float" office:value="3.09405658" calcext:value-type="float">
            <text:p>3.09405658</text:p>
          </table:table-cell>
        </table:table-row>
        <table:table-row table:style-name="ro1">
          <table:table-cell office:value-type="float" office:value="0.10617227" calcext:value-type="float">
            <text:p>0.10617227</text:p>
          </table:table-cell>
          <table:table-cell office:value-type="float" office:value="2.3546636" calcext:value-type="float">
            <text:p>2.3546636</text:p>
          </table:table-cell>
          <table:table-cell table:formula="of:=[.C11]+[.A12]" office:value-type="float" office:value="3.20022885" calcext:value-type="float">
            <text:p>3.20022885</text:p>
          </table:table-cell>
        </table:table-row>
        <table:table-row table:style-name="ro1">
          <table:table-cell office:value-type="float" office:value="0.10543984" calcext:value-type="float">
            <text:p>0.10543984</text:p>
          </table:table-cell>
          <table:table-cell office:value-type="float" office:value="2.3710203" calcext:value-type="float">
            <text:p>2.3710203</text:p>
          </table:table-cell>
          <table:table-cell table:formula="of:=[.C12]+[.A13]" office:value-type="float" office:value="3.30566869" calcext:value-type="float">
            <text:p>3.30566869</text:p>
          </table:table-cell>
        </table:table-row>
        <table:table-row table:style-name="ro1">
          <table:table-cell office:value-type="float" office:value="0.10591287" calcext:value-type="float">
            <text:p>0.10591287</text:p>
          </table:table-cell>
          <table:table-cell office:value-type="float" office:value="2.3604307" calcext:value-type="float">
            <text:p>2.3604307</text:p>
          </table:table-cell>
          <table:table-cell table:formula="of:=[.C13]+[.A14]" office:value-type="float" office:value="3.41158156" calcext:value-type="float">
            <text:p>3.41158156</text:p>
          </table:table-cell>
        </table:table-row>
        <table:table-row table:style-name="ro1">
          <table:table-cell office:value-type="float" office:value="0.10200656" calcext:value-type="float">
            <text:p>0.10200656</text:p>
          </table:table-cell>
          <table:table-cell office:value-type="float" office:value="2.4508226" calcext:value-type="float">
            <text:p>2.4508226</text:p>
          </table:table-cell>
          <table:table-cell table:formula="of:=[.C14]+[.A15]" office:value-type="float" office:value="3.51358812" calcext:value-type="float">
            <text:p>3.51358812</text:p>
          </table:table-cell>
        </table:table-row>
        <table:table-row table:style-name="ro1">
          <table:table-cell office:value-type="float" office:value="0.103501946" calcext:value-type="float">
            <text:p>0.103501946</text:p>
          </table:table-cell>
          <table:table-cell office:value-type="float" office:value="2.4154136" calcext:value-type="float">
            <text:p>2.4154136</text:p>
          </table:table-cell>
          <table:table-cell table:formula="of:=[.C15]+[.A16]" office:value-type="float" office:value="3.617090066" calcext:value-type="float">
            <text:p>3.617090066</text:p>
          </table:table-cell>
        </table:table-row>
        <table:table-row table:style-name="ro1">
          <table:table-cell office:value-type="float" office:value="0.10394446" calcext:value-type="float">
            <text:p>0.10394446</text:p>
          </table:table-cell>
          <table:table-cell office:value-type="float" office:value="2.4051306" calcext:value-type="float">
            <text:p>2.4051306</text:p>
          </table:table-cell>
          <table:table-cell table:formula="of:=[.C16]+[.A17]" office:value-type="float" office:value="3.721034526" calcext:value-type="float">
            <text:p>3.721034526</text:p>
          </table:table-cell>
        </table:table-row>
        <table:table-row table:style-name="ro1">
          <table:table-cell office:value-type="float" office:value="0.103044175" calcext:value-type="float">
            <text:p>0.103044175</text:p>
          </table:table-cell>
          <table:table-cell office:value-type="float" office:value="2.426144" calcext:value-type="float">
            <text:p>2.426144</text:p>
          </table:table-cell>
          <table:table-cell table:formula="of:=[.C17]+[.A18]" office:value-type="float" office:value="3.824078701" calcext:value-type="float">
            <text:p>3.824078701</text:p>
          </table:table-cell>
        </table:table-row>
        <table:table-row table:style-name="ro1">
          <table:table-cell office:value-type="float" office:value="0.099595636" calcext:value-type="float">
            <text:p>0.099595636</text:p>
          </table:table-cell>
          <table:table-cell office:value-type="float" office:value="2.5101502" calcext:value-type="float">
            <text:p>2.5101502</text:p>
          </table:table-cell>
          <table:table-cell table:formula="of:=[.C18]+[.A19]" office:value-type="float" office:value="3.923674337" calcext:value-type="float">
            <text:p>3.923674337</text:p>
          </table:table-cell>
        </table:table-row>
        <table:table-row table:style-name="ro1">
          <table:table-cell office:value-type="float" office:value="0.100205995" calcext:value-type="float">
            <text:p>0.100205995</text:p>
          </table:table-cell>
          <table:table-cell office:value-type="float" office:value="2.4948606" calcext:value-type="float">
            <text:p>2.4948606</text:p>
          </table:table-cell>
          <table:table-cell table:formula="of:=[.C19]+[.A20]" office:value-type="float" office:value="4.023880332" calcext:value-type="float">
            <text:p>4.023880332</text:p>
          </table:table-cell>
        </table:table-row>
        <table:table-row table:style-name="ro1">
          <table:table-cell office:value-type="float" office:value="0.09980926" calcext:value-type="float">
            <text:p>0.09980926</text:p>
          </table:table-cell>
          <table:table-cell office:value-type="float" office:value="2.5047777" calcext:value-type="float">
            <text:p>2.5047777</text:p>
          </table:table-cell>
          <table:table-cell table:formula="of:=[.C20]+[.A21]" office:value-type="float" office:value="4.123689592" calcext:value-type="float">
            <text:p>4.123689592</text:p>
          </table:table-cell>
        </table:table-row>
        <table:table-row table:style-name="ro1">
          <table:table-cell office:value-type="float" office:value="0.09997711" calcext:value-type="float">
            <text:p>0.09997711</text:p>
          </table:table-cell>
          <table:table-cell office:value-type="float" office:value="2.5005722" calcext:value-type="float">
            <text:p>2.5005722</text:p>
          </table:table-cell>
          <table:table-cell table:formula="of:=[.C21]+[.A22]" office:value-type="float" office:value="4.223666702" calcext:value-type="float">
            <text:p>4.223666702</text:p>
          </table:table-cell>
        </table:table-row>
        <table:table-row table:style-name="ro1">
          <table:table-cell office:value-type="float" office:value="0.09662013" calcext:value-type="float">
            <text:p>0.09662013</text:p>
          </table:table-cell>
          <table:table-cell office:value-type="float" office:value="2.5874527" calcext:value-type="float">
            <text:p>2.5874527</text:p>
          </table:table-cell>
          <table:table-cell table:formula="of:=[.C22]+[.A23]" office:value-type="float" office:value="4.320286832" calcext:value-type="float">
            <text:p>4.320286832</text:p>
          </table:table-cell>
        </table:table-row>
        <table:table-row table:style-name="ro1">
          <table:table-cell office:value-type="float" office:value="0.09727626" calcext:value-type="float">
            <text:p>0.09727626</text:p>
          </table:table-cell>
          <table:table-cell office:value-type="float" office:value="2.5700002" calcext:value-type="float">
            <text:p>2.5700002</text:p>
          </table:table-cell>
          <table:table-cell table:formula="of:=[.C23]+[.A24]" office:value-type="float" office:value="4.417563092" calcext:value-type="float">
            <text:p>4.417563092</text:p>
          </table:table-cell>
        </table:table-row>
        <table:table-row table:style-name="ro1">
          <table:table-cell office:value-type="float" office:value="0.09719997" calcext:value-type="float">
            <text:p>0.09719997</text:p>
          </table:table-cell>
          <table:table-cell office:value-type="float" office:value="2.5720174" calcext:value-type="float">
            <text:p>2.5720174</text:p>
          </table:table-cell>
          <table:table-cell table:formula="of:=[.C24]+[.A25]" office:value-type="float" office:value="4.514763062" calcext:value-type="float">
            <text:p>4.514763062</text:p>
          </table:table-cell>
        </table:table-row>
        <table:table-row table:style-name="ro1">
          <table:table-cell office:value-type="float" office:value="0.097581446" calcext:value-type="float">
            <text:p>0.097581446</text:p>
          </table:table-cell>
          <table:table-cell office:value-type="float" office:value="2.5619624" calcext:value-type="float">
            <text:p>2.5619624</text:p>
          </table:table-cell>
          <table:table-cell table:formula="of:=[.C25]+[.A26]" office:value-type="float" office:value="4.612344508" calcext:value-type="float">
            <text:p>4.612344508</text:p>
          </table:table-cell>
        </table:table-row>
        <table:table-row table:style-name="ro1">
          <table:table-cell office:value-type="float" office:value="0.09492637" calcext:value-type="float">
            <text:p>0.09492637</text:p>
          </table:table-cell>
          <table:table-cell office:value-type="float" office:value="2.63362" calcext:value-type="float">
            <text:p>2.63362</text:p>
          </table:table-cell>
          <table:table-cell table:formula="of:=[.C26]+[.A27]" office:value-type="float" office:value="4.707270878" calcext:value-type="float">
            <text:p>4.707270878</text:p>
          </table:table-cell>
        </table:table-row>
        <table:table-row table:style-name="ro1">
          <table:table-cell office:value-type="float" office:value="0.09597925" calcext:value-type="float">
            <text:p>0.09597925</text:p>
          </table:table-cell>
          <table:table-cell office:value-type="float" office:value="2.6047297" calcext:value-type="float">
            <text:p>2.6047297</text:p>
          </table:table-cell>
          <table:table-cell table:formula="of:=[.C27]+[.A28]" office:value-type="float" office:value="4.803250128" calcext:value-type="float">
            <text:p>4.803250128</text:p>
          </table:table-cell>
        </table:table-row>
        <table:table-row table:style-name="ro1">
          <table:table-cell office:value-type="float" office:value="0.095826656" calcext:value-type="float">
            <text:p>0.095826656</text:p>
          </table:table-cell>
          <table:table-cell office:value-type="float" office:value="2.6088774" calcext:value-type="float">
            <text:p>2.6088774</text:p>
          </table:table-cell>
          <table:table-cell table:formula="of:=[.C28]+[.A29]" office:value-type="float" office:value="4.899076784" calcext:value-type="float">
            <text:p>4.899076784</text:p>
          </table:table-cell>
        </table:table-row>
        <table:table-row table:style-name="ro1">
          <table:table-cell office:value-type="float" office:value="0.096040286" calcext:value-type="float">
            <text:p>0.096040286</text:p>
          </table:table-cell>
          <table:table-cell office:value-type="float" office:value="2.6030743" calcext:value-type="float">
            <text:p>2.6030743</text:p>
          </table:table-cell>
          <table:table-cell table:formula="of:=[.C29]+[.A30]" office:value-type="float" office:value="4.99511707" calcext:value-type="float">
            <text:p>4.99511707</text:p>
          </table:table-cell>
        </table:table-row>
        <table:table-row table:style-name="ro1">
          <table:table-cell office:value-type="float" office:value="0.0914168" calcext:value-type="float">
            <text:p>0.0914168</text:p>
          </table:table-cell>
          <table:table-cell office:value-type="float" office:value="2.7347271" calcext:value-type="float">
            <text:p>2.7347271</text:p>
          </table:table-cell>
          <table:table-cell table:formula="of:=[.C30]+[.A31]" office:value-type="float" office:value="5.08653387" calcext:value-type="float">
            <text:p>5.08653387</text:p>
          </table:table-cell>
        </table:table-row>
        <table:table-row table:style-name="ro1">
          <table:table-cell office:value-type="float" office:value="0.088975355" calcext:value-type="float">
            <text:p>0.088975355</text:p>
          </table:table-cell>
          <table:table-cell office:value-type="float" office:value="2.809767" calcext:value-type="float">
            <text:p>2.809767</text:p>
          </table:table-cell>
          <table:table-cell table:formula="of:=[.C31]+[.A32]" office:value-type="float" office:value="5.175509225" calcext:value-type="float">
            <text:p>5.175509225</text:p>
          </table:table-cell>
        </table:table-row>
        <table:table-row table:style-name="ro1">
          <table:table-cell office:value-type="float" office:value="0.08551156" calcext:value-type="float">
            <text:p>0.08551156</text:p>
          </table:table-cell>
          <table:table-cell office:value-type="float" office:value="2.9235816" calcext:value-type="float">
            <text:p>2.9235816</text:p>
          </table:table-cell>
          <table:table-cell table:formula="of:=[.C32]+[.A33]" office:value-type="float" office:value="5.261020785" calcext:value-type="float">
            <text:p>5.261020785</text:p>
          </table:table-cell>
        </table:table-row>
        <table:table-row table:style-name="ro1">
          <table:table-cell office:value-type="float" office:value="0.08256657" calcext:value-type="float">
            <text:p>0.08256657</text:p>
          </table:table-cell>
          <table:table-cell office:value-type="float" office:value="3.02786" calcext:value-type="float">
            <text:p>3.02786</text:p>
          </table:table-cell>
          <table:table-cell table:formula="of:=[.C33]+[.A34]" office:value-type="float" office:value="5.343587355" calcext:value-type="float">
            <text:p>5.343587355</text:p>
          </table:table-cell>
        </table:table-row>
        <table:table-row table:style-name="ro1">
          <table:table-cell office:value-type="float" office:value="0.07664607" calcext:value-type="float">
            <text:p>0.07664607</text:p>
          </table:table-cell>
          <table:table-cell office:value-type="float" office:value="3.261746" calcext:value-type="float">
            <text:p>3.261746</text:p>
          </table:table-cell>
          <table:table-cell table:formula="of:=[.C34]+[.A35]" office:value-type="float" office:value="5.420233425" calcext:value-type="float">
            <text:p>5.420233425</text:p>
          </table:table-cell>
        </table:table-row>
        <table:table-row table:style-name="ro1">
          <table:table-cell office:value-type="float" office:value="0.0742504" calcext:value-type="float">
            <text:p>0.0742504</text:p>
          </table:table-cell>
          <table:table-cell office:value-type="float" office:value="3.3669853" calcext:value-type="float">
            <text:p>3.3669853</text:p>
          </table:table-cell>
          <table:table-cell table:formula="of:=[.C35]+[.A36]" office:value-type="float" office:value="5.494483825" calcext:value-type="float">
            <text:p>5.494483825</text:p>
          </table:table-cell>
        </table:table-row>
        <table:table-row table:style-name="ro1">
          <table:table-cell office:value-type="float" office:value="0.071244374" calcext:value-type="float">
            <text:p>0.071244374</text:p>
          </table:table-cell>
          <table:table-cell office:value-type="float" office:value="3.509049" calcext:value-type="float">
            <text:p>3.509049</text:p>
          </table:table-cell>
          <table:table-cell table:formula="of:=[.C36]+[.A37]" office:value-type="float" office:value="5.565728199" calcext:value-type="float">
            <text:p>5.565728199</text:p>
          </table:table-cell>
        </table:table-row>
        <table:table-row table:style-name="ro1">
          <table:table-cell office:value-type="float" office:value="0.06871138" calcext:value-type="float">
            <text:p>0.06871138</text:p>
          </table:table-cell>
          <table:table-cell office:value-type="float" office:value="3.6384075" calcext:value-type="float">
            <text:p>3.6384075</text:p>
          </table:table-cell>
          <table:table-cell table:formula="of:=[.C37]+[.A38]" office:value-type="float" office:value="5.634439579" calcext:value-type="float">
            <text:p>5.634439579</text:p>
          </table:table-cell>
        </table:table-row>
        <table:table-row table:style-name="ro1">
          <table:table-cell office:value-type="float" office:value="0.063889526" calcext:value-type="float">
            <text:p>0.063889526</text:p>
          </table:table-cell>
          <table:table-cell office:value-type="float" office:value="3.9130046" calcext:value-type="float">
            <text:p>3.9130046</text:p>
          </table:table-cell>
          <table:table-cell table:formula="of:=[.C38]+[.A39]" office:value-type="float" office:value="5.698329105" calcext:value-type="float">
            <text:p>5.698329105</text:p>
          </table:table-cell>
        </table:table-row>
        <table:table-row table:style-name="ro1">
          <table:table-cell office:value-type="float" office:value="0.061997406" calcext:value-type="float">
            <text:p>0.061997406</text:p>
          </table:table-cell>
          <table:table-cell office:value-type="float" office:value="4.032427" calcext:value-type="float">
            <text:p>4.032427</text:p>
          </table:table-cell>
          <table:table-cell table:formula="of:=[.C39]+[.A40]" office:value-type="float" office:value="5.760326511" calcext:value-type="float">
            <text:p>5.760326511</text:p>
          </table:table-cell>
        </table:table-row>
        <table:table-row table:style-name="ro1">
          <table:table-cell office:value-type="float" office:value="0.059815366" calcext:value-type="float">
            <text:p>0.059815366</text:p>
          </table:table-cell>
          <table:table-cell office:value-type="float" office:value="4.1795278" calcext:value-type="float">
            <text:p>4.1795278</text:p>
          </table:table-cell>
          <table:table-cell table:formula="of:=[.C40]+[.A41]" office:value-type="float" office:value="5.820141877" calcext:value-type="float">
            <text:p>5.820141877</text:p>
          </table:table-cell>
        </table:table-row>
        <table:table-row table:style-name="ro1">
          <table:table-cell office:value-type="float" office:value="0.05836576" calcext:value-type="float">
            <text:p>0.05836576</text:p>
          </table:table-cell>
          <table:table-cell office:value-type="float" office:value="4.2833333" calcext:value-type="float">
            <text:p>4.2833333</text:p>
          </table:table-cell>
          <table:table-cell table:formula="of:=[.C41]+[.A42]" office:value-type="float" office:value="5.878507637" calcext:value-type="float">
            <text:p>5.878507637</text:p>
          </table:table-cell>
        </table:table-row>
        <table:table-row table:style-name="ro1">
          <table:table-cell office:value-type="float" office:value="0.055313956" calcext:value-type="float">
            <text:p>0.055313956</text:p>
          </table:table-cell>
          <table:table-cell office:value-type="float" office:value="4.519655" calcext:value-type="float">
            <text:p>4.519655</text:p>
          </table:table-cell>
          <table:table-cell table:formula="of:=[.C42]+[.A43]" office:value-type="float" office:value="5.933821593" calcext:value-type="float">
            <text:p>5.933821593</text:p>
          </table:table-cell>
        </table:table-row>
        <table:table-row table:style-name="ro1">
          <table:table-cell office:value-type="float" office:value="0.05490196" calcext:value-type="float">
            <text:p>0.05490196</text:p>
          </table:table-cell>
          <table:table-cell office:value-type="float" office:value="4.553571" calcext:value-type="float">
            <text:p>4.553571</text:p>
          </table:table-cell>
          <table:table-cell table:formula="of:=[.C43]+[.A44]" office:value-type="float" office:value="5.988723553" calcext:value-type="float">
            <text:p>5.988723553</text:p>
          </table:table-cell>
        </table:table-row>
        <table:table-row table:style-name="ro1">
          <table:table-cell office:value-type="float" office:value="0.05415427" calcext:value-type="float">
            <text:p>0.05415427</text:p>
          </table:table-cell>
          <table:table-cell office:value-type="float" office:value="4.6164412" calcext:value-type="float">
            <text:p>4.6164412</text:p>
          </table:table-cell>
          <table:table-cell table:formula="of:=[.C44]+[.A45]" office:value-type="float" office:value="6.042877823" calcext:value-type="float">
            <text:p>6.042877823</text:p>
          </table:table-cell>
        </table:table-row>
        <table:table-row table:style-name="ro1">
          <table:table-cell office:value-type="float" office:value="0.05366598" calcext:value-type="float">
            <text:p>0.05366598</text:p>
          </table:table-cell>
          <table:table-cell office:value-type="float" office:value="4.6584444" calcext:value-type="float">
            <text:p>4.6584444</text:p>
          </table:table-cell>
          <table:table-cell table:formula="of:=[.C45]+[.A46]" office:value-type="float" office:value="6.096543803" calcext:value-type="float">
            <text:p>6.096543803</text:p>
          </table:table-cell>
        </table:table-row>
        <table:table-row table:style-name="ro1">
          <table:table-cell office:value-type="float" office:value="0.05146868" calcext:value-type="float">
            <text:p>0.05146868</text:p>
          </table:table-cell>
          <table:table-cell office:value-type="float" office:value="4.8573227" calcext:value-type="float">
            <text:p>4.8573227</text:p>
          </table:table-cell>
          <table:table-cell table:formula="of:=[.C46]+[.A47]" office:value-type="float" office:value="6.148012483" calcext:value-type="float">
            <text:p>6.148012483</text:p>
          </table:table-cell>
        </table:table-row>
        <table:table-row table:style-name="ro1">
          <table:table-cell office:value-type="float" office:value="0.051529717" calcext:value-type="float">
            <text:p>0.051529717</text:p>
          </table:table-cell>
          <table:table-cell office:value-type="float" office:value="4.8515697" calcext:value-type="float">
            <text:p>4.8515697</text:p>
          </table:table-cell>
          <table:table-cell table:formula="of:=[.C47]+[.A48]" office:value-type="float" office:value="6.1995422" calcext:value-type="float">
            <text:p>6.1995422</text:p>
          </table:table-cell>
        </table:table-row>
        <table:table-row table:style-name="ro1">
          <table:table-cell office:value-type="float" office:value="0.05113298" calcext:value-type="float">
            <text:p>0.05113298</text:p>
          </table:table-cell>
          <table:table-cell office:value-type="float" office:value="4.889212" calcext:value-type="float">
            <text:p>4.889212</text:p>
          </table:table-cell>
          <table:table-cell table:formula="of:=[.C48]+[.A49]" office:value-type="float" office:value="6.25067518" calcext:value-type="float">
            <text:p>6.25067518</text:p>
          </table:table-cell>
        </table:table-row>
        <table:table-row table:style-name="ro1">
          <table:table-cell office:value-type="float" office:value="0.050934616" calcext:value-type="float">
            <text:p>0.050934616</text:p>
          </table:table-cell>
          <table:table-cell office:value-type="float" office:value="4.908253" calcext:value-type="float">
            <text:p>4.908253</text:p>
          </table:table-cell>
          <table:table-cell table:formula="of:=[.C49]+[.A50]" office:value-type="float" office:value="6.301609796" calcext:value-type="float">
            <text:p>6.301609796</text:p>
          </table:table-cell>
        </table:table-row>
        <table:table-row table:style-name="ro1">
          <table:table-cell office:value-type="float" office:value="0.049073014" calcext:value-type="float">
            <text:p>0.049073014</text:p>
          </table:table-cell>
          <table:table-cell office:value-type="float" office:value="5.0944495" calcext:value-type="float">
            <text:p>5.0944495</text:p>
          </table:table-cell>
          <table:table-cell table:formula="of:=[.C50]+[.A51]" office:value-type="float" office:value="6.35068281" calcext:value-type="float">
            <text:p>6.35068281</text:p>
          </table:table-cell>
        </table:table-row>
        <table:table-row table:style-name="ro1">
          <table:table-cell office:value-type="float" office:value="0.049378194" calcext:value-type="float">
            <text:p>0.049378194</text:p>
          </table:table-cell>
          <table:table-cell office:value-type="float" office:value="5.0629635" calcext:value-type="float">
            <text:p>5.0629635</text:p>
          </table:table-cell>
          <table:table-cell table:formula="of:=[.C51]+[.A52]" office:value-type="float" office:value="6.400061004" calcext:value-type="float">
            <text:p>6.400061004</text:p>
          </table:table-cell>
        </table:table-row>
        <table:table-row table:style-name="ro1">
          <table:table-cell office:value-type="float" office:value="0.049256124" calcext:value-type="float">
            <text:p>0.049256124</text:p>
          </table:table-cell>
          <table:table-cell office:value-type="float" office:value="5.075511" calcext:value-type="float">
            <text:p>5.075511</text:p>
          </table:table-cell>
          <table:table-cell table:formula="of:=[.C52]+[.A53]" office:value-type="float" office:value="6.449317128" calcext:value-type="float">
            <text:p>6.449317128</text:p>
          </table:table-cell>
        </table:table-row>
        <table:table-row table:style-name="ro1">
          <table:table-cell office:value-type="float" office:value="0.049240865" calcext:value-type="float">
            <text:p>0.049240865</text:p>
          </table:table-cell>
          <table:table-cell office:value-type="float" office:value="5.0770836" calcext:value-type="float">
            <text:p>5.0770836</text:p>
          </table:table-cell>
          <table:table-cell table:formula="of:=[.C53]+[.A54]" office:value-type="float" office:value="6.498557993" calcext:value-type="float">
            <text:p>6.498557993</text:p>
          </table:table-cell>
        </table:table-row>
        <table:table-row table:style-name="ro1">
          <table:table-cell office:value-type="float" office:value="0.0476997" calcext:value-type="float">
            <text:p>0.0476997</text:p>
          </table:table-cell>
          <table:table-cell office:value-type="float" office:value="5.241123" calcext:value-type="float">
            <text:p>5.241123</text:p>
          </table:table-cell>
          <table:table-cell table:formula="of:=[.C54]+[.A55]" office:value-type="float" office:value="6.546257693" calcext:value-type="float">
            <text:p>6.546257693</text:p>
          </table:table-cell>
        </table:table-row>
        <table:table-row table:style-name="ro1">
          <table:table-cell office:value-type="float" office:value="0.048096437" calcext:value-type="float">
            <text:p>0.048096437</text:p>
          </table:table-cell>
          <table:table-cell office:value-type="float" office:value="5.1978903" calcext:value-type="float">
            <text:p>5.1978903</text:p>
          </table:table-cell>
          <table:table-cell table:formula="of:=[.C55]+[.A56]" office:value-type="float" office:value="6.59435413" calcext:value-type="float">
            <text:p>6.59435413</text:p>
          </table:table-cell>
        </table:table-row>
        <table:table-row table:style-name="ro1">
          <table:table-cell office:value-type="float" office:value="0.048004884" calcext:value-type="float">
            <text:p>0.048004884</text:p>
          </table:table-cell>
          <table:table-cell office:value-type="float" office:value="5.2078032" calcext:value-type="float">
            <text:p>5.2078032</text:p>
          </table:table-cell>
          <table:table-cell table:formula="of:=[.C56]+[.A57]" office:value-type="float" office:value="6.642359014" calcext:value-type="float">
            <text:p>6.642359014</text:p>
          </table:table-cell>
        </table:table-row>
        <table:table-row table:style-name="ro1">
          <table:table-cell office:value-type="float" office:value="0.04808118" calcext:value-type="float">
            <text:p>0.04808118</text:p>
          </table:table-cell>
          <table:table-cell office:value-type="float" office:value="5.1995397" calcext:value-type="float">
            <text:p>5.1995397</text:p>
          </table:table-cell>
          <table:table-cell table:formula="of:=[.C57]+[.A58]" office:value-type="float" office:value="6.690440194" calcext:value-type="float">
            <text:p>6.690440194</text:p>
          </table:table-cell>
        </table:table-row>
        <table:table-row table:style-name="ro1">
          <table:table-cell office:value-type="float" office:value="0.046585795" calcext:value-type="float">
            <text:p>0.046585795</text:p>
          </table:table-cell>
          <table:table-cell office:value-type="float" office:value="5.3664427" calcext:value-type="float">
            <text:p>5.3664427</text:p>
          </table:table-cell>
          <table:table-cell table:formula="of:=[.C58]+[.A59]" office:value-type="float" office:value="6.737025989" calcext:value-type="float">
            <text:p>6.737025989</text:p>
          </table:table-cell>
        </table:table-row>
        <table:table-row table:style-name="ro1">
          <table:table-cell office:value-type="float" office:value="0.047028307" calcext:value-type="float">
            <text:p>0.047028307</text:p>
          </table:table-cell>
          <table:table-cell office:value-type="float" office:value="5.315947" calcext:value-type="float">
            <text:p>5.315947</text:p>
          </table:table-cell>
          <table:table-cell table:formula="of:=[.C59]+[.A60]" office:value-type="float" office:value="6.784054296" calcext:value-type="float">
            <text:p>6.784054296</text:p>
          </table:table-cell>
        </table:table-row>
        <table:table-row table:style-name="ro1">
          <table:table-cell office:value-type="float" office:value="0.046967268" calcext:value-type="float">
            <text:p>0.046967268</text:p>
          </table:table-cell>
          <table:table-cell office:value-type="float" office:value="5.322856" calcext:value-type="float">
            <text:p>5.322856</text:p>
          </table:table-cell>
          <table:table-cell table:formula="of:=[.C60]+[.A61]" office:value-type="float" office:value="6.831021564" calcext:value-type="float">
            <text:p>6.831021564</text:p>
          </table:table-cell>
        </table:table-row>
        <table:table-row table:style-name="ro1">
          <table:table-cell office:value-type="float" office:value="0.046967268" calcext:value-type="float">
            <text:p>0.046967268</text:p>
          </table:table-cell>
          <table:table-cell office:value-type="float" office:value="5.322856" calcext:value-type="float">
            <text:p>5.322856</text:p>
          </table:table-cell>
          <table:table-cell table:formula="of:=[.C61]+[.A62]" office:value-type="float" office:value="6.877988832" calcext:value-type="float">
            <text:p>6.877988832</text:p>
          </table:table-cell>
        </table:table-row>
        <table:table-row table:style-name="ro1">
          <table:table-cell office:value-type="float" office:value="0.045456626" calcext:value-type="float">
            <text:p>0.045456626</text:p>
          </table:table-cell>
          <table:table-cell office:value-type="float" office:value="5.499748" calcext:value-type="float">
            <text:p>5.499748</text:p>
          </table:table-cell>
          <table:table-cell table:formula="of:=[.C62]+[.A63]" office:value-type="float" office:value="6.923445458" calcext:value-type="float">
            <text:p>6.923445458</text:p>
          </table:table-cell>
        </table:table-row>
        <table:table-row table:style-name="ro1">
          <table:table-cell office:value-type="float" office:value="0.045914397" calcext:value-type="float">
            <text:p>0.045914397</text:p>
          </table:table-cell>
          <table:table-cell office:value-type="float" office:value="5.4449153" calcext:value-type="float">
            <text:p>5.4449153</text:p>
          </table:table-cell>
          <table:table-cell table:formula="of:=[.C63]+[.A64]" office:value-type="float" office:value="6.969359855" calcext:value-type="float">
            <text:p>6.969359855</text:p>
          </table:table-cell>
        </table:table-row>
        <table:table-row table:style-name="ro1">
          <table:table-cell office:value-type="float" office:value="0.045914397" calcext:value-type="float">
            <text:p>0.045914397</text:p>
          </table:table-cell>
          <table:table-cell office:value-type="float" office:value="5.4449153" calcext:value-type="float">
            <text:p>5.4449153</text:p>
          </table:table-cell>
          <table:table-cell table:formula="of:=[.C64]+[.A65]" office:value-type="float" office:value="7.015274252" calcext:value-type="float">
            <text:p>7.015274252</text:p>
          </table:table-cell>
        </table:table-row>
        <table:table-row table:style-name="ro1">
          <table:table-cell office:value-type="float" office:value="0.046112765" calcext:value-type="float">
            <text:p>0.046112765</text:p>
          </table:table-cell>
          <table:table-cell office:value-type="float" office:value="5.421492" calcext:value-type="float">
            <text:p>5.421492</text:p>
          </table:table-cell>
          <table:table-cell table:formula="of:=[.C65]+[.A66]" office:value-type="float" office:value="7.061387017" calcext:value-type="float">
            <text:p>7.061387017</text:p>
          </table:table-cell>
        </table:table-row>
        <table:table-row table:style-name="ro1">
          <table:table-cell office:value-type="float" office:value="0.044724192" calcext:value-type="float">
            <text:p>0.044724192</text:p>
          </table:table-cell>
          <table:table-cell office:value-type="float" office:value="5.589816" calcext:value-type="float">
            <text:p>5.589816</text:p>
          </table:table-cell>
          <table:table-cell table:formula="of:=[.C66]+[.A67]" office:value-type="float" office:value="7.106111209" calcext:value-type="float">
            <text:p>7.106111209</text:p>
          </table:table-cell>
        </table:table-row>
        <table:table-row table:style-name="ro1">
          <table:table-cell office:value-type="float" office:value="0.045334555" calcext:value-type="float">
            <text:p>0.045334555</text:p>
          </table:table-cell>
          <table:table-cell office:value-type="float" office:value="5.514557" calcext:value-type="float">
            <text:p>5.514557</text:p>
          </table:table-cell>
          <table:table-cell table:formula="of:=[.C67]+[.A68]" office:value-type="float" office:value="7.151445764" calcext:value-type="float">
            <text:p>7.151445764</text:p>
          </table:table-cell>
        </table:table-row>
        <table:table-row table:style-name="ro1">
          <table:table-cell office:value-type="float" office:value="0.045334555" calcext:value-type="float">
            <text:p>0.045334555</text:p>
          </table:table-cell>
          <table:table-cell office:value-type="float" office:value="5.514557" calcext:value-type="float">
            <text:p>5.514557</text:p>
          </table:table-cell>
          <table:table-cell table:formula="of:=[.C68]+[.A69]" office:value-type="float" office:value="7.196780319" calcext:value-type="float">
            <text:p>7.196780319</text:p>
          </table:table-cell>
        </table:table-row>
        <table:table-row table:style-name="ro1">
          <table:table-cell office:value-type="float" office:value="0.0455787" calcext:value-type="float">
            <text:p>0.0455787</text:p>
          </table:table-cell>
          <table:table-cell office:value-type="float" office:value="5.4850183" calcext:value-type="float">
            <text:p>5.4850183</text:p>
          </table:table-cell>
          <table:table-cell table:formula="of:=[.C69]+[.A70]" office:value-type="float" office:value="7.242359019" calcext:value-type="float">
            <text:p>7.242359019</text:p>
          </table:table-cell>
        </table:table-row>
        <table:table-row table:style-name="ro1">
          <table:table-cell office:value-type="float" office:value="0.044220645" calcext:value-type="float">
            <text:p>0.044220645</text:p>
          </table:table-cell>
          <table:table-cell office:value-type="float" office:value="5.6534677" calcext:value-type="float">
            <text:p>5.6534677</text:p>
          </table:table-cell>
          <table:table-cell table:formula="of:=[.C70]+[.A71]" office:value-type="float" office:value="7.286579664" calcext:value-type="float">
            <text:p>7.286579664</text:p>
          </table:table-cell>
        </table:table-row>
        <table:table-row table:style-name="ro1">
          <table:table-cell office:value-type="float" office:value="0.044785228" calcext:value-type="float">
            <text:p>0.044785228</text:p>
          </table:table-cell>
          <table:table-cell office:value-type="float" office:value="5.582198" calcext:value-type="float">
            <text:p>5.582198</text:p>
          </table:table-cell>
          <table:table-cell table:formula="of:=[.C71]+[.A72]" office:value-type="float" office:value="7.331364892" calcext:value-type="float">
            <text:p>7.331364892</text:p>
          </table:table-cell>
        </table:table-row>
        <table:table-row table:style-name="ro1">
          <table:table-cell office:value-type="float" office:value="0.044892043" calcext:value-type="float">
            <text:p>0.044892043</text:p>
          </table:table-cell>
          <table:table-cell office:value-type="float" office:value="5.568916" calcext:value-type="float">
            <text:p>5.568916</text:p>
          </table:table-cell>
          <table:table-cell table:formula="of:=[.C72]+[.A73]" office:value-type="float" office:value="7.376256935" calcext:value-type="float">
            <text:p>7.376256935</text:p>
          </table:table-cell>
        </table:table-row>
        <table:table-row table:style-name="ro1">
          <table:table-cell office:value-type="float" office:value="0.045151446" calcext:value-type="float">
            <text:p>0.045151446</text:p>
          </table:table-cell>
          <table:table-cell office:value-type="float" office:value="5.536921" calcext:value-type="float">
            <text:p>5.536921</text:p>
          </table:table-cell>
          <table:table-cell table:formula="of:=[.C73]+[.A74]" office:value-type="float" office:value="7.421408381" calcext:value-type="float">
            <text:p>7.421408381</text:p>
          </table:table-cell>
        </table:table-row>
        <table:table-row table:style-name="ro1">
          <table:table-cell office:value-type="float" office:value="0.04383917" calcext:value-type="float">
            <text:p>0.04383917</text:p>
          </table:table-cell>
          <table:table-cell office:value-type="float" office:value="5.7026625" calcext:value-type="float">
            <text:p>5.7026625</text:p>
          </table:table-cell>
          <table:table-cell table:formula="of:=[.C74]+[.A75]" office:value-type="float" office:value="7.465247551" calcext:value-type="float">
            <text:p>7.465247551</text:p>
          </table:table-cell>
        </table:table-row>
        <table:table-row table:style-name="ro1">
          <table:table-cell office:value-type="float" office:value="0.04444953" calcext:value-type="float">
            <text:p>0.04444953</text:p>
          </table:table-cell>
          <table:table-cell office:value-type="float" office:value="5.6243567" calcext:value-type="float">
            <text:p>5.6243567</text:p>
          </table:table-cell>
          <table:table-cell table:formula="of:=[.C75]+[.A76]" office:value-type="float" office:value="7.509697081" calcext:value-type="float">
            <text:p>7.509697081</text:p>
          </table:table-cell>
        </table:table-row>
        <table:table-row table:style-name="ro1">
          <table:table-cell office:value-type="float" office:value="0.04444953" calcext:value-type="float">
            <text:p>0.04444953</text:p>
          </table:table-cell>
          <table:table-cell office:value-type="float" office:value="5.6243567" calcext:value-type="float">
            <text:p>5.6243567</text:p>
          </table:table-cell>
          <table:table-cell table:formula="of:=[.C76]+[.A77]" office:value-type="float" office:value="7.554146611" calcext:value-type="float">
            <text:p>7.554146611</text:p>
          </table:table-cell>
        </table:table-row>
        <table:table-row table:style-name="ro1">
          <table:table-cell office:value-type="float" office:value="0.0446479" calcext:value-type="float">
            <text:p>0.0446479</text:p>
          </table:table-cell>
          <table:table-cell office:value-type="float" office:value="5.5993676" calcext:value-type="float">
            <text:p>5.5993676</text:p>
          </table:table-cell>
          <table:table-cell table:formula="of:=[.C77]+[.A78]" office:value-type="float" office:value="7.598794511" calcext:value-type="float">
            <text:p>7.598794511</text:p>
          </table:table-cell>
        </table:table-row>
        <table:table-row table:style-name="ro1">
          <table:table-cell office:value-type="float" office:value="0.04336614" calcext:value-type="float">
            <text:p>0.04336614</text:p>
          </table:table-cell>
          <table:table-cell office:value-type="float" office:value="5.764866" calcext:value-type="float">
            <text:p>5.764866</text:p>
          </table:table-cell>
          <table:table-cell table:formula="of:=[.C78]+[.A79]" office:value-type="float" office:value="7.642160651" calcext:value-type="float">
            <text:p>7.642160651</text:p>
          </table:table-cell>
        </table:table-row>
        <table:table-row table:style-name="ro1">
          <table:table-cell office:value-type="float" office:value="0.043884948" calcext:value-type="float">
            <text:p>0.043884948</text:p>
          </table:table-cell>
          <table:table-cell office:value-type="float" office:value="5.696714" calcext:value-type="float">
            <text:p>5.696714</text:p>
          </table:table-cell>
          <table:table-cell table:formula="of:=[.C79]+[.A80]" office:value-type="float" office:value="7.686045599" calcext:value-type="float">
            <text:p>7.686045599</text:p>
          </table:table-cell>
        </table:table-row>
        <table:table-row table:style-name="ro1">
          <table:table-cell office:value-type="float" office:value="0.04396124" calcext:value-type="float">
            <text:p>0.04396124</text:p>
          </table:table-cell>
          <table:table-cell office:value-type="float" office:value="5.6868277" calcext:value-type="float">
            <text:p>5.6868277</text:p>
          </table:table-cell>
          <table:table-cell table:formula="of:=[.C80]+[.A81]" office:value-type="float" office:value="7.730006839" calcext:value-type="float">
            <text:p>7.730006839</text:p>
          </table:table-cell>
        </table:table-row>
        <table:table-row table:style-name="ro1">
          <table:table-cell office:value-type="float" office:value="0.044052795" calcext:value-type="float">
            <text:p>0.044052795</text:p>
          </table:table-cell>
          <table:table-cell office:value-type="float" office:value="5.675009" calcext:value-type="float">
            <text:p>5.675009</text:p>
          </table:table-cell>
          <table:table-cell table:formula="of:=[.C81]+[.A82]" office:value-type="float" office:value="7.774059634" calcext:value-type="float">
            <text:p>7.774059634</text:p>
          </table:table-cell>
        </table:table-row>
        <table:table-row table:style-name="ro1">
          <table:table-cell office:value-type="float" office:value="0.042664226" calcext:value-type="float">
            <text:p>0.042664226</text:p>
          </table:table-cell>
          <table:table-cell office:value-type="float" office:value="5.85971" calcext:value-type="float">
            <text:p>5.85971</text:p>
          </table:table-cell>
          <table:table-cell table:formula="of:=[.C82]+[.A83]" office:value-type="float" office:value="7.81672386" calcext:value-type="float">
            <text:p>7.81672386</text:p>
          </table:table-cell>
        </table:table-row>
        <table:table-row table:style-name="ro1">
          <table:table-cell office:value-type="float" office:value="0.04309148" calcext:value-type="float">
            <text:p>0.04309148</text:p>
          </table:table-cell>
          <table:table-cell office:value-type="float" office:value="5.801611" calcext:value-type="float">
            <text:p>5.801611</text:p>
          </table:table-cell>
          <table:table-cell table:formula="of:=[.C83]+[.A84]" office:value-type="float" office:value="7.85981534" calcext:value-type="float">
            <text:p>7.85981534</text:p>
          </table:table-cell>
        </table:table-row>
        <table:table-row table:style-name="ro1">
          <table:table-cell office:value-type="float" office:value="0.043015182" calcext:value-type="float">
            <text:p>0.043015182</text:p>
          </table:table-cell>
          <table:table-cell office:value-type="float" office:value="5.8119016" calcext:value-type="float">
            <text:p>5.8119016</text:p>
          </table:table-cell>
          <table:table-cell table:formula="of:=[.C84]+[.A85]" office:value-type="float" office:value="7.902830522" calcext:value-type="float">
            <text:p>7.902830522</text:p>
          </table:table-cell>
        </table:table-row>
        <table:table-row table:style-name="ro1">
          <table:table-cell office:value-type="float" office:value="0.04310674" calcext:value-type="float">
            <text:p>0.04310674</text:p>
          </table:table-cell>
          <table:table-cell office:value-type="float" office:value="5.799557" calcext:value-type="float">
            <text:p>5.799557</text:p>
          </table:table-cell>
          <table:table-cell table:formula="of:=[.C85]+[.A86]" office:value-type="float" office:value="7.945937262" calcext:value-type="float">
            <text:p>7.945937262</text:p>
          </table:table-cell>
        </table:table-row>
        <table:table-row table:style-name="ro1">
          <table:table-cell office:value-type="float" office:value="0.041733425" calcext:value-type="float">
            <text:p>0.041733425</text:p>
          </table:table-cell>
          <table:table-cell office:value-type="float" office:value="5.990402" calcext:value-type="float">
            <text:p>5.990402</text:p>
          </table:table-cell>
          <table:table-cell table:formula="of:=[.C86]+[.A87]" office:value-type="float" office:value="7.987670687" calcext:value-type="float">
            <text:p>7.987670687</text:p>
          </table:table-cell>
        </table:table-row>
        <table:table-row table:style-name="ro1">
          <table:table-cell office:value-type="float" office:value="0.042236973" calcext:value-type="float">
            <text:p>0.042236973</text:p>
          </table:table-cell>
          <table:table-cell office:value-type="float" office:value="5.918985" calcext:value-type="float">
            <text:p>5.918985</text:p>
          </table:table-cell>
          <table:table-cell table:formula="of:=[.C87]+[.A88]" office:value-type="float" office:value="8.02990766" calcext:value-type="float">
            <text:p>8.02990766</text:p>
          </table:table-cell>
        </table:table-row>
        <table:table-row table:style-name="ro1">
          <table:table-cell office:value-type="float" office:value="0.04225223" calcext:value-type="float">
            <text:p>0.04225223</text:p>
          </table:table-cell>
          <table:table-cell office:value-type="float" office:value="5.916847" calcext:value-type="float">
            <text:p>5.916847</text:p>
          </table:table-cell>
          <table:table-cell table:formula="of:=[.C88]+[.A89]" office:value-type="float" office:value="8.07215989" calcext:value-type="float">
            <text:p>8.07215989</text:p>
          </table:table-cell>
        </table:table-row>
        <table:table-row table:style-name="ro1">
          <table:table-cell office:value-type="float" office:value="0.042389564" calcext:value-type="float">
            <text:p>0.042389564</text:p>
          </table:table-cell>
          <table:table-cell office:value-type="float" office:value="5.8976784" calcext:value-type="float">
            <text:p>5.8976784</text:p>
          </table:table-cell>
          <table:table-cell table:formula="of:=[.C89]+[.A90]" office:value-type="float" office:value="8.114549454" calcext:value-type="float">
            <text:p>8.114549454</text:p>
          </table:table-cell>
        </table:table-row>
        <table:table-row table:style-name="ro1">
          <table:table-cell office:value-type="float" office:value="0.041123062" calcext:value-type="float">
            <text:p>0.041123062</text:p>
          </table:table-cell>
          <table:table-cell office:value-type="float" office:value="6.0793138" calcext:value-type="float">
            <text:p>6.0793138</text:p>
          </table:table-cell>
          <table:table-cell table:formula="of:=[.C90]+[.A91]" office:value-type="float" office:value="8.155672516" calcext:value-type="float">
            <text:p>8.155672516</text:p>
          </table:table-cell>
        </table:table-row>
        <table:table-row table:style-name="ro1">
          <table:table-cell office:value-type="float" office:value="0.04168765" calcext:value-type="float">
            <text:p>0.04168765</text:p>
          </table:table-cell>
          <table:table-cell office:value-type="float" office:value="5.99698" calcext:value-type="float">
            <text:p>5.99698</text:p>
          </table:table-cell>
          <table:table-cell table:formula="of:=[.C91]+[.A92]" office:value-type="float" office:value="8.197360166" calcext:value-type="float">
            <text:p>8.197360166</text:p>
          </table:table-cell>
        </table:table-row>
        <table:table-row table:style-name="ro1">
          <table:table-cell office:value-type="float" office:value="0.041748684" calcext:value-type="float">
            <text:p>0.041748684</text:p>
          </table:table-cell>
          <table:table-cell office:value-type="float" office:value="5.988213" calcext:value-type="float">
            <text:p>5.988213</text:p>
          </table:table-cell>
          <table:table-cell table:formula="of:=[.C92]+[.A93]" office:value-type="float" office:value="8.23910885" calcext:value-type="float">
            <text:p>8.23910885</text:p>
          </table:table-cell>
        </table:table-row>
        <table:table-row table:style-name="ro1">
          <table:table-cell office:value-type="float" office:value="0.04196231" calcext:value-type="float">
            <text:p>0.04196231</text:p>
          </table:table-cell>
          <table:table-cell office:value-type="float" office:value="5.9577274" calcext:value-type="float">
            <text:p>5.9577274</text:p>
          </table:table-cell>
          <table:table-cell table:formula="of:=[.C93]+[.A94]" office:value-type="float" office:value="8.28107116" calcext:value-type="float">
            <text:p>8.28107116</text:p>
          </table:table-cell>
        </table:table-row>
        <table:table-row table:style-name="ro1">
          <table:table-cell office:value-type="float" office:value="0.040756848" calcext:value-type="float">
            <text:p>0.040756848</text:p>
          </table:table-cell>
          <table:table-cell office:value-type="float" office:value="6.133939" calcext:value-type="float">
            <text:p>6.133939</text:p>
          </table:table-cell>
          <table:table-cell table:formula="of:=[.C94]+[.A95]" office:value-type="float" office:value="8.321828008" calcext:value-type="float">
            <text:p>8.321828008</text:p>
          </table:table-cell>
        </table:table-row>
        <table:table-row table:style-name="ro1">
          <table:table-cell office:value-type="float" office:value="0.04132143" calcext:value-type="float">
            <text:p>0.04132143</text:p>
          </table:table-cell>
          <table:table-cell office:value-type="float" office:value="6.0501294" calcext:value-type="float">
            <text:p>6.0501294</text:p>
          </table:table-cell>
          <table:table-cell table:formula="of:=[.C95]+[.A96]" office:value-type="float" office:value="8.363149438" calcext:value-type="float">
            <text:p>8.363149438</text:p>
          </table:table-cell>
        </table:table-row>
        <table:table-row table:style-name="ro1">
          <table:table-cell office:value-type="float" office:value="0.041474022" calcext:value-type="float">
            <text:p>0.041474022</text:p>
          </table:table-cell>
          <table:table-cell office:value-type="float" office:value="6.0278697" calcext:value-type="float">
            <text:p>6.0278697</text:p>
          </table:table-cell>
          <table:table-cell table:formula="of:=[.C96]+[.A97]" office:value-type="float" office:value="8.40462346" calcext:value-type="float">
            <text:p>8.40462346</text:p>
          </table:table-cell>
        </table:table-row>
        <table:table-row table:style-name="ro1">
          <table:table-cell office:value-type="float" office:value="0.04179446" calcext:value-type="float">
            <text:p>0.04179446</text:p>
          </table:table-cell>
          <table:table-cell office:value-type="float" office:value="5.981654" calcext:value-type="float">
            <text:p>5.981654</text:p>
          </table:table-cell>
          <table:table-cell table:formula="of:=[.C97]+[.A98]" office:value-type="float" office:value="8.44641792" calcext:value-type="float">
            <text:p>8.44641792</text:p>
          </table:table-cell>
        </table:table-row>
        <table:table-row table:style-name="ro1">
          <table:table-cell office:value-type="float" office:value="0.040756848" calcext:value-type="float">
            <text:p>0.040756848</text:p>
          </table:table-cell>
          <table:table-cell office:value-type="float" office:value="6.133939" calcext:value-type="float">
            <text:p>6.133939</text:p>
          </table:table-cell>
          <table:table-cell table:formula="of:=[.C98]+[.A99]" office:value-type="float" office:value="8.487174768" calcext:value-type="float">
            <text:p>8.487174768</text:p>
          </table:table-cell>
        </table:table-row>
        <table:table-row table:style-name="ro1">
          <table:table-cell office:value-type="float" office:value="0.04148928" calcext:value-type="float">
            <text:p>0.04148928</text:p>
          </table:table-cell>
          <table:table-cell office:value-type="float" office:value="6.025653" calcext:value-type="float">
            <text:p>6.025653</text:p>
          </table:table-cell>
          <table:table-cell table:formula="of:=[.C99]+[.A100]" office:value-type="float" office:value="8.528664048" calcext:value-type="float">
            <text:p>8.528664048</text:p>
          </table:table-cell>
        </table:table-row>
        <table:table-row table:style-name="ro1">
          <table:table-cell office:value-type="float" office:value="0.041748684" calcext:value-type="float">
            <text:p>0.041748684</text:p>
          </table:table-cell>
          <table:table-cell office:value-type="float" office:value="5.988213" calcext:value-type="float">
            <text:p>5.988213</text:p>
          </table:table-cell>
          <table:table-cell table:formula="of:=[.C100]+[.A101]" office:value-type="float" office:value="8.570412732" calcext:value-type="float">
            <text:p>8.570412732</text:p>
          </table:table-cell>
        </table:table-row>
        <table:table-row table:style-name="ro1">
          <table:table-cell office:value-type="float" office:value="0.042221714" calcext:value-type="float">
            <text:p>0.042221714</text:p>
          </table:table-cell>
          <table:table-cell office:value-type="float" office:value="5.921124" calcext:value-type="float">
            <text:p>5.921124</text:p>
          </table:table-cell>
          <table:table-cell table:formula="of:=[.C101]+[.A102]" office:value-type="float" office:value="8.612634446" calcext:value-type="float">
            <text:p>8.612634446</text:p>
          </table:table-cell>
        </table:table-row>
        <table:table-row table:style-name="ro1">
          <table:table-cell office:value-type="float" office:value="0.041229878" calcext:value-type="float">
            <text:p>0.041229878</text:p>
          </table:table-cell>
          <table:table-cell office:value-type="float" office:value="6.063564" calcext:value-type="float">
            <text:p>6.063564</text:p>
          </table:table-cell>
          <table:table-cell table:formula="of:=[.C102]+[.A103]" office:value-type="float" office:value="8.653864324" calcext:value-type="float">
            <text:p>8.653864324</text:p>
          </table:table-cell>
        </table:table-row>
        <table:table-row table:style-name="ro1">
          <table:table-cell office:value-type="float" office:value="0.042038605" calcext:value-type="float">
            <text:p>0.042038605</text:p>
          </table:table-cell>
          <table:table-cell office:value-type="float" office:value="5.9469147" calcext:value-type="float">
            <text:p>5.9469147</text:p>
          </table:table-cell>
          <table:table-cell table:formula="of:=[.C103]+[.A104]" office:value-type="float" office:value="8.695902929" calcext:value-type="float">
            <text:p>8.695902929</text:p>
          </table:table-cell>
        </table:table-row>
        <table:table-row table:style-name="ro1">
          <table:table-cell office:value-type="float" office:value="0.04243534" calcext:value-type="float">
            <text:p>0.04243534</text:p>
          </table:table-cell>
          <table:table-cell office:value-type="float" office:value="5.8913164" calcext:value-type="float">
            <text:p>5.8913164</text:p>
          </table:table-cell>
          <table:table-cell table:formula="of:=[.C104]+[.A105]" office:value-type="float" office:value="8.738338269" calcext:value-type="float">
            <text:p>8.738338269</text:p>
          </table:table-cell>
        </table:table-row>
        <table:table-row table:style-name="ro1">
          <table:table-cell office:value-type="float" office:value="0.042969406" calcext:value-type="float">
            <text:p>0.042969406</text:p>
          </table:table-cell>
          <table:table-cell office:value-type="float" office:value="5.818093" calcext:value-type="float">
            <text:p>5.818093</text:p>
          </table:table-cell>
          <table:table-cell table:formula="of:=[.C105]+[.A106]" office:value-type="float" office:value="8.781307675" calcext:value-type="float">
            <text:p>8.781307675</text:p>
          </table:table-cell>
        </table:table-row>
        <table:table-row table:style-name="ro1">
          <table:table-cell office:value-type="float" office:value="0.042008087" calcext:value-type="float">
            <text:p>0.042008087</text:p>
          </table:table-cell>
          <table:table-cell office:value-type="float" office:value="5.951235" calcext:value-type="float">
            <text:p>5.951235</text:p>
          </table:table-cell>
          <table:table-cell table:formula="of:=[.C106]+[.A107]" office:value-type="float" office:value="8.823315762" calcext:value-type="float">
            <text:p>8.823315762</text:p>
          </table:table-cell>
        </table:table-row>
        <table:table-row table:style-name="ro1">
          <table:table-cell office:value-type="float" office:value="0.042832073" calcext:value-type="float">
            <text:p>0.042832073</text:p>
          </table:table-cell>
          <table:table-cell office:value-type="float" office:value="5.8367476" calcext:value-type="float">
            <text:p>5.8367476</text:p>
          </table:table-cell>
          <table:table-cell table:formula="of:=[.C107]+[.A108]" office:value-type="float" office:value="8.866147835" calcext:value-type="float">
            <text:p>8.866147835</text:p>
          </table:table-cell>
        </table:table-row>
        <table:table-row table:style-name="ro1">
          <table:table-cell office:value-type="float" office:value="0.04321355" calcext:value-type="float">
            <text:p>0.04321355</text:p>
          </table:table-cell>
          <table:table-cell office:value-type="float" office:value="5.7852225" calcext:value-type="float">
            <text:p>5.7852225</text:p>
          </table:table-cell>
          <table:table-cell table:formula="of:=[.C108]+[.A109]" office:value-type="float" office:value="8.909361385" calcext:value-type="float">
            <text:p>8.909361385</text:p>
          </table:table-cell>
        </table:table-row>
        <table:table-row table:style-name="ro1">
          <table:table-cell office:value-type="float" office:value="0.04379339" calcext:value-type="float">
            <text:p>0.04379339</text:p>
          </table:table-cell>
          <table:table-cell office:value-type="float" office:value="5.708624" calcext:value-type="float">
            <text:p>5.708624</text:p>
          </table:table-cell>
          <table:table-cell table:formula="of:=[.C109]+[.A110]" office:value-type="float" office:value="8.953154775" calcext:value-type="float">
            <text:p>8.953154775</text:p>
          </table:table-cell>
        </table:table-row>
        <table:table-row table:style-name="ro1">
          <table:table-cell office:value-type="float" office:value="0.042832073" calcext:value-type="float">
            <text:p>0.042832073</text:p>
          </table:table-cell>
          <table:table-cell office:value-type="float" office:value="5.8367476" calcext:value-type="float">
            <text:p>5.8367476</text:p>
          </table:table-cell>
          <table:table-cell table:formula="of:=[.C110]+[.A111]" office:value-type="float" office:value="8.995986848" calcext:value-type="float">
            <text:p>8.995986848</text:p>
          </table:table-cell>
        </table:table-row>
        <table:table-row table:style-name="ro1">
          <table:table-cell office:value-type="float" office:value="0.043732356" calcext:value-type="float">
            <text:p>0.043732356</text:p>
          </table:table-cell>
          <table:table-cell office:value-type="float" office:value="5.7165914" calcext:value-type="float">
            <text:p>5.7165914</text:p>
          </table:table-cell>
          <table:table-cell table:formula="of:=[.C111]+[.A112]" office:value-type="float" office:value="9.039719204" calcext:value-type="float">
            <text:p>9.039719204</text:p>
          </table:table-cell>
        </table:table-row>
        <table:table-row table:style-name="ro1">
          <table:table-cell office:value-type="float" office:value="0.044129092" calcext:value-type="float">
            <text:p>0.044129092</text:p>
          </table:table-cell>
          <table:table-cell office:value-type="float" office:value="5.665197" calcext:value-type="float">
            <text:p>5.665197</text:p>
          </table:table-cell>
          <table:table-cell table:formula="of:=[.C112]+[.A113]" office:value-type="float" office:value="9.083848296" calcext:value-type="float">
            <text:p>9.083848296</text:p>
          </table:table-cell>
        </table:table-row>
        <table:table-row table:style-name="ro1">
          <table:table-cell office:value-type="float" office:value="0.044663157" calcext:value-type="float">
            <text:p>0.044663157</text:p>
          </table:table-cell>
          <table:table-cell office:value-type="float" office:value="5.597455" calcext:value-type="float">
            <text:p>5.597455</text:p>
          </table:table-cell>
          <table:table-cell table:formula="of:=[.C113]+[.A114]" office:value-type="float" office:value="9.128511453" calcext:value-type="float">
            <text:p>9.128511453</text:p>
          </table:table-cell>
        </table:table-row>
        <table:table-row table:style-name="ro1">
          <table:table-cell office:value-type="float" office:value="0.043656062" calcext:value-type="float">
            <text:p>0.043656062</text:p>
          </table:table-cell>
          <table:table-cell office:value-type="float" office:value="5.7265816" calcext:value-type="float">
            <text:p>5.7265816</text:p>
          </table:table-cell>
          <table:table-cell table:formula="of:=[.C114]+[.A115]" office:value-type="float" office:value="9.172167515" calcext:value-type="float">
            <text:p>9.172167515</text:p>
          </table:table-cell>
        </table:table-row>
        <table:table-row table:style-name="ro1">
          <table:table-cell office:value-type="float" office:value="0.044541083" calcext:value-type="float">
            <text:p>0.044541083</text:p>
          </table:table-cell>
          <table:table-cell office:value-type="float" office:value="5.612796" calcext:value-type="float">
            <text:p>5.612796</text:p>
          </table:table-cell>
          <table:table-cell table:formula="of:=[.C115]+[.A116]" office:value-type="float" office:value="9.216708598" calcext:value-type="float">
            <text:p>9.216708598</text:p>
          </table:table-cell>
        </table:table-row>
        <table:table-row table:style-name="ro1">
          <table:table-cell office:value-type="float" office:value="0.044861525" calcext:value-type="float">
            <text:p>0.044861525</text:p>
          </table:table-cell>
          <table:table-cell office:value-type="float" office:value="5.572704" calcext:value-type="float">
            <text:p>5.572704</text:p>
          </table:table-cell>
          <table:table-cell table:formula="of:=[.C116]+[.A117]" office:value-type="float" office:value="9.261570123" calcext:value-type="float">
            <text:p>9.261570123</text:p>
          </table:table-cell>
        </table:table-row>
        <table:table-row table:style-name="ro1">
          <table:table-cell office:value-type="float" office:value="0.045426108" calcext:value-type="float">
            <text:p>0.045426108</text:p>
          </table:table-cell>
          <table:table-cell office:value-type="float" office:value="5.503443" calcext:value-type="float">
            <text:p>5.503443</text:p>
          </table:table-cell>
          <table:table-cell table:formula="of:=[.C117]+[.A118]" office:value-type="float" office:value="9.306996231" calcext:value-type="float">
            <text:p>9.306996231</text:p>
          </table:table-cell>
        </table:table-row>
        <table:table-row table:style-name="ro1">
          <table:table-cell office:value-type="float" office:value="0.044373237" calcext:value-type="float">
            <text:p>0.044373237</text:p>
          </table:table-cell>
          <table:table-cell office:value-type="float" office:value="5.634027" calcext:value-type="float">
            <text:p>5.634027</text:p>
          </table:table-cell>
          <table:table-cell table:formula="of:=[.C118]+[.A119]" office:value-type="float" office:value="9.351369468" calcext:value-type="float">
            <text:p>9.351369468</text:p>
          </table:table-cell>
        </table:table-row>
        <table:table-row table:style-name="ro1">
          <table:table-cell office:value-type="float" office:value="0.045243" calcext:value-type="float">
            <text:p>0.045243</text:p>
          </table:table-cell>
          <table:table-cell office:value-type="float" office:value="5.525717" calcext:value-type="float">
            <text:p>5.525717</text:p>
          </table:table-cell>
          <table:table-cell table:formula="of:=[.C119]+[.A120]" office:value-type="float" office:value="9.396612468" calcext:value-type="float">
            <text:p>9.396612468</text:p>
          </table:table-cell>
        </table:table-row>
        <table:table-row table:style-name="ro1">
          <table:table-cell office:value-type="float" office:value="0.045624476" calcext:value-type="float">
            <text:p>0.045624476</text:p>
          </table:table-cell>
          <table:table-cell office:value-type="float" office:value="5.479515" calcext:value-type="float">
            <text:p>5.479515</text:p>
          </table:table-cell>
          <table:table-cell table:formula="of:=[.C120]+[.A121]" office:value-type="float" office:value="9.442236944" calcext:value-type="float">
            <text:p>9.442236944</text:p>
          </table:table-cell>
        </table:table-row>
        <table:table-row table:style-name="ro1">
          <table:table-cell office:value-type="float" office:value="0.046219576" calcext:value-type="float">
            <text:p>0.046219576</text:p>
          </table:table-cell>
          <table:table-cell office:value-type="float" office:value="5.408963" calcext:value-type="float">
            <text:p>5.408963</text:p>
          </table:table-cell>
          <table:table-cell table:formula="of:=[.C121]+[.A122]" office:value-type="float" office:value="9.48845652" calcext:value-type="float">
            <text:p>9.48845652</text:p>
          </table:table-cell>
        </table:table-row>
        <table:table-row table:style-name="ro1">
          <table:table-cell office:value-type="float" office:value="0.04521248" calcext:value-type="float">
            <text:p>0.04521248</text:p>
          </table:table-cell>
          <table:table-cell office:value-type="float" office:value="5.5294466" calcext:value-type="float">
            <text:p>5.5294466</text:p>
          </table:table-cell>
          <table:table-cell table:formula="of:=[.C122]+[.A123]" office:value-type="float" office:value="9.533669" calcext:value-type="float">
            <text:p>9.533669</text:p>
          </table:table-cell>
        </table:table-row>
        <table:table-row table:style-name="ro1">
          <table:table-cell office:value-type="float" office:value="0.046219576" calcext:value-type="float">
            <text:p>0.046219576</text:p>
          </table:table-cell>
          <table:table-cell office:value-type="float" office:value="5.408963" calcext:value-type="float">
            <text:p>5.408963</text:p>
          </table:table-cell>
          <table:table-cell table:formula="of:=[.C123]+[.A124]" office:value-type="float" office:value="9.579888576" calcext:value-type="float">
            <text:p>9.579888576</text:p>
          </table:table-cell>
        </table:table-row>
        <table:table-row table:style-name="ro1">
          <table:table-cell office:value-type="float" office:value="0.046677347" calcext:value-type="float">
            <text:p>0.046677347</text:p>
          </table:table-cell>
          <table:table-cell office:value-type="float" office:value="5.355917" calcext:value-type="float">
            <text:p>5.355917</text:p>
          </table:table-cell>
          <table:table-cell table:formula="of:=[.C124]+[.A125]" office:value-type="float" office:value="9.626565923" calcext:value-type="float">
            <text:p>9.626565923</text:p>
          </table:table-cell>
        </table:table-row>
        <table:table-row table:style-name="ro1">
          <table:table-cell office:value-type="float" office:value="0.047318228" calcext:value-type="float">
            <text:p>0.047318228</text:p>
          </table:table-cell>
          <table:table-cell office:value-type="float" office:value="5.2833757" calcext:value-type="float">
            <text:p>5.2833757</text:p>
          </table:table-cell>
          <table:table-cell table:formula="of:=[.C125]+[.A126]" office:value-type="float" office:value="9.673884151" calcext:value-type="float">
            <text:p>9.673884151</text:p>
          </table:table-cell>
        </table:table-row>
        <table:table-row table:style-name="ro1">
          <table:table-cell office:value-type="float" office:value="0.046311133" calcext:value-type="float">
            <text:p>0.046311133</text:p>
          </table:table-cell>
          <table:table-cell office:value-type="float" office:value="5.39827" calcext:value-type="float">
            <text:p>5.39827</text:p>
          </table:table-cell>
          <table:table-cell table:formula="of:=[.C126]+[.A127]" office:value-type="float" office:value="9.720195284" calcext:value-type="float">
            <text:p>9.720195284</text:p>
          </table:table-cell>
        </table:table-row>
        <table:table-row table:style-name="ro1">
          <table:table-cell office:value-type="float" office:value="0.047333486" calcext:value-type="float">
            <text:p>0.047333486</text:p>
          </table:table-cell>
          <table:table-cell office:value-type="float" office:value="5.281673" calcext:value-type="float">
            <text:p>5.281673</text:p>
          </table:table-cell>
          <table:table-cell table:formula="of:=[.C127]+[.A128]" office:value-type="float" office:value="9.76752877" calcext:value-type="float">
            <text:p>9.76752877</text:p>
          </table:table-cell>
        </table:table-row>
        <table:table-row table:style-name="ro1">
          <table:table-cell office:value-type="float" office:value="0.047821775" calcext:value-type="float">
            <text:p>0.047821775</text:p>
          </table:table-cell>
          <table:table-cell office:value-type="float" office:value="5.227744" calcext:value-type="float">
            <text:p>5.227744</text:p>
          </table:table-cell>
          <table:table-cell table:formula="of:=[.C128]+[.A129]" office:value-type="float" office:value="9.815350545" calcext:value-type="float">
            <text:p>9.815350545</text:p>
          </table:table-cell>
        </table:table-row>
        <table:table-row table:style-name="ro1">
          <table:table-cell office:value-type="float" office:value="0.04853895" calcext:value-type="float">
            <text:p>0.04853895</text:p>
          </table:table-cell>
          <table:table-cell office:value-type="float" office:value="5.150503" calcext:value-type="float">
            <text:p>5.150503</text:p>
          </table:table-cell>
          <table:table-cell table:formula="of:=[.C129]+[.A130]" office:value-type="float" office:value="9.863889495" calcext:value-type="float">
            <text:p>9.863889495</text:p>
          </table:table-cell>
        </table:table-row>
        <table:table-row table:style-name="ro1">
          <table:table-cell office:value-type="float" office:value="0.04759289" calcext:value-type="float">
            <text:p>0.04759289</text:p>
          </table:table-cell>
          <table:table-cell office:value-type="float" office:value="5.252886" calcext:value-type="float">
            <text:p>5.252886</text:p>
          </table:table-cell>
          <table:table-cell table:formula="of:=[.C130]+[.A131]" office:value-type="float" office:value="9.911482385" calcext:value-type="float">
            <text:p>9.911482385</text:p>
          </table:table-cell>
        </table:table-row>
        <table:table-row table:style-name="ro1">
          <table:table-cell office:value-type="float" office:value="0.04867628" calcext:value-type="float">
            <text:p>0.04867628</text:p>
          </table:table-cell>
          <table:table-cell office:value-type="float" office:value="5.135972" calcext:value-type="float">
            <text:p>5.135972</text:p>
          </table:table-cell>
          <table:table-cell table:formula="of:=[.C131]+[.A132]" office:value-type="float" office:value="9.960158665" calcext:value-type="float">
            <text:p>9.960158665</text:p>
          </table:table-cell>
        </table:table-row>
        <table:table-row table:style-name="ro1">
          <table:table-cell office:value-type="float" office:value="0.049240865" calcext:value-type="float">
            <text:p>0.049240865</text:p>
          </table:table-cell>
          <table:table-cell office:value-type="float" office:value="5.0770836" calcext:value-type="float">
            <text:p>5.0770836</text:p>
          </table:table-cell>
          <table:table-cell table:formula="of:=[.C132]+[.A133]" office:value-type="float" office:value="10.00939953" calcext:value-type="float">
            <text:p>10.00939953</text:p>
          </table:table-cell>
        </table:table-row>
        <table:table-row table:style-name="ro1">
          <table:table-cell office:value-type="float" office:value="0.050019074" calcext:value-type="float">
            <text:p>0.050019074</text:p>
          </table:table-cell>
          <table:table-cell office:value-type="float" office:value="4.998093" calcext:value-type="float">
            <text:p>4.998093</text:p>
          </table:table-cell>
          <table:table-cell table:formula="of:=[.C133]+[.A134]" office:value-type="float" office:value="10.059418604" calcext:value-type="float">
            <text:p>10.059418604</text:p>
          </table:table-cell>
        </table:table-row>
        <table:table-row table:style-name="ro1">
          <table:table-cell office:value-type="float" office:value="0.049073014" calcext:value-type="float">
            <text:p>0.049073014</text:p>
          </table:table-cell>
          <table:table-cell office:value-type="float" office:value="5.0944495" calcext:value-type="float">
            <text:p>5.0944495</text:p>
          </table:table-cell>
          <table:table-cell table:formula="of:=[.C134]+[.A135]" office:value-type="float" office:value="10.108491618" calcext:value-type="float">
            <text:p>10.108491618</text:p>
          </table:table-cell>
        </table:table-row>
        <table:table-row table:style-name="ro1">
          <table:table-cell office:value-type="float" office:value="0.05026322" calcext:value-type="float">
            <text:p>0.05026322</text:p>
          </table:table-cell>
          <table:table-cell office:value-type="float" office:value="4.9738164" calcext:value-type="float">
            <text:p>4.9738164</text:p>
          </table:table-cell>
          <table:table-cell table:formula="of:=[.C135]+[.A136]" office:value-type="float" office:value="10.158754838" calcext:value-type="float">
            <text:p>10.158754838</text:p>
          </table:table-cell>
        </table:table-row>
        <table:table-row table:style-name="ro1">
          <table:table-cell office:value-type="float" office:value="0.05084306" calcext:value-type="float">
            <text:p>0.05084306</text:p>
          </table:table-cell>
          <table:table-cell office:value-type="float" office:value="4.917092" calcext:value-type="float">
            <text:p>4.917092</text:p>
          </table:table-cell>
          <table:table-cell table:formula="of:=[.C136]+[.A137]" office:value-type="float" office:value="10.209597898" calcext:value-type="float">
            <text:p>10.209597898</text:p>
          </table:table-cell>
        </table:table-row>
        <table:table-row table:style-name="ro1">
          <table:table-cell office:value-type="float" office:value="0.05160601" calcext:value-type="float">
            <text:p>0.05160601</text:p>
          </table:table-cell>
          <table:table-cell office:value-type="float" office:value="4.844397" calcext:value-type="float">
            <text:p>4.844397</text:p>
          </table:table-cell>
          <table:table-cell table:formula="of:=[.C137]+[.A138]" office:value-type="float" office:value="10.261203908" calcext:value-type="float">
            <text:p>10.261203908</text:p>
          </table:table-cell>
        </table:table-row>
        <table:table-row table:style-name="ro1">
          <table:table-cell office:value-type="float" office:value="0.050629433" calcext:value-type="float">
            <text:p>0.050629433</text:p>
          </table:table-cell>
          <table:table-cell office:value-type="float" office:value="4.9378395" calcext:value-type="float">
            <text:p>4.9378395</text:p>
          </table:table-cell>
          <table:table-cell table:formula="of:=[.C138]+[.A139]" office:value-type="float" office:value="10.311833341" calcext:value-type="float">
            <text:p>10.311833341</text:p>
          </table:table-cell>
        </table:table-row>
        <table:table-row table:style-name="ro1">
          <table:table-cell office:value-type="float" office:value="0.05180438" calcext:value-type="float">
            <text:p>0.05180438</text:p>
          </table:table-cell>
          <table:table-cell office:value-type="float" office:value="4.8258467" calcext:value-type="float">
            <text:p>4.8258467</text:p>
          </table:table-cell>
          <table:table-cell table:formula="of:=[.C139]+[.A140]" office:value-type="float" office:value="10.363637721" calcext:value-type="float">
            <text:p>10.363637721</text:p>
          </table:table-cell>
        </table:table-row>
        <table:table-row table:style-name="ro1">
          <table:table-cell office:value-type="float" office:value="0.052323185" calcext:value-type="float">
            <text:p>0.052323185</text:p>
          </table:table-cell>
          <table:table-cell office:value-type="float" office:value="4.777997" calcext:value-type="float">
            <text:p>4.777997</text:p>
          </table:table-cell>
          <table:table-cell table:formula="of:=[.C140]+[.A141]" office:value-type="float" office:value="10.415960906" calcext:value-type="float">
            <text:p>10.415960906</text:p>
          </table:table-cell>
        </table:table-row>
        <table:table-row table:style-name="ro1">
          <table:table-cell office:value-type="float" office:value="0.053055618" calcext:value-type="float">
            <text:p>0.053055618</text:p>
          </table:table-cell>
          <table:table-cell office:value-type="float" office:value="4.712036" calcext:value-type="float">
            <text:p>4.712036</text:p>
          </table:table-cell>
          <table:table-cell table:formula="of:=[.C141]+[.A142]" office:value-type="float" office:value="10.469016524" calcext:value-type="float">
            <text:p>10.469016524</text:p>
          </table:table-cell>
        </table:table-row>
        <table:table-row table:style-name="ro1">
          <table:table-cell office:value-type="float" office:value="0.05195697" calcext:value-type="float">
            <text:p>0.05195697</text:p>
          </table:table-cell>
          <table:table-cell office:value-type="float" office:value="4.8116736" calcext:value-type="float">
            <text:p>4.8116736</text:p>
          </table:table-cell>
          <table:table-cell table:formula="of:=[.C142]+[.A143]" office:value-type="float" office:value="10.520973494" calcext:value-type="float">
            <text:p>10.520973494</text:p>
          </table:table-cell>
        </table:table-row>
        <table:table-row table:style-name="ro1">
          <table:table-cell office:value-type="float" office:value="0.053086136" calcext:value-type="float">
            <text:p>0.053086136</text:p>
          </table:table-cell>
          <table:table-cell office:value-type="float" office:value="4.709327" calcext:value-type="float">
            <text:p>4.709327</text:p>
          </table:table-cell>
          <table:table-cell table:formula="of:=[.C143]+[.A144]" office:value-type="float" office:value="10.57405963" calcext:value-type="float">
            <text:p>10.57405963</text:p>
          </table:table-cell>
        </table:table-row>
        <table:table-row table:style-name="ro1">
          <table:table-cell office:value-type="float" office:value="0.053589687" calcext:value-type="float">
            <text:p>0.053589687</text:p>
          </table:table-cell>
          <table:table-cell office:value-type="float" office:value="4.6650767" calcext:value-type="float">
            <text:p>4.6650767</text:p>
          </table:table-cell>
          <table:table-cell table:formula="of:=[.C144]+[.A145]" office:value-type="float" office:value="10.627649317" calcext:value-type="float">
            <text:p>10.627649317</text:p>
          </table:table-cell>
        </table:table-row>
        <table:table-row table:style-name="ro1">
          <table:table-cell office:value-type="float" office:value="0.054184787" calcext:value-type="float">
            <text:p>0.054184787</text:p>
          </table:table-cell>
          <table:table-cell office:value-type="float" office:value="4.6138415" calcext:value-type="float">
            <text:p>4.6138415</text:p>
          </table:table-cell>
          <table:table-cell table:formula="of:=[.C145]+[.A146]" office:value-type="float" office:value="10.681834104" calcext:value-type="float">
            <text:p>10.681834104</text:p>
          </table:table-cell>
        </table:table-row>
        <table:table-row table:style-name="ro1">
          <table:table-cell office:value-type="float" office:value="0.05290303" calcext:value-type="float">
            <text:p>0.05290303</text:p>
          </table:table-cell>
          <table:table-cell office:value-type="float" office:value="4.725627" calcext:value-type="float">
            <text:p>4.725627</text:p>
          </table:table-cell>
          <table:table-cell table:formula="of:=[.C146]+[.A147]" office:value-type="float" office:value="10.734737134" calcext:value-type="float">
            <text:p>10.734737134</text:p>
          </table:table-cell>
        </table:table-row>
        <table:table-row table:style-name="ro1">
          <table:table-cell office:value-type="float" office:value="0.053879607" calcext:value-type="float">
            <text:p>0.053879607</text:p>
          </table:table-cell>
          <table:table-cell office:value-type="float" office:value="4.639974" calcext:value-type="float">
            <text:p>4.639974</text:p>
          </table:table-cell>
          <table:table-cell table:formula="of:=[.C147]+[.A148]" office:value-type="float" office:value="10.788616741" calcext:value-type="float">
            <text:p>10.788616741</text:p>
          </table:table-cell>
        </table:table-row>
        <table:table-row table:style-name="ro1">
          <table:table-cell office:value-type="float" office:value="0.054108493" calcext:value-type="float">
            <text:p>0.054108493</text:p>
          </table:table-cell>
          <table:table-cell office:value-type="float" office:value="4.620347" calcext:value-type="float">
            <text:p>4.620347</text:p>
          </table:table-cell>
          <table:table-cell table:formula="of:=[.C148]+[.A149]" office:value-type="float" office:value="10.842725234" calcext:value-type="float">
            <text:p>10.842725234</text:p>
          </table:table-cell>
        </table:table-row>
        <table:table-row table:style-name="ro1">
          <table:table-cell office:value-type="float" office:value="0.05432212" calcext:value-type="float">
            <text:p>0.05432212</text:p>
          </table:table-cell>
          <table:table-cell office:value-type="float" office:value="4.602177" calcext:value-type="float">
            <text:p>4.602177</text:p>
          </table:table-cell>
          <table:table-cell table:formula="of:=[.C149]+[.A150]" office:value-type="float" office:value="10.897047354" calcext:value-type="float">
            <text:p>10.897047354</text:p>
          </table:table-cell>
        </table:table-row>
        <table:table-row table:style-name="ro1">
          <table:table-cell office:value-type="float" office:value="0.05273518" calcext:value-type="float">
            <text:p>0.05273518</text:p>
          </table:table-cell>
          <table:table-cell office:value-type="float" office:value="4.7406683" calcext:value-type="float">
            <text:p>4.7406683</text:p>
          </table:table-cell>
          <table:table-cell table:formula="of:=[.C150]+[.A151]" office:value-type="float" office:value="10.949782534" calcext:value-type="float">
            <text:p>10.949782534</text:p>
          </table:table-cell>
        </table:table-row>
        <table:table-row table:style-name="ro1">
          <table:table-cell office:value-type="float" office:value="0.05348287" calcext:value-type="float">
            <text:p>0.05348287</text:p>
          </table:table-cell>
          <table:table-cell office:value-type="float" office:value="4.6743937" calcext:value-type="float">
            <text:p>4.6743937</text:p>
          </table:table-cell>
          <table:table-cell table:formula="of:=[.C151]+[.A152]" office:value-type="float" office:value="11.003265404" calcext:value-type="float">
            <text:p>11.003265404</text:p>
          </table:table-cell>
        </table:table-row>
        <table:table-row table:style-name="ro1">
          <table:table-cell office:value-type="float" office:value="0.053467613" calcext:value-type="float">
            <text:p>0.053467613</text:p>
          </table:table-cell>
          <table:table-cell office:value-type="float" office:value="4.675728" calcext:value-type="float">
            <text:p>4.675728</text:p>
          </table:table-cell>
          <table:table-cell table:formula="of:=[.C152]+[.A153]" office:value-type="float" office:value="11.056733017" calcext:value-type="float">
            <text:p>11.056733017</text:p>
          </table:table-cell>
        </table:table-row>
        <table:table-row table:style-name="ro1">
          <table:table-cell office:value-type="float" office:value="0.053711757" calcext:value-type="float">
            <text:p>0.053711757</text:p>
          </table:table-cell>
          <table:table-cell office:value-type="float" office:value="4.6544743" calcext:value-type="float">
            <text:p>4.6544743</text:p>
          </table:table-cell>
          <table:table-cell table:formula="of:=[.C153]+[.A154]" office:value-type="float" office:value="11.110444774" calcext:value-type="float">
            <text:p>11.110444774</text:p>
          </table:table-cell>
        </table:table-row>
        <table:table-row table:style-name="ro1">
          <table:table-cell office:value-type="float" office:value="0.052033264" calcext:value-type="float">
            <text:p>0.052033264</text:p>
          </table:table-cell>
          <table:table-cell office:value-type="float" office:value="4.804619" calcext:value-type="float">
            <text:p>4.804619</text:p>
          </table:table-cell>
          <table:table-cell table:formula="of:=[.C154]+[.A155]" office:value-type="float" office:value="11.162478038" calcext:value-type="float">
            <text:p>11.162478038</text:p>
          </table:table-cell>
        </table:table-row>
        <table:table-row table:style-name="ro1">
          <table:table-cell office:value-type="float" office:value="0.052704662" calcext:value-type="float">
            <text:p>0.052704662</text:p>
          </table:table-cell>
          <table:table-cell office:value-type="float" office:value="4.7434134" calcext:value-type="float">
            <text:p>4.7434134</text:p>
          </table:table-cell>
          <table:table-cell table:formula="of:=[.C155]+[.A156]" office:value-type="float" office:value="11.2151827" calcext:value-type="float">
            <text:p>11.2151827</text:p>
          </table:table-cell>
        </table:table-row>
        <table:table-row table:style-name="ro1">
          <table:table-cell office:value-type="float" office:value="0.05275044" calcext:value-type="float">
            <text:p>0.05275044</text:p>
          </table:table-cell>
          <table:table-cell office:value-type="float" office:value="4.739297" calcext:value-type="float">
            <text:p>4.739297</text:p>
          </table:table-cell>
          <table:table-cell table:formula="of:=[.C156]+[.A157]" office:value-type="float" office:value="11.26793314" calcext:value-type="float">
            <text:p>11.26793314</text:p>
          </table:table-cell>
        </table:table-row>
        <table:table-row table:style-name="ro1">
          <table:table-cell office:value-type="float" office:value="0.052933548" calcext:value-type="float">
            <text:p>0.052933548</text:p>
          </table:table-cell>
          <table:table-cell office:value-type="float" office:value="4.722903" calcext:value-type="float">
            <text:p>4.722903</text:p>
          </table:table-cell>
          <table:table-cell table:formula="of:=[.C157]+[.A158]" office:value-type="float" office:value="11.320866688" calcext:value-type="float">
            <text:p>11.320866688</text:p>
          </table:table-cell>
        </table:table-row>
        <table:table-row table:style-name="ro1">
          <table:table-cell office:value-type="float" office:value="0.05130083" calcext:value-type="float">
            <text:p>0.05130083</text:p>
          </table:table-cell>
          <table:table-cell office:value-type="float" office:value="4.873215" calcext:value-type="float">
            <text:p>4.873215</text:p>
          </table:table-cell>
          <table:table-cell table:formula="of:=[.C158]+[.A159]" office:value-type="float" office:value="11.372167518" calcext:value-type="float">
            <text:p>11.372167518</text:p>
          </table:table-cell>
        </table:table-row>
        <table:table-row table:style-name="ro1">
          <table:table-cell office:value-type="float" office:value="0.051880676" calcext:value-type="float">
            <text:p>0.051880676</text:p>
          </table:table-cell>
          <table:table-cell office:value-type="float" office:value="4.81875" calcext:value-type="float">
            <text:p>4.81875</text:p>
          </table:table-cell>
          <table:table-cell table:formula="of:=[.C159]+[.A160]" office:value-type="float" office:value="11.424048194" calcext:value-type="float">
            <text:p>11.424048194</text:p>
          </table:table-cell>
        </table:table-row>
        <table:table-row table:style-name="ro1">
          <table:table-cell office:value-type="float" office:value="0.051834896" calcext:value-type="float">
            <text:p>0.051834896</text:p>
          </table:table-cell>
          <table:table-cell office:value-type="float" office:value="4.8230057" calcext:value-type="float">
            <text:p>4.8230057</text:p>
          </table:table-cell>
          <table:table-cell table:formula="of:=[.C160]+[.A161]" office:value-type="float" office:value="11.47588309" calcext:value-type="float">
            <text:p>11.47588309</text:p>
          </table:table-cell>
        </table:table-row>
        <table:table-row table:style-name="ro1">
          <table:table-cell office:value-type="float" office:value="0.052018005" calcext:value-type="float">
            <text:p>0.052018005</text:p>
          </table:table-cell>
          <table:table-cell office:value-type="float" office:value="4.806028" calcext:value-type="float">
            <text:p>4.806028</text:p>
          </table:table-cell>
          <table:table-cell table:formula="of:=[.C161]+[.A162]" office:value-type="float" office:value="11.527901095" calcext:value-type="float">
            <text:p>11.527901095</text:p>
          </table:table-cell>
        </table:table-row>
        <table:table-row table:style-name="ro1">
          <table:table-cell office:value-type="float" office:value="0.05037003" calcext:value-type="float">
            <text:p>0.05037003</text:p>
          </table:table-cell>
          <table:table-cell office:value-type="float" office:value="4.963269" calcext:value-type="float">
            <text:p>4.963269</text:p>
          </table:table-cell>
          <table:table-cell table:formula="of:=[.C162]+[.A163]" office:value-type="float" office:value="11.578271125" calcext:value-type="float">
            <text:p>11.578271125</text:p>
          </table:table-cell>
        </table:table-row>
        <table:table-row table:style-name="ro1">
          <table:table-cell office:value-type="float" office:value="0.050949875" calcext:value-type="float">
            <text:p>0.050949875</text:p>
          </table:table-cell>
          <table:table-cell office:value-type="float" office:value="4.906783" calcext:value-type="float">
            <text:p>4.906783</text:p>
          </table:table-cell>
          <table:table-cell table:formula="of:=[.C163]+[.A164]" office:value-type="float" office:value="11.629221" calcext:value-type="float">
            <text:p>11.629221</text:p>
          </table:table-cell>
        </table:table-row>
        <table:table-row table:style-name="ro1">
          <table:table-cell office:value-type="float" office:value="0.0509041" calcext:value-type="float">
            <text:p>0.0509041</text:p>
          </table:table-cell>
          <table:table-cell office:value-type="float" office:value="4.9111958" calcext:value-type="float">
            <text:p>4.9111958</text:p>
          </table:table-cell>
          <table:table-cell table:formula="of:=[.C164]+[.A165]" office:value-type="float" office:value="11.6801251" calcext:value-type="float">
            <text:p>11.6801251</text:p>
          </table:table-cell>
        </table:table-row>
        <table:table-row table:style-name="ro1">
          <table:table-cell office:value-type="float" office:value="0.050980393" calcext:value-type="float">
            <text:p>0.050980393</text:p>
          </table:table-cell>
          <table:table-cell office:value-type="float" office:value="4.903846" calcext:value-type="float">
            <text:p>4.903846</text:p>
          </table:table-cell>
          <table:table-cell table:formula="of:=[.C165]+[.A166]" office:value-type="float" office:value="11.731105493" calcext:value-type="float">
            <text:p>11.731105493</text:p>
          </table:table-cell>
        </table:table-row>
        <table:table-row table:style-name="ro1">
          <table:table-cell office:value-type="float" office:value="0.04931716" calcext:value-type="float">
            <text:p>0.04931716</text:p>
          </table:table-cell>
          <table:table-cell office:value-type="float" office:value="5.069229" calcext:value-type="float">
            <text:p>5.069229</text:p>
          </table:table-cell>
          <table:table-cell table:formula="of:=[.C166]+[.A167]" office:value-type="float" office:value="11.780422653" calcext:value-type="float">
            <text:p>11.780422653</text:p>
          </table:table-cell>
        </table:table-row>
        <table:table-row table:style-name="ro1">
          <table:table-cell office:value-type="float" office:value="0.04975967" calcext:value-type="float">
            <text:p>0.04975967</text:p>
          </table:table-cell>
          <table:table-cell office:value-type="float" office:value="5.024149" calcext:value-type="float">
            <text:p>5.024149</text:p>
          </table:table-cell>
          <table:table-cell table:formula="of:=[.C167]+[.A168]" office:value-type="float" office:value="11.830182323" calcext:value-type="float">
            <text:p>11.830182323</text:p>
          </table:table-cell>
        </table:table-row>
        <table:table-row table:style-name="ro1">
          <table:table-cell office:value-type="float" office:value="0.04960708" calcext:value-type="float">
            <text:p>0.04960708</text:p>
          </table:table-cell>
          <table:table-cell office:value-type="float" office:value="5.039603" calcext:value-type="float">
            <text:p>5.039603</text:p>
          </table:table-cell>
          <table:table-cell table:formula="of:=[.C168]+[.A169]" office:value-type="float" office:value="11.879789403" calcext:value-type="float">
            <text:p>11.879789403</text:p>
          </table:table-cell>
        </table:table-row>
        <table:table-row table:style-name="ro1">
          <table:table-cell office:value-type="float" office:value="0.049729154" calcext:value-type="float">
            <text:p>0.049729154</text:p>
          </table:table-cell>
          <table:table-cell office:value-type="float" office:value="5.027232" calcext:value-type="float">
            <text:p>5.027232</text:p>
          </table:table-cell>
          <table:table-cell table:formula="of:=[.C169]+[.A170]" office:value-type="float" office:value="11.929518557" calcext:value-type="float">
            <text:p>11.929518557</text:p>
          </table:table-cell>
        </table:table-row>
        <table:table-row table:style-name="ro1">
          <table:table-cell office:value-type="float" office:value="0.04805066" calcext:value-type="float">
            <text:p>0.04805066</text:p>
          </table:table-cell>
          <table:table-cell office:value-type="float" office:value="5.2028418" calcext:value-type="float">
            <text:p>5.2028418</text:p>
          </table:table-cell>
          <table:table-cell table:formula="of:=[.C170]+[.A171]" office:value-type="float" office:value="11.977569217" calcext:value-type="float">
            <text:p>11.977569217</text:p>
          </table:table-cell>
        </table:table-row>
        <table:table-row table:style-name="ro1">
          <table:table-cell office:value-type="float" office:value="0.04853895" calcext:value-type="float">
            <text:p>0.04853895</text:p>
          </table:table-cell>
          <table:table-cell office:value-type="float" office:value="5.150503" calcext:value-type="float">
            <text:p>5.150503</text:p>
          </table:table-cell>
          <table:table-cell table:formula="of:=[.C171]+[.A172]" office:value-type="float" office:value="12.026108167" calcext:value-type="float">
            <text:p>12.026108167</text:p>
          </table:table-cell>
        </table:table-row>
        <table:table-row table:style-name="ro1">
          <table:table-cell office:value-type="float" office:value="0.04835584" calcext:value-type="float">
            <text:p>0.04835584</text:p>
          </table:table-cell>
          <table:table-cell office:value-type="float" office:value="5.1700068" calcext:value-type="float">
            <text:p>5.1700068</text:p>
          </table:table-cell>
          <table:table-cell table:formula="of:=[.C172]+[.A173]" office:value-type="float" office:value="12.074464007" calcext:value-type="float">
            <text:p>12.074464007</text:p>
          </table:table-cell>
        </table:table-row>
        <table:table-row table:style-name="ro1">
          <table:table-cell office:value-type="float" office:value="0.048493173" calcext:value-type="float">
            <text:p>0.048493173</text:p>
          </table:table-cell>
          <table:table-cell office:value-type="float" office:value="5.155365" calcext:value-type="float">
            <text:p>5.155365</text:p>
          </table:table-cell>
          <table:table-cell table:formula="of:=[.C173]+[.A174]" office:value-type="float" office:value="12.12295718" calcext:value-type="float">
            <text:p>12.12295718</text:p>
          </table:table-cell>
        </table:table-row>
        <table:table-row table:style-name="ro1">
          <table:table-cell office:value-type="float" office:value="0.04693675" calcext:value-type="float">
            <text:p>0.04693675</text:p>
          </table:table-cell>
          <table:table-cell office:value-type="float" office:value="5.326317" calcext:value-type="float">
            <text:p>5.326317</text:p>
          </table:table-cell>
          <table:table-cell table:formula="of:=[.C174]+[.A175]" office:value-type="float" office:value="12.16989393" calcext:value-type="float">
            <text:p>12.16989393</text:p>
          </table:table-cell>
        </table:table-row>
        <table:table-row table:style-name="ro1">
          <table:table-cell office:value-type="float" office:value="0.047440298" calcext:value-type="float">
            <text:p>0.047440298</text:p>
          </table:table-cell>
          <table:table-cell office:value-type="float" office:value="5.269781" calcext:value-type="float">
            <text:p>5.269781</text:p>
          </table:table-cell>
          <table:table-cell table:formula="of:=[.C175]+[.A176]" office:value-type="float" office:value="12.217334228" calcext:value-type="float">
            <text:p>12.217334228</text:p>
          </table:table-cell>
        </table:table-row>
        <table:table-row table:style-name="ro1">
          <table:table-cell office:value-type="float" office:value="0.04740978" calcext:value-type="float">
            <text:p>0.04740978</text:p>
          </table:table-cell>
          <table:table-cell office:value-type="float" office:value="5.2731733" calcext:value-type="float">
            <text:p>5.2731733</text:p>
          </table:table-cell>
          <table:table-cell table:formula="of:=[.C176]+[.A177]" office:value-type="float" office:value="12.264744008" calcext:value-type="float">
            <text:p>12.264744008</text:p>
          </table:table-cell>
        </table:table-row>
        <table:table-row table:style-name="ro1">
          <table:table-cell office:value-type="float" office:value="0.047501337" calcext:value-type="float">
            <text:p>0.047501337</text:p>
          </table:table-cell>
          <table:table-cell office:value-type="float" office:value="5.26301" calcext:value-type="float">
            <text:p>5.26301</text:p>
          </table:table-cell>
          <table:table-cell table:formula="of:=[.C177]+[.A178]" office:value-type="float" office:value="12.312245345" calcext:value-type="float">
            <text:p>12.312245345</text:p>
          </table:table-cell>
        </table:table-row>
        <table:table-row table:style-name="ro1">
          <table:table-cell office:value-type="float" office:value="0.04597543" calcext:value-type="float">
            <text:p>0.04597543</text:p>
          </table:table-cell>
          <table:table-cell office:value-type="float" office:value="5.437687" calcext:value-type="float">
            <text:p>5.437687</text:p>
          </table:table-cell>
          <table:table-cell table:formula="of:=[.C178]+[.A179]" office:value-type="float" office:value="12.358220775" calcext:value-type="float">
            <text:p>12.358220775</text:p>
          </table:table-cell>
        </table:table-row>
        <table:table-row table:style-name="ro1">
          <table:table-cell office:value-type="float" office:value="0.046387427" calcext:value-type="float">
            <text:p>0.046387427</text:p>
          </table:table-cell>
          <table:table-cell office:value-type="float" office:value="5.389392" calcext:value-type="float">
            <text:p>5.389392</text:p>
          </table:table-cell>
          <table:table-cell table:formula="of:=[.C179]+[.A180]" office:value-type="float" office:value="12.404608202" calcext:value-type="float">
            <text:p>12.404608202</text:p>
          </table:table-cell>
        </table:table-row>
        <table:table-row table:style-name="ro1">
          <table:table-cell office:value-type="float" office:value="0.046295874" calcext:value-type="float">
            <text:p>0.046295874</text:p>
          </table:table-cell>
          <table:table-cell office:value-type="float" office:value="5.4000497" calcext:value-type="float">
            <text:p>5.4000497</text:p>
          </table:table-cell>
          <table:table-cell table:formula="of:=[.C180]+[.A181]" office:value-type="float" office:value="12.450904076" calcext:value-type="float">
            <text:p>12.450904076</text:p>
          </table:table-cell>
        </table:table-row>
        <table:table-row table:style-name="ro1">
          <table:table-cell office:value-type="float" office:value="0.046372168" calcext:value-type="float">
            <text:p>0.046372168</text:p>
          </table:table-cell>
          <table:table-cell office:value-type="float" office:value="5.3911653" calcext:value-type="float">
            <text:p>5.3911653</text:p>
          </table:table-cell>
          <table:table-cell table:formula="of:=[.C181]+[.A182]" office:value-type="float" office:value="12.497276244" calcext:value-type="float">
            <text:p>12.497276244</text:p>
          </table:table-cell>
        </table:table-row>
        <table:table-row table:style-name="ro1">
          <table:table-cell office:value-type="float" office:value="0.044892043" calcext:value-type="float">
            <text:p>0.044892043</text:p>
          </table:table-cell>
          <table:table-cell office:value-type="float" office:value="5.568916" calcext:value-type="float">
            <text:p>5.568916</text:p>
          </table:table-cell>
          <table:table-cell table:formula="of:=[.C182]+[.A183]" office:value-type="float" office:value="12.542168287" calcext:value-type="float">
            <text:p>12.542168287</text:p>
          </table:table-cell>
        </table:table-row>
        <table:table-row table:style-name="ro1">
          <table:table-cell office:value-type="float" office:value="0.045441367" calcext:value-type="float">
            <text:p>0.045441367</text:p>
          </table:table-cell>
          <table:table-cell office:value-type="float" office:value="5.501595" calcext:value-type="float">
            <text:p>5.501595</text:p>
          </table:table-cell>
          <table:table-cell table:formula="of:=[.C183]+[.A184]" office:value-type="float" office:value="12.587609654" calcext:value-type="float">
            <text:p>12.587609654</text:p>
          </table:table-cell>
        </table:table-row>
        <table:table-row table:style-name="ro1">
          <table:table-cell office:value-type="float" office:value="0.045456626" calcext:value-type="float">
            <text:p>0.045456626</text:p>
          </table:table-cell>
          <table:table-cell office:value-type="float" office:value="5.499748" calcext:value-type="float">
            <text:p>5.499748</text:p>
          </table:table-cell>
          <table:table-cell table:formula="of:=[.C184]+[.A185]" office:value-type="float" office:value="12.63306628" calcext:value-type="float">
            <text:p>12.63306628</text:p>
          </table:table-cell>
        </table:table-row>
        <table:table-row table:style-name="ro1">
          <table:table-cell office:value-type="float" office:value="0.045731287" calcext:value-type="float">
            <text:p>0.045731287</text:p>
          </table:table-cell>
          <table:table-cell office:value-type="float" office:value="5.4667172" calcext:value-type="float">
            <text:p>5.4667172</text:p>
          </table:table-cell>
          <table:table-cell table:formula="of:=[.C185]+[.A186]" office:value-type="float" office:value="12.678797567" calcext:value-type="float">
            <text:p>12.678797567</text:p>
          </table:table-cell>
        </table:table-row>
        <table:table-row table:style-name="ro1">
          <table:table-cell office:value-type="float" office:value="0.04432746" calcext:value-type="float">
            <text:p>0.04432746</text:p>
          </table:table-cell>
          <table:table-cell office:value-type="float" office:value="5.6398454" calcext:value-type="float">
            <text:p>5.6398454</text:p>
          </table:table-cell>
          <table:table-cell table:formula="of:=[.C186]+[.A187]" office:value-type="float" office:value="12.723125027" calcext:value-type="float">
            <text:p>12.723125027</text:p>
          </table:table-cell>
        </table:table-row>
        <table:table-row table:style-name="ro1">
          <table:table-cell office:value-type="float" office:value="0.044953078" calcext:value-type="float">
            <text:p>0.044953078</text:p>
          </table:table-cell>
          <table:table-cell office:value-type="float" office:value="5.5613546" calcext:value-type="float">
            <text:p>5.5613546</text:p>
          </table:table-cell>
          <table:table-cell table:formula="of:=[.C187]+[.A188]" office:value-type="float" office:value="12.768078105" calcext:value-type="float">
            <text:p>12.768078105</text:p>
          </table:table-cell>
        </table:table-row>
        <table:table-row table:style-name="ro1">
          <table:table-cell office:value-type="float" office:value="0.044968337" calcext:value-type="float">
            <text:p>0.044968337</text:p>
          </table:table-cell>
          <table:table-cell office:value-type="float" office:value="5.5594673" calcext:value-type="float">
            <text:p>5.5594673</text:p>
          </table:table-cell>
          <table:table-cell table:formula="of:=[.C188]+[.A189]" office:value-type="float" office:value="12.813046442" calcext:value-type="float">
            <text:p>12.813046442</text:p>
          </table:table-cell>
        </table:table-row>
        <table:table-row table:style-name="ro1">
          <table:table-cell office:value-type="float" office:value="0.04521248" calcext:value-type="float">
            <text:p>0.04521248</text:p>
          </table:table-cell>
          <table:table-cell office:value-type="float" office:value="5.5294466" calcext:value-type="float">
            <text:p>5.5294466</text:p>
          </table:table-cell>
          <table:table-cell table:formula="of:=[.C189]+[.A190]" office:value-type="float" office:value="12.858258922" calcext:value-type="float">
            <text:p>12.858258922</text:p>
          </table:table-cell>
        </table:table-row>
        <table:table-row table:style-name="ro1">
          <table:table-cell office:value-type="float" office:value="0.043762874" calcext:value-type="float">
            <text:p>0.043762874</text:p>
          </table:table-cell>
          <table:table-cell office:value-type="float" office:value="5.712605" calcext:value-type="float">
            <text:p>5.712605</text:p>
          </table:table-cell>
          <table:table-cell table:formula="of:=[.C190]+[.A191]" office:value-type="float" office:value="12.902021796" calcext:value-type="float">
            <text:p>12.902021796</text:p>
          </table:table-cell>
        </table:table-row>
        <table:table-row table:style-name="ro1">
          <table:table-cell office:value-type="float" office:value="0.04428168" calcext:value-type="float">
            <text:p>0.04428168</text:p>
          </table:table-cell>
          <table:table-cell office:value-type="float" office:value="5.645675" calcext:value-type="float">
            <text:p>5.645675</text:p>
          </table:table-cell>
          <table:table-cell table:formula="of:=[.C191]+[.A192]" office:value-type="float" office:value="12.946303476" calcext:value-type="float">
            <text:p>12.946303476</text:p>
          </table:table-cell>
        </table:table-row>
        <table:table-row table:style-name="ro1">
          <table:table-cell office:value-type="float" office:value="0.044220645" calcext:value-type="float">
            <text:p>0.044220645</text:p>
          </table:table-cell>
          <table:table-cell office:value-type="float" office:value="5.6534677" calcext:value-type="float">
            <text:p>5.6534677</text:p>
          </table:table-cell>
          <table:table-cell table:formula="of:=[.C192]+[.A193]" office:value-type="float" office:value="12.990524121" calcext:value-type="float">
            <text:p>12.990524121</text:p>
          </table:table-cell>
        </table:table-row>
        <table:table-row table:style-name="ro1">
          <table:table-cell office:value-type="float" office:value="0.044419013" calcext:value-type="float">
            <text:p>0.044419013</text:p>
          </table:table-cell>
          <table:table-cell office:value-type="float" office:value="5.628221" calcext:value-type="float">
            <text:p>5.628221</text:p>
          </table:table-cell>
          <table:table-cell table:formula="of:=[.C193]+[.A194]" office:value-type="float" office:value="13.034943134" calcext:value-type="float">
            <text:p>13.034943134</text:p>
          </table:table-cell>
        </table:table-row>
        <table:table-row table:style-name="ro1">
          <table:table-cell office:value-type="float" office:value="0.042984664" calcext:value-type="float">
            <text:p>0.042984664</text:p>
          </table:table-cell>
          <table:table-cell office:value-type="float" office:value="5.8160276" calcext:value-type="float">
            <text:p>5.8160276</text:p>
          </table:table-cell>
          <table:table-cell table:formula="of:=[.C194]+[.A195]" office:value-type="float" office:value="13.077927798" calcext:value-type="float">
            <text:p>13.077927798</text:p>
          </table:table-cell>
        </table:table-row>
        <table:table-row table:style-name="ro1">
          <table:table-cell office:value-type="float" office:value="0.043488212" calcext:value-type="float">
            <text:p>0.043488212</text:p>
          </table:table-cell>
          <table:table-cell office:value-type="float" office:value="5.748684" calcext:value-type="float">
            <text:p>5.748684</text:p>
          </table:table-cell>
          <table:table-cell table:formula="of:=[.C195]+[.A196]" office:value-type="float" office:value="13.12141601" calcext:value-type="float">
            <text:p>13.12141601</text:p>
          </table:table-cell>
        </table:table-row>
        <table:table-row table:style-name="ro1">
          <table:table-cell office:value-type="float" office:value="0.043411918" calcext:value-type="float">
            <text:p>0.043411918</text:p>
          </table:table-cell>
          <table:table-cell office:value-type="float" office:value="5.758787" calcext:value-type="float">
            <text:p>5.758787</text:p>
          </table:table-cell>
          <table:table-cell table:formula="of:=[.C196]+[.A197]" office:value-type="float" office:value="13.164827928" calcext:value-type="float">
            <text:p>13.164827928</text:p>
          </table:table-cell>
        </table:table-row>
        <table:table-row table:style-name="ro1">
          <table:table-cell office:value-type="float" office:value="0.04350347" calcext:value-type="float">
            <text:p>0.04350347</text:p>
          </table:table-cell>
          <table:table-cell office:value-type="float" office:value="5.7466674" calcext:value-type="float">
            <text:p>5.7466674</text:p>
          </table:table-cell>
          <table:table-cell table:formula="of:=[.C197]+[.A198]" office:value-type="float" office:value="13.208331398" calcext:value-type="float">
            <text:p>13.208331398</text:p>
          </table:table-cell>
        </table:table-row>
        <table:table-row table:style-name="ro1">
          <table:table-cell office:value-type="float" office:value="0.04213016" calcext:value-type="float">
            <text:p>0.04213016</text:p>
          </table:table-cell>
          <table:table-cell office:value-type="float" office:value="5.933991" calcext:value-type="float">
            <text:p>5.933991</text:p>
          </table:table-cell>
          <table:table-cell table:formula="of:=[.C198]+[.A199]" office:value-type="float" office:value="13.250461558" calcext:value-type="float">
            <text:p>13.250461558</text:p>
          </table:table-cell>
        </table:table-row>
        <table:table-row table:style-name="ro1">
          <table:table-cell office:value-type="float" office:value="0.04260319" calcext:value-type="float">
            <text:p>0.04260319</text:p>
          </table:table-cell>
          <table:table-cell office:value-type="float" office:value="5.8681054" calcext:value-type="float">
            <text:p>5.8681054</text:p>
          </table:table-cell>
          <table:table-cell table:formula="of:=[.C199]+[.A200]" office:value-type="float" office:value="13.293064748" calcext:value-type="float">
            <text:p>13.293064748</text:p>
          </table:table-cell>
        </table:table-row>
        <table:table-row table:style-name="ro1">
          <table:table-cell office:value-type="float" office:value="0.04260319" calcext:value-type="float">
            <text:p>0.04260319</text:p>
          </table:table-cell>
          <table:table-cell office:value-type="float" office:value="5.8681054" calcext:value-type="float">
            <text:p>5.8681054</text:p>
          </table:table-cell>
          <table:table-cell table:formula="of:=[.C200]+[.A201]" office:value-type="float" office:value="13.335667938" calcext:value-type="float">
            <text:p>13.335667938</text:p>
          </table:table-cell>
        </table:table-row>
        <table:table-row table:style-name="ro1">
          <table:table-cell office:value-type="float" office:value="0.04272526" calcext:value-type="float">
            <text:p>0.04272526</text:p>
          </table:table-cell>
          <table:table-cell office:value-type="float" office:value="5.8513393" calcext:value-type="float">
            <text:p>5.8513393</text:p>
          </table:table-cell>
          <table:table-cell table:formula="of:=[.C201]+[.A202]" office:value-type="float" office:value="13.378393198" calcext:value-type="float">
            <text:p>13.378393198</text:p>
          </table:table-cell>
        </table:table-row>
        <table:table-row table:style-name="ro1">
          <table:table-cell office:value-type="float" office:value="0.041397728" calcext:value-type="float">
            <text:p>0.041397728</text:p>
          </table:table-cell>
          <table:table-cell office:value-type="float" office:value="6.0389786" calcext:value-type="float">
            <text:p>6.0389786</text:p>
          </table:table-cell>
          <table:table-cell table:formula="of:=[.C202]+[.A203]" office:value-type="float" office:value="13.419790926" calcext:value-type="float">
            <text:p>13.419790926</text:p>
          </table:table-cell>
        </table:table-row>
        <table:table-row table:style-name="ro1">
          <table:table-cell office:value-type="float" office:value="0.041931793" calcext:value-type="float">
            <text:p>0.041931793</text:p>
          </table:table-cell>
          <table:table-cell office:value-type="float" office:value="5.9620633" calcext:value-type="float">
            <text:p>5.9620633</text:p>
          </table:table-cell>
          <table:table-cell table:formula="of:=[.C203]+[.A204]" office:value-type="float" office:value="13.461722719" calcext:value-type="float">
            <text:p>13.461722719</text:p>
          </table:table-cell>
        </table:table-row>
        <table:table-row table:style-name="ro1">
          <table:table-cell office:value-type="float" office:value="0.041931793" calcext:value-type="float">
            <text:p>0.041931793</text:p>
          </table:table-cell>
          <table:table-cell office:value-type="float" office:value="5.9620633" calcext:value-type="float">
            <text:p>5.9620633</text:p>
          </table:table-cell>
          <table:table-cell table:formula="of:=[.C204]+[.A205]" office:value-type="float" office:value="13.503654512" calcext:value-type="float">
            <text:p>13.503654512</text:p>
          </table:table-cell>
        </table:table-row>
        <table:table-row table:style-name="ro1">
          <table:table-cell office:value-type="float" office:value="0.042206455" calcext:value-type="float">
            <text:p>0.042206455</text:p>
          </table:table-cell>
          <table:table-cell office:value-type="float" office:value="5.9232645" calcext:value-type="float">
            <text:p>5.9232645</text:p>
          </table:table-cell>
          <table:table-cell table:formula="of:=[.C205]+[.A206]" office:value-type="float" office:value="13.545860967" calcext:value-type="float">
            <text:p>13.545860967</text:p>
          </table:table-cell>
        </table:table-row>
        <table:table-row table:style-name="ro1">
          <table:table-cell office:value-type="float" office:value="0.041000992" calcext:value-type="float">
            <text:p>0.041000992</text:p>
          </table:table-cell>
          <table:table-cell office:value-type="float" office:value="6.0974135" calcext:value-type="float">
            <text:p>6.0974135</text:p>
          </table:table-cell>
          <table:table-cell table:formula="of:=[.C206]+[.A207]" office:value-type="float" office:value="13.586861959" calcext:value-type="float">
            <text:p>13.586861959</text:p>
          </table:table-cell>
        </table:table-row>
        <table:table-row table:style-name="ro1">
          <table:table-cell office:value-type="float" office:value="0.041596092" calcext:value-type="float">
            <text:p>0.041596092</text:p>
          </table:table-cell>
          <table:table-cell office:value-type="float" office:value="6.01018" calcext:value-type="float">
            <text:p>6.01018</text:p>
          </table:table-cell>
          <table:table-cell table:formula="of:=[.C207]+[.A208]" office:value-type="float" office:value="13.628458051" calcext:value-type="float">
            <text:p>13.628458051</text:p>
          </table:table-cell>
        </table:table-row>
        <table:table-row table:style-name="ro1">
          <table:table-cell office:value-type="float" office:value="0.04179446" calcext:value-type="float">
            <text:p>0.04179446</text:p>
          </table:table-cell>
          <table:table-cell office:value-type="float" office:value="5.981654" calcext:value-type="float">
            <text:p>5.981654</text:p>
          </table:table-cell>
          <table:table-cell table:formula="of:=[.C208]+[.A209]" office:value-type="float" office:value="13.670252511" calcext:value-type="float">
            <text:p>13.670252511</text:p>
          </table:table-cell>
        </table:table-row>
        <table:table-row table:style-name="ro1">
          <table:table-cell office:value-type="float" office:value="0.042221714" calcext:value-type="float">
            <text:p>0.042221714</text:p>
          </table:table-cell>
          <table:table-cell office:value-type="float" office:value="5.921124" calcext:value-type="float">
            <text:p>5.921124</text:p>
          </table:table-cell>
          <table:table-cell table:formula="of:=[.C209]+[.A210]" office:value-type="float" office:value="13.712474225" calcext:value-type="float">
            <text:p>13.712474225</text:p>
          </table:table-cell>
        </table:table-row>
        <table:table-row table:style-name="ro1">
          <table:table-cell office:value-type="float" office:value="0.0411841" calcext:value-type="float">
            <text:p>0.0411841</text:p>
          </table:table-cell>
          <table:table-cell office:value-type="float" office:value="6.0703034" calcext:value-type="float">
            <text:p>6.0703034</text:p>
          </table:table-cell>
          <table:table-cell table:formula="of:=[.C210]+[.A211]" office:value-type="float" office:value="13.753658325" calcext:value-type="float">
            <text:p>13.753658325</text:p>
          </table:table-cell>
        </table:table-row>
        <table:table-row table:style-name="ro1">
          <table:table-cell office:value-type="float" office:value="0.04197757" calcext:value-type="float">
            <text:p>0.04197757</text:p>
          </table:table-cell>
          <table:table-cell office:value-type="float" office:value="5.9555616" calcext:value-type="float">
            <text:p>5.9555616</text:p>
          </table:table-cell>
          <table:table-cell table:formula="of:=[.C211]+[.A212]" office:value-type="float" office:value="13.795635895" calcext:value-type="float">
            <text:p>13.795635895</text:p>
          </table:table-cell>
        </table:table-row>
        <table:table-row table:style-name="ro1">
          <table:table-cell office:value-type="float" office:value="0.04225223" calcext:value-type="float">
            <text:p>0.04225223</text:p>
          </table:table-cell>
          <table:table-cell office:value-type="float" office:value="5.916847" calcext:value-type="float">
            <text:p>5.916847</text:p>
          </table:table-cell>
          <table:table-cell table:formula="of:=[.C212]+[.A213]" office:value-type="float" office:value="13.837888125" calcext:value-type="float">
            <text:p>13.837888125</text:p>
          </table:table-cell>
        </table:table-row>
        <table:table-row table:style-name="ro1">
          <table:table-cell office:value-type="float" office:value="0.04274052" calcext:value-type="float">
            <text:p>0.04274052</text:p>
          </table:table-cell>
          <table:table-cell office:value-type="float" office:value="5.8492503" calcext:value-type="float">
            <text:p>5.8492503</text:p>
          </table:table-cell>
          <table:table-cell table:formula="of:=[.C213]+[.A214]" office:value-type="float" office:value="13.880628645" calcext:value-type="float">
            <text:p>13.880628645</text:p>
          </table:table-cell>
        </table:table-row>
        <table:table-row table:style-name="ro1">
          <table:table-cell office:value-type="float" office:value="0.041718166" calcext:value-type="float">
            <text:p>0.041718166</text:p>
          </table:table-cell>
          <table:table-cell office:value-type="float" office:value="5.9925933" calcext:value-type="float">
            <text:p>5.9925933</text:p>
          </table:table-cell>
          <table:table-cell table:formula="of:=[.C214]+[.A215]" office:value-type="float" office:value="13.922346811" calcext:value-type="float">
            <text:p>13.922346811</text:p>
          </table:table-cell>
        </table:table-row>
        <table:table-row table:style-name="ro1">
          <table:table-cell office:value-type="float" office:value="0.042542152" calcext:value-type="float">
            <text:p>0.042542152</text:p>
          </table:table-cell>
          <table:table-cell office:value-type="float" office:value="5.876525" calcext:value-type="float">
            <text:p>5.876525</text:p>
          </table:table-cell>
          <table:table-cell table:formula="of:=[.C215]+[.A216]" office:value-type="float" office:value="13.964888963" calcext:value-type="float">
            <text:p>13.964888963</text:p>
          </table:table-cell>
        </table:table-row>
        <table:table-row table:style-name="ro1">
          <table:table-cell office:value-type="float" office:value="0.04289311" calcext:value-type="float">
            <text:p>0.04289311</text:p>
          </table:table-cell>
          <table:table-cell office:value-type="float" office:value="5.8284416" calcext:value-type="float">
            <text:p>5.8284416</text:p>
          </table:table-cell>
          <table:table-cell table:formula="of:=[.C216]+[.A217]" office:value-type="float" office:value="14.007782073" calcext:value-type="float">
            <text:p>14.007782073</text:p>
          </table:table-cell>
        </table:table-row>
        <table:table-row table:style-name="ro1">
          <table:table-cell office:value-type="float" office:value="0.043472953" calcext:value-type="float">
            <text:p>0.043472953</text:p>
          </table:table-cell>
          <table:table-cell office:value-type="float" office:value="5.750702" calcext:value-type="float">
            <text:p>5.750702</text:p>
          </table:table-cell>
          <table:table-cell table:formula="of:=[.C217]+[.A218]" office:value-type="float" office:value="14.051255026" calcext:value-type="float">
            <text:p>14.051255026</text:p>
          </table:table-cell>
        </table:table-row>
        <table:table-row table:style-name="ro1">
          <table:table-cell office:value-type="float" office:value="0.042526893" calcext:value-type="float">
            <text:p>0.042526893</text:p>
          </table:table-cell>
          <table:table-cell office:value-type="float" office:value="5.8786335" calcext:value-type="float">
            <text:p>5.8786335</text:p>
          </table:table-cell>
          <table:table-cell table:formula="of:=[.C218]+[.A219]" office:value-type="float" office:value="14.093781919" calcext:value-type="float">
            <text:p>14.093781919</text:p>
          </table:table-cell>
        </table:table-row>
        <table:table-row table:style-name="ro1">
          <table:table-cell office:value-type="float" office:value="0.043457694" calcext:value-type="float">
            <text:p>0.043457694</text:p>
          </table:table-cell>
          <table:table-cell office:value-type="float" office:value="5.752721" calcext:value-type="float">
            <text:p>5.752721</text:p>
          </table:table-cell>
          <table:table-cell table:formula="of:=[.C219]+[.A220]" office:value-type="float" office:value="14.137239613" calcext:value-type="float">
            <text:p>14.137239613</text:p>
          </table:table-cell>
        </table:table-row>
        <table:table-row table:style-name="ro1">
          <table:table-cell office:value-type="float" office:value="0.04385443" calcext:value-type="float">
            <text:p>0.04385443</text:p>
          </table:table-cell>
          <table:table-cell office:value-type="float" office:value="5.7006783" calcext:value-type="float">
            <text:p>5.7006783</text:p>
          </table:table-cell>
          <table:table-cell table:formula="of:=[.C220]+[.A221]" office:value-type="float" office:value="14.181094043" calcext:value-type="float">
            <text:p>14.181094043</text:p>
          </table:table-cell>
        </table:table-row>
        <table:table-row table:style-name="ro1">
          <table:table-cell office:value-type="float" office:value="0.044495307" calcext:value-type="float">
            <text:p>0.044495307</text:p>
          </table:table-cell>
          <table:table-cell office:value-type="float" office:value="5.6185703" calcext:value-type="float">
            <text:p>5.6185703</text:p>
          </table:table-cell>
          <table:table-cell table:formula="of:=[.C221]+[.A222]" office:value-type="float" office:value="14.22558935" calcext:value-type="float">
            <text:p>14.22558935</text:p>
          </table:table-cell>
        </table:table-row>
        <table:table-row table:style-name="ro1">
          <table:table-cell office:value-type="float" office:value="0.043595027" calcext:value-type="float">
            <text:p>0.043595027</text:p>
          </table:table-cell>
          <table:table-cell office:value-type="float" office:value="5.734599" calcext:value-type="float">
            <text:p>5.734599</text:p>
          </table:table-cell>
          <table:table-cell table:formula="of:=[.C222]+[.A223]" office:value-type="float" office:value="14.269184377" calcext:value-type="float">
            <text:p>14.269184377</text:p>
          </table:table-cell>
        </table:table-row>
        <table:table-row table:style-name="ro1">
          <table:table-cell office:value-type="float" office:value="0.044525824" calcext:value-type="float">
            <text:p>0.044525824</text:p>
          </table:table-cell>
          <table:table-cell office:value-type="float" office:value="5.6147194" calcext:value-type="float">
            <text:p>5.6147194</text:p>
          </table:table-cell>
          <table:table-cell table:formula="of:=[.C223]+[.A224]" office:value-type="float" office:value="14.313710201" calcext:value-type="float">
            <text:p>14.313710201</text:p>
          </table:table-cell>
        </table:table-row>
        <table:table-row table:style-name="ro1">
          <table:table-cell office:value-type="float" office:value="0.044983596" calcext:value-type="float">
            <text:p>0.044983596</text:p>
          </table:table-cell>
          <table:table-cell office:value-type="float" office:value="5.5575814" calcext:value-type="float">
            <text:p>5.5575814</text:p>
          </table:table-cell>
          <table:table-cell table:formula="of:=[.C224]+[.A225]" office:value-type="float" office:value="14.358693797" calcext:value-type="float">
            <text:p>14.358693797</text:p>
          </table:table-cell>
        </table:table-row>
        <table:table-row table:style-name="ro1">
          <table:table-cell office:value-type="float" office:value="0.045670252" calcext:value-type="float">
            <text:p>0.045670252</text:p>
          </table:table-cell>
          <table:table-cell office:value-type="float" office:value="5.474023" calcext:value-type="float">
            <text:p>5.474023</text:p>
          </table:table-cell>
          <table:table-cell table:formula="of:=[.C225]+[.A226]" office:value-type="float" office:value="14.404364049" calcext:value-type="float">
            <text:p>14.404364049</text:p>
          </table:table-cell>
        </table:table-row>
        <table:table-row table:style-name="ro1">
          <table:table-cell office:value-type="float" office:value="0.04473945" calcext:value-type="float">
            <text:p>0.04473945</text:p>
          </table:table-cell>
          <table:table-cell office:value-type="float" office:value="5.5879097" calcext:value-type="float">
            <text:p>5.5879097</text:p>
          </table:table-cell>
          <table:table-cell table:formula="of:=[.C226]+[.A227]" office:value-type="float" office:value="14.449103499" calcext:value-type="float">
            <text:p>14.449103499</text:p>
          </table:table-cell>
        </table:table-row>
        <table:table-row table:style-name="ro1">
          <table:table-cell office:value-type="float" office:value="0.045746546" calcext:value-type="float">
            <text:p>0.045746546</text:p>
          </table:table-cell>
          <table:table-cell office:value-type="float" office:value="5.4648933" calcext:value-type="float">
            <text:p>5.4648933</text:p>
          </table:table-cell>
          <table:table-cell table:formula="of:=[.C227]+[.A228]" office:value-type="float" office:value="14.494850045" calcext:value-type="float">
            <text:p>14.494850045</text:p>
          </table:table-cell>
        </table:table-row>
        <table:table-row table:style-name="ro1">
          <table:table-cell office:value-type="float" office:value="0.046204317" calcext:value-type="float">
            <text:p>0.046204317</text:p>
          </table:table-cell>
          <table:table-cell office:value-type="float" office:value="5.4107494" calcext:value-type="float">
            <text:p>5.4107494</text:p>
          </table:table-cell>
          <table:table-cell table:formula="of:=[.C228]+[.A229]" office:value-type="float" office:value="14.541054362" calcext:value-type="float">
            <text:p>14.541054362</text:p>
          </table:table-cell>
        </table:table-row>
        <table:table-row table:style-name="ro1">
          <table:table-cell office:value-type="float" office:value="0.04693675" calcext:value-type="float">
            <text:p>0.04693675</text:p>
          </table:table-cell>
          <table:table-cell office:value-type="float" office:value="5.326317" calcext:value-type="float">
            <text:p>5.326317</text:p>
          </table:table-cell>
          <table:table-cell table:formula="of:=[.C229]+[.A230]" office:value-type="float" office:value="14.587991112" calcext:value-type="float">
            <text:p>14.587991112</text:p>
          </table:table-cell>
        </table:table-row>
        <table:table-row table:style-name="ro1">
          <table:table-cell office:value-type="float" office:value="0.04597543" calcext:value-type="float">
            <text:p>0.04597543</text:p>
          </table:table-cell>
          <table:table-cell office:value-type="float" office:value="5.437687" calcext:value-type="float">
            <text:p>5.437687</text:p>
          </table:table-cell>
          <table:table-cell table:formula="of:=[.C230]+[.A231]" office:value-type="float" office:value="14.633966542" calcext:value-type="float">
            <text:p>14.633966542</text:p>
          </table:table-cell>
        </table:table-row>
        <table:table-row table:style-name="ro1">
          <table:table-cell office:value-type="float" office:value="0.047089342" calcext:value-type="float">
            <text:p>0.047089342</text:p>
          </table:table-cell>
          <table:table-cell office:value-type="float" office:value="5.3090568" calcext:value-type="float">
            <text:p>5.3090568</text:p>
          </table:table-cell>
          <table:table-cell table:formula="of:=[.C231]+[.A232]" office:value-type="float" office:value="14.681055884" calcext:value-type="float">
            <text:p>14.681055884</text:p>
          </table:table-cell>
        </table:table-row>
        <table:table-row table:style-name="ro1">
          <table:table-cell office:value-type="float" office:value="0.047623407" calcext:value-type="float">
            <text:p>0.047623407</text:p>
          </table:table-cell>
          <table:table-cell office:value-type="float" office:value="5.2495193" calcext:value-type="float">
            <text:p>5.2495193</text:p>
          </table:table-cell>
          <table:table-cell table:formula="of:=[.C232]+[.A233]" office:value-type="float" office:value="14.728679291" calcext:value-type="float">
            <text:p>14.728679291</text:p>
          </table:table-cell>
        </table:table-row>
        <table:table-row table:style-name="ro1">
          <table:table-cell office:value-type="float" office:value="0.04834058" calcext:value-type="float">
            <text:p>0.04834058</text:p>
          </table:table-cell>
          <table:table-cell office:value-type="float" office:value="5.1716385" calcext:value-type="float">
            <text:p>5.1716385</text:p>
          </table:table-cell>
          <table:table-cell table:formula="of:=[.C233]+[.A234]" office:value-type="float" office:value="14.777019871" calcext:value-type="float">
            <text:p>14.777019871</text:p>
          </table:table-cell>
        </table:table-row>
        <table:table-row table:style-name="ro1">
          <table:table-cell office:value-type="float" office:value="0.047379263" calcext:value-type="float">
            <text:p>0.047379263</text:p>
          </table:table-cell>
          <table:table-cell office:value-type="float" office:value="5.27657" calcext:value-type="float">
            <text:p>5.27657</text:p>
          </table:table-cell>
          <table:table-cell table:formula="of:=[.C234]+[.A235]" office:value-type="float" office:value="14.824399134" calcext:value-type="float">
            <text:p>14.824399134</text:p>
          </table:table-cell>
        </table:table-row>
        <table:table-row table:style-name="ro1">
          <table:table-cell office:value-type="float" office:value="0.048432134" calcext:value-type="float">
            <text:p>0.048432134</text:p>
          </table:table-cell>
          <table:table-cell office:value-type="float" office:value="5.1618624" calcext:value-type="float">
            <text:p>5.1618624</text:p>
          </table:table-cell>
          <table:table-cell table:formula="of:=[.C235]+[.A236]" office:value-type="float" office:value="14.872831268" calcext:value-type="float">
            <text:p>14.872831268</text:p>
          </table:table-cell>
        </table:table-row>
        <table:table-row table:style-name="ro1">
          <table:table-cell office:value-type="float" office:value="0.04893568" calcext:value-type="float">
            <text:p>0.04893568</text:p>
          </table:table-cell>
          <table:table-cell office:value-type="float" office:value="5.1087465" calcext:value-type="float">
            <text:p>5.1087465</text:p>
          </table:table-cell>
          <table:table-cell table:formula="of:=[.C236]+[.A237]" office:value-type="float" office:value="14.921766948" calcext:value-type="float">
            <text:p>14.921766948</text:p>
          </table:table-cell>
        </table:table-row>
        <table:table-row table:style-name="ro1">
          <table:table-cell office:value-type="float" office:value="0.04962234" calcext:value-type="float">
            <text:p>0.04962234</text:p>
          </table:table-cell>
          <table:table-cell office:value-type="float" office:value="5.0380535" calcext:value-type="float">
            <text:p>5.0380535</text:p>
          </table:table-cell>
          <table:table-cell table:formula="of:=[.C237]+[.A238]" office:value-type="float" office:value="14.971389288" calcext:value-type="float">
            <text:p>14.971389288</text:p>
          </table:table-cell>
        </table:table-row>
        <table:table-row table:style-name="ro1">
          <table:table-cell office:value-type="float" office:value="0.04864576" calcext:value-type="float">
            <text:p>0.04864576</text:p>
          </table:table-cell>
          <table:table-cell office:value-type="float" office:value="5.139194" calcext:value-type="float">
            <text:p>5.139194</text:p>
          </table:table-cell>
          <table:table-cell table:formula="of:=[.C238]+[.A239]" office:value-type="float" office:value="15.020035048" calcext:value-type="float">
            <text:p>15.020035048</text:p>
          </table:table-cell>
        </table:table-row>
        <table:table-row table:style-name="ro1">
          <table:table-cell office:value-type="float" office:value="0.049698636" calcext:value-type="float">
            <text:p>0.049698636</text:p>
          </table:table-cell>
          <table:table-cell office:value-type="float" office:value="5.030319" calcext:value-type="float">
            <text:p>5.030319</text:p>
          </table:table-cell>
          <table:table-cell table:formula="of:=[.C239]+[.A240]" office:value-type="float" office:value="15.069733684" calcext:value-type="float">
            <text:p>15.069733684</text:p>
          </table:table-cell>
        </table:table-row>
        <table:table-row table:style-name="ro1">
          <table:table-cell office:value-type="float" office:value="0.050217442" calcext:value-type="float">
            <text:p>0.050217442</text:p>
          </table:table-cell>
          <table:table-cell office:value-type="float" office:value="4.97835" calcext:value-type="float">
            <text:p>4.97835</text:p>
          </table:table-cell>
          <table:table-cell table:formula="of:=[.C240]+[.A241]" office:value-type="float" office:value="15.119951126" calcext:value-type="float">
            <text:p>15.119951126</text:p>
          </table:table-cell>
        </table:table-row>
        <table:table-row table:style-name="ro1">
          <table:table-cell office:value-type="float" office:value="0.050965134" calcext:value-type="float">
            <text:p>0.050965134</text:p>
          </table:table-cell>
          <table:table-cell office:value-type="float" office:value="4.905314" calcext:value-type="float">
            <text:p>4.905314</text:p>
          </table:table-cell>
          <table:table-cell table:formula="of:=[.C241]+[.A242]" office:value-type="float" office:value="15.17091626" calcext:value-type="float">
            <text:p>15.17091626</text:p>
          </table:table-cell>
        </table:table-row>
        <table:table-row table:style-name="ro1">
          <table:table-cell office:value-type="float" office:value="0.04988174" calcext:value-type="float">
            <text:p>0.04988174</text:p>
          </table:table-cell>
          <table:table-cell office:value-type="float" office:value="5.0118537" calcext:value-type="float">
            <text:p>5.0118537</text:p>
          </table:table-cell>
          <table:table-cell table:formula="of:=[.C242]+[.A243]" office:value-type="float" office:value="15.220798" calcext:value-type="float">
            <text:p>15.220798</text:p>
          </table:table-cell>
        </table:table-row>
        <table:table-row table:style-name="ro1">
          <table:table-cell office:value-type="float" office:value="0.0509041" calcext:value-type="float">
            <text:p>0.0509041</text:p>
          </table:table-cell>
          <table:table-cell office:value-type="float" office:value="4.9111958" calcext:value-type="float">
            <text:p>4.9111958</text:p>
          </table:table-cell>
          <table:table-cell table:formula="of:=[.C243]+[.A244]" office:value-type="float" office:value="15.2717021" calcext:value-type="float">
            <text:p>15.2717021</text:p>
          </table:table-cell>
        </table:table-row>
        <table:table-row table:style-name="ro1">
          <table:table-cell office:value-type="float" office:value="0.05131609" calcext:value-type="float">
            <text:p>0.05131609</text:p>
          </table:table-cell>
          <table:table-cell office:value-type="float" office:value="4.871766" calcext:value-type="float">
            <text:p>4.871766</text:p>
          </table:table-cell>
          <table:table-cell table:formula="of:=[.C244]+[.A245]" office:value-type="float" office:value="15.32301819" calcext:value-type="float">
            <text:p>15.32301819</text:p>
          </table:table-cell>
        </table:table-row>
        <table:table-row table:style-name="ro1">
          <table:table-cell office:value-type="float" office:value="0.051987488" calcext:value-type="float">
            <text:p>0.051987488</text:p>
          </table:table-cell>
          <table:table-cell office:value-type="float" office:value="4.8088493" calcext:value-type="float">
            <text:p>4.8088493</text:p>
          </table:table-cell>
          <table:table-cell table:formula="of:=[.C245]+[.A246]" office:value-type="float" office:value="15.375005678" calcext:value-type="float">
            <text:p>15.375005678</text:p>
          </table:table-cell>
        </table:table-row>
        <table:table-row table:style-name="ro1">
          <table:table-cell office:value-type="float" office:value="0.05070573" calcext:value-type="float">
            <text:p>0.05070573</text:p>
          </table:table-cell>
          <table:table-cell office:value-type="float" office:value="4.930409" calcext:value-type="float">
            <text:p>4.930409</text:p>
          </table:table-cell>
          <table:table-cell table:formula="of:=[.C246]+[.A247]" office:value-type="float" office:value="15.425711408" calcext:value-type="float">
            <text:p>15.425711408</text:p>
          </table:table-cell>
        </table:table-row>
        <table:table-row table:style-name="ro1">
          <table:table-cell office:value-type="float" office:value="0.05165179" calcext:value-type="float">
            <text:p>0.05165179</text:p>
          </table:table-cell>
          <table:table-cell office:value-type="float" office:value="4.840103" calcext:value-type="float">
            <text:p>4.840103</text:p>
          </table:table-cell>
          <table:table-cell table:formula="of:=[.C247]+[.A248]" office:value-type="float" office:value="15.477363198" calcext:value-type="float">
            <text:p>15.477363198</text:p>
          </table:table-cell>
        </table:table-row>
        <table:table-row table:style-name="ro1">
          <table:table-cell office:value-type="float" office:value="0.051926453" calcext:value-type="float">
            <text:p>0.051926453</text:p>
          </table:table-cell>
          <table:table-cell office:value-type="float" office:value="4.814502" calcext:value-type="float">
            <text:p>4.814502</text:p>
          </table:table-cell>
          <table:table-cell table:formula="of:=[.C248]+[.A249]" office:value-type="float" office:value="15.529289651" calcext:value-type="float">
            <text:p>15.529289651</text:p>
          </table:table-cell>
        </table:table-row>
        <table:table-row table:style-name="ro1">
          <table:table-cell office:value-type="float" office:value="0.05241474" calcext:value-type="float">
            <text:p>0.05241474</text:p>
          </table:table-cell>
          <table:table-cell office:value-type="float" office:value="4.7696505" calcext:value-type="float">
            <text:p>4.7696505</text:p>
          </table:table-cell>
          <table:table-cell table:formula="of:=[.C249]+[.A250]" office:value-type="float" office:value="15.581704391" calcext:value-type="float">
            <text:p>15.581704391</text:p>
          </table:table-cell>
        </table:table-row>
        <table:table-row table:style-name="ro1">
          <table:table-cell office:value-type="float" office:value="0.051071946" calcext:value-type="float">
            <text:p>0.051071946</text:p>
          </table:table-cell>
          <table:table-cell office:value-type="float" office:value="4.8950553" calcext:value-type="float">
            <text:p>4.8950553</text:p>
          </table:table-cell>
          <table:table-cell table:formula="of:=[.C250]+[.A251]" office:value-type="float" office:value="15.632776337" calcext:value-type="float">
            <text:p>15.632776337</text:p>
          </table:table-cell>
        </table:table-row>
        <table:table-row table:style-name="ro1">
          <table:table-cell office:value-type="float" office:value="0.051926453" calcext:value-type="float">
            <text:p>0.051926453</text:p>
          </table:table-cell>
          <table:table-cell office:value-type="float" office:value="4.814502" calcext:value-type="float">
            <text:p>4.814502</text:p>
          </table:table-cell>
          <table:table-cell table:formula="of:=[.C251]+[.A252]" office:value-type="float" office:value="15.68470279" calcext:value-type="float">
            <text:p>15.68470279</text:p>
          </table:table-cell>
        </table:table-row>
        <table:table-row table:style-name="ro1">
          <table:table-cell office:value-type="float" office:value="0.05214008" calcext:value-type="float">
            <text:p>0.05214008</text:p>
          </table:table-cell>
          <table:table-cell office:value-type="float" office:value="4.794776" calcext:value-type="float">
            <text:p>4.794776</text:p>
          </table:table-cell>
          <table:table-cell table:formula="of:=[.C252]+[.A253]" office:value-type="float" office:value="15.73684287" calcext:value-type="float">
            <text:p>15.73684287</text:p>
          </table:table-cell>
        </table:table-row>
        <table:table-row table:style-name="ro1">
          <table:table-cell office:value-type="float" office:value="0.052491035" calcext:value-type="float">
            <text:p>0.052491035</text:p>
          </table:table-cell>
          <table:table-cell office:value-type="float" office:value="4.762718" calcext:value-type="float">
            <text:p>4.762718</text:p>
          </table:table-cell>
          <table:table-cell table:formula="of:=[.C253]+[.A254]" office:value-type="float" office:value="15.789333905" calcext:value-type="float">
            <text:p>15.789333905</text:p>
          </table:table-cell>
        </table:table-row>
        <table:table-row table:style-name="ro1">
          <table:table-cell office:value-type="float" office:value="0.05102617" calcext:value-type="float">
            <text:p>0.05102617</text:p>
          </table:table-cell>
          <table:table-cell office:value-type="float" office:value="4.8994465" calcext:value-type="float">
            <text:p>4.8994465</text:p>
          </table:table-cell>
          <table:table-cell table:formula="of:=[.C254]+[.A255]" office:value-type="float" office:value="15.840360075" calcext:value-type="float">
            <text:p>15.840360075</text:p>
          </table:table-cell>
        </table:table-row>
        <table:table-row table:style-name="ro1">
          <table:table-cell office:value-type="float" office:value="0.05168231" calcext:value-type="float">
            <text:p>0.05168231</text:p>
          </table:table-cell>
          <table:table-cell office:value-type="float" office:value="4.8372455" calcext:value-type="float">
            <text:p>4.8372455</text:p>
          </table:table-cell>
          <table:table-cell table:formula="of:=[.C255]+[.A256]" office:value-type="float" office:value="15.892042385" calcext:value-type="float">
            <text:p>15.892042385</text:p>
          </table:table-cell>
        </table:table-row>
        <table:table-row table:style-name="ro1">
          <table:table-cell office:value-type="float" office:value="0.051712826" calcext:value-type="float">
            <text:p>0.051712826</text:p>
          </table:table-cell>
          <table:table-cell office:value-type="float" office:value="4.8343906" calcext:value-type="float">
            <text:p>4.8343906</text:p>
          </table:table-cell>
          <table:table-cell table:formula="of:=[.C256]+[.A257]" office:value-type="float" office:value="15.943755211" calcext:value-type="float">
            <text:p>15.943755211</text:p>
          </table:table-cell>
        </table:table-row>
        <table:table-row table:style-name="ro1">
          <table:table-cell office:value-type="float" office:value="0.051865414" calcext:value-type="float">
            <text:p>0.051865414</text:p>
          </table:table-cell>
          <table:table-cell office:value-type="float" office:value="4.820168" calcext:value-type="float">
            <text:p>4.820168</text:p>
          </table:table-cell>
          <table:table-cell table:formula="of:=[.C257]+[.A258]" office:value-type="float" office:value="15.995620625" calcext:value-type="float">
            <text:p>15.995620625</text:p>
          </table:table-cell>
        </table:table-row>
        <table:table-row table:style-name="ro1">
          <table:table-cell office:value-type="float" office:value="0.050186925" calcext:value-type="float">
            <text:p>0.050186925</text:p>
          </table:table-cell>
          <table:table-cell office:value-type="float" office:value="4.9813776" calcext:value-type="float">
            <text:p>4.9813776</text:p>
          </table:table-cell>
          <table:table-cell table:formula="of:=[.C258]+[.A259]" office:value-type="float" office:value="16.04580755" calcext:value-type="float">
            <text:p>16.04580755</text:p>
          </table:table-cell>
        </table:table-row>
        <table:table-row table:style-name="ro1">
          <table:table-cell office:value-type="float" office:value="0.050675213" calcext:value-type="float">
            <text:p>0.050675213</text:p>
          </table:table-cell>
          <table:table-cell office:value-type="float" office:value="4.933378" calcext:value-type="float">
            <text:p>4.933378</text:p>
          </table:table-cell>
          <table:table-cell table:formula="of:=[.C259]+[.A260]" office:value-type="float" office:value="16.096482763" calcext:value-type="float">
            <text:p>16.096482763</text:p>
          </table:table-cell>
        </table:table-row>
        <table:table-row table:style-name="ro1">
          <table:table-cell office:value-type="float" office:value="0.050583657" calcext:value-type="float">
            <text:p>0.050583657</text:p>
          </table:table-cell>
          <table:table-cell office:value-type="float" office:value="4.942308" calcext:value-type="float">
            <text:p>4.942308</text:p>
          </table:table-cell>
          <table:table-cell table:formula="of:=[.C260]+[.A261]" office:value-type="float" office:value="16.14706642" calcext:value-type="float">
            <text:p>16.14706642</text:p>
          </table:table-cell>
        </table:table-row>
        <table:table-row table:style-name="ro1">
          <table:table-cell office:value-type="float" office:value="0.050461587" calcext:value-type="float">
            <text:p>0.050461587</text:p>
          </table:table-cell>
          <table:table-cell office:value-type="float" office:value="4.9542637" calcext:value-type="float">
            <text:p>4.9542637</text:p>
          </table:table-cell>
          <table:table-cell table:formula="of:=[.C261]+[.A262]" office:value-type="float" office:value="16.197528007" calcext:value-type="float">
            <text:p>16.197528007</text:p>
          </table:table-cell>
        </table:table-row>
        <table:table-row table:style-name="ro1">
          <table:table-cell office:value-type="float" office:value="0.048783094" calcext:value-type="float">
            <text:p>0.048783094</text:p>
          </table:table-cell>
          <table:table-cell office:value-type="float" office:value="5.1247263" calcext:value-type="float">
            <text:p>5.1247263</text:p>
          </table:table-cell>
          <table:table-cell table:formula="of:=[.C262]+[.A263]" office:value-type="float" office:value="16.246311101" calcext:value-type="float">
            <text:p>16.246311101</text:p>
          </table:table-cell>
        </table:table-row>
        <table:table-row table:style-name="ro1">
          <table:table-cell office:value-type="float" office:value="0.04913405" calcext:value-type="float">
            <text:p>0.04913405</text:p>
          </table:table-cell>
          <table:table-cell office:value-type="float" office:value="5.088121" calcext:value-type="float">
            <text:p>5.088121</text:p>
          </table:table-cell>
          <table:table-cell table:formula="of:=[.C263]+[.A264]" office:value-type="float" office:value="16.295445151" calcext:value-type="float">
            <text:p>16.295445151</text:p>
          </table:table-cell>
        </table:table-row>
        <table:table-row table:style-name="ro1">
          <table:table-cell office:value-type="float" office:value="0.048920423" calcext:value-type="float">
            <text:p>0.048920423</text:p>
          </table:table-cell>
          <table:table-cell office:value-type="float" office:value="5.11034" calcext:value-type="float">
            <text:p>5.11034</text:p>
          </table:table-cell>
          <table:table-cell table:formula="of:=[.C264]+[.A265]" office:value-type="float" office:value="16.344365574" calcext:value-type="float">
            <text:p>16.344365574</text:p>
          </table:table-cell>
        </table:table-row>
        <table:table-row table:style-name="ro1">
          <table:table-cell office:value-type="float" office:value="0.04884413" calcext:value-type="float">
            <text:p>0.04884413</text:p>
          </table:table-cell>
          <table:table-cell office:value-type="float" office:value="5.1183224" calcext:value-type="float">
            <text:p>5.1183224</text:p>
          </table:table-cell>
          <table:table-cell table:formula="of:=[.C265]+[.A266]" office:value-type="float" office:value="16.393209704" calcext:value-type="float">
            <text:p>16.393209704</text:p>
          </table:table-cell>
        </table:table-row>
        <table:table-row table:style-name="ro1">
          <table:table-cell office:value-type="float" office:value="0.047180895" calcext:value-type="float">
            <text:p>0.047180895</text:p>
          </table:table-cell>
          <table:table-cell office:value-type="float" office:value="5.2987547" calcext:value-type="float">
            <text:p>5.2987547</text:p>
          </table:table-cell>
          <table:table-cell table:formula="of:=[.C266]+[.A267]" office:value-type="float" office:value="16.440390599" calcext:value-type="float">
            <text:p>16.440390599</text:p>
          </table:table-cell>
        </table:table-row>
        <table:table-row table:style-name="ro1">
          <table:table-cell office:value-type="float" office:value="0.04742504" calcext:value-type="float">
            <text:p>0.04742504</text:p>
          </table:table-cell>
          <table:table-cell office:value-type="float" office:value="5.2714767" calcext:value-type="float">
            <text:p>5.2714767</text:p>
          </table:table-cell>
          <table:table-cell table:formula="of:=[.C267]+[.A268]" office:value-type="float" office:value="16.487815639" calcext:value-type="float">
            <text:p>16.487815639</text:p>
          </table:table-cell>
        </table:table-row>
        <table:table-row table:style-name="ro1">
          <table:table-cell office:value-type="float" office:value="0.047211412" calcext:value-type="float">
            <text:p>0.047211412</text:p>
          </table:table-cell>
          <table:table-cell office:value-type="float" office:value="5.2953296" calcext:value-type="float">
            <text:p>5.2953296</text:p>
          </table:table-cell>
          <table:table-cell table:formula="of:=[.C268]+[.A269]" office:value-type="float" office:value="16.535027051" calcext:value-type="float">
            <text:p>16.535027051</text:p>
          </table:table-cell>
        </table:table-row>
        <table:table-row table:style-name="ro1">
          <table:table-cell office:value-type="float" office:value="0.047150377" calcext:value-type="float">
            <text:p>0.047150377</text:p>
          </table:table-cell>
          <table:table-cell office:value-type="float" office:value="5.3021846" calcext:value-type="float">
            <text:p>5.3021846</text:p>
          </table:table-cell>
          <table:table-cell table:formula="of:=[.C269]+[.A270]" office:value-type="float" office:value="16.582177428" calcext:value-type="float">
            <text:p>16.582177428</text:p>
          </table:table-cell>
        </table:table-row>
        <table:table-row table:style-name="ro1">
          <table:table-cell office:value-type="float" office:value="0.045548182" calcext:value-type="float">
            <text:p>0.045548182</text:p>
          </table:table-cell>
          <table:table-cell office:value-type="float" office:value="5.488693" calcext:value-type="float">
            <text:p>5.488693</text:p>
          </table:table-cell>
          <table:table-cell table:formula="of:=[.C270]+[.A271]" office:value-type="float" office:value="16.62772561" calcext:value-type="float">
            <text:p>16.62772561</text:p>
          </table:table-cell>
        </table:table-row>
        <table:table-row table:style-name="ro1">
          <table:table-cell office:value-type="float" office:value="0.04586862" calcext:value-type="float">
            <text:p>0.04586862</text:p>
          </table:table-cell>
          <table:table-cell office:value-type="float" office:value="5.4503493" calcext:value-type="float">
            <text:p>5.4503493</text:p>
          </table:table-cell>
          <table:table-cell table:formula="of:=[.C271]+[.A272]" office:value-type="float" office:value="16.67359423" calcext:value-type="float">
            <text:p>16.67359423</text:p>
          </table:table-cell>
        </table:table-row>
        <table:table-row table:style-name="ro1">
          <table:table-cell office:value-type="float" office:value="0.045624476" calcext:value-type="float">
            <text:p>0.045624476</text:p>
          </table:table-cell>
          <table:table-cell office:value-type="float" office:value="5.479515" calcext:value-type="float">
            <text:p>5.479515</text:p>
          </table:table-cell>
          <table:table-cell table:formula="of:=[.C272]+[.A273]" office:value-type="float" office:value="16.719218706" calcext:value-type="float">
            <text:p>16.719218706</text:p>
          </table:table-cell>
        </table:table-row>
        <table:table-row table:style-name="ro1">
          <table:table-cell office:value-type="float" office:value="0.045624476" calcext:value-type="float">
            <text:p>0.045624476</text:p>
          </table:table-cell>
          <table:table-cell office:value-type="float" office:value="5.479515" calcext:value-type="float">
            <text:p>5.479515</text:p>
          </table:table-cell>
          <table:table-cell table:formula="of:=[.C273]+[.A274]" office:value-type="float" office:value="16.764843182" calcext:value-type="float">
            <text:p>16.764843182</text:p>
          </table:table-cell>
        </table:table-row>
        <table:table-row table:style-name="ro1">
          <table:table-cell office:value-type="float" office:value="0.04399176" calcext:value-type="float">
            <text:p>0.04399176</text:p>
          </table:table-cell>
          <table:table-cell office:value-type="float" office:value="5.6828823" calcext:value-type="float">
            <text:p>5.6828823</text:p>
          </table:table-cell>
          <table:table-cell table:formula="of:=[.C274]+[.A275]" office:value-type="float" office:value="16.808834942" calcext:value-type="float">
            <text:p>16.808834942</text:p>
          </table:table-cell>
        </table:table-row>
        <table:table-row table:style-name="ro1">
          <table:table-cell office:value-type="float" office:value="0.044357978" calcext:value-type="float">
            <text:p>0.044357978</text:p>
          </table:table-cell>
          <table:table-cell office:value-type="float" office:value="5.635965" calcext:value-type="float">
            <text:p>5.635965</text:p>
          </table:table-cell>
          <table:table-cell table:formula="of:=[.C275]+[.A276]" office:value-type="float" office:value="16.85319292" calcext:value-type="float">
            <text:p>16.85319292</text:p>
          </table:table-cell>
        </table:table-row>
        <table:table-row table:style-name="ro1">
          <table:table-cell office:value-type="float" office:value="0.04415961" calcext:value-type="float">
            <text:p>0.04415961</text:p>
          </table:table-cell>
          <table:table-cell office:value-type="float" office:value="5.6612816" calcext:value-type="float">
            <text:p>5.6612816</text:p>
          </table:table-cell>
          <table:table-cell table:formula="of:=[.C276]+[.A277]" office:value-type="float" office:value="16.89735253" calcext:value-type="float">
            <text:p>16.89735253</text:p>
          </table:table-cell>
        </table:table-row>
        <table:table-row table:style-name="ro1">
          <table:table-cell office:value-type="float" office:value="0.044205386" calcext:value-type="float">
            <text:p>0.044205386</text:p>
          </table:table-cell>
          <table:table-cell office:value-type="float" office:value="5.6554193" calcext:value-type="float">
            <text:p>5.6554193</text:p>
          </table:table-cell>
          <table:table-cell table:formula="of:=[.C277]+[.A278]" office:value-type="float" office:value="16.941557916" calcext:value-type="float">
            <text:p>16.941557916</text:p>
          </table:table-cell>
        </table:table-row>
        <table:table-row table:style-name="ro1">
          <table:table-cell office:value-type="float" office:value="0.042816814" calcext:value-type="float">
            <text:p>0.042816814</text:p>
          </table:table-cell>
          <table:table-cell office:value-type="float" office:value="5.838828" calcext:value-type="float">
            <text:p>5.838828</text:p>
          </table:table-cell>
          <table:table-cell table:formula="of:=[.C278]+[.A279]" office:value-type="float" office:value="16.98437473" calcext:value-type="float">
            <text:p>16.98437473</text:p>
          </table:table-cell>
        </table:table-row>
        <table:table-row table:style-name="ro1">
          <table:table-cell office:value-type="float" office:value="0.04319829" calcext:value-type="float">
            <text:p>0.04319829</text:p>
          </table:table-cell>
          <table:table-cell office:value-type="float" office:value="5.787266" calcext:value-type="float">
            <text:p>5.787266</text:p>
          </table:table-cell>
          <table:table-cell table:formula="of:=[.C279]+[.A280]" office:value-type="float" office:value="17.02757302" calcext:value-type="float">
            <text:p>17.02757302</text:p>
          </table:table-cell>
        </table:table-row>
        <table:table-row table:style-name="ro1">
          <table:table-cell office:value-type="float" office:value="0.043152515" calcext:value-type="float">
            <text:p>0.043152515</text:p>
          </table:table-cell>
          <table:table-cell office:value-type="float" office:value="5.793405" calcext:value-type="float">
            <text:p>5.793405</text:p>
          </table:table-cell>
          <table:table-cell table:formula="of:=[.C280]+[.A281]" office:value-type="float" office:value="17.070725535" calcext:value-type="float">
            <text:p>17.070725535</text:p>
          </table:table-cell>
        </table:table-row>
        <table:table-row table:style-name="ro1">
          <table:table-cell office:value-type="float" office:value="0.043335624" calcext:value-type="float">
            <text:p>0.043335624</text:p>
          </table:table-cell>
          <table:table-cell office:value-type="float" office:value="5.7689257" calcext:value-type="float">
            <text:p>5.7689257</text:p>
          </table:table-cell>
          <table:table-cell table:formula="of:=[.C281]+[.A282]" office:value-type="float" office:value="17.114061159" calcext:value-type="float">
            <text:p>17.114061159</text:p>
          </table:table-cell>
        </table:table-row>
        <table:table-row table:style-name="ro1">
          <table:table-cell office:value-type="float" office:value="0.04209964" calcext:value-type="float">
            <text:p>0.04209964</text:p>
          </table:table-cell>
          <table:table-cell office:value-type="float" office:value="5.938293" calcext:value-type="float">
            <text:p>5.938293</text:p>
          </table:table-cell>
          <table:table-cell table:formula="of:=[.C282]+[.A283]" office:value-type="float" office:value="17.156160799" calcext:value-type="float">
            <text:p>17.156160799</text:p>
          </table:table-cell>
        </table:table-row>
        <table:table-row table:style-name="ro1">
          <table:table-cell office:value-type="float" office:value="0.042679485" calcext:value-type="float">
            <text:p>0.042679485</text:p>
          </table:table-cell>
          <table:table-cell office:value-type="float" office:value="5.8576155" calcext:value-type="float">
            <text:p>5.8576155</text:p>
          </table:table-cell>
          <table:table-cell table:formula="of:=[.C283]+[.A284]" office:value-type="float" office:value="17.198840284" calcext:value-type="float">
            <text:p>17.198840284</text:p>
          </table:table-cell>
        </table:table-row>
        <table:table-row table:style-name="ro1">
          <table:table-cell office:value-type="float" office:value="0.042847335" calcext:value-type="float">
            <text:p>0.042847335</text:p>
          </table:table-cell>
          <table:table-cell office:value-type="float" office:value="5.8346686" calcext:value-type="float">
            <text:p>5.8346686</text:p>
          </table:table-cell>
          <table:table-cell table:formula="of:=[.C284]+[.A285]" office:value-type="float" office:value="17.241687619" calcext:value-type="float">
            <text:p>17.241687619</text:p>
          </table:table-cell>
        </table:table-row>
        <table:table-row table:style-name="ro1">
          <table:table-cell office:value-type="float" office:value="0.043259326" calcext:value-type="float">
            <text:p>0.043259326</text:p>
          </table:table-cell>
          <table:table-cell office:value-type="float" office:value="5.7791004" calcext:value-type="float">
            <text:p>5.7791004</text:p>
          </table:table-cell>
          <table:table-cell table:formula="of:=[.C285]+[.A286]" office:value-type="float" office:value="17.284946945" calcext:value-type="float">
            <text:p>17.284946945</text:p>
          </table:table-cell>
        </table:table-row>
        <table:table-row table:style-name="ro1">
          <table:table-cell office:value-type="float" office:value="0.04216068" calcext:value-type="float">
            <text:p>0.04216068</text:p>
          </table:table-cell>
          <table:table-cell office:value-type="float" office:value="5.9296956" calcext:value-type="float">
            <text:p>5.9296956</text:p>
          </table:table-cell>
          <table:table-cell table:formula="of:=[.C286]+[.A287]" office:value-type="float" office:value="17.327107625" calcext:value-type="float">
            <text:p>17.327107625</text:p>
          </table:table-cell>
        </table:table-row>
        <table:table-row table:style-name="ro1">
          <table:table-cell office:value-type="float" office:value="0.042969406" calcext:value-type="float">
            <text:p>0.042969406</text:p>
          </table:table-cell>
          <table:table-cell office:value-type="float" office:value="5.818093" calcext:value-type="float">
            <text:p>5.818093</text:p>
          </table:table-cell>
          <table:table-cell table:formula="of:=[.C287]+[.A288]" office:value-type="float" office:value="17.370077031" calcext:value-type="float">
            <text:p>17.370077031</text:p>
          </table:table-cell>
        </table:table-row>
        <table:table-row table:style-name="ro1">
          <table:table-cell office:value-type="float" office:value="0.04332036" calcext:value-type="float">
            <text:p>0.04332036</text:p>
          </table:table-cell>
          <table:table-cell office:value-type="float" office:value="5.770958" calcext:value-type="float">
            <text:p>5.770958</text:p>
          </table:table-cell>
          <table:table-cell table:formula="of:=[.C288]+[.A289]" office:value-type="float" office:value="17.413397391" calcext:value-type="float">
            <text:p>17.413397391</text:p>
          </table:table-cell>
        </table:table-row>
        <table:table-row table:style-name="ro1">
          <table:table-cell office:value-type="float" office:value="0.04383917" calcext:value-type="float">
            <text:p>0.04383917</text:p>
          </table:table-cell>
          <table:table-cell office:value-type="float" office:value="5.7026625" calcext:value-type="float">
            <text:p>5.7026625</text:p>
          </table:table-cell>
          <table:table-cell table:formula="of:=[.C289]+[.A290]" office:value-type="float" office:value="17.457236561" calcext:value-type="float">
            <text:p>17.457236561</text:p>
          </table:table-cell>
        </table:table-row>
        <table:table-row table:style-name="ro1">
          <table:table-cell office:value-type="float" office:value="0.042877853" calcext:value-type="float">
            <text:p>0.042877853</text:p>
          </table:table-cell>
          <table:table-cell office:value-type="float" office:value="5.830516" calcext:value-type="float">
            <text:p>5.830516</text:p>
          </table:table-cell>
          <table:table-cell table:formula="of:=[.C290]+[.A291]" office:value-type="float" office:value="17.500114414" calcext:value-type="float">
            <text:p>17.500114414</text:p>
          </table:table-cell>
        </table:table-row>
        <table:table-row table:style-name="ro1">
          <table:table-cell office:value-type="float" office:value="0.043747615" calcext:value-type="float">
            <text:p>0.043747615</text:p>
          </table:table-cell>
          <table:table-cell office:value-type="float" office:value="5.714597" calcext:value-type="float">
            <text:p>5.714597</text:p>
          </table:table-cell>
          <table:table-cell table:formula="of:=[.C291]+[.A292]" office:value-type="float" office:value="17.543862029" calcext:value-type="float">
            <text:p>17.543862029</text:p>
          </table:table-cell>
        </table:table-row>
        <table:table-row table:style-name="ro1">
          <table:table-cell office:value-type="float" office:value="0.044129092" calcext:value-type="float">
            <text:p>0.044129092</text:p>
          </table:table-cell>
          <table:table-cell office:value-type="float" office:value="5.665197" calcext:value-type="float">
            <text:p>5.665197</text:p>
          </table:table-cell>
          <table:table-cell table:formula="of:=[.C292]+[.A293]" office:value-type="float" office:value="17.587991121" calcext:value-type="float">
            <text:p>17.587991121</text:p>
          </table:table-cell>
        </table:table-row>
        <table:table-row table:style-name="ro1">
          <table:table-cell office:value-type="float" office:value="0.04473945" calcext:value-type="float">
            <text:p>0.04473945</text:p>
          </table:table-cell>
          <table:table-cell office:value-type="float" office:value="5.5879097" calcext:value-type="float">
            <text:p>5.5879097</text:p>
          </table:table-cell>
          <table:table-cell table:formula="of:=[.C293]+[.A294]" office:value-type="float" office:value="17.632730571" calcext:value-type="float">
            <text:p>17.632730571</text:p>
          </table:table-cell>
        </table:table-row>
        <table:table-row table:style-name="ro1">
          <table:table-cell office:value-type="float" office:value="0.04386969" calcext:value-type="float">
            <text:p>0.04386969</text:p>
          </table:table-cell>
          <table:table-cell office:value-type="float" office:value="5.6986957" calcext:value-type="float">
            <text:p>5.6986957</text:p>
          </table:table-cell>
          <table:table-cell table:formula="of:=[.C294]+[.A295]" office:value-type="float" office:value="17.676600261" calcext:value-type="float">
            <text:p>17.676600261</text:p>
          </table:table-cell>
        </table:table-row>
        <table:table-row table:style-name="ro1">
          <table:table-cell office:value-type="float" office:value="0.044861525" calcext:value-type="float">
            <text:p>0.044861525</text:p>
          </table:table-cell>
          <table:table-cell office:value-type="float" office:value="5.572704" calcext:value-type="float">
            <text:p>5.572704</text:p>
          </table:table-cell>
          <table:table-cell table:formula="of:=[.C295]+[.A296]" office:value-type="float" office:value="17.721461786" calcext:value-type="float">
            <text:p>17.721461786</text:p>
          </table:table-cell>
        </table:table-row>
        <table:table-row table:style-name="ro1">
          <table:table-cell office:value-type="float" office:value="0.045304038" calcext:value-type="float">
            <text:p>0.045304038</text:p>
          </table:table-cell>
          <table:table-cell office:value-type="float" office:value="5.5182714" calcext:value-type="float">
            <text:p>5.5182714</text:p>
          </table:table-cell>
          <table:table-cell table:formula="of:=[.C296]+[.A297]" office:value-type="float" office:value="17.766765824" calcext:value-type="float">
            <text:p>17.766765824</text:p>
          </table:table-cell>
        </table:table-row>
        <table:table-row table:style-name="ro1">
          <table:table-cell office:value-type="float" office:value="0.04600595" calcext:value-type="float">
            <text:p>0.04600595</text:p>
          </table:table-cell>
          <table:table-cell office:value-type="float" office:value="5.4340796" calcext:value-type="float">
            <text:p>5.4340796</text:p>
          </table:table-cell>
          <table:table-cell table:formula="of:=[.C297]+[.A298]" office:value-type="float" office:value="17.812771774" calcext:value-type="float">
            <text:p>17.812771774</text:p>
          </table:table-cell>
        </table:table-row>
        <table:table-row table:style-name="ro1">
          <table:table-cell office:value-type="float" office:value="0.045044634" calcext:value-type="float">
            <text:p>0.045044634</text:p>
          </table:table-cell>
          <table:table-cell office:value-type="float" office:value="5.5500503" calcext:value-type="float">
            <text:p>5.5500503</text:p>
          </table:table-cell>
          <table:table-cell table:formula="of:=[.C298]+[.A299]" office:value-type="float" office:value="17.857816408" calcext:value-type="float">
            <text:p>17.857816408</text:p>
          </table:table-cell>
        </table:table-row>
        <table:table-row table:style-name="ro1">
          <table:table-cell office:value-type="float" office:value="0.04606699" calcext:value-type="float">
            <text:p>0.04606699</text:p>
          </table:table-cell>
          <table:table-cell office:value-type="float" office:value="5.4268794" calcext:value-type="float">
            <text:p>5.4268794</text:p>
          </table:table-cell>
          <table:table-cell table:formula="of:=[.C299]+[.A300]" office:value-type="float" office:value="17.903883398" calcext:value-type="float">
            <text:p>17.903883398</text:p>
          </table:table-cell>
        </table:table-row>
        <table:table-row table:style-name="ro1">
          <table:table-cell office:value-type="float" office:value="0.046570536" calcext:value-type="float">
            <text:p>0.046570536</text:p>
          </table:table-cell>
          <table:table-cell office:value-type="float" office:value="5.3682013" calcext:value-type="float">
            <text:p>5.3682013</text:p>
          </table:table-cell>
          <table:table-cell table:formula="of:=[.C300]+[.A301]" office:value-type="float" office:value="17.950453934" calcext:value-type="float">
            <text:p>17.950453934</text:p>
          </table:table-cell>
        </table:table-row>
        <table:table-row table:style-name="ro1">
          <table:table-cell office:value-type="float" office:value="0.047257192" calcext:value-type="float">
            <text:p>0.047257192</text:p>
          </table:table-cell>
          <table:table-cell office:value-type="float" office:value="5.2901998" calcext:value-type="float">
            <text:p>5.2901998</text:p>
          </table:table-cell>
          <table:table-cell table:formula="of:=[.C301]+[.A302]" office:value-type="float" office:value="17.997711126" calcext:value-type="float">
            <text:p>17.997711126</text:p>
          </table:table-cell>
        </table:table-row>
        <table:table-row table:style-name="ro1">
          <table:table-cell office:value-type="float" office:value="0.046295874" calcext:value-type="float">
            <text:p>0.046295874</text:p>
          </table:table-cell>
          <table:table-cell office:value-type="float" office:value="5.4000497" calcext:value-type="float">
            <text:p>5.4000497</text:p>
          </table:table-cell>
          <table:table-cell table:formula="of:=[.C302]+[.A303]" office:value-type="float" office:value="18.044007" calcext:value-type="float">
            <text:p>18.044007</text:p>
          </table:table-cell>
        </table:table-row>
        <table:table-row table:style-name="ro1">
          <table:table-cell office:value-type="float" office:value="0.04739452" calcext:value-type="float">
            <text:p>0.04739452</text:p>
          </table:table-cell>
          <table:table-cell office:value-type="float" office:value="5.274871" calcext:value-type="float">
            <text:p>5.274871</text:p>
          </table:table-cell>
          <table:table-cell table:formula="of:=[.C303]+[.A304]" office:value-type="float" office:value="18.09140152" calcext:value-type="float">
            <text:p>18.09140152</text:p>
          </table:table-cell>
        </table:table-row>
        <table:table-row table:style-name="ro1">
          <table:table-cell office:value-type="float" office:value="0.04789807" calcext:value-type="float">
            <text:p>0.04789807</text:p>
          </table:table-cell>
          <table:table-cell office:value-type="float" office:value="5.219417" calcext:value-type="float">
            <text:p>5.219417</text:p>
          </table:table-cell>
          <table:table-cell table:formula="of:=[.C304]+[.A305]" office:value-type="float" office:value="18.13929959" calcext:value-type="float">
            <text:p>18.13929959</text:p>
          </table:table-cell>
        </table:table-row>
        <table:table-row table:style-name="ro1">
          <table:table-cell office:value-type="float" office:value="0.04864576" calcext:value-type="float">
            <text:p>0.04864576</text:p>
          </table:table-cell>
          <table:table-cell office:value-type="float" office:value="5.139194" calcext:value-type="float">
            <text:p>5.139194</text:p>
          </table:table-cell>
          <table:table-cell table:formula="of:=[.C305]+[.A306]" office:value-type="float" office:value="18.18794535" calcext:value-type="float">
            <text:p>18.18794535</text:p>
          </table:table-cell>
        </table:table-row>
        <table:table-row table:style-name="ro1">
          <table:table-cell office:value-type="float" office:value="0.04771496" calcext:value-type="float">
            <text:p>0.04771496</text:p>
          </table:table-cell>
          <table:table-cell office:value-type="float" office:value="5.239447" calcext:value-type="float">
            <text:p>5.239447</text:p>
          </table:table-cell>
          <table:table-cell table:formula="of:=[.C306]+[.A307]" office:value-type="float" office:value="18.23566031" calcext:value-type="float">
            <text:p>18.23566031</text:p>
          </table:table-cell>
        </table:table-row>
        <table:table-row table:style-name="ro1">
          <table:table-cell office:value-type="float" office:value="0.048859388" calcext:value-type="float">
            <text:p>0.048859388</text:p>
          </table:table-cell>
          <table:table-cell office:value-type="float" office:value="5.116724" calcext:value-type="float">
            <text:p>5.116724</text:p>
          </table:table-cell>
          <table:table-cell table:formula="of:=[.C307]+[.A308]" office:value-type="float" office:value="18.284519698" calcext:value-type="float">
            <text:p>18.284519698</text:p>
          </table:table-cell>
        </table:table-row>
        <table:table-row table:style-name="ro1">
          <table:table-cell office:value-type="float" office:value="0.04940871" calcext:value-type="float">
            <text:p>0.04940871</text:p>
          </table:table-cell>
          <table:table-cell office:value-type="float" office:value="5.0598364" calcext:value-type="float">
            <text:p>5.0598364</text:p>
          </table:table-cell>
          <table:table-cell table:formula="of:=[.C308]+[.A309]" office:value-type="float" office:value="18.333928408" calcext:value-type="float">
            <text:p>18.333928408</text:p>
          </table:table-cell>
        </table:table-row>
        <table:table-row table:style-name="ro1">
          <table:table-cell office:value-type="float" office:value="0.050156403" calcext:value-type="float">
            <text:p>0.050156403</text:p>
          </table:table-cell>
          <table:table-cell office:value-type="float" office:value="4.9844084" calcext:value-type="float">
            <text:p>4.9844084</text:p>
          </table:table-cell>
          <table:table-cell table:formula="of:=[.C309]+[.A310]" office:value-type="float" office:value="18.384084811" calcext:value-type="float">
            <text:p>18.384084811</text:p>
          </table:table-cell>
        </table:table-row>
        <table:table-row table:style-name="ro1">
          <table:table-cell office:value-type="float" office:value="0.04913405" calcext:value-type="float">
            <text:p>0.04913405</text:p>
          </table:table-cell>
          <table:table-cell office:value-type="float" office:value="5.088121" calcext:value-type="float">
            <text:p>5.088121</text:p>
          </table:table-cell>
          <table:table-cell table:formula="of:=[.C310]+[.A311]" office:value-type="float" office:value="18.433218861" calcext:value-type="float">
            <text:p>18.433218861</text:p>
          </table:table-cell>
        </table:table-row>
        <table:table-row table:style-name="ro1">
          <table:table-cell office:value-type="float" office:value="0.050217442" calcext:value-type="float">
            <text:p>0.050217442</text:p>
          </table:table-cell>
          <table:table-cell office:value-type="float" office:value="4.97835" calcext:value-type="float">
            <text:p>4.97835</text:p>
          </table:table-cell>
          <table:table-cell table:formula="of:=[.C311]+[.A312]" office:value-type="float" office:value="18.483436303" calcext:value-type="float">
            <text:p>18.483436303</text:p>
          </table:table-cell>
        </table:table-row>
        <table:table-row table:style-name="ro1">
          <table:table-cell office:value-type="float" office:value="0.050751507" calcext:value-type="float">
            <text:p>0.050751507</text:p>
          </table:table-cell>
          <table:table-cell office:value-type="float" office:value="4.925962" calcext:value-type="float">
            <text:p>4.925962</text:p>
          </table:table-cell>
          <table:table-cell table:formula="of:=[.C312]+[.A313]" office:value-type="float" office:value="18.53418781" calcext:value-type="float">
            <text:p>18.53418781</text:p>
          </table:table-cell>
        </table:table-row>
        <table:table-row table:style-name="ro1">
          <table:table-cell office:value-type="float" office:value="0.05148394" calcext:value-type="float">
            <text:p>0.05148394</text:p>
          </table:table-cell>
          <table:table-cell office:value-type="float" office:value="4.855883" calcext:value-type="float">
            <text:p>4.855883</text:p>
          </table:table-cell>
          <table:table-cell table:formula="of:=[.C313]+[.A314]" office:value-type="float" office:value="18.58567175" calcext:value-type="float">
            <text:p>18.58567175</text:p>
          </table:table-cell>
        </table:table-row>
        <table:table-row table:style-name="ro1">
          <table:table-cell office:value-type="float" office:value="0.050400548" calcext:value-type="float">
            <text:p>0.050400548</text:p>
          </table:table-cell>
          <table:table-cell office:value-type="float" office:value="4.9602637" calcext:value-type="float">
            <text:p>4.9602637</text:p>
          </table:table-cell>
          <table:table-cell table:formula="of:=[.C314]+[.A315]" office:value-type="float" office:value="18.636072298" calcext:value-type="float">
            <text:p>18.636072298</text:p>
          </table:table-cell>
        </table:table-row>
        <table:table-row table:style-name="ro1">
          <table:table-cell office:value-type="float" office:value="0.051514458" calcext:value-type="float">
            <text:p>0.051514458</text:p>
          </table:table-cell>
          <table:table-cell office:value-type="float" office:value="4.853007" calcext:value-type="float">
            <text:p>4.853007</text:p>
          </table:table-cell>
          <table:table-cell table:formula="of:=[.C315]+[.A316]" office:value-type="float" office:value="18.687586756" calcext:value-type="float">
            <text:p>18.687586756</text:p>
          </table:table-cell>
        </table:table-row>
        <table:table-row table:style-name="ro1">
          <table:table-cell office:value-type="float" office:value="0.052048523" calcext:value-type="float">
            <text:p>0.052048523</text:p>
          </table:table-cell>
          <table:table-cell office:value-type="float" office:value="4.8032103" calcext:value-type="float">
            <text:p>4.8032103</text:p>
          </table:table-cell>
          <table:table-cell table:formula="of:=[.C316]+[.A317]" office:value-type="float" office:value="18.739635279" calcext:value-type="float">
            <text:p>18.739635279</text:p>
          </table:table-cell>
        </table:table-row>
        <table:table-row table:style-name="ro1">
          <table:table-cell office:value-type="float" office:value="0.052765697" calcext:value-type="float">
            <text:p>0.052765697</text:p>
          </table:table-cell>
          <table:table-cell office:value-type="float" office:value="4.7379265" calcext:value-type="float">
            <text:p>4.7379265</text:p>
          </table:table-cell>
          <table:table-cell table:formula="of:=[.C317]+[.A318]" office:value-type="float" office:value="18.792400976" calcext:value-type="float">
            <text:p>18.792400976</text:p>
          </table:table-cell>
        </table:table-row>
        <table:table-row table:style-name="ro1">
          <table:table-cell office:value-type="float" office:value="0.05160601" calcext:value-type="float">
            <text:p>0.05160601</text:p>
          </table:table-cell>
          <table:table-cell office:value-type="float" office:value="4.844397" calcext:value-type="float">
            <text:p>4.844397</text:p>
          </table:table-cell>
          <table:table-cell table:formula="of:=[.C318]+[.A319]" office:value-type="float" office:value="18.844006986" calcext:value-type="float">
            <text:p>18.844006986</text:p>
          </table:table-cell>
        </table:table-row>
        <table:table-row table:style-name="ro1">
          <table:table-cell office:value-type="float" office:value="0.052643627" calcext:value-type="float">
            <text:p>0.052643627</text:p>
          </table:table-cell>
          <table:table-cell office:value-type="float" office:value="4.748913" calcext:value-type="float">
            <text:p>4.748913</text:p>
          </table:table-cell>
          <table:table-cell table:formula="of:=[.C319]+[.A320]" office:value-type="float" office:value="18.896650613" calcext:value-type="float">
            <text:p>18.896650613</text:p>
          </table:table-cell>
        </table:table-row>
        <table:table-row table:style-name="ro1">
          <table:table-cell office:value-type="float" office:value="0.053086136" calcext:value-type="float">
            <text:p>0.053086136</text:p>
          </table:table-cell>
          <table:table-cell office:value-type="float" office:value="4.709327" calcext:value-type="float">
            <text:p>4.709327</text:p>
          </table:table-cell>
          <table:table-cell table:formula="of:=[.C320]+[.A321]" office:value-type="float" office:value="18.949736749" calcext:value-type="float">
            <text:p>18.949736749</text:p>
          </table:table-cell>
        </table:table-row>
        <table:table-row table:style-name="ro1">
          <table:table-cell office:value-type="float" office:value="0.053620204" calcext:value-type="float">
            <text:p>0.053620204</text:p>
          </table:table-cell>
          <table:table-cell office:value-type="float" office:value="4.6624217" calcext:value-type="float">
            <text:p>4.6624217</text:p>
          </table:table-cell>
          <table:table-cell table:formula="of:=[.C321]+[.A322]" office:value-type="float" office:value="19.003356953" calcext:value-type="float">
            <text:p>19.003356953</text:p>
          </table:table-cell>
        </table:table-row>
        <table:table-row table:style-name="ro1">
          <table:table-cell office:value-type="float" office:value="0.05241474" calcext:value-type="float">
            <text:p>0.05241474</text:p>
          </table:table-cell>
          <table:table-cell office:value-type="float" office:value="4.7696505" calcext:value-type="float">
            <text:p>4.7696505</text:p>
          </table:table-cell>
          <table:table-cell table:formula="of:=[.C322]+[.A323]" office:value-type="float" office:value="19.055771693" calcext:value-type="float">
            <text:p>19.055771693</text:p>
          </table:table-cell>
        </table:table-row>
        <table:table-row table:style-name="ro1">
          <table:table-cell office:value-type="float" office:value="0.05333028" calcext:value-type="float">
            <text:p>0.05333028</text:p>
          </table:table-cell>
          <table:table-cell office:value-type="float" office:value="4.687768" calcext:value-type="float">
            <text:p>4.687768</text:p>
          </table:table-cell>
          <table:table-cell table:formula="of:=[.C323]+[.A324]" office:value-type="float" office:value="19.109101973" calcext:value-type="float">
            <text:p>19.109101973</text:p>
          </table:table-cell>
        </table:table-row>
        <table:table-row table:style-name="ro1">
          <table:table-cell office:value-type="float" office:value="0.05378805" calcext:value-type="float">
            <text:p>0.05378805</text:p>
          </table:table-cell>
          <table:table-cell office:value-type="float" office:value="4.6478724" calcext:value-type="float">
            <text:p>4.6478724</text:p>
          </table:table-cell>
          <table:table-cell table:formula="of:=[.C324]+[.A325]" office:value-type="float" office:value="19.162890023" calcext:value-type="float">
            <text:p>19.162890023</text:p>
          </table:table-cell>
        </table:table-row>
        <table:table-row table:style-name="ro1">
          <table:table-cell office:value-type="float" office:value="0.054352637" calcext:value-type="float">
            <text:p>0.054352637</text:p>
          </table:table-cell>
          <table:table-cell office:value-type="float" office:value="4.5995927" calcext:value-type="float">
            <text:p>4.5995927</text:p>
          </table:table-cell>
          <table:table-cell table:formula="of:=[.C325]+[.A326]" office:value-type="float" office:value="19.21724266" calcext:value-type="float">
            <text:p>19.21724266</text:p>
          </table:table-cell>
        </table:table-row>
        <table:table-row table:style-name="ro1">
          <table:table-cell office:value-type="float" office:value="0.053131916" calcext:value-type="float">
            <text:p>0.053131916</text:p>
          </table:table-cell>
          <table:table-cell office:value-type="float" office:value="4.70527" calcext:value-type="float">
            <text:p>4.70527</text:p>
          </table:table-cell>
          <table:table-cell table:formula="of:=[.C326]+[.A327]" office:value-type="float" office:value="19.270374576" calcext:value-type="float">
            <text:p>19.270374576</text:p>
          </table:table-cell>
        </table:table-row>
        <table:table-row table:style-name="ro1">
          <table:table-cell office:value-type="float" office:value="0.05412375" calcext:value-type="float">
            <text:p>0.05412375</text:p>
          </table:table-cell>
          <table:table-cell office:value-type="float" office:value="4.6190443" calcext:value-type="float">
            <text:p>4.6190443</text:p>
          </table:table-cell>
          <table:table-cell table:formula="of:=[.C327]+[.A328]" office:value-type="float" office:value="19.324498326" calcext:value-type="float">
            <text:p>19.324498326</text:p>
          </table:table-cell>
        </table:table-row>
        <table:table-row table:style-name="ro1">
          <table:table-cell office:value-type="float" office:value="0.05445945" calcext:value-type="float">
            <text:p>0.05445945</text:p>
          </table:table-cell>
          <table:table-cell office:value-type="float" office:value="4.590572" calcext:value-type="float">
            <text:p>4.590572</text:p>
          </table:table-cell>
          <table:table-cell table:formula="of:=[.C328]+[.A329]" office:value-type="float" office:value="19.378957776" calcext:value-type="float">
            <text:p>19.378957776</text:p>
          </table:table-cell>
        </table:table-row>
        <table:table-row table:style-name="ro1">
          <table:table-cell office:value-type="float" office:value="0.054886702" calcext:value-type="float">
            <text:p>0.054886702</text:p>
          </table:table-cell>
          <table:table-cell office:value-type="float" office:value="4.554837" calcext:value-type="float">
            <text:p>4.554837</text:p>
          </table:table-cell>
          <table:table-cell table:formula="of:=[.C329]+[.A330]" office:value-type="float" office:value="19.433844478" calcext:value-type="float">
            <text:p>19.433844478</text:p>
          </table:table-cell>
        </table:table-row>
        <table:table-row table:style-name="ro1">
          <table:table-cell office:value-type="float" office:value="0.053345542" calcext:value-type="float">
            <text:p>0.053345542</text:p>
          </table:table-cell>
          <table:table-cell office:value-type="float" office:value="4.686427" calcext:value-type="float">
            <text:p>4.686427</text:p>
          </table:table-cell>
          <table:table-cell table:formula="of:=[.C330]+[.A331]" office:value-type="float" office:value="19.48719002" calcext:value-type="float">
            <text:p>19.48719002</text:p>
          </table:table-cell>
        </table:table-row>
        <table:table-row table:style-name="ro1">
          <table:table-cell office:value-type="float" office:value="0.05413901" calcext:value-type="float">
            <text:p>0.05413901</text:p>
          </table:table-cell>
          <table:table-cell office:value-type="float" office:value="4.6177425" calcext:value-type="float">
            <text:p>4.6177425</text:p>
          </table:table-cell>
          <table:table-cell table:formula="of:=[.C331]+[.A332]" office:value-type="float" office:value="19.54132903" calcext:value-type="float">
            <text:p>19.54132903</text:p>
          </table:table-cell>
        </table:table-row>
        <table:table-row table:style-name="ro1">
          <table:table-cell office:value-type="float" office:value="0.054093234" calcext:value-type="float">
            <text:p>0.054093234</text:p>
          </table:table-cell>
          <table:table-cell office:value-type="float" office:value="4.62165" calcext:value-type="float">
            <text:p>4.62165</text:p>
          </table:table-cell>
          <table:table-cell table:formula="of:=[.C332]+[.A333]" office:value-type="float" office:value="19.595422264" calcext:value-type="float">
            <text:p>19.595422264</text:p>
          </table:table-cell>
        </table:table-row>
        <table:table-row table:style-name="ro1">
          <table:table-cell office:value-type="float" office:value="0.054352637" calcext:value-type="float">
            <text:p>0.054352637</text:p>
          </table:table-cell>
          <table:table-cell office:value-type="float" office:value="4.5995927" calcext:value-type="float">
            <text:p>4.5995927</text:p>
          </table:table-cell>
          <table:table-cell table:formula="of:=[.C333]+[.A334]" office:value-type="float" office:value="19.649774901" calcext:value-type="float">
            <text:p>19.649774901</text:p>
          </table:table-cell>
        </table:table-row>
        <table:table-row table:style-name="ro1">
          <table:table-cell office:value-type="float" office:value="0.052674145" calcext:value-type="float">
            <text:p>0.052674145</text:p>
          </table:table-cell>
          <table:table-cell office:value-type="float" office:value="4.7461615" calcext:value-type="float">
            <text:p>4.7461615</text:p>
          </table:table-cell>
          <table:table-cell table:formula="of:=[.C334]+[.A335]" office:value-type="float" office:value="19.702449046" calcext:value-type="float">
            <text:p>19.702449046</text:p>
          </table:table-cell>
        </table:table-row>
        <table:table-row table:style-name="ro1">
          <table:table-cell office:value-type="float" office:value="0.05331502" calcext:value-type="float">
            <text:p>0.05331502</text:p>
          </table:table-cell>
          <table:table-cell office:value-type="float" office:value="4.68911" calcext:value-type="float">
            <text:p>4.68911</text:p>
          </table:table-cell>
          <table:table-cell table:formula="of:=[.C335]+[.A336]" office:value-type="float" office:value="19.755764066" calcext:value-type="float">
            <text:p>19.755764066</text:p>
          </table:table-cell>
        </table:table-row>
        <table:table-row table:style-name="ro1">
          <table:table-cell office:value-type="float" office:value="0.053284504" calcext:value-type="float">
            <text:p>0.053284504</text:p>
          </table:table-cell>
          <table:table-cell office:value-type="float" office:value="4.6917953" calcext:value-type="float">
            <text:p>4.6917953</text:p>
          </table:table-cell>
          <table:table-cell table:formula="of:=[.C336]+[.A337]" office:value-type="float" office:value="19.80904857" calcext:value-type="float">
            <text:p>19.80904857</text:p>
          </table:table-cell>
        </table:table-row>
        <table:table-row table:style-name="ro1">
          <table:table-cell office:value-type="float" office:value="0.053421836" calcext:value-type="float">
            <text:p>0.053421836</text:p>
          </table:table-cell>
          <table:table-cell office:value-type="float" office:value="4.679734" calcext:value-type="float">
            <text:p>4.679734</text:p>
          </table:table-cell>
          <table:table-cell table:formula="of:=[.C337]+[.A338]" office:value-type="float" office:value="19.862470406" calcext:value-type="float">
            <text:p>19.862470406</text:p>
          </table:table-cell>
        </table:table-row>
        <table:table-row table:style-name="ro1">
          <table:table-cell office:value-type="float" office:value="0.051712826" calcext:value-type="float">
            <text:p>0.051712826</text:p>
          </table:table-cell>
          <table:table-cell office:value-type="float" office:value="4.8343906" calcext:value-type="float">
            <text:p>4.8343906</text:p>
          </table:table-cell>
          <table:table-cell table:formula="of:=[.C338]+[.A339]" office:value-type="float" office:value="19.914183232" calcext:value-type="float">
            <text:p>19.914183232</text:p>
          </table:table-cell>
        </table:table-row>
        <table:table-row table:style-name="ro1">
          <table:table-cell office:value-type="float" office:value="0.052048523" calcext:value-type="float">
            <text:p>0.052048523</text:p>
          </table:table-cell>
          <table:table-cell office:value-type="float" office:value="4.8032103" calcext:value-type="float">
            <text:p>4.8032103</text:p>
          </table:table-cell>
          <table:table-cell table:formula="of:=[.C339]+[.A340]" office:value-type="float" office:value="19.966231755" calcext:value-type="float">
            <text:p>19.966231755</text:p>
          </table:table-cell>
        </table:table-row>
        <table:table-row table:style-name="ro1">
          <table:table-cell office:value-type="float" office:value="0.051895935" calcext:value-type="float">
            <text:p>0.051895935</text:p>
          </table:table-cell>
          <table:table-cell office:value-type="float" office:value="4.8173327" calcext:value-type="float">
            <text:p>4.8173327</text:p>
          </table:table-cell>
          <table:table-cell table:formula="of:=[.C340]+[.A341]" office:value-type="float" office:value="20.01812769" calcext:value-type="float">
            <text:p>20.01812769</text:p>
          </table:table-cell>
        </table:table-row>
        <table:table-row table:style-name="ro1">
          <table:table-cell office:value-type="float" office:value="0.051850155" calcext:value-type="float">
            <text:p>0.051850155</text:p>
          </table:table-cell>
          <table:table-cell office:value-type="float" office:value="4.821586" calcext:value-type="float">
            <text:p>4.821586</text:p>
          </table:table-cell>
          <table:table-cell table:formula="of:=[.C341]+[.A342]" office:value-type="float" office:value="20.069977845" calcext:value-type="float">
            <text:p>20.069977845</text:p>
          </table:table-cell>
        </table:table-row>
        <table:table-row table:style-name="ro1">
          <table:table-cell office:value-type="float" office:value="0.05008011" calcext:value-type="float">
            <text:p>0.05008011</text:p>
          </table:table-cell>
          <table:table-cell office:value-type="float" office:value="4.9920015" calcext:value-type="float">
            <text:p>4.9920015</text:p>
          </table:table-cell>
          <table:table-cell table:formula="of:=[.C342]+[.A343]" office:value-type="float" office:value="20.120057955" calcext:value-type="float">
            <text:p>20.120057955</text:p>
          </table:table-cell>
        </table:table-row>
        <table:table-row table:style-name="ro1">
          <table:table-cell office:value-type="float" office:value="0.05052262" calcext:value-type="float">
            <text:p>0.05052262</text:p>
          </table:table-cell>
          <table:table-cell office:value-type="float" office:value="4.9482784" calcext:value-type="float">
            <text:p>4.9482784</text:p>
          </table:table-cell>
          <table:table-cell table:formula="of:=[.C343]+[.A344]" office:value-type="float" office:value="20.170580575" calcext:value-type="float">
            <text:p>20.170580575</text:p>
          </table:table-cell>
        </table:table-row>
        <table:table-row table:style-name="ro1">
          <table:table-cell office:value-type="float" office:value="0.050446328" calcext:value-type="float">
            <text:p>0.050446328</text:p>
          </table:table-cell>
          <table:table-cell office:value-type="float" office:value="4.9557624" calcext:value-type="float">
            <text:p>4.9557624</text:p>
          </table:table-cell>
          <table:table-cell table:formula="of:=[.C344]+[.A345]" office:value-type="float" office:value="20.221026903" calcext:value-type="float">
            <text:p>20.221026903</text:p>
          </table:table-cell>
        </table:table-row>
        <table:table-row table:style-name="ro1">
          <table:table-cell office:value-type="float" office:value="0.050476845" calcext:value-type="float">
            <text:p>0.050476845</text:p>
          </table:table-cell>
          <table:table-cell office:value-type="float" office:value="4.952766" calcext:value-type="float">
            <text:p>4.952766</text:p>
          </table:table-cell>
          <table:table-cell table:formula="of:=[.C345]+[.A346]" office:value-type="float" office:value="20.271503748" calcext:value-type="float">
            <text:p>20.271503748</text:p>
          </table:table-cell>
        </table:table-row>
        <table:table-row table:style-name="ro1">
          <table:table-cell office:value-type="float" office:value="0.048920423" calcext:value-type="float">
            <text:p>0.048920423</text:p>
          </table:table-cell>
          <table:table-cell office:value-type="float" office:value="5.11034" calcext:value-type="float">
            <text:p>5.11034</text:p>
          </table:table-cell>
          <table:table-cell table:formula="of:=[.C346]+[.A347]" office:value-type="float" office:value="20.320424171" calcext:value-type="float">
            <text:p>20.320424171</text:p>
          </table:table-cell>
        </table:table-row>
        <table:table-row table:style-name="ro1">
          <table:table-cell office:value-type="float" office:value="0.049378194" calcext:value-type="float">
            <text:p>0.049378194</text:p>
          </table:table-cell>
          <table:table-cell office:value-type="float" office:value="5.0629635" calcext:value-type="float">
            <text:p>5.0629635</text:p>
          </table:table-cell>
          <table:table-cell table:formula="of:=[.C347]+[.A348]" office:value-type="float" office:value="20.369802365" calcext:value-type="float">
            <text:p>20.369802365</text:p>
          </table:table-cell>
        </table:table-row>
        <table:table-row table:style-name="ro1">
          <table:table-cell office:value-type="float" office:value="0.0493019" calcext:value-type="float">
            <text:p>0.0493019</text:p>
          </table:table-cell>
          <table:table-cell office:value-type="float" office:value="5.0707984" calcext:value-type="float">
            <text:p>5.0707984</text:p>
          </table:table-cell>
          <table:table-cell table:formula="of:=[.C348]+[.A349]" office:value-type="float" office:value="20.419104265" calcext:value-type="float">
            <text:p>20.419104265</text:p>
          </table:table-cell>
        </table:table-row>
        <table:table-row table:style-name="ro1">
          <table:table-cell office:value-type="float" office:value="0.04948501" calcext:value-type="float">
            <text:p>0.04948501</text:p>
          </table:table-cell>
          <table:table-cell office:value-type="float" office:value="5.0520353" calcext:value-type="float">
            <text:p>5.0520353</text:p>
          </table:table-cell>
          <table:table-cell table:formula="of:=[.C349]+[.A350]" office:value-type="float" office:value="20.468589275" calcext:value-type="float">
            <text:p>20.468589275</text:p>
          </table:table-cell>
        </table:table-row>
        <table:table-row table:style-name="ro1">
          <table:table-cell office:value-type="float" office:value="0.047776" calcext:value-type="float">
            <text:p>0.047776</text:p>
          </table:table-cell>
          <table:table-cell office:value-type="float" office:value="5.232753" calcext:value-type="float">
            <text:p>5.232753</text:p>
          </table:table-cell>
          <table:table-cell table:formula="of:=[.C350]+[.A351]" office:value-type="float" office:value="20.516365275" calcext:value-type="float">
            <text:p>20.516365275</text:p>
          </table:table-cell>
        </table:table-row>
        <table:table-row table:style-name="ro1">
          <table:table-cell office:value-type="float" office:value="0.04820325" calcext:value-type="float">
            <text:p>0.04820325</text:p>
          </table:table-cell>
          <table:table-cell office:value-type="float" office:value="5.1863723" calcext:value-type="float">
            <text:p>5.1863723</text:p>
          </table:table-cell>
          <table:table-cell table:formula="of:=[.C351]+[.A352]" office:value-type="float" office:value="20.564568525" calcext:value-type="float">
            <text:p>20.564568525</text:p>
          </table:table-cell>
        </table:table-row>
        <table:table-row table:style-name="ro1">
          <table:table-cell office:value-type="float" office:value="0.047974367" calcext:value-type="float">
            <text:p>0.047974367</text:p>
          </table:table-cell>
          <table:table-cell office:value-type="float" office:value="5.2111163" calcext:value-type="float">
            <text:p>5.2111163</text:p>
          </table:table-cell>
          <table:table-cell table:formula="of:=[.C352]+[.A353]" office:value-type="float" office:value="20.612542892" calcext:value-type="float">
            <text:p>20.612542892</text:p>
          </table:table-cell>
        </table:table-row>
        <table:table-row table:style-name="ro1">
          <table:table-cell office:value-type="float" office:value="0.047989625" calcext:value-type="float">
            <text:p>0.047989625</text:p>
          </table:table-cell>
          <table:table-cell office:value-type="float" office:value="5.2094593" calcext:value-type="float">
            <text:p>5.2094593</text:p>
          </table:table-cell>
          <table:table-cell table:formula="of:=[.C353]+[.A354]" office:value-type="float" office:value="20.660532517" calcext:value-type="float">
            <text:p>20.660532517</text:p>
          </table:table-cell>
        </table:table-row>
        <table:table-row table:style-name="ro1">
          <table:table-cell office:value-type="float" office:value="0.046204317" calcext:value-type="float">
            <text:p>0.046204317</text:p>
          </table:table-cell>
          <table:table-cell office:value-type="float" office:value="5.4107494" calcext:value-type="float">
            <text:p>5.4107494</text:p>
          </table:table-cell>
          <table:table-cell table:formula="of:=[.C354]+[.A355]" office:value-type="float" office:value="20.706736834" calcext:value-type="float">
            <text:p>20.706736834</text:p>
          </table:table-cell>
        </table:table-row>
        <table:table-row table:style-name="ro1">
          <table:table-cell office:value-type="float" office:value="0.046417944" calcext:value-type="float">
            <text:p>0.046417944</text:p>
          </table:table-cell>
          <table:table-cell office:value-type="float" office:value="5.3858485" calcext:value-type="float">
            <text:p>5.3858485</text:p>
          </table:table-cell>
          <table:table-cell table:formula="of:=[.C355]+[.A356]" office:value-type="float" office:value="20.753154778" calcext:value-type="float">
            <text:p>20.753154778</text:p>
          </table:table-cell>
        </table:table-row>
        <table:table-row table:style-name="ro1">
          <table:table-cell office:value-type="float" office:value="0.0461738" calcext:value-type="float">
            <text:p>0.0461738</text:p>
          </table:table-cell>
          <table:table-cell office:value-type="float" office:value="5.4143257" calcext:value-type="float">
            <text:p>5.4143257</text:p>
          </table:table-cell>
          <table:table-cell table:formula="of:=[.C356]+[.A357]" office:value-type="float" office:value="20.799328578" calcext:value-type="float">
            <text:p>20.799328578</text:p>
          </table:table-cell>
        </table:table-row>
        <table:table-row table:style-name="ro1">
          <table:table-cell office:value-type="float" office:value="0.046082247" calcext:value-type="float">
            <text:p>0.046082247</text:p>
          </table:table-cell>
          <table:table-cell office:value-type="float" office:value="5.4250827" calcext:value-type="float">
            <text:p>5.4250827</text:p>
          </table:table-cell>
          <table:table-cell table:formula="of:=[.C357]+[.A358]" office:value-type="float" office:value="20.845410825" calcext:value-type="float">
            <text:p>20.845410825</text:p>
          </table:table-cell>
        </table:table-row>
        <table:table-row table:style-name="ro1">
          <table:table-cell office:value-type="float" office:value="0.044541083" calcext:value-type="float">
            <text:p>0.044541083</text:p>
          </table:table-cell>
          <table:table-cell office:value-type="float" office:value="5.612796" calcext:value-type="float">
            <text:p>5.612796</text:p>
          </table:table-cell>
          <table:table-cell table:formula="of:=[.C358]+[.A359]" office:value-type="float" office:value="20.889951908" calcext:value-type="float">
            <text:p>20.889951908</text:p>
          </table:table-cell>
        </table:table-row>
        <table:table-row table:style-name="ro1">
          <table:table-cell office:value-type="float" office:value="0.0449073" calcext:value-type="float">
            <text:p>0.0449073</text:p>
          </table:table-cell>
          <table:table-cell office:value-type="float" office:value="5.5670233" calcext:value-type="float">
            <text:p>5.5670233</text:p>
          </table:table-cell>
          <table:table-cell table:formula="of:=[.C359]+[.A360]" office:value-type="float" office:value="20.934859208" calcext:value-type="float">
            <text:p>20.934859208</text:p>
          </table:table-cell>
        </table:table-row>
        <table:table-row table:style-name="ro1">
          <table:table-cell office:value-type="float" office:value="0.044785228" calcext:value-type="float">
            <text:p>0.044785228</text:p>
          </table:table-cell>
          <table:table-cell office:value-type="float" office:value="5.582198" calcext:value-type="float">
            <text:p>5.582198</text:p>
          </table:table-cell>
          <table:table-cell table:formula="of:=[.C360]+[.A361]" office:value-type="float" office:value="20.979644436" calcext:value-type="float">
            <text:p>20.979644436</text:p>
          </table:table-cell>
        </table:table-row>
        <table:table-row table:style-name="ro1">
          <table:table-cell office:value-type="float" office:value="0.044892043" calcext:value-type="float">
            <text:p>0.044892043</text:p>
          </table:table-cell>
          <table:table-cell office:value-type="float" office:value="5.568916" calcext:value-type="float">
            <text:p>5.568916</text:p>
          </table:table-cell>
          <table:table-cell table:formula="of:=[.C361]+[.A362]" office:value-type="float" office:value="21.024536479" calcext:value-type="float">
            <text:p>21.024536479</text:p>
          </table:table-cell>
        </table:table-row>
        <table:table-row table:style-name="ro1">
          <table:table-cell office:value-type="float" office:value="0.04357977" calcext:value-type="float">
            <text:p>0.04357977</text:p>
          </table:table-cell>
          <table:table-cell office:value-type="float" office:value="5.736607" calcext:value-type="float">
            <text:p>5.736607</text:p>
          </table:table-cell>
          <table:table-cell table:formula="of:=[.C362]+[.A363]" office:value-type="float" office:value="21.068116249" calcext:value-type="float">
            <text:p>21.068116249</text:p>
          </table:table-cell>
        </table:table-row>
        <table:table-row table:style-name="ro1">
          <table:table-cell office:value-type="float" office:value="0.044251163" calcext:value-type="float">
            <text:p>0.044251163</text:p>
          </table:table-cell>
          <table:table-cell office:value-type="float" office:value="5.649569" calcext:value-type="float">
            <text:p>5.649569</text:p>
          </table:table-cell>
          <table:table-cell table:formula="of:=[.C363]+[.A364]" office:value-type="float" office:value="21.112367412" calcext:value-type="float">
            <text:p>21.112367412</text:p>
          </table:table-cell>
        </table:table-row>
        <table:table-row table:style-name="ro1">
          <table:table-cell office:value-type="float" office:value="0.04443427" calcext:value-type="float">
            <text:p>0.04443427</text:p>
          </table:table-cell>
          <table:table-cell office:value-type="float" office:value="5.626288" calcext:value-type="float">
            <text:p>5.626288</text:p>
          </table:table-cell>
          <table:table-cell table:formula="of:=[.C364]+[.A365]" office:value-type="float" office:value="21.156801682" calcext:value-type="float">
            <text:p>21.156801682</text:p>
          </table:table-cell>
        </table:table-row>
        <table:table-row table:style-name="ro1">
          <table:table-cell office:value-type="float" office:value="0.044861525" calcext:value-type="float">
            <text:p>0.044861525</text:p>
          </table:table-cell>
          <table:table-cell office:value-type="float" office:value="5.572704" calcext:value-type="float">
            <text:p>5.572704</text:p>
          </table:table-cell>
          <table:table-cell table:formula="of:=[.C365]+[.A366]" office:value-type="float" office:value="21.201663207" calcext:value-type="float">
            <text:p>21.201663207</text:p>
          </table:table-cell>
        </table:table-row>
        <table:table-row table:style-name="ro1">
          <table:table-cell office:value-type="float" office:value="0.04383917" calcext:value-type="float">
            <text:p>0.04383917</text:p>
          </table:table-cell>
          <table:table-cell office:value-type="float" office:value="5.7026625" calcext:value-type="float">
            <text:p>5.7026625</text:p>
          </table:table-cell>
          <table:table-cell table:formula="of:=[.C366]+[.A367]" office:value-type="float" office:value="21.245502377" calcext:value-type="float">
            <text:p>21.245502377</text:p>
          </table:table-cell>
        </table:table-row>
        <table:table-row table:style-name="ro1">
          <table:table-cell office:value-type="float" office:value="0.044708934" calcext:value-type="float">
            <text:p>0.044708934</text:p>
          </table:table-cell>
          <table:table-cell office:value-type="float" office:value="5.591724" calcext:value-type="float">
            <text:p>5.591724</text:p>
          </table:table-cell>
          <table:table-cell table:formula="of:=[.C367]+[.A368]" office:value-type="float" office:value="21.290211311" calcext:value-type="float">
            <text:p>21.290211311</text:p>
          </table:table-cell>
        </table:table-row>
        <table:table-row table:style-name="ro1">
          <table:table-cell office:value-type="float" office:value="0.045059893" calcext:value-type="float">
            <text:p>0.045059893</text:p>
          </table:table-cell>
          <table:table-cell office:value-type="float" office:value="5.548171" calcext:value-type="float">
            <text:p>5.548171</text:p>
          </table:table-cell>
          <table:table-cell table:formula="of:=[.C368]+[.A369]" office:value-type="float" office:value="21.335271204" calcext:value-type="float">
            <text:p>21.335271204</text:p>
          </table:table-cell>
        </table:table-row>
        <table:table-row table:style-name="ro1">
          <table:table-cell office:value-type="float" office:value="0.045670252" calcext:value-type="float">
            <text:p>0.045670252</text:p>
          </table:table-cell>
          <table:table-cell office:value-type="float" office:value="5.474023" calcext:value-type="float">
            <text:p>5.474023</text:p>
          </table:table-cell>
          <table:table-cell table:formula="of:=[.C369]+[.A370]" office:value-type="float" office:value="21.380941456" calcext:value-type="float">
            <text:p>21.380941456</text:p>
          </table:table-cell>
        </table:table-row>
        <table:table-row table:style-name="ro1">
          <table:table-cell office:value-type="float" office:value="0.04475471" calcext:value-type="float">
            <text:p>0.04475471</text:p>
          </table:table-cell>
          <table:table-cell office:value-type="float" office:value="5.5860043" calcext:value-type="float">
            <text:p>5.5860043</text:p>
          </table:table-cell>
          <table:table-cell table:formula="of:=[.C370]+[.A371]" office:value-type="float" office:value="21.425696166" calcext:value-type="float">
            <text:p>21.425696166</text:p>
          </table:table-cell>
        </table:table-row>
        <table:table-row table:style-name="ro1">
          <table:table-cell office:value-type="float" office:value="0.045746546" calcext:value-type="float">
            <text:p>0.045746546</text:p>
          </table:table-cell>
          <table:table-cell office:value-type="float" office:value="5.4648933" calcext:value-type="float">
            <text:p>5.4648933</text:p>
          </table:table-cell>
          <table:table-cell table:formula="of:=[.C371]+[.A372]" office:value-type="float" office:value="21.471442712" calcext:value-type="float">
            <text:p>21.471442712</text:p>
          </table:table-cell>
        </table:table-row>
        <table:table-row table:style-name="ro1">
          <table:table-cell office:value-type="float" office:value="0.046219576" calcext:value-type="float">
            <text:p>0.046219576</text:p>
          </table:table-cell>
          <table:table-cell office:value-type="float" office:value="5.408963" calcext:value-type="float">
            <text:p>5.408963</text:p>
          </table:table-cell>
          <table:table-cell table:formula="of:=[.C372]+[.A373]" office:value-type="float" office:value="21.517662288" calcext:value-type="float">
            <text:p>21.517662288</text:p>
          </table:table-cell>
        </table:table-row>
        <table:table-row table:style-name="ro1">
          <table:table-cell office:value-type="float" office:value="0.046875715" calcext:value-type="float">
            <text:p>0.046875715</text:p>
          </table:table-cell>
          <table:table-cell office:value-type="float" office:value="5.333252" calcext:value-type="float">
            <text:p>5.333252</text:p>
          </table:table-cell>
          <table:table-cell table:formula="of:=[.C373]+[.A374]" office:value-type="float" office:value="21.564538003" calcext:value-type="float">
            <text:p>21.564538003</text:p>
          </table:table-cell>
        </table:table-row>
        <table:table-row table:style-name="ro1">
          <table:table-cell office:value-type="float" office:value="0.045914397" calcext:value-type="float">
            <text:p>0.045914397</text:p>
          </table:table-cell>
          <table:table-cell office:value-type="float" office:value="5.4449153" calcext:value-type="float">
            <text:p>5.4449153</text:p>
          </table:table-cell>
          <table:table-cell table:formula="of:=[.C374]+[.A375]" office:value-type="float" office:value="21.6104524" calcext:value-type="float">
            <text:p>21.6104524</text:p>
          </table:table-cell>
        </table:table-row>
        <table:table-row table:style-name="ro1">
          <table:table-cell office:value-type="float" office:value="0.04693675" calcext:value-type="float">
            <text:p>0.04693675</text:p>
          </table:table-cell>
          <table:table-cell office:value-type="float" office:value="5.326317" calcext:value-type="float">
            <text:p>5.326317</text:p>
          </table:table-cell>
          <table:table-cell table:formula="of:=[.C375]+[.A376]" office:value-type="float" office:value="21.65738915" calcext:value-type="float">
            <text:p>21.65738915</text:p>
          </table:table-cell>
        </table:table-row>
        <table:table-row table:style-name="ro1">
          <table:table-cell office:value-type="float" office:value="0.04740978" calcext:value-type="float">
            <text:p>0.04740978</text:p>
          </table:table-cell>
          <table:table-cell office:value-type="float" office:value="5.2731733" calcext:value-type="float">
            <text:p>5.2731733</text:p>
          </table:table-cell>
          <table:table-cell table:formula="of:=[.C376]+[.A377]" office:value-type="float" office:value="21.70479893" calcext:value-type="float">
            <text:p>21.70479893</text:p>
          </table:table-cell>
        </table:table-row>
        <table:table-row table:style-name="ro1">
          <table:table-cell office:value-type="float" office:value="0.048157472" calcext:value-type="float">
            <text:p>0.048157472</text:p>
          </table:table-cell>
          <table:table-cell office:value-type="float" office:value="5.1913023" calcext:value-type="float">
            <text:p>5.1913023</text:p>
          </table:table-cell>
          <table:table-cell table:formula="of:=[.C377]+[.A378]" office:value-type="float" office:value="21.752956402" calcext:value-type="float">
            <text:p>21.752956402</text:p>
          </table:table-cell>
        </table:table-row>
        <table:table-row table:style-name="ro1">
          <table:table-cell office:value-type="float" office:value="0.047196154" calcext:value-type="float">
            <text:p>0.047196154</text:p>
          </table:table-cell>
          <table:table-cell office:value-type="float" office:value="5.297042" calcext:value-type="float">
            <text:p>5.297042</text:p>
          </table:table-cell>
          <table:table-cell table:formula="of:=[.C378]+[.A379]" office:value-type="float" office:value="21.800152556" calcext:value-type="float">
            <text:p>21.800152556</text:p>
          </table:table-cell>
        </table:table-row>
        <table:table-row table:style-name="ro1">
          <table:table-cell office:value-type="float" office:value="0.048279546" calcext:value-type="float">
            <text:p>0.048279546</text:p>
          </table:table-cell>
          <table:table-cell office:value-type="float" office:value="5.1781764" calcext:value-type="float">
            <text:p>5.1781764</text:p>
          </table:table-cell>
          <table:table-cell table:formula="of:=[.C379]+[.A380]" office:value-type="float" office:value="21.848432102" calcext:value-type="float">
            <text:p>21.848432102</text:p>
          </table:table-cell>
        </table:table-row>
        <table:table-row table:style-name="ro1">
          <table:table-cell office:value-type="float" office:value="0.048874646" calcext:value-type="float">
            <text:p>0.048874646</text:p>
          </table:table-cell>
          <table:table-cell office:value-type="float" office:value="5.1151266" calcext:value-type="float">
            <text:p>5.1151266</text:p>
          </table:table-cell>
          <table:table-cell table:formula="of:=[.C380]+[.A381]" office:value-type="float" office:value="21.897306748" calcext:value-type="float">
            <text:p>21.897306748</text:p>
          </table:table-cell>
        </table:table-row>
        <table:table-row table:style-name="ro1">
          <table:table-cell office:value-type="float" office:value="0.049637597" calcext:value-type="float">
            <text:p>0.049637597</text:p>
          </table:table-cell>
          <table:table-cell office:value-type="float" office:value="5.036505" calcext:value-type="float">
            <text:p>5.036505</text:p>
          </table:table-cell>
          <table:table-cell table:formula="of:=[.C381]+[.A382]" office:value-type="float" office:value="21.946944345" calcext:value-type="float">
            <text:p>21.946944345</text:p>
          </table:table-cell>
        </table:table-row>
        <table:table-row table:style-name="ro1">
          <table:table-cell office:value-type="float" office:value="0.048691537" calcext:value-type="float">
            <text:p>0.048691537</text:p>
          </table:table-cell>
          <table:table-cell office:value-type="float" office:value="5.1343627" calcext:value-type="float">
            <text:p>5.1343627</text:p>
          </table:table-cell>
          <table:table-cell table:formula="of:=[.C382]+[.A383]" office:value-type="float" office:value="21.995635882" calcext:value-type="float">
            <text:p>21.995635882</text:p>
          </table:table-cell>
        </table:table-row>
        <table:table-row table:style-name="ro1">
          <table:table-cell office:value-type="float" office:value="0.049851224" calcext:value-type="float">
            <text:p>0.049851224</text:p>
          </table:table-cell>
          <table:table-cell office:value-type="float" office:value="5.014922" calcext:value-type="float">
            <text:p>5.014922</text:p>
          </table:table-cell>
          <table:table-cell table:formula="of:=[.C383]+[.A384]" office:value-type="float" office:value="22.045487106" calcext:value-type="float">
            <text:p>22.045487106</text:p>
          </table:table-cell>
        </table:table-row>
        <table:table-row table:style-name="ro1">
          <table:table-cell office:value-type="float" office:value="0.05041581" calcext:value-type="float">
            <text:p>0.05041581</text:p>
          </table:table-cell>
          <table:table-cell office:value-type="float" office:value="4.958762" calcext:value-type="float">
            <text:p>4.958762</text:p>
          </table:table-cell>
          <table:table-cell table:formula="of:=[.C384]+[.A385]" office:value-type="float" office:value="22.095902916" calcext:value-type="float">
            <text:p>22.095902916</text:p>
          </table:table-cell>
        </table:table-row>
        <table:table-row table:style-name="ro1">
          <table:table-cell office:value-type="float" office:value="0.051224537" calcext:value-type="float">
            <text:p>0.051224537</text:p>
          </table:table-cell>
          <table:table-cell office:value-type="float" office:value="4.880473" calcext:value-type="float">
            <text:p>4.880473</text:p>
          </table:table-cell>
          <table:table-cell table:formula="of:=[.C385]+[.A386]" office:value-type="float" office:value="22.147127453" calcext:value-type="float">
            <text:p>22.147127453</text:p>
          </table:table-cell>
        </table:table-row>
        <table:table-row table:style-name="ro1">
          <table:table-cell office:value-type="float" office:value="0.050171666" calcext:value-type="float">
            <text:p>0.050171666</text:p>
          </table:table-cell>
          <table:table-cell office:value-type="float" office:value="4.9828925" calcext:value-type="float">
            <text:p>4.9828925</text:p>
          </table:table-cell>
          <table:table-cell table:formula="of:=[.C386]+[.A387]" office:value-type="float" office:value="22.197299119" calcext:value-type="float">
            <text:p>22.197299119</text:p>
          </table:table-cell>
        </table:table-row>
        <table:table-row table:style-name="ro1">
          <table:table-cell office:value-type="float" office:value="0.051377125" calcext:value-type="float">
            <text:p>0.051377125</text:p>
          </table:table-cell>
          <table:table-cell office:value-type="float" office:value="4.8659787" calcext:value-type="float">
            <text:p>4.8659787</text:p>
          </table:table-cell>
          <table:table-cell table:formula="of:=[.C387]+[.A388]" office:value-type="float" office:value="22.248676244" calcext:value-type="float">
            <text:p>22.248676244</text:p>
          </table:table-cell>
        </table:table-row>
        <table:table-row table:style-name="ro1">
          <table:table-cell office:value-type="float" office:value="0.05194171" calcext:value-type="float">
            <text:p>0.05194171</text:p>
          </table:table-cell>
          <table:table-cell office:value-type="float" office:value="4.8130875" calcext:value-type="float">
            <text:p>4.8130875</text:p>
          </table:table-cell>
          <table:table-cell table:formula="of:=[.C388]+[.A389]" office:value-type="float" office:value="22.300617954" calcext:value-type="float">
            <text:p>22.300617954</text:p>
          </table:table-cell>
        </table:table-row>
        <table:table-row table:style-name="ro1">
          <table:table-cell office:value-type="float" office:value="0.052780956" calcext:value-type="float">
            <text:p>0.052780956</text:p>
          </table:table-cell>
          <table:table-cell office:value-type="float" office:value="4.736557" calcext:value-type="float">
            <text:p>4.736557</text:p>
          </table:table-cell>
          <table:table-cell table:formula="of:=[.C389]+[.A390]" office:value-type="float" office:value="22.35339891" calcext:value-type="float">
            <text:p>22.35339891</text:p>
          </table:table-cell>
        </table:table-row>
        <table:table-row table:style-name="ro1">
          <table:table-cell office:value-type="float" office:value="0.05177386" calcext:value-type="float">
            <text:p>0.05177386</text:p>
          </table:table-cell>
          <table:table-cell office:value-type="float" office:value="4.8286915" calcext:value-type="float">
            <text:p>4.8286915</text:p>
          </table:table-cell>
          <table:table-cell table:formula="of:=[.C390]+[.A391]" office:value-type="float" office:value="22.40517277" calcext:value-type="float">
            <text:p>22.40517277</text:p>
          </table:table-cell>
        </table:table-row>
        <table:table-row table:style-name="ro1">
          <table:table-cell office:value-type="float" office:value="0.053055618" calcext:value-type="float">
            <text:p>0.053055618</text:p>
          </table:table-cell>
          <table:table-cell office:value-type="float" office:value="4.712036" calcext:value-type="float">
            <text:p>4.712036</text:p>
          </table:table-cell>
          <table:table-cell table:formula="of:=[.C391]+[.A392]" office:value-type="float" office:value="22.458228388" calcext:value-type="float">
            <text:p>22.458228388</text:p>
          </table:table-cell>
        </table:table-row>
        <table:table-row table:style-name="ro1">
          <table:table-cell office:value-type="float" office:value="0.053772792" calcext:value-type="float">
            <text:p>0.053772792</text:p>
          </table:table-cell>
          <table:table-cell office:value-type="float" office:value="4.6491914" calcext:value-type="float">
            <text:p>4.6491914</text:p>
          </table:table-cell>
          <table:table-cell table:formula="of:=[.C392]+[.A393]" office:value-type="float" office:value="22.51200118" calcext:value-type="float">
            <text:p>22.51200118</text:p>
          </table:table-cell>
        </table:table-row>
        <table:table-row table:style-name="ro1">
          <table:table-cell office:value-type="float" office:value="0.05459678" calcext:value-type="float">
            <text:p>0.05459678</text:p>
          </table:table-cell>
          <table:table-cell office:value-type="float" office:value="4.5790243" calcext:value-type="float">
            <text:p>4.5790243</text:p>
          </table:table-cell>
          <table:table-cell table:formula="of:=[.C393]+[.A394]" office:value-type="float" office:value="22.56659796" calcext:value-type="float">
            <text:p>22.56659796</text:p>
          </table:table-cell>
        </table:table-row>
        <table:table-row table:style-name="ro1">
          <table:table-cell office:value-type="float" office:value="0.05348287" calcext:value-type="float">
            <text:p>0.05348287</text:p>
          </table:table-cell>
          <table:table-cell office:value-type="float" office:value="4.6743937" calcext:value-type="float">
            <text:p>4.6743937</text:p>
          </table:table-cell>
          <table:table-cell table:formula="of:=[.C394]+[.A395]" office:value-type="float" office:value="22.62008083" calcext:value-type="float">
            <text:p>22.62008083</text:p>
          </table:table-cell>
        </table:table-row>
        <table:table-row table:style-name="ro1">
          <table:table-cell office:value-type="float" office:value="0.054688334" calcext:value-type="float">
            <text:p>0.054688334</text:p>
          </table:table-cell>
          <table:table-cell office:value-type="float" office:value="4.5713587" calcext:value-type="float">
            <text:p>4.5713587</text:p>
          </table:table-cell>
          <table:table-cell table:formula="of:=[.C395]+[.A396]" office:value-type="float" office:value="22.674769164" calcext:value-type="float">
            <text:p>22.674769164</text:p>
          </table:table-cell>
        </table:table-row>
        <table:table-row table:style-name="ro1">
          <table:table-cell office:value-type="float" office:value="0.055130847" calcext:value-type="float">
            <text:p>0.055130847</text:p>
          </table:table-cell>
          <table:table-cell office:value-type="float" office:value="4.534666" calcext:value-type="float">
            <text:p>4.534666</text:p>
          </table:table-cell>
          <table:table-cell table:formula="of:=[.C396]+[.A397]" office:value-type="float" office:value="22.729900011" calcext:value-type="float">
            <text:p>22.729900011</text:p>
          </table:table-cell>
        </table:table-row>
        <table:table-row table:style-name="ro1">
          <table:table-cell office:value-type="float" office:value="0.055786986" calcext:value-type="float">
            <text:p>0.055786986</text:p>
          </table:table-cell>
          <table:table-cell office:value-type="float" office:value="4.481332" calcext:value-type="float">
            <text:p>4.481332</text:p>
          </table:table-cell>
          <table:table-cell table:formula="of:=[.C397]+[.A398]" office:value-type="float" office:value="22.785686997" calcext:value-type="float">
            <text:p>22.785686997</text:p>
          </table:table-cell>
        </table:table-row>
        <table:table-row table:style-name="ro1">
          <table:table-cell office:value-type="float" office:value="0.054505225" calcext:value-type="float">
            <text:p>0.054505225</text:p>
          </table:table-cell>
          <table:table-cell office:value-type="float" office:value="4.586716" calcext:value-type="float">
            <text:p>4.586716</text:p>
          </table:table-cell>
          <table:table-cell table:formula="of:=[.C398]+[.A399]" office:value-type="float" office:value="22.840192222" calcext:value-type="float">
            <text:p>22.840192222</text:p>
          </table:table-cell>
        </table:table-row>
        <table:table-row table:style-name="ro1">
          <table:table-cell office:value-type="float" office:value="0.055436026" calcext:value-type="float">
            <text:p>0.055436026</text:p>
          </table:table-cell>
          <table:table-cell office:value-type="float" office:value="4.5097027" calcext:value-type="float">
            <text:p>4.5097027</text:p>
          </table:table-cell>
          <table:table-cell table:formula="of:=[.C399]+[.A400]" office:value-type="float" office:value="22.895628248" calcext:value-type="float">
            <text:p>22.895628248</text:p>
          </table:table-cell>
        </table:table-row>
        <table:table-row table:style-name="ro1">
          <table:table-cell office:value-type="float" office:value="0.055603877" calcext:value-type="float">
            <text:p>0.055603877</text:p>
          </table:table-cell>
          <table:table-cell office:value-type="float" office:value="4.4960895" calcext:value-type="float">
            <text:p>4.4960895</text:p>
          </table:table-cell>
          <table:table-cell table:formula="of:=[.C400]+[.A401]" office:value-type="float" office:value="22.951232125" calcext:value-type="float">
            <text:p>22.951232125</text:p>
          </table:table-cell>
        </table:table-row>
        <table:table-row table:style-name="ro1">
          <table:table-cell office:value-type="float" office:value="0.056107424" calcext:value-type="float">
            <text:p>0.056107424</text:p>
          </table:table-cell>
          <table:table-cell office:value-type="float" office:value="4.4557385" calcext:value-type="float">
            <text:p>4.4557385</text:p>
          </table:table-cell>
          <table:table-cell table:formula="of:=[.C401]+[.A402]" office:value-type="float" office:value="23.007339549" calcext:value-type="float">
            <text:p>23.007339549</text:p>
          </table:table-cell>
        </table:table-row>
        <table:table-row table:style-name="ro1">
          <table:table-cell office:value-type="float" office:value="0.054673076" calcext:value-type="float">
            <text:p>0.054673076</text:p>
          </table:table-cell>
          <table:table-cell office:value-type="float" office:value="4.5726347" calcext:value-type="float">
            <text:p>4.5726347</text:p>
          </table:table-cell>
          <table:table-cell table:formula="of:=[.C402]+[.A403]" office:value-type="float" office:value="23.062012625" calcext:value-type="float">
            <text:p>23.062012625</text:p>
          </table:table-cell>
        </table:table-row>
        <table:table-row table:style-name="ro1">
          <table:table-cell office:value-type="float" office:value="0.05552758" calcext:value-type="float">
            <text:p>0.05552758</text:p>
          </table:table-cell>
          <table:table-cell office:value-type="float" office:value="4.5022674" calcext:value-type="float">
            <text:p>4.5022674</text:p>
          </table:table-cell>
          <table:table-cell table:formula="of:=[.C403]+[.A404]" office:value-type="float" office:value="23.117540205" calcext:value-type="float">
            <text:p>23.117540205</text:p>
          </table:table-cell>
        </table:table-row>
        <table:table-row table:style-name="ro1">
          <table:table-cell office:value-type="float" office:value="0.055466544" calcext:value-type="float">
            <text:p>0.055466544</text:p>
          </table:table-cell>
          <table:table-cell office:value-type="float" office:value="4.5072217" calcext:value-type="float">
            <text:p>4.5072217</text:p>
          </table:table-cell>
          <table:table-cell table:formula="of:=[.C404]+[.A405]" office:value-type="float" office:value="23.173006749" calcext:value-type="float">
            <text:p>23.173006749</text:p>
          </table:table-cell>
        </table:table-row>
        <table:table-row table:style-name="ro1">
          <table:table-cell office:value-type="float" office:value="0.05552758" calcext:value-type="float">
            <text:p>0.05552758</text:p>
          </table:table-cell>
          <table:table-cell office:value-type="float" office:value="4.5022674" calcext:value-type="float">
            <text:p>4.5022674</text:p>
          </table:table-cell>
          <table:table-cell table:formula="of:=[.C405]+[.A406]" office:value-type="float" office:value="23.228534329" calcext:value-type="float">
            <text:p>23.228534329</text:p>
          </table:table-cell>
        </table:table-row>
        <table:table-row table:style-name="ro1">
          <table:table-cell office:value-type="float" office:value="0.053742275" calcext:value-type="float">
            <text:p>0.053742275</text:p>
          </table:table-cell>
          <table:table-cell office:value-type="float" office:value="4.651831" calcext:value-type="float">
            <text:p>4.651831</text:p>
          </table:table-cell>
          <table:table-cell table:formula="of:=[.C406]+[.A407]" office:value-type="float" office:value="23.282276604" calcext:value-type="float">
            <text:p>23.282276604</text:p>
          </table:table-cell>
        </table:table-row>
        <table:table-row table:style-name="ro1">
          <table:table-cell office:value-type="float" office:value="0.054184787" calcext:value-type="float">
            <text:p>0.054184787</text:p>
          </table:table-cell>
          <table:table-cell office:value-type="float" office:value="4.6138415" calcext:value-type="float">
            <text:p>4.6138415</text:p>
          </table:table-cell>
          <table:table-cell table:formula="of:=[.C407]+[.A408]" office:value-type="float" office:value="23.336461391" calcext:value-type="float">
            <text:p>23.336461391</text:p>
          </table:table-cell>
        </table:table-row>
        <table:table-row table:style-name="ro1">
          <table:table-cell office:value-type="float" office:value="0.0539559" calcext:value-type="float">
            <text:p>0.0539559</text:p>
          </table:table-cell>
          <table:table-cell office:value-type="float" office:value="4.6334133" calcext:value-type="float">
            <text:p>4.6334133</text:p>
          </table:table-cell>
          <table:table-cell table:formula="of:=[.C408]+[.A409]" office:value-type="float" office:value="23.390417291" calcext:value-type="float">
            <text:p>23.390417291</text:p>
          </table:table-cell>
        </table:table-row>
        <table:table-row table:style-name="ro1">
          <table:table-cell office:value-type="float" office:value="0.05381857" calcext:value-type="float">
            <text:p>0.05381857</text:p>
          </table:table-cell>
          <table:table-cell office:value-type="float" office:value="4.645237" calcext:value-type="float">
            <text:p>4.645237</text:p>
          </table:table-cell>
          <table:table-cell table:formula="of:=[.C409]+[.A410]" office:value-type="float" office:value="23.444235861" calcext:value-type="float">
            <text:p>23.444235861</text:p>
          </table:table-cell>
        </table:table-row>
        <table:table-row table:style-name="ro1">
          <table:table-cell office:value-type="float" office:value="0.05197223" calcext:value-type="float">
            <text:p>0.05197223</text:p>
          </table:table-cell>
          <table:table-cell office:value-type="float" office:value="4.8102612" calcext:value-type="float">
            <text:p>4.8102612</text:p>
          </table:table-cell>
          <table:table-cell table:formula="of:=[.C410]+[.A411]" office:value-type="float" office:value="23.496208091" calcext:value-type="float">
            <text:p>23.496208091</text:p>
          </table:table-cell>
        </table:table-row>
        <table:table-row table:style-name="ro1">
          <table:table-cell office:value-type="float" office:value="0.052185856" calcext:value-type="float">
            <text:p>0.052185856</text:p>
          </table:table-cell>
          <table:table-cell office:value-type="float" office:value="4.7905703" calcext:value-type="float">
            <text:p>4.7905703</text:p>
          </table:table-cell>
          <table:table-cell table:formula="of:=[.C411]+[.A412]" office:value-type="float" office:value="23.548393947" calcext:value-type="float">
            <text:p>23.548393947</text:p>
          </table:table-cell>
        </table:table-row>
        <table:table-row table:style-name="ro1">
          <table:table-cell office:value-type="float" office:value="0.051865414" calcext:value-type="float">
            <text:p>0.051865414</text:p>
          </table:table-cell>
          <table:table-cell office:value-type="float" office:value="4.820168" calcext:value-type="float">
            <text:p>4.820168</text:p>
          </table:table-cell>
          <table:table-cell table:formula="of:=[.C412]+[.A413]" office:value-type="float" office:value="23.600259361" calcext:value-type="float">
            <text:p>23.600259361</text:p>
          </table:table-cell>
        </table:table-row>
        <table:table-row table:style-name="ro1">
          <table:table-cell office:value-type="float" office:value="0.05168231" calcext:value-type="float">
            <text:p>0.05168231</text:p>
          </table:table-cell>
          <table:table-cell office:value-type="float" office:value="4.8372455" calcext:value-type="float">
            <text:p>4.8372455</text:p>
          </table:table-cell>
          <table:table-cell table:formula="of:=[.C413]+[.A414]" office:value-type="float" office:value="23.651941671" calcext:value-type="float">
            <text:p>23.651941671</text:p>
          </table:table-cell>
        </table:table-row>
        <table:table-row table:style-name="ro1">
          <table:table-cell office:value-type="float" office:value="0.049866483" calcext:value-type="float">
            <text:p>0.049866483</text:p>
          </table:table-cell>
          <table:table-cell office:value-type="float" office:value="5.0133877" calcext:value-type="float">
            <text:p>5.0133877</text:p>
          </table:table-cell>
          <table:table-cell table:formula="of:=[.C414]+[.A415]" office:value-type="float" office:value="23.701808154" calcext:value-type="float">
            <text:p>23.701808154</text:p>
          </table:table-cell>
        </table:table-row>
        <table:table-row table:style-name="ro1">
          <table:table-cell office:value-type="float" office:value="0.05009537" calcext:value-type="float">
            <text:p>0.05009537</text:p>
          </table:table-cell>
          <table:table-cell office:value-type="float" office:value="4.9904814" calcext:value-type="float">
            <text:p>4.9904814</text:p>
          </table:table-cell>
          <table:table-cell table:formula="of:=[.C415]+[.A416]" office:value-type="float" office:value="23.751903524" calcext:value-type="float">
            <text:p>23.751903524</text:p>
          </table:table-cell>
        </table:table-row>
        <table:table-row table:style-name="ro1">
          <table:table-cell office:value-type="float" office:value="0.04975967" calcext:value-type="float">
            <text:p>0.04975967</text:p>
          </table:table-cell>
          <table:table-cell office:value-type="float" office:value="5.024149" calcext:value-type="float">
            <text:p>5.024149</text:p>
          </table:table-cell>
          <table:table-cell table:formula="of:=[.C416]+[.A417]" office:value-type="float" office:value="23.801663194" calcext:value-type="float">
            <text:p>23.801663194</text:p>
          </table:table-cell>
        </table:table-row>
        <table:table-row table:style-name="ro1">
          <table:table-cell office:value-type="float" office:value="0.049652856" calcext:value-type="float">
            <text:p>0.049652856</text:p>
          </table:table-cell>
          <table:table-cell office:value-type="float" office:value="5.0349574" calcext:value-type="float">
            <text:p>5.0349574</text:p>
          </table:table-cell>
          <table:table-cell table:formula="of:=[.C417]+[.A418]" office:value-type="float" office:value="23.85131605" calcext:value-type="float">
            <text:p>23.85131605</text:p>
          </table:table-cell>
        </table:table-row>
        <table:table-row table:style-name="ro1">
          <table:table-cell office:value-type="float" office:value="0.047806516" calcext:value-type="float">
            <text:p>0.047806516</text:p>
          </table:table-cell>
          <table:table-cell office:value-type="float" office:value="5.2294126" calcext:value-type="float">
            <text:p>5.2294126</text:p>
          </table:table-cell>
          <table:table-cell table:formula="of:=[.C418]+[.A419]" office:value-type="float" office:value="23.899122566" calcext:value-type="float">
            <text:p>23.899122566</text:p>
          </table:table-cell>
        </table:table-row>
        <table:table-row table:style-name="ro1">
          <table:table-cell office:value-type="float" office:value="0.048126955" calcext:value-type="float">
            <text:p>0.048126955</text:p>
          </table:table-cell>
          <table:table-cell office:value-type="float" office:value="5.194594" calcext:value-type="float">
            <text:p>5.194594</text:p>
          </table:table-cell>
          <table:table-cell table:formula="of:=[.C419]+[.A420]" office:value-type="float" office:value="23.947249521" calcext:value-type="float">
            <text:p>23.947249521</text:p>
          </table:table-cell>
        </table:table-row>
        <table:table-row table:style-name="ro1">
          <table:table-cell office:value-type="float" office:value="0.047776" calcext:value-type="float">
            <text:p>0.047776</text:p>
          </table:table-cell>
          <table:table-cell office:value-type="float" office:value="5.232753" calcext:value-type="float">
            <text:p>5.232753</text:p>
          </table:table-cell>
          <table:table-cell table:formula="of:=[.C420]+[.A421]" office:value-type="float" office:value="23.995025521" calcext:value-type="float">
            <text:p>23.995025521</text:p>
          </table:table-cell>
        </table:table-row>
        <table:table-row table:style-name="ro1">
          <table:table-cell office:value-type="float" office:value="0.04771496" calcext:value-type="float">
            <text:p>0.04771496</text:p>
          </table:table-cell>
          <table:table-cell office:value-type="float" office:value="5.239447" calcext:value-type="float">
            <text:p>5.239447</text:p>
          </table:table-cell>
          <table:table-cell table:formula="of:=[.C421]+[.A422]" office:value-type="float" office:value="24.042740481" calcext:value-type="float">
            <text:p>24.042740481</text:p>
          </table:table-cell>
        </table:table-row>
        <table:table-row table:style-name="ro1">
          <table:table-cell office:value-type="float" office:value="0.04600595" calcext:value-type="float">
            <text:p>0.04600595</text:p>
          </table:table-cell>
          <table:table-cell office:value-type="float" office:value="5.4340796" calcext:value-type="float">
            <text:p>5.4340796</text:p>
          </table:table-cell>
          <table:table-cell table:formula="of:=[.C422]+[.A423]" office:value-type="float" office:value="24.088746431" calcext:value-type="float">
            <text:p>24.088746431</text:p>
          </table:table-cell>
        </table:table-row>
        <table:table-row table:style-name="ro1">
          <table:table-cell office:value-type="float" office:value="0.046311133" calcext:value-type="float">
            <text:p>0.046311133</text:p>
          </table:table-cell>
          <table:table-cell office:value-type="float" office:value="5.39827" calcext:value-type="float">
            <text:p>5.39827</text:p>
          </table:table-cell>
          <table:table-cell table:formula="of:=[.C423]+[.A424]" office:value-type="float" office:value="24.135057564" calcext:value-type="float">
            <text:p>24.135057564</text:p>
          </table:table-cell>
        </table:table-row>
        <table:table-row table:style-name="ro1">
          <table:table-cell office:value-type="float" office:value="0.04615854" calcext:value-type="float">
            <text:p>0.04615854</text:p>
          </table:table-cell>
          <table:table-cell office:value-type="float" office:value="5.4161158" calcext:value-type="float">
            <text:p>5.4161158</text:p>
          </table:table-cell>
          <table:table-cell table:formula="of:=[.C424]+[.A425]" office:value-type="float" office:value="24.181216104" calcext:value-type="float">
            <text:p>24.181216104</text:p>
          </table:table-cell>
        </table:table-row>
        <table:table-row table:style-name="ro1">
          <table:table-cell office:value-type="float" office:value="0.046143282" calcext:value-type="float">
            <text:p>0.046143282</text:p>
          </table:table-cell>
          <table:table-cell office:value-type="float" office:value="5.4179068" calcext:value-type="float">
            <text:p>5.4179068</text:p>
          </table:table-cell>
          <table:table-cell table:formula="of:=[.C425]+[.A426]" office:value-type="float" office:value="24.227359386" calcext:value-type="float">
            <text:p>24.227359386</text:p>
          </table:table-cell>
        </table:table-row>
        <table:table-row table:style-name="ro1">
          <table:table-cell office:value-type="float" office:value="0.04446479" calcext:value-type="float">
            <text:p>0.04446479</text:p>
          </table:table-cell>
          <table:table-cell office:value-type="float" office:value="5.6224265" calcext:value-type="float">
            <text:p>5.6224265</text:p>
          </table:table-cell>
          <table:table-cell table:formula="of:=[.C426]+[.A427]" office:value-type="float" office:value="24.271824176" calcext:value-type="float">
            <text:p>24.271824176</text:p>
          </table:table-cell>
        </table:table-row>
        <table:table-row table:style-name="ro1">
          <table:table-cell office:value-type="float" office:value="0.04476997" calcext:value-type="float">
            <text:p>0.04476997</text:p>
          </table:table-cell>
          <table:table-cell office:value-type="float" office:value="5.5841007" calcext:value-type="float">
            <text:p>5.5841007</text:p>
          </table:table-cell>
          <table:table-cell table:formula="of:=[.C427]+[.A428]" office:value-type="float" office:value="24.316594146" calcext:value-type="float">
            <text:p>24.316594146</text:p>
          </table:table-cell>
        </table:table-row>
        <table:table-row table:style-name="ro1">
          <table:table-cell office:value-type="float" office:value="0.044602122" calcext:value-type="float">
            <text:p>0.044602122</text:p>
          </table:table-cell>
          <table:table-cell office:value-type="float" office:value="5.6051145" calcext:value-type="float">
            <text:p>5.6051145</text:p>
          </table:table-cell>
          <table:table-cell table:formula="of:=[.C428]+[.A429]" office:value-type="float" office:value="24.361196268" calcext:value-type="float">
            <text:p>24.361196268</text:p>
          </table:table-cell>
        </table:table-row>
        <table:table-row table:style-name="ro1">
          <table:table-cell office:value-type="float" office:value="0.044571605" calcext:value-type="float">
            <text:p>0.044571605</text:p>
          </table:table-cell>
          <table:table-cell office:value-type="float" office:value="5.6089525" calcext:value-type="float">
            <text:p>5.6089525</text:p>
          </table:table-cell>
          <table:table-cell table:formula="of:=[.C429]+[.A430]" office:value-type="float" office:value="24.405767873" calcext:value-type="float">
            <text:p>24.405767873</text:p>
          </table:table-cell>
        </table:table-row>
        <table:table-row table:style-name="ro1">
          <table:table-cell office:value-type="float" office:value="0.04309148" calcext:value-type="float">
            <text:p>0.04309148</text:p>
          </table:table-cell>
          <table:table-cell office:value-type="float" office:value="5.801611" calcext:value-type="float">
            <text:p>5.801611</text:p>
          </table:table-cell>
          <table:table-cell table:formula="of:=[.C430]+[.A431]" office:value-type="float" office:value="24.448859353" calcext:value-type="float">
            <text:p>24.448859353</text:p>
          </table:table-cell>
        </table:table-row>
        <table:table-row table:style-name="ro1">
          <table:table-cell office:value-type="float" office:value="0.043472953" calcext:value-type="float">
            <text:p>0.043472953</text:p>
          </table:table-cell>
          <table:table-cell office:value-type="float" office:value="5.750702" calcext:value-type="float">
            <text:p>5.750702</text:p>
          </table:table-cell>
          <table:table-cell table:formula="of:=[.C431]+[.A432]" office:value-type="float" office:value="24.492332306" calcext:value-type="float">
            <text:p>24.492332306</text:p>
          </table:table-cell>
        </table:table-row>
        <table:table-row table:style-name="ro1">
          <table:table-cell office:value-type="float" office:value="0.043350883" calcext:value-type="float">
            <text:p>0.043350883</text:p>
          </table:table-cell>
          <table:table-cell office:value-type="float" office:value="5.766895" calcext:value-type="float">
            <text:p>5.766895</text:p>
          </table:table-cell>
          <table:table-cell table:formula="of:=[.C432]+[.A433]" office:value-type="float" office:value="24.535683189" calcext:value-type="float">
            <text:p>24.535683189</text:p>
          </table:table-cell>
        </table:table-row>
        <table:table-row table:style-name="ro1">
          <table:table-cell office:value-type="float" office:value="0.043457694" calcext:value-type="float">
            <text:p>0.043457694</text:p>
          </table:table-cell>
          <table:table-cell office:value-type="float" office:value="5.752721" calcext:value-type="float">
            <text:p>5.752721</text:p>
          </table:table-cell>
          <table:table-cell table:formula="of:=[.C433]+[.A434]" office:value-type="float" office:value="24.579140883" calcext:value-type="float">
            <text:p>24.579140883</text:p>
          </table:table-cell>
        </table:table-row>
        <table:table-row table:style-name="ro1">
          <table:table-cell office:value-type="float" office:value="0.042175937" calcext:value-type="float">
            <text:p>0.042175937</text:p>
          </table:table-cell>
          <table:table-cell office:value-type="float" office:value="5.9275503" calcext:value-type="float">
            <text:p>5.9275503</text:p>
          </table:table-cell>
          <table:table-cell table:formula="of:=[.C434]+[.A435]" office:value-type="float" office:value="24.62131682" calcext:value-type="float">
            <text:p>24.62131682</text:p>
          </table:table-cell>
        </table:table-row>
        <table:table-row table:style-name="ro1">
          <table:table-cell office:value-type="float" office:value="0.042771038" calcext:value-type="float">
            <text:p>0.042771038</text:p>
          </table:table-cell>
          <table:table-cell office:value-type="float" office:value="5.845077" calcext:value-type="float">
            <text:p>5.845077</text:p>
          </table:table-cell>
          <table:table-cell table:formula="of:=[.C435]+[.A436]" office:value-type="float" office:value="24.664087858" calcext:value-type="float">
            <text:p>24.664087858</text:p>
          </table:table-cell>
        </table:table-row>
        <table:table-row table:style-name="ro1">
          <table:table-cell office:value-type="float" office:value="0.04292363" calcext:value-type="float">
            <text:p>0.04292363</text:p>
          </table:table-cell>
          <table:table-cell office:value-type="float" office:value="5.824298" calcext:value-type="float">
            <text:p>5.824298</text:p>
          </table:table-cell>
          <table:table-cell table:formula="of:=[.C436]+[.A437]" office:value-type="float" office:value="24.707011488" calcext:value-type="float">
            <text:p>24.707011488</text:p>
          </table:table-cell>
        </table:table-row>
        <table:table-row table:style-name="ro1">
          <table:table-cell office:value-type="float" office:value="0.043274585" calcext:value-type="float">
            <text:p>0.043274585</text:p>
          </table:table-cell>
          <table:table-cell office:value-type="float" office:value="5.777063" calcext:value-type="float">
            <text:p>5.777063</text:p>
          </table:table-cell>
          <table:table-cell table:formula="of:=[.C437]+[.A438]" office:value-type="float" office:value="24.750286073" calcext:value-type="float">
            <text:p>24.750286073</text:p>
          </table:table-cell>
        </table:table-row>
        <table:table-row table:style-name="ro1">
          <table:table-cell office:value-type="float" office:value="0.042221714" calcext:value-type="float">
            <text:p>0.042221714</text:p>
          </table:table-cell>
          <table:table-cell office:value-type="float" office:value="5.921124" calcext:value-type="float">
            <text:p>5.921124</text:p>
          </table:table-cell>
          <table:table-cell table:formula="of:=[.C438]+[.A439]" office:value-type="float" office:value="24.792507787" calcext:value-type="float">
            <text:p>24.792507787</text:p>
          </table:table-cell>
        </table:table-row>
        <table:table-row table:style-name="ro1">
          <table:table-cell office:value-type="float" office:value="0.042954147" calcext:value-type="float">
            <text:p>0.042954147</text:p>
          </table:table-cell>
          <table:table-cell office:value-type="float" office:value="5.82016" calcext:value-type="float">
            <text:p>5.82016</text:p>
          </table:table-cell>
          <table:table-cell table:formula="of:=[.C439]+[.A440]" office:value-type="float" office:value="24.835461934" calcext:value-type="float">
            <text:p>24.835461934</text:p>
          </table:table-cell>
        </table:table-row>
        <table:table-row table:style-name="ro1">
          <table:table-cell office:value-type="float" office:value="0.043244068" calcext:value-type="float">
            <text:p>0.043244068</text:p>
          </table:table-cell>
          <table:table-cell office:value-type="float" office:value="5.78114" calcext:value-type="float">
            <text:p>5.78114</text:p>
          </table:table-cell>
          <table:table-cell table:formula="of:=[.C440]+[.A441]" office:value-type="float" office:value="24.878706002" calcext:value-type="float">
            <text:p>24.878706002</text:p>
          </table:table-cell>
        </table:table-row>
        <table:table-row table:style-name="ro1">
          <table:table-cell office:value-type="float" office:value="0.043747615" calcext:value-type="float">
            <text:p>0.043747615</text:p>
          </table:table-cell>
          <table:table-cell office:value-type="float" office:value="5.714597" calcext:value-type="float">
            <text:p>5.714597</text:p>
          </table:table-cell>
          <table:table-cell table:formula="of:=[.C441]+[.A442]" office:value-type="float" office:value="24.922453617" calcext:value-type="float">
            <text:p>24.922453617</text:p>
          </table:table-cell>
        </table:table-row>
        <table:table-row table:style-name="ro1">
          <table:table-cell office:value-type="float" office:value="0.04274052" calcext:value-type="float">
            <text:p>0.04274052</text:p>
          </table:table-cell>
          <table:table-cell office:value-type="float" office:value="5.8492503" calcext:value-type="float">
            <text:p>5.8492503</text:p>
          </table:table-cell>
          <table:table-cell table:formula="of:=[.C442]+[.A443]" office:value-type="float" office:value="24.965194137" calcext:value-type="float">
            <text:p>24.965194137</text:p>
          </table:table-cell>
        </table:table-row>
        <table:table-row table:style-name="ro1">
          <table:table-cell office:value-type="float" office:value="0.043610286" calcext:value-type="float">
            <text:p>0.043610286</text:p>
          </table:table-cell>
          <table:table-cell office:value-type="float" office:value="5.7325926" calcext:value-type="float">
            <text:p>5.7325926</text:p>
          </table:table-cell>
          <table:table-cell table:formula="of:=[.C443]+[.A444]" office:value-type="float" office:value="25.008804423" calcext:value-type="float">
            <text:p>25.008804423</text:p>
          </table:table-cell>
        </table:table-row>
        <table:table-row table:style-name="ro1">
          <table:table-cell office:value-type="float" office:value="0.04400702" calcext:value-type="float">
            <text:p>0.04400702</text:p>
          </table:table-cell>
          <table:table-cell office:value-type="float" office:value="5.680912" calcext:value-type="float">
            <text:p>5.680912</text:p>
          </table:table-cell>
          <table:table-cell table:formula="of:=[.C444]+[.A445]" office:value-type="float" office:value="25.052811443" calcext:value-type="float">
            <text:p>25.052811443</text:p>
          </table:table-cell>
        </table:table-row>
        <table:table-row table:style-name="ro1">
          <table:table-cell office:value-type="float" office:value="0.044586863" calcext:value-type="float">
            <text:p>0.044586863</text:p>
          </table:table-cell>
          <table:table-cell office:value-type="float" office:value="5.607033" calcext:value-type="float">
            <text:p>5.607033</text:p>
          </table:table-cell>
          <table:table-cell table:formula="of:=[.C445]+[.A446]" office:value-type="float" office:value="25.097398306" calcext:value-type="float">
            <text:p>25.097398306</text:p>
          </table:table-cell>
        </table:table-row>
        <table:table-row table:style-name="ro1">
          <table:table-cell office:value-type="float" office:value="0.04367132" calcext:value-type="float">
            <text:p>0.04367132</text:p>
          </table:table-cell>
          <table:table-cell office:value-type="float" office:value="5.724581" calcext:value-type="float">
            <text:p>5.724581</text:p>
          </table:table-cell>
          <table:table-cell table:formula="of:=[.C446]+[.A447]" office:value-type="float" office:value="25.141069626" calcext:value-type="float">
            <text:p>25.141069626</text:p>
          </table:table-cell>
        </table:table-row>
        <table:table-row table:style-name="ro1">
          <table:table-cell office:value-type="float" office:value="0.0446479" calcext:value-type="float">
            <text:p>0.0446479</text:p>
          </table:table-cell>
          <table:table-cell office:value-type="float" office:value="5.5993676" calcext:value-type="float">
            <text:p>5.5993676</text:p>
          </table:table-cell>
          <table:table-cell table:formula="of:=[.C447]+[.A448]" office:value-type="float" office:value="25.185717526" calcext:value-type="float">
            <text:p>25.185717526</text:p>
          </table:table-cell>
        </table:table-row>
        <table:table-row table:style-name="ro1">
          <table:table-cell office:value-type="float" office:value="0.04510567" calcext:value-type="float">
            <text:p>0.04510567</text:p>
          </table:table-cell>
          <table:table-cell office:value-type="float" office:value="5.5425406" calcext:value-type="float">
            <text:p>5.5425406</text:p>
          </table:table-cell>
          <table:table-cell table:formula="of:=[.C448]+[.A449]" office:value-type="float" office:value="25.230823196" calcext:value-type="float">
            <text:p>25.230823196</text:p>
          </table:table-cell>
        </table:table-row>
        <table:table-row table:style-name="ro1">
          <table:table-cell office:value-type="float" office:value="0.045761805" calcext:value-type="float">
            <text:p>0.045761805</text:p>
          </table:table-cell>
          <table:table-cell office:value-type="float" office:value="5.4630713" calcext:value-type="float">
            <text:p>5.4630713</text:p>
          </table:table-cell>
          <table:table-cell table:formula="of:=[.C449]+[.A450]" office:value-type="float" office:value="25.276585001" calcext:value-type="float">
            <text:p>25.276585001</text:p>
          </table:table-cell>
        </table:table-row>
        <table:table-row table:style-name="ro1">
          <table:table-cell office:value-type="float" office:value="0.04481575" calcext:value-type="float">
            <text:p>0.04481575</text:p>
          </table:table-cell>
          <table:table-cell office:value-type="float" office:value="5.5783963" calcext:value-type="float">
            <text:p>5.5783963</text:p>
          </table:table-cell>
          <table:table-cell table:formula="of:=[.C450]+[.A451]" office:value-type="float" office:value="25.321400751" calcext:value-type="float">
            <text:p>25.321400751</text:p>
          </table:table-cell>
        </table:table-row>
        <table:table-row table:style-name="ro1">
          <table:table-cell office:value-type="float" office:value="0.045838103" calcext:value-type="float">
            <text:p>0.045838103</text:p>
          </table:table-cell>
          <table:table-cell office:value-type="float" office:value="5.453978" calcext:value-type="float">
            <text:p>5.453978</text:p>
          </table:table-cell>
          <table:table-cell table:formula="of:=[.C451]+[.A452]" office:value-type="float" office:value="25.367238854" calcext:value-type="float">
            <text:p>25.367238854</text:p>
          </table:table-cell>
        </table:table-row>
        <table:table-row table:style-name="ro1">
          <table:table-cell office:value-type="float" office:value="0.04632639" calcext:value-type="float">
            <text:p>0.04632639</text:p>
          </table:table-cell>
          <table:table-cell office:value-type="float" office:value="5.3964925" calcext:value-type="float">
            <text:p>5.3964925</text:p>
          </table:table-cell>
          <table:table-cell table:formula="of:=[.C452]+[.A453]" office:value-type="float" office:value="25.413565244" calcext:value-type="float">
            <text:p>25.413565244</text:p>
          </table:table-cell>
        </table:table-row>
        <table:table-row table:style-name="ro1">
          <table:table-cell office:value-type="float" office:value="0.047028307" calcext:value-type="float">
            <text:p>0.047028307</text:p>
          </table:table-cell>
          <table:table-cell office:value-type="float" office:value="5.315947" calcext:value-type="float">
            <text:p>5.315947</text:p>
          </table:table-cell>
          <table:table-cell table:formula="of:=[.C453]+[.A454]" office:value-type="float" office:value="25.460593551" calcext:value-type="float">
            <text:p>25.460593551</text:p>
          </table:table-cell>
        </table:table-row>
        <table:table-row table:style-name="ro1">
          <table:table-cell office:value-type="float" office:value="0.046082247" calcext:value-type="float">
            <text:p>0.046082247</text:p>
          </table:table-cell>
          <table:table-cell office:value-type="float" office:value="5.4250827" calcext:value-type="float">
            <text:p>5.4250827</text:p>
          </table:table-cell>
          <table:table-cell table:formula="of:=[.C454]+[.A455]" office:value-type="float" office:value="25.506675798" calcext:value-type="float">
            <text:p>25.506675798</text:p>
          </table:table-cell>
        </table:table-row>
        <table:table-row table:style-name="ro1">
          <table:table-cell office:value-type="float" office:value="0.047165636" calcext:value-type="float">
            <text:p>0.047165636</text:p>
          </table:table-cell>
          <table:table-cell office:value-type="float" office:value="5.300469" calcext:value-type="float">
            <text:p>5.300469</text:p>
          </table:table-cell>
          <table:table-cell table:formula="of:=[.C455]+[.A456]" office:value-type="float" office:value="25.553841434" calcext:value-type="float">
            <text:p>25.553841434</text:p>
          </table:table-cell>
        </table:table-row>
        <table:table-row table:style-name="ro1">
          <table:table-cell office:value-type="float" office:value="0.047730222" calcext:value-type="float">
            <text:p>0.047730222</text:p>
          </table:table-cell>
          <table:table-cell office:value-type="float" office:value="5.2377715" calcext:value-type="float">
            <text:p>5.2377715</text:p>
          </table:table-cell>
          <table:table-cell table:formula="of:=[.C456]+[.A457]" office:value-type="float" office:value="25.601571656" calcext:value-type="float">
            <text:p>25.601571656</text:p>
          </table:table-cell>
        </table:table-row>
        <table:table-row table:style-name="ro1">
          <table:table-cell office:value-type="float" office:value="0.048462655" calcext:value-type="float">
            <text:p>0.048462655</text:p>
          </table:table-cell>
          <table:table-cell office:value-type="float" office:value="5.1586113" calcext:value-type="float">
            <text:p>5.1586113</text:p>
          </table:table-cell>
          <table:table-cell table:formula="of:=[.C457]+[.A458]" office:value-type="float" office:value="25.650034311" calcext:value-type="float">
            <text:p>25.650034311</text:p>
          </table:table-cell>
        </table:table-row>
        <table:table-row table:style-name="ro1">
          <table:table-cell office:value-type="float" office:value="0.047486078" calcext:value-type="float">
            <text:p>0.047486078</text:p>
          </table:table-cell>
          <table:table-cell office:value-type="float" office:value="5.264701" calcext:value-type="float">
            <text:p>5.264701</text:p>
          </table:table-cell>
          <table:table-cell table:formula="of:=[.C458]+[.A459]" office:value-type="float" office:value="25.697520389" calcext:value-type="float">
            <text:p>25.697520389</text:p>
          </table:table-cell>
        </table:table-row>
        <table:table-row table:style-name="ro1">
          <table:table-cell office:value-type="float" office:value="0.048554208" calcext:value-type="float">
            <text:p>0.048554208</text:p>
          </table:table-cell>
          <table:table-cell office:value-type="float" office:value="5.1488843" calcext:value-type="float">
            <text:p>5.1488843</text:p>
          </table:table-cell>
          <table:table-cell table:formula="of:=[.C459]+[.A460]" office:value-type="float" office:value="25.746074597" calcext:value-type="float">
            <text:p>25.746074597</text:p>
          </table:table-cell>
        </table:table-row>
        <table:table-row table:style-name="ro1">
          <table:table-cell office:value-type="float" office:value="0.049073014" calcext:value-type="float">
            <text:p>0.049073014</text:p>
          </table:table-cell>
          <table:table-cell office:value-type="float" office:value="5.0944495" calcext:value-type="float">
            <text:p>5.0944495</text:p>
          </table:table-cell>
          <table:table-cell table:formula="of:=[.C460]+[.A461]" office:value-type="float" office:value="25.795147611" calcext:value-type="float">
            <text:p>25.795147611</text:p>
          </table:table-cell>
        </table:table-row>
        <table:table-row table:style-name="ro1">
          <table:table-cell office:value-type="float" office:value="0.049744412" calcext:value-type="float">
            <text:p>0.049744412</text:p>
          </table:table-cell>
          <table:table-cell office:value-type="float" office:value="5.02569" calcext:value-type="float">
            <text:p>5.02569</text:p>
          </table:table-cell>
          <table:table-cell table:formula="of:=[.C461]+[.A462]" office:value-type="float" office:value="25.844892023" calcext:value-type="float">
            <text:p>25.844892023</text:p>
          </table:table-cell>
        </table:table-row>
        <table:table-row table:style-name="ro1">
          <table:table-cell office:value-type="float" office:value="0.04872206" calcext:value-type="float">
            <text:p>0.04872206</text:p>
          </table:table-cell>
          <table:table-cell office:value-type="float" office:value="5.131146" calcext:value-type="float">
            <text:p>5.131146</text:p>
          </table:table-cell>
          <table:table-cell table:formula="of:=[.C462]+[.A463]" office:value-type="float" office:value="25.893614083" calcext:value-type="float">
            <text:p>25.893614083</text:p>
          </table:table-cell>
        </table:table-row>
        <table:table-row table:style-name="ro1">
          <table:table-cell office:value-type="float" office:value="0.04975967" calcext:value-type="float">
            <text:p>0.04975967</text:p>
          </table:table-cell>
          <table:table-cell office:value-type="float" office:value="5.024149" calcext:value-type="float">
            <text:p>5.024149</text:p>
          </table:table-cell>
          <table:table-cell table:formula="of:=[.C463]+[.A464]" office:value-type="float" office:value="25.943373753" calcext:value-type="float">
            <text:p>25.943373753</text:p>
          </table:table-cell>
        </table:table-row>
        <table:table-row table:style-name="ro1">
          <table:table-cell office:value-type="float" office:value="0.050217442" calcext:value-type="float">
            <text:p>0.050217442</text:p>
          </table:table-cell>
          <table:table-cell office:value-type="float" office:value="4.97835" calcext:value-type="float">
            <text:p>4.97835</text:p>
          </table:table-cell>
          <table:table-cell table:formula="of:=[.C464]+[.A465]" office:value-type="float" office:value="25.993591195" calcext:value-type="float">
            <text:p>25.993591195</text:p>
          </table:table-cell>
        </table:table-row>
        <table:table-row table:style-name="ro1">
          <table:table-cell office:value-type="float" office:value="0.05085832" calcext:value-type="float">
            <text:p>0.05085832</text:p>
          </table:table-cell>
          <table:table-cell office:value-type="float" office:value="4.9156165" calcext:value-type="float">
            <text:p>4.9156165</text:p>
          </table:table-cell>
          <table:table-cell table:formula="of:=[.C465]+[.A466]" office:value-type="float" office:value="26.044449515" calcext:value-type="float">
            <text:p>26.044449515</text:p>
          </table:table-cell>
        </table:table-row>
        <table:table-row table:style-name="ro1">
          <table:table-cell office:value-type="float" office:value="0.049729154" calcext:value-type="float">
            <text:p>0.049729154</text:p>
          </table:table-cell>
          <table:table-cell office:value-type="float" office:value="5.027232" calcext:value-type="float">
            <text:p>5.027232</text:p>
          </table:table-cell>
          <table:table-cell table:formula="of:=[.C466]+[.A467]" office:value-type="float" office:value="26.094178669" calcext:value-type="float">
            <text:p>26.094178669</text:p>
          </table:table-cell>
        </table:table-row>
        <table:table-row table:style-name="ro1">
          <table:table-cell office:value-type="float" office:value="0.050797284" calcext:value-type="float">
            <text:p>0.050797284</text:p>
          </table:table-cell>
          <table:table-cell office:value-type="float" office:value="4.921523" calcext:value-type="float">
            <text:p>4.921523</text:p>
          </table:table-cell>
          <table:table-cell table:formula="of:=[.C467]+[.A468]" office:value-type="float" office:value="26.144975953" calcext:value-type="float">
            <text:p>26.144975953</text:p>
          </table:table-cell>
        </table:table-row>
        <table:table-row table:style-name="ro1">
          <table:table-cell office:value-type="float" office:value="0.051148243" calcext:value-type="float">
            <text:p>0.051148243</text:p>
          </table:table-cell>
          <table:table-cell office:value-type="float" office:value="4.887753" calcext:value-type="float">
            <text:p>4.887753</text:p>
          </table:table-cell>
          <table:table-cell table:formula="of:=[.C468]+[.A469]" office:value-type="float" office:value="26.196124196" calcext:value-type="float">
            <text:p>26.196124196</text:p>
          </table:table-cell>
        </table:table-row>
        <table:table-row table:style-name="ro1">
          <table:table-cell office:value-type="float" office:value="0.051636532" calcext:value-type="float">
            <text:p>0.051636532</text:p>
          </table:table-cell>
          <table:table-cell office:value-type="float" office:value="4.8415337" calcext:value-type="float">
            <text:p>4.8415337</text:p>
          </table:table-cell>
          <table:table-cell table:formula="of:=[.C469]+[.A470]" office:value-type="float" office:value="26.247760728" calcext:value-type="float">
            <text:p>26.247760728</text:p>
          </table:table-cell>
        </table:table-row>
        <table:table-row table:style-name="ro1">
          <table:table-cell office:value-type="float" office:value="0.050202183" calcext:value-type="float">
            <text:p>0.050202183</text:p>
          </table:table-cell>
          <table:table-cell office:value-type="float" office:value="4.979863" calcext:value-type="float">
            <text:p>4.979863</text:p>
          </table:table-cell>
          <table:table-cell table:formula="of:=[.C470]+[.A471]" office:value-type="float" office:value="26.297962911" calcext:value-type="float">
            <text:p>26.297962911</text:p>
          </table:table-cell>
        </table:table-row>
        <table:table-row table:style-name="ro1">
          <table:table-cell office:value-type="float" office:value="0.050934616" calcext:value-type="float">
            <text:p>0.050934616</text:p>
          </table:table-cell>
          <table:table-cell office:value-type="float" office:value="4.908253" calcext:value-type="float">
            <text:p>4.908253</text:p>
          </table:table-cell>
          <table:table-cell table:formula="of:=[.C471]+[.A472]" office:value-type="float" office:value="26.348897527" calcext:value-type="float">
            <text:p>26.348897527</text:p>
          </table:table-cell>
        </table:table-row>
        <table:table-row table:style-name="ro1">
          <table:table-cell office:value-type="float" office:value="0.05102617" calcext:value-type="float">
            <text:p>0.05102617</text:p>
          </table:table-cell>
          <table:table-cell office:value-type="float" office:value="4.8994465" calcext:value-type="float">
            <text:p>4.8994465</text:p>
          </table:table-cell>
          <table:table-cell table:formula="of:=[.C472]+[.A473]" office:value-type="float" office:value="26.399923697" calcext:value-type="float">
            <text:p>26.399923697</text:p>
          </table:table-cell>
        </table:table-row>
        <table:table-row table:style-name="ro1">
          <table:table-cell office:value-type="float" office:value="0.05133135" calcext:value-type="float">
            <text:p>0.05133135</text:p>
          </table:table-cell>
          <table:table-cell office:value-type="float" office:value="4.870318" calcext:value-type="float">
            <text:p>4.870318</text:p>
          </table:table-cell>
          <table:table-cell table:formula="of:=[.C473]+[.A474]" office:value-type="float" office:value="26.451255047" calcext:value-type="float">
            <text:p>26.451255047</text:p>
          </table:table-cell>
        </table:table-row>
        <table:table-row table:style-name="ro1">
          <table:table-cell office:value-type="float" office:value="0.049683377" calcext:value-type="float">
            <text:p>0.049683377</text:p>
          </table:table-cell>
          <table:table-cell office:value-type="float" office:value="5.031864" calcext:value-type="float">
            <text:p>5.031864</text:p>
          </table:table-cell>
          <table:table-cell table:formula="of:=[.C474]+[.A475]" office:value-type="float" office:value="26.500938424" calcext:value-type="float">
            <text:p>26.500938424</text:p>
          </table:table-cell>
        </table:table-row>
        <table:table-row table:style-name="ro1">
          <table:table-cell office:value-type="float" office:value="0.0502327" calcext:value-type="float">
            <text:p>0.0502327</text:p>
          </table:table-cell>
          <table:table-cell office:value-type="float" office:value="4.976838" calcext:value-type="float">
            <text:p>4.976838</text:p>
          </table:table-cell>
          <table:table-cell table:formula="of:=[.C475]+[.A476]" office:value-type="float" office:value="26.551171124" calcext:value-type="float">
            <text:p>26.551171124</text:p>
          </table:table-cell>
        </table:table-row>
        <table:table-row table:style-name="ro1">
          <table:table-cell office:value-type="float" office:value="0.05008011" calcext:value-type="float">
            <text:p>0.05008011</text:p>
          </table:table-cell>
          <table:table-cell office:value-type="float" office:value="4.9920015" calcext:value-type="float">
            <text:p>4.9920015</text:p>
          </table:table-cell>
          <table:table-cell table:formula="of:=[.C476]+[.A477]" office:value-type="float" office:value="26.601251234" calcext:value-type="float">
            <text:p>26.601251234</text:p>
          </table:table-cell>
        </table:table-row>
        <table:table-row table:style-name="ro1">
          <table:table-cell office:value-type="float" office:value="0.050125886" calcext:value-type="float">
            <text:p>0.050125886</text:p>
          </table:table-cell>
          <table:table-cell office:value-type="float" office:value="4.987443" calcext:value-type="float">
            <text:p>4.987443</text:p>
          </table:table-cell>
          <table:table-cell table:formula="of:=[.C477]+[.A478]" office:value-type="float" office:value="26.65137712" calcext:value-type="float">
            <text:p>26.65137712</text:p>
          </table:table-cell>
        </table:table-row>
        <table:table-row table:style-name="ro1">
          <table:table-cell office:value-type="float" office:value="0.048447393" calcext:value-type="float">
            <text:p>0.048447393</text:p>
          </table:table-cell>
          <table:table-cell office:value-type="float" office:value="5.160237" calcext:value-type="float">
            <text:p>5.160237</text:p>
          </table:table-cell>
          <table:table-cell table:formula="of:=[.C478]+[.A479]" office:value-type="float" office:value="26.699824513" calcext:value-type="float">
            <text:p>26.699824513</text:p>
          </table:table-cell>
        </table:table-row>
        <table:table-row table:style-name="ro1">
          <table:table-cell office:value-type="float" office:value="0.048889905" calcext:value-type="float">
            <text:p>0.048889905</text:p>
          </table:table-cell>
          <table:table-cell office:value-type="float" office:value="5.11353" calcext:value-type="float">
            <text:p>5.11353</text:p>
          </table:table-cell>
          <table:table-cell table:formula="of:=[.C479]+[.A480]" office:value-type="float" office:value="26.748714418" calcext:value-type="float">
            <text:p>26.748714418</text:p>
          </table:table-cell>
        </table:table-row>
        <table:table-row table:style-name="ro1">
          <table:table-cell office:value-type="float" office:value="0.04867628" calcext:value-type="float">
            <text:p>0.04867628</text:p>
          </table:table-cell>
          <table:table-cell office:value-type="float" office:value="5.135972" calcext:value-type="float">
            <text:p>5.135972</text:p>
          </table:table-cell>
          <table:table-cell table:formula="of:=[.C480]+[.A481]" office:value-type="float" office:value="26.797390698" calcext:value-type="float">
            <text:p>26.797390698</text:p>
          </table:table-cell>
        </table:table-row>
        <table:table-row table:style-name="ro1">
          <table:table-cell office:value-type="float" office:value="0.048752576" calcext:value-type="float">
            <text:p>0.048752576</text:p>
          </table:table-cell>
          <table:table-cell office:value-type="float" office:value="5.127934" calcext:value-type="float">
            <text:p>5.127934</text:p>
          </table:table-cell>
          <table:table-cell table:formula="of:=[.C481]+[.A482]" office:value-type="float" office:value="26.846143274" calcext:value-type="float">
            <text:p>26.846143274</text:p>
          </table:table-cell>
        </table:table-row>
        <table:table-row table:style-name="ro1">
          <table:table-cell office:value-type="float" office:value="0.046982527" calcext:value-type="float">
            <text:p>0.046982527</text:p>
          </table:table-cell>
          <table:table-cell office:value-type="float" office:value="5.321127" calcext:value-type="float">
            <text:p>5.321127</text:p>
          </table:table-cell>
          <table:table-cell table:formula="of:=[.C482]+[.A483]" office:value-type="float" office:value="26.893125801" calcext:value-type="float">
            <text:p>26.893125801</text:p>
          </table:table-cell>
        </table:table-row>
        <table:table-row table:style-name="ro1">
          <table:table-cell office:value-type="float" office:value="0.04727245" calcext:value-type="float">
            <text:p>0.04727245</text:p>
          </table:table-cell>
          <table:table-cell office:value-type="float" office:value="5.288492" calcext:value-type="float">
            <text:p>5.288492</text:p>
          </table:table-cell>
          <table:table-cell table:formula="of:=[.C483]+[.A484]" office:value-type="float" office:value="26.940398251" calcext:value-type="float">
            <text:p>26.940398251</text:p>
          </table:table-cell>
        </table:table-row>
        <table:table-row table:style-name="ro1">
          <table:table-cell office:value-type="float" office:value="0.047043566" calcext:value-type="float">
            <text:p>0.047043566</text:p>
          </table:table-cell>
          <table:table-cell office:value-type="float" office:value="5.314223" calcext:value-type="float">
            <text:p>5.314223</text:p>
          </table:table-cell>
          <table:table-cell table:formula="of:=[.C484]+[.A485]" office:value-type="float" office:value="26.987441817" calcext:value-type="float">
            <text:p>26.987441817</text:p>
          </table:table-cell>
        </table:table-row>
        <table:table-row table:style-name="ro1">
          <table:table-cell office:value-type="float" office:value="0.046982527" calcext:value-type="float">
            <text:p>0.046982527</text:p>
          </table:table-cell>
          <table:table-cell office:value-type="float" office:value="5.321127" calcext:value-type="float">
            <text:p>5.321127</text:p>
          </table:table-cell>
          <table:table-cell table:formula="of:=[.C485]+[.A486]" office:value-type="float" office:value="27.034424344" calcext:value-type="float">
            <text:p>27.034424344</text:p>
          </table:table-cell>
        </table:table-row>
        <table:table-row table:style-name="ro1">
          <table:table-cell office:value-type="float" office:value="0.045304038" calcext:value-type="float">
            <text:p>0.045304038</text:p>
          </table:table-cell>
          <table:table-cell office:value-type="float" office:value="5.5182714" calcext:value-type="float">
            <text:p>5.5182714</text:p>
          </table:table-cell>
          <table:table-cell table:formula="of:=[.C486]+[.A487]" office:value-type="float" office:value="27.079728382" calcext:value-type="float">
            <text:p>27.079728382</text:p>
          </table:table-cell>
        </table:table-row>
        <table:table-row table:style-name="ro1">
          <table:table-cell office:value-type="float" office:value="0.04559396" calcext:value-type="float">
            <text:p>0.04559396</text:p>
          </table:table-cell>
          <table:table-cell office:value-type="float" office:value="5.483183" calcext:value-type="float">
            <text:p>5.483183</text:p>
          </table:table-cell>
          <table:table-cell table:formula="of:=[.C487]+[.A488]" office:value-type="float" office:value="27.125322342" calcext:value-type="float">
            <text:p>27.125322342</text:p>
          </table:table-cell>
        </table:table-row>
        <table:table-row table:style-name="ro1">
          <table:table-cell office:value-type="float" office:value="0.04541085" calcext:value-type="float">
            <text:p>0.04541085</text:p>
          </table:table-cell>
          <table:table-cell office:value-type="float" office:value="5.505292" calcext:value-type="float">
            <text:p>5.505292</text:p>
          </table:table-cell>
          <table:table-cell table:formula="of:=[.C488]+[.A489]" office:value-type="float" office:value="27.170733192" calcext:value-type="float">
            <text:p>27.170733192</text:p>
          </table:table-cell>
        </table:table-row>
        <table:table-row table:style-name="ro1">
          <table:table-cell office:value-type="float" office:value="0.045334555" calcext:value-type="float">
            <text:p>0.045334555</text:p>
          </table:table-cell>
          <table:table-cell office:value-type="float" office:value="5.514557" calcext:value-type="float">
            <text:p>5.514557</text:p>
          </table:table-cell>
          <table:table-cell table:formula="of:=[.C489]+[.A490]" office:value-type="float" office:value="27.216067747" calcext:value-type="float">
            <text:p>27.216067747</text:p>
          </table:table-cell>
        </table:table-row>
        <table:table-row table:style-name="ro1">
          <table:table-cell office:value-type="float" office:value="0.043778133" calcext:value-type="float">
            <text:p>0.043778133</text:p>
          </table:table-cell>
          <table:table-cell office:value-type="float" office:value="5.7106137" calcext:value-type="float">
            <text:p>5.7106137</text:p>
          </table:table-cell>
          <table:table-cell table:formula="of:=[.C490]+[.A491]" office:value-type="float" office:value="27.25984588" calcext:value-type="float">
            <text:p>27.25984588</text:p>
          </table:table-cell>
        </table:table-row>
        <table:table-row table:style-name="ro1">
          <table:table-cell office:value-type="float" office:value="0.044113833" calcext:value-type="float">
            <text:p>0.044113833</text:p>
          </table:table-cell>
          <table:table-cell office:value-type="float" office:value="5.667156" calcext:value-type="float">
            <text:p>5.667156</text:p>
          </table:table-cell>
          <table:table-cell table:formula="of:=[.C491]+[.A492]" office:value-type="float" office:value="27.303959713" calcext:value-type="float">
            <text:p>27.303959713</text:p>
          </table:table-cell>
        </table:table-row>
        <table:table-row table:style-name="ro1">
          <table:table-cell office:value-type="float" office:value="0.04399176" calcext:value-type="float">
            <text:p>0.04399176</text:p>
          </table:table-cell>
          <table:table-cell office:value-type="float" office:value="5.6828823" calcext:value-type="float">
            <text:p>5.6828823</text:p>
          </table:table-cell>
          <table:table-cell table:formula="of:=[.C492]+[.A493]" office:value-type="float" office:value="27.347951473" calcext:value-type="float">
            <text:p>27.347951473</text:p>
          </table:table-cell>
        </table:table-row>
        <table:table-row table:style-name="ro1">
          <table:table-cell office:value-type="float" office:value="0.044037536" calcext:value-type="float">
            <text:p>0.044037536</text:p>
          </table:table-cell>
          <table:table-cell office:value-type="float" office:value="5.6769753" calcext:value-type="float">
            <text:p>5.6769753</text:p>
          </table:table-cell>
          <table:table-cell table:formula="of:=[.C493]+[.A494]" office:value-type="float" office:value="27.391989009" calcext:value-type="float">
            <text:p>27.391989009</text:p>
          </table:table-cell>
        </table:table-row>
        <table:table-row table:style-name="ro1">
          <table:table-cell office:value-type="float" office:value="0.04263371" calcext:value-type="float">
            <text:p>0.04263371</text:p>
          </table:table-cell>
          <table:table-cell office:value-type="float" office:value="5.863905" calcext:value-type="float">
            <text:p>5.863905</text:p>
          </table:table-cell>
          <table:table-cell table:formula="of:=[.C494]+[.A495]" office:value-type="float" office:value="27.434622719" calcext:value-type="float">
            <text:p>27.434622719</text:p>
          </table:table-cell>
        </table:table-row>
        <table:table-row table:style-name="ro1">
          <table:table-cell office:value-type="float" office:value="0.0430457" calcext:value-type="float">
            <text:p>0.0430457</text:p>
          </table:table-cell>
          <table:table-cell office:value-type="float" office:value="5.807781" calcext:value-type="float">
            <text:p>5.807781</text:p>
          </table:table-cell>
          <table:table-cell table:formula="of:=[.C495]+[.A496]" office:value-type="float" office:value="27.477668419" calcext:value-type="float">
            <text:p>27.477668419</text:p>
          </table:table-cell>
        </table:table-row>
        <table:table-row table:style-name="ro1">
          <table:table-cell office:value-type="float" office:value="0.042938888" calcext:value-type="float">
            <text:p>0.042938888</text:p>
          </table:table-cell>
          <table:table-cell office:value-type="float" office:value="5.822228" calcext:value-type="float">
            <text:p>5.822228</text:p>
          </table:table-cell>
          <table:table-cell table:formula="of:=[.C496]+[.A497]" office:value-type="float" office:value="27.520607307" calcext:value-type="float">
            <text:p>27.520607307</text:p>
          </table:table-cell>
        </table:table-row>
        <table:table-row table:style-name="ro1">
          <table:table-cell office:value-type="float" office:value="0.043121997" calcext:value-type="float">
            <text:p>0.043121997</text:p>
          </table:table-cell>
          <table:table-cell office:value-type="float" office:value="5.797505" calcext:value-type="float">
            <text:p>5.797505</text:p>
          </table:table-cell>
          <table:table-cell table:formula="of:=[.C497]+[.A498]" office:value-type="float" office:value="27.563729304" calcext:value-type="float">
            <text:p>27.563729304</text:p>
          </table:table-cell>
        </table:table-row>
        <table:table-row table:style-name="ro1">
          <table:table-cell office:value-type="float" office:value="0.04180972" calcext:value-type="float">
            <text:p>0.04180972</text:p>
          </table:table-cell>
          <table:table-cell office:value-type="float" office:value="5.979471" calcext:value-type="float">
            <text:p>5.979471</text:p>
          </table:table-cell>
          <table:table-cell table:formula="of:=[.C498]+[.A499]" office:value-type="float" office:value="27.605539024" calcext:value-type="float">
            <text:p>27.605539024</text:p>
          </table:table-cell>
        </table:table-row>
        <table:table-row table:style-name="ro1">
          <table:table-cell office:value-type="float" office:value="0.042374305" calcext:value-type="float">
            <text:p>0.042374305</text:p>
          </table:table-cell>
          <table:table-cell office:value-type="float" office:value="5.899802" calcext:value-type="float">
            <text:p>5.899802</text:p>
          </table:table-cell>
          <table:table-cell table:formula="of:=[.C499]+[.A500]" office:value-type="float" office:value="27.647913329" calcext:value-type="float">
            <text:p>27.647913329</text:p>
          </table:table-cell>
        </table:table-row>
        <table:table-row table:style-name="ro1">
          <table:table-cell office:value-type="float" office:value="0.042481117" calcext:value-type="float">
            <text:p>0.042481117</text:p>
          </table:table-cell>
          <table:table-cell office:value-type="float" office:value="5.884968" calcext:value-type="float">
            <text:p>5.884968</text:p>
          </table:table-cell>
          <table:table-cell table:formula="of:=[.C500]+[.A501]" office:value-type="float" office:value="27.690394446" calcext:value-type="float">
            <text:p>27.690394446</text:p>
          </table:table-cell>
        </table:table-row>
        <table:table-row table:style-name="ro1">
          <table:table-cell office:value-type="float" office:value="0.042801555" calcext:value-type="float">
            <text:p>0.042801555</text:p>
          </table:table-cell>
          <table:table-cell office:value-type="float" office:value="5.8409095" calcext:value-type="float">
            <text:p>5.8409095</text:p>
          </table:table-cell>
          <table:table-cell table:formula="of:=[.C501]+[.A502]" office:value-type="float" office:value="27.733196001" calcext:value-type="float">
            <text:p>27.733196001</text:p>
          </table:table-cell>
        </table:table-row>
        <table:table-row table:style-name="ro1">
          <table:table-cell office:value-type="float" office:value="0.04161135" calcext:value-type="float">
            <text:p>0.04161135</text:p>
          </table:table-cell>
          <table:table-cell office:value-type="float" office:value="6.007976" calcext:value-type="float">
            <text:p>6.007976</text:p>
          </table:table-cell>
          <table:table-cell table:formula="of:=[.C502]+[.A503]" office:value-type="float" office:value="27.774807351" calcext:value-type="float">
            <text:p>27.774807351</text:p>
          </table:table-cell>
        </table:table-row>
        <table:table-row table:style-name="ro1">
          <table:table-cell office:value-type="float" office:value="0.042191196" calcext:value-type="float">
            <text:p>0.042191196</text:p>
          </table:table-cell>
          <table:table-cell office:value-type="float" office:value="5.9254065" calcext:value-type="float">
            <text:p>5.9254065</text:p>
          </table:table-cell>
          <table:table-cell table:formula="of:=[.C503]+[.A504]" office:value-type="float" office:value="27.816998547" calcext:value-type="float">
            <text:p>27.816998547</text:p>
          </table:table-cell>
        </table:table-row>
        <table:table-row table:style-name="ro1">
          <table:table-cell office:value-type="float" office:value="0.042313267" calcext:value-type="float">
            <text:p>0.042313267</text:p>
          </table:table-cell>
          <table:table-cell office:value-type="float" office:value="5.9083123" calcext:value-type="float">
            <text:p>5.9083123</text:p>
          </table:table-cell>
          <table:table-cell table:formula="of:=[.C504]+[.A505]" office:value-type="float" office:value="27.859311814" calcext:value-type="float">
            <text:p>27.859311814</text:p>
          </table:table-cell>
        </table:table-row>
        <table:table-row table:style-name="ro1">
          <table:table-cell office:value-type="float" office:value="0.042679485" calcext:value-type="float">
            <text:p>0.042679485</text:p>
          </table:table-cell>
          <table:table-cell office:value-type="float" office:value="5.8576155" calcext:value-type="float">
            <text:p>5.8576155</text:p>
          </table:table-cell>
          <table:table-cell table:formula="of:=[.C505]+[.A506]" office:value-type="float" office:value="27.901991299" calcext:value-type="float">
            <text:p>27.901991299</text:p>
          </table:table-cell>
        </table:table-row>
        <table:table-row table:style-name="ro1">
          <table:table-cell office:value-type="float" office:value="0.041580833" calcext:value-type="float">
            <text:p>0.041580833</text:p>
          </table:table-cell>
          <table:table-cell office:value-type="float" office:value="6.0123854" calcext:value-type="float">
            <text:p>6.0123854</text:p>
          </table:table-cell>
          <table:table-cell table:formula="of:=[.C506]+[.A507]" office:value-type="float" office:value="27.943572132" calcext:value-type="float">
            <text:p>27.943572132</text:p>
          </table:table-cell>
        </table:table-row>
        <table:table-row table:style-name="ro1">
          <table:table-cell office:value-type="float" office:value="0.042313267" calcext:value-type="float">
            <text:p>0.042313267</text:p>
          </table:table-cell>
          <table:table-cell office:value-type="float" office:value="5.9083123" calcext:value-type="float">
            <text:p>5.9083123</text:p>
          </table:table-cell>
          <table:table-cell table:formula="of:=[.C507]+[.A508]" office:value-type="float" office:value="27.985885399" calcext:value-type="float">
            <text:p>27.985885399</text:p>
          </table:table-cell>
        </table:table-row>
        <table:table-row table:style-name="ro1">
          <table:table-cell office:value-type="float" office:value="0.04257267" calcext:value-type="float">
            <text:p>0.04257267</text:p>
          </table:table-cell>
          <table:table-cell office:value-type="float" office:value="5.8723125" calcext:value-type="float">
            <text:p>5.8723125</text:p>
          </table:table-cell>
          <table:table-cell table:formula="of:=[.C508]+[.A509]" office:value-type="float" office:value="28.028458069" calcext:value-type="float">
            <text:p>28.028458069</text:p>
          </table:table-cell>
        </table:table-row>
        <table:table-row table:style-name="ro1">
          <table:table-cell office:value-type="float" office:value="0.04306096" calcext:value-type="float">
            <text:p>0.04306096</text:p>
          </table:table-cell>
          <table:table-cell office:value-type="float" office:value="5.805723" calcext:value-type="float">
            <text:p>5.805723</text:p>
          </table:table-cell>
          <table:table-cell table:formula="of:=[.C509]+[.A510]" office:value-type="float" office:value="28.071519029" calcext:value-type="float">
            <text:p>28.071519029</text:p>
          </table:table-cell>
        </table:table-row>
        <table:table-row table:style-name="ro1">
          <table:table-cell office:value-type="float" office:value="0.042038605" calcext:value-type="float">
            <text:p>0.042038605</text:p>
          </table:table-cell>
          <table:table-cell office:value-type="float" office:value="5.9469147" calcext:value-type="float">
            <text:p>5.9469147</text:p>
          </table:table-cell>
          <table:table-cell table:formula="of:=[.C510]+[.A511]" office:value-type="float" office:value="28.113557634" calcext:value-type="float">
            <text:p>28.113557634</text:p>
          </table:table-cell>
        </table:table-row>
        <table:table-row table:style-name="ro1">
          <table:table-cell office:value-type="float" office:value="0.042862594" calcext:value-type="float">
            <text:p>0.042862594</text:p>
          </table:table-cell>
          <table:table-cell office:value-type="float" office:value="5.8325915" calcext:value-type="float">
            <text:p>5.8325915</text:p>
          </table:table-cell>
          <table:table-cell table:formula="of:=[.C511]+[.A512]" office:value-type="float" office:value="28.156420228" calcext:value-type="float">
            <text:p>28.156420228</text:p>
          </table:table-cell>
        </table:table-row>
        <table:table-row table:style-name="ro1">
          <table:table-cell office:value-type="float" office:value="0.043121997" calcext:value-type="float">
            <text:p>0.043121997</text:p>
          </table:table-cell>
          <table:table-cell office:value-type="float" office:value="5.797505" calcext:value-type="float">
            <text:p>5.797505</text:p>
          </table:table-cell>
          <table:table-cell table:formula="of:=[.C512]+[.A513]" office:value-type="float" office:value="28.199542225" calcext:value-type="float">
            <text:p>28.199542225</text:p>
          </table:table-cell>
        </table:table-row>
        <table:table-row table:style-name="ro1">
          <table:table-cell office:value-type="float" office:value="0.043625545" calcext:value-type="float">
            <text:p>0.043625545</text:p>
          </table:table-cell>
          <table:table-cell office:value-type="float" office:value="5.7305875" calcext:value-type="float">
            <text:p>5.7305875</text:p>
          </table:table-cell>
          <table:table-cell table:formula="of:=[.C513]+[.A514]" office:value-type="float" office:value="28.24316777" calcext:value-type="float">
            <text:p>28.24316777</text:p>
          </table:table-cell>
        </table:table-row>
        <table:table-row table:style-name="ro1">
          <table:table-cell office:value-type="float" office:value="0.04258793" calcext:value-type="float">
            <text:p>0.04258793</text:p>
          </table:table-cell>
          <table:table-cell office:value-type="float" office:value="5.8702083" calcext:value-type="float">
            <text:p>5.8702083</text:p>
          </table:table-cell>
          <table:table-cell table:formula="of:=[.C514]+[.A515]" office:value-type="float" office:value="28.2857557" calcext:value-type="float">
            <text:p>28.2857557</text:p>
          </table:table-cell>
        </table:table-row>
        <table:table-row table:style-name="ro1">
          <table:table-cell office:value-type="float" office:value="0.04336614" calcext:value-type="float">
            <text:p>0.04336614</text:p>
          </table:table-cell>
          <table:table-cell office:value-type="float" office:value="5.764866" calcext:value-type="float">
            <text:p>5.764866</text:p>
          </table:table-cell>
          <table:table-cell table:formula="of:=[.C515]+[.A516]" office:value-type="float" office:value="28.32912184" calcext:value-type="float">
            <text:p>28.32912184</text:p>
          </table:table-cell>
        </table:table-row>
        <table:table-row table:style-name="ro1">
          <table:table-cell office:value-type="float" office:value="0.043610286" calcext:value-type="float">
            <text:p>0.043610286</text:p>
          </table:table-cell>
          <table:table-cell office:value-type="float" office:value="5.7325926" calcext:value-type="float">
            <text:p>5.7325926</text:p>
          </table:table-cell>
          <table:table-cell table:formula="of:=[.C516]+[.A517]" office:value-type="float" office:value="28.372732126" calcext:value-type="float">
            <text:p>28.372732126</text:p>
          </table:table-cell>
        </table:table-row>
        <table:table-row table:style-name="ro1">
          <table:table-cell office:value-type="float" office:value="0.04414435" calcext:value-type="float">
            <text:p>0.04414435</text:p>
          </table:table-cell>
          <table:table-cell office:value-type="float" office:value="5.6632385" calcext:value-type="float">
            <text:p>5.6632385</text:p>
          </table:table-cell>
          <table:table-cell table:formula="of:=[.C517]+[.A518]" office:value-type="float" office:value="28.416876476" calcext:value-type="float">
            <text:p>28.416876476</text:p>
          </table:table-cell>
        </table:table-row>
        <table:table-row table:style-name="ro1">
          <table:table-cell office:value-type="float" office:value="0.043076217" calcext:value-type="float">
            <text:p>0.043076217</text:p>
          </table:table-cell>
          <table:table-cell office:value-type="float" office:value="5.8036666" calcext:value-type="float">
            <text:p>5.8036666</text:p>
          </table:table-cell>
          <table:table-cell table:formula="of:=[.C518]+[.A519]" office:value-type="float" office:value="28.459952693" calcext:value-type="float">
            <text:p>28.459952693</text:p>
          </table:table-cell>
        </table:table-row>
        <table:table-row table:style-name="ro1">
          <table:table-cell office:value-type="float" office:value="0.043915465" calcext:value-type="float">
            <text:p>0.043915465</text:p>
          </table:table-cell>
          <table:table-cell office:value-type="float" office:value="5.692755" calcext:value-type="float">
            <text:p>5.692755</text:p>
          </table:table-cell>
          <table:table-cell table:formula="of:=[.C519]+[.A520]" office:value-type="float" office:value="28.503868158" calcext:value-type="float">
            <text:p>28.503868158</text:p>
          </table:table-cell>
        </table:table-row>
        <table:table-row table:style-name="ro1">
          <table:table-cell office:value-type="float" office:value="0.044251163" calcext:value-type="float">
            <text:p>0.044251163</text:p>
          </table:table-cell>
          <table:table-cell office:value-type="float" office:value="5.649569" calcext:value-type="float">
            <text:p>5.649569</text:p>
          </table:table-cell>
          <table:table-cell table:formula="of:=[.C520]+[.A521]" office:value-type="float" office:value="28.548119321" calcext:value-type="float">
            <text:p>28.548119321</text:p>
          </table:table-cell>
        </table:table-row>
        <table:table-row table:style-name="ro1">
          <table:table-cell office:value-type="float" office:value="0.044785228" calcext:value-type="float">
            <text:p>0.044785228</text:p>
          </table:table-cell>
          <table:table-cell office:value-type="float" office:value="5.582198" calcext:value-type="float">
            <text:p>5.582198</text:p>
          </table:table-cell>
          <table:table-cell table:formula="of:=[.C521]+[.A522]" office:value-type="float" office:value="28.592904549" calcext:value-type="float">
            <text:p>28.592904549</text:p>
          </table:table-cell>
        </table:table-row>
        <table:table-row table:style-name="ro1">
          <table:table-cell office:value-type="float" office:value="0.043762874" calcext:value-type="float">
            <text:p>0.043762874</text:p>
          </table:table-cell>
          <table:table-cell office:value-type="float" office:value="5.712605" calcext:value-type="float">
            <text:p>5.712605</text:p>
          </table:table-cell>
          <table:table-cell table:formula="of:=[.C522]+[.A523]" office:value-type="float" office:value="28.636667423" calcext:value-type="float">
            <text:p>28.636667423</text:p>
          </table:table-cell>
        </table:table-row>
        <table:table-row table:style-name="ro1">
          <table:table-cell office:value-type="float" office:value="0.044708934" calcext:value-type="float">
            <text:p>0.044708934</text:p>
          </table:table-cell>
          <table:table-cell office:value-type="float" office:value="5.591724" calcext:value-type="float">
            <text:p>5.591724</text:p>
          </table:table-cell>
          <table:table-cell table:formula="of:=[.C523]+[.A524]" office:value-type="float" office:value="28.681376357" calcext:value-type="float">
            <text:p>28.681376357</text:p>
          </table:table-cell>
        </table:table-row>
        <table:table-row table:style-name="ro1">
          <table:table-cell office:value-type="float" office:value="0.04512093" calcext:value-type="float">
            <text:p>0.04512093</text:p>
          </table:table-cell>
          <table:table-cell office:value-type="float" office:value="5.540666" calcext:value-type="float">
            <text:p>5.540666</text:p>
          </table:table-cell>
          <table:table-cell table:formula="of:=[.C524]+[.A525]" office:value-type="float" office:value="28.726497287" calcext:value-type="float">
            <text:p>28.726497287</text:p>
          </table:table-cell>
        </table:table-row>
        <table:table-row table:style-name="ro1">
          <table:table-cell office:value-type="float" office:value="0.04571603" calcext:value-type="float">
            <text:p>0.04571603</text:p>
          </table:table-cell>
          <table:table-cell office:value-type="float" office:value="5.4685416" calcext:value-type="float">
            <text:p>5.4685416</text:p>
          </table:table-cell>
          <table:table-cell table:formula="of:=[.C525]+[.A526]" office:value-type="float" office:value="28.772213317" calcext:value-type="float">
            <text:p>28.772213317</text:p>
          </table:table-cell>
        </table:table-row>
        <table:table-row table:style-name="ro1">
          <table:table-cell office:value-type="float" office:value="0.04473945" calcext:value-type="float">
            <text:p>0.04473945</text:p>
          </table:table-cell>
          <table:table-cell office:value-type="float" office:value="5.5879097" calcext:value-type="float">
            <text:p>5.5879097</text:p>
          </table:table-cell>
          <table:table-cell table:formula="of:=[.C526]+[.A527]" office:value-type="float" office:value="28.816952767" calcext:value-type="float">
            <text:p>28.816952767</text:p>
          </table:table-cell>
        </table:table-row>
        <table:table-row table:style-name="ro1">
          <table:table-cell office:value-type="float" office:value="0.04568551" calcext:value-type="float">
            <text:p>0.04568551</text:p>
          </table:table-cell>
          <table:table-cell office:value-type="float" office:value="5.4721947" calcext:value-type="float">
            <text:p>5.4721947</text:p>
          </table:table-cell>
          <table:table-cell table:formula="of:=[.C527]+[.A528]" office:value-type="float" office:value="28.862638277" calcext:value-type="float">
            <text:p>28.862638277</text:p>
          </table:table-cell>
        </table:table-row>
        <table:table-row table:style-name="ro1">
          <table:table-cell office:value-type="float" office:value="0.046128023" calcext:value-type="float">
            <text:p>0.046128023</text:p>
          </table:table-cell>
          <table:table-cell office:value-type="float" office:value="5.4196987" calcext:value-type="float">
            <text:p>5.4196987</text:p>
          </table:table-cell>
          <table:table-cell table:formula="of:=[.C528]+[.A529]" office:value-type="float" office:value="28.9087663" calcext:value-type="float">
            <text:p>28.9087663</text:p>
          </table:table-cell>
        </table:table-row>
        <table:table-row table:style-name="ro1">
          <table:table-cell office:value-type="float" office:value="0.04679942" calcext:value-type="float">
            <text:p>0.04679942</text:p>
          </table:table-cell>
          <table:table-cell office:value-type="float" office:value="5.3419466" calcext:value-type="float">
            <text:p>5.3419466</text:p>
          </table:table-cell>
          <table:table-cell table:formula="of:=[.C529]+[.A530]" office:value-type="float" office:value="28.95556572" calcext:value-type="float">
            <text:p>28.95556572</text:p>
          </table:table-cell>
        </table:table-row>
        <table:table-row table:style-name="ro1">
          <table:table-cell office:value-type="float" office:value="0.04585336" calcext:value-type="float">
            <text:p>0.04585336</text:p>
          </table:table-cell>
          <table:table-cell office:value-type="float" office:value="5.4521627" calcext:value-type="float">
            <text:p>5.4521627</text:p>
          </table:table-cell>
          <table:table-cell table:formula="of:=[.C530]+[.A531]" office:value-type="float" office:value="29.00141908" calcext:value-type="float">
            <text:p>29.00141908</text:p>
          </table:table-cell>
        </table:table-row>
        <table:table-row table:style-name="ro1">
          <table:table-cell office:value-type="float" office:value="0.04692149" calcext:value-type="float">
            <text:p>0.04692149</text:p>
          </table:table-cell>
          <table:table-cell office:value-type="float" office:value="5.3280487" calcext:value-type="float">
            <text:p>5.3280487</text:p>
          </table:table-cell>
          <table:table-cell table:formula="of:=[.C531]+[.A532]" office:value-type="float" office:value="29.04834057" calcext:value-type="float">
            <text:p>29.04834057</text:p>
          </table:table-cell>
        </table:table-row>
        <table:table-row table:style-name="ro1">
          <table:table-cell office:value-type="float" office:value="0.047455557" calcext:value-type="float">
            <text:p>0.047455557</text:p>
          </table:table-cell>
          <table:table-cell office:value-type="float" office:value="5.268087" calcext:value-type="float">
            <text:p>5.268087</text:p>
          </table:table-cell>
          <table:table-cell table:formula="of:=[.C532]+[.A533]" office:value-type="float" office:value="29.095796127" calcext:value-type="float">
            <text:p>29.095796127</text:p>
          </table:table-cell>
        </table:table-row>
        <table:table-row table:style-name="ro1">
          <table:table-cell office:value-type="float" office:value="0.04817273" calcext:value-type="float">
            <text:p>0.04817273</text:p>
          </table:table-cell>
          <table:table-cell office:value-type="float" office:value="5.1896577" calcext:value-type="float">
            <text:p>5.1896577</text:p>
          </table:table-cell>
          <table:table-cell table:formula="of:=[.C533]+[.A534]" office:value-type="float" office:value="29.143968857" calcext:value-type="float">
            <text:p>29.143968857</text:p>
          </table:table-cell>
        </table:table-row>
        <table:table-row table:style-name="ro1">
          <table:table-cell office:value-type="float" office:value="0.047211412" calcext:value-type="float">
            <text:p>0.047211412</text:p>
          </table:table-cell>
          <table:table-cell office:value-type="float" office:value="5.2953296" calcext:value-type="float">
            <text:p>5.2953296</text:p>
          </table:table-cell>
          <table:table-cell table:formula="of:=[.C534]+[.A535]" office:value-type="float" office:value="29.191180269" calcext:value-type="float">
            <text:p>29.191180269</text:p>
          </table:table-cell>
        </table:table-row>
        <table:table-row table:style-name="ro1">
          <table:table-cell office:value-type="float" office:value="0.048310064" calcext:value-type="float">
            <text:p>0.048310064</text:p>
          </table:table-cell>
          <table:table-cell office:value-type="float" office:value="5.1749053" calcext:value-type="float">
            <text:p>5.1749053</text:p>
          </table:table-cell>
          <table:table-cell table:formula="of:=[.C535]+[.A536]" office:value-type="float" office:value="29.239490333" calcext:value-type="float">
            <text:p>29.239490333</text:p>
          </table:table-cell>
        </table:table-row>
        <table:table-row table:style-name="ro1">
          <table:table-cell office:value-type="float" office:value="0.04884413" calcext:value-type="float">
            <text:p>0.04884413</text:p>
          </table:table-cell>
          <table:table-cell office:value-type="float" office:value="5.1183224" calcext:value-type="float">
            <text:p>5.1183224</text:p>
          </table:table-cell>
          <table:table-cell table:formula="of:=[.C536]+[.A537]" office:value-type="float" office:value="29.288334463" calcext:value-type="float">
            <text:p>29.288334463</text:p>
          </table:table-cell>
        </table:table-row>
        <table:table-row table:style-name="ro1">
          <table:table-cell office:value-type="float" office:value="0.04959182" calcext:value-type="float">
            <text:p>0.04959182</text:p>
          </table:table-cell>
          <table:table-cell office:value-type="float" office:value="5.041154" calcext:value-type="float">
            <text:p>5.041154</text:p>
          </table:table-cell>
          <table:table-cell table:formula="of:=[.C537]+[.A538]" office:value-type="float" office:value="29.337926283" calcext:value-type="float">
            <text:p>29.337926283</text:p>
          </table:table-cell>
        </table:table-row>
        <table:table-row table:style-name="ro1">
          <table:table-cell office:value-type="float" office:value="0.048630502" calcext:value-type="float">
            <text:p>0.048630502</text:p>
          </table:table-cell>
          <table:table-cell office:value-type="float" office:value="5.1408067" calcext:value-type="float">
            <text:p>5.1408067</text:p>
          </table:table-cell>
          <table:table-cell table:formula="of:=[.C538]+[.A539]" office:value-type="float" office:value="29.386556785" calcext:value-type="float">
            <text:p>29.386556785</text:p>
          </table:table-cell>
        </table:table-row>
        <table:table-row table:style-name="ro1">
          <table:table-cell office:value-type="float" office:value="0.04975967" calcext:value-type="float">
            <text:p>0.04975967</text:p>
          </table:table-cell>
          <table:table-cell office:value-type="float" office:value="5.024149" calcext:value-type="float">
            <text:p>5.024149</text:p>
          </table:table-cell>
          <table:table-cell table:formula="of:=[.C539]+[.A540]" office:value-type="float" office:value="29.436316455" calcext:value-type="float">
            <text:p>29.436316455</text:p>
          </table:table-cell>
        </table:table-row>
        <table:table-row table:style-name="ro1">
          <table:table-cell office:value-type="float" office:value="0.050308995" calcext:value-type="float">
            <text:p>0.050308995</text:p>
          </table:table-cell>
          <table:table-cell office:value-type="float" office:value="4.9692907" calcext:value-type="float">
            <text:p>4.9692907</text:p>
          </table:table-cell>
          <table:table-cell table:formula="of:=[.C540]+[.A541]" office:value-type="float" office:value="29.48662545" calcext:value-type="float">
            <text:p>29.48662545</text:p>
          </table:table-cell>
        </table:table-row>
        <table:table-row table:style-name="ro1">
          <table:table-cell office:value-type="float" office:value="0.051148243" calcext:value-type="float">
            <text:p>0.051148243</text:p>
          </table:table-cell>
          <table:table-cell office:value-type="float" office:value="4.887753" calcext:value-type="float">
            <text:p>4.887753</text:p>
          </table:table-cell>
          <table:table-cell table:formula="of:=[.C541]+[.A542]" office:value-type="float" office:value="29.537773693" calcext:value-type="float">
            <text:p>29.537773693</text:p>
          </table:table-cell>
        </table:table-row>
        <table:table-row table:style-name="ro1">
          <table:table-cell office:value-type="float" office:value="0.050186925" calcext:value-type="float">
            <text:p>0.050186925</text:p>
          </table:table-cell>
          <table:table-cell office:value-type="float" office:value="4.9813776" calcext:value-type="float">
            <text:p>4.9813776</text:p>
          </table:table-cell>
          <table:table-cell table:formula="of:=[.C542]+[.A543]" office:value-type="float" office:value="29.587960618" calcext:value-type="float">
            <text:p>29.587960618</text:p>
          </table:table-cell>
        </table:table-row>
        <table:table-row table:style-name="ro1">
          <table:table-cell office:value-type="float" office:value="0.051438164" calcext:value-type="float">
            <text:p>0.051438164</text:p>
          </table:table-cell>
          <table:table-cell office:value-type="float" office:value="4.8602047" calcext:value-type="float">
            <text:p>4.8602047</text:p>
          </table:table-cell>
          <table:table-cell table:formula="of:=[.C543]+[.A544]" office:value-type="float" office:value="29.639398782" calcext:value-type="float">
            <text:p>29.639398782</text:p>
          </table:table-cell>
        </table:table-row>
        <table:table-row table:style-name="ro1">
          <table:table-cell office:value-type="float" office:value="0.05206378" calcext:value-type="float">
            <text:p>0.05206378</text:p>
          </table:table-cell>
          <table:table-cell office:value-type="float" office:value="4.8018026" calcext:value-type="float">
            <text:p>4.8018026</text:p>
          </table:table-cell>
          <table:table-cell table:formula="of:=[.C544]+[.A545]" office:value-type="float" office:value="29.691462562" calcext:value-type="float">
            <text:p>29.691462562</text:p>
          </table:table-cell>
        </table:table-row>
        <table:table-row table:style-name="ro1">
          <table:table-cell office:value-type="float" office:value="0.052872512" calcext:value-type="float">
            <text:p>0.052872512</text:p>
          </table:table-cell>
          <table:table-cell office:value-type="float" office:value="4.728355" calcext:value-type="float">
            <text:p>4.728355</text:p>
          </table:table-cell>
          <table:table-cell table:formula="of:=[.C545]+[.A546]" office:value-type="float" office:value="29.744335074" calcext:value-type="float">
            <text:p>29.744335074</text:p>
          </table:table-cell>
        </table:table-row>
        <table:table-row table:style-name="ro1">
          <table:table-cell office:value-type="float" office:value="0.051834896" calcext:value-type="float">
            <text:p>0.051834896</text:p>
          </table:table-cell>
          <table:table-cell office:value-type="float" office:value="4.8230057" calcext:value-type="float">
            <text:p>4.8230057</text:p>
          </table:table-cell>
          <table:table-cell table:formula="of:=[.C546]+[.A547]" office:value-type="float" office:value="29.79616997" calcext:value-type="float">
            <text:p>29.79616997</text:p>
          </table:table-cell>
        </table:table-row>
        <table:table-row table:style-name="ro1">
          <table:table-cell office:value-type="float" office:value="0.053055618" calcext:value-type="float">
            <text:p>0.053055618</text:p>
          </table:table-cell>
          <table:table-cell office:value-type="float" office:value="4.712036" calcext:value-type="float">
            <text:p>4.712036</text:p>
          </table:table-cell>
          <table:table-cell table:formula="of:=[.C547]+[.A548]" office:value-type="float" office:value="29.849225588" calcext:value-type="float">
            <text:p>29.849225588</text:p>
          </table:table-cell>
        </table:table-row>
        <table:table-row table:style-name="ro1">
          <table:table-cell office:value-type="float" office:value="0.053635463" calcext:value-type="float">
            <text:p>0.053635463</text:p>
          </table:table-cell>
          <table:table-cell office:value-type="float" office:value="4.661095" calcext:value-type="float">
            <text:p>4.661095</text:p>
          </table:table-cell>
          <table:table-cell table:formula="of:=[.C548]+[.A549]" office:value-type="float" office:value="29.902861051" calcext:value-type="float">
            <text:p>29.902861051</text:p>
          </table:table-cell>
        </table:table-row>
        <table:table-row table:style-name="ro1">
          <table:table-cell office:value-type="float" office:value="0.054413673" calcext:value-type="float">
            <text:p>0.054413673</text:p>
          </table:table-cell>
          <table:table-cell office:value-type="float" office:value="4.594434" calcext:value-type="float">
            <text:p>4.594434</text:p>
          </table:table-cell>
          <table:table-cell table:formula="of:=[.C549]+[.A550]" office:value-type="float" office:value="29.957274724" calcext:value-type="float">
            <text:p>29.957274724</text:p>
          </table:table-cell>
        </table:table-row>
        <table:table-row table:style-name="ro1">
          <table:table-cell office:value-type="float" office:value="0.05331502" calcext:value-type="float">
            <text:p>0.05331502</text:p>
          </table:table-cell>
          <table:table-cell office:value-type="float" office:value="4.68911" calcext:value-type="float">
            <text:p>4.68911</text:p>
          </table:table-cell>
          <table:table-cell table:formula="of:=[.C550]+[.A551]" office:value-type="float" office:value="30.010589744" calcext:value-type="float">
            <text:p>30.010589744</text:p>
          </table:table-cell>
        </table:table-row>
        <table:table-row table:style-name="ro1">
          <table:table-cell office:value-type="float" office:value="0.054489966" calcext:value-type="float">
            <text:p>0.054489966</text:p>
          </table:table-cell>
          <table:table-cell office:value-type="float" office:value="4.588001" calcext:value-type="float">
            <text:p>4.588001</text:p>
          </table:table-cell>
          <table:table-cell table:formula="of:=[.C551]+[.A552]" office:value-type="float" office:value="30.06507971" calcext:value-type="float">
            <text:p>30.06507971</text:p>
          </table:table-cell>
        </table:table-row>
        <table:table-row table:style-name="ro1">
          <table:table-cell office:value-type="float" office:value="0.05502403" calcext:value-type="float">
            <text:p>0.05502403</text:p>
          </table:table-cell>
          <table:table-cell office:value-type="float" office:value="4.5434694" calcext:value-type="float">
            <text:p>4.5434694</text:p>
          </table:table-cell>
          <table:table-cell table:formula="of:=[.C552]+[.A553]" office:value-type="float" office:value="30.12010374" calcext:value-type="float">
            <text:p>30.12010374</text:p>
          </table:table-cell>
        </table:table-row>
        <table:table-row table:style-name="ro1">
          <table:table-cell office:value-type="float" office:value="0.055771723" calcext:value-type="float">
            <text:p>0.055771723</text:p>
          </table:table-cell>
          <table:table-cell office:value-type="float" office:value="4.4825583" calcext:value-type="float">
            <text:p>4.4825583</text:p>
          </table:table-cell>
          <table:table-cell table:formula="of:=[.C553]+[.A554]" office:value-type="float" office:value="30.175875463" calcext:value-type="float">
            <text:p>30.175875463</text:p>
          </table:table-cell>
        </table:table-row>
        <table:table-row table:style-name="ro1">
          <table:table-cell office:value-type="float" office:value="0.054581523" calcext:value-type="float">
            <text:p>0.054581523</text:p>
          </table:table-cell>
          <table:table-cell office:value-type="float" office:value="4.5803046" calcext:value-type="float">
            <text:p>4.5803046</text:p>
          </table:table-cell>
          <table:table-cell table:formula="of:=[.C554]+[.A555]" office:value-type="float" office:value="30.230456986" calcext:value-type="float">
            <text:p>30.230456986</text:p>
          </table:table-cell>
        </table:table-row>
        <table:table-row table:style-name="ro1">
          <table:table-cell office:value-type="float" office:value="0.055603877" calcext:value-type="float">
            <text:p>0.055603877</text:p>
          </table:table-cell>
          <table:table-cell office:value-type="float" office:value="4.4960895" calcext:value-type="float">
            <text:p>4.4960895</text:p>
          </table:table-cell>
          <table:table-cell table:formula="of:=[.C555]+[.A556]" office:value-type="float" office:value="30.286060863" calcext:value-type="float">
            <text:p>30.286060863</text:p>
          </table:table-cell>
        </table:table-row>
        <table:table-row table:style-name="ro1">
          <table:table-cell office:value-type="float" office:value="0.055817503" calcext:value-type="float">
            <text:p>0.055817503</text:p>
          </table:table-cell>
          <table:table-cell office:value-type="float" office:value="4.478882" calcext:value-type="float">
            <text:p>4.478882</text:p>
          </table:table-cell>
          <table:table-cell table:formula="of:=[.C556]+[.A557]" office:value-type="float" office:value="30.341878366" calcext:value-type="float">
            <text:p>30.341878366</text:p>
          </table:table-cell>
        </table:table-row>
        <table:table-row table:style-name="ro1">
          <table:table-cell office:value-type="float" office:value="0.056244753" calcext:value-type="float">
            <text:p>0.056244753</text:p>
          </table:table-cell>
          <table:table-cell office:value-type="float" office:value="4.444859" calcext:value-type="float">
            <text:p>4.444859</text:p>
          </table:table-cell>
          <table:table-cell table:formula="of:=[.C557]+[.A558]" office:value-type="float" office:value="30.398123119" calcext:value-type="float">
            <text:p>30.398123119</text:p>
          </table:table-cell>
        </table:table-row>
        <table:table-row table:style-name="ro1">
          <table:table-cell office:value-type="float" office:value="0.054703593" calcext:value-type="float">
            <text:p>0.054703593</text:p>
          </table:table-cell>
          <table:table-cell office:value-type="float" office:value="4.5700836" calcext:value-type="float">
            <text:p>4.5700836</text:p>
          </table:table-cell>
          <table:table-cell table:formula="of:=[.C558]+[.A559]" office:value-type="float" office:value="30.452826712" calcext:value-type="float">
            <text:p>30.452826712</text:p>
          </table:table-cell>
        </table:table-row>
        <table:table-row table:style-name="ro1">
          <table:table-cell office:value-type="float" office:value="0.055252917" calcext:value-type="float">
            <text:p>0.055252917</text:p>
          </table:table-cell>
          <table:table-cell office:value-type="float" office:value="4.5246477" calcext:value-type="float">
            <text:p>4.5246477</text:p>
          </table:table-cell>
          <table:table-cell table:formula="of:=[.C559]+[.A560]" office:value-type="float" office:value="30.508079629" calcext:value-type="float">
            <text:p>30.508079629</text:p>
          </table:table-cell>
        </table:table-row>
        <table:table-row table:style-name="ro1">
          <table:table-cell office:value-type="float" office:value="0.05502403" calcext:value-type="float">
            <text:p>0.05502403</text:p>
          </table:table-cell>
          <table:table-cell office:value-type="float" office:value="4.5434694" calcext:value-type="float">
            <text:p>4.5434694</text:p>
          </table:table-cell>
          <table:table-cell table:formula="of:=[.C560]+[.A561]" office:value-type="float" office:value="30.563103659" calcext:value-type="float">
            <text:p>30.563103659</text:p>
          </table:table-cell>
        </table:table-row>
        <table:table-row table:style-name="ro1">
          <table:table-cell office:value-type="float" office:value="0.05490196" calcext:value-type="float">
            <text:p>0.05490196</text:p>
          </table:table-cell>
          <table:table-cell office:value-type="float" office:value="4.553571" calcext:value-type="float">
            <text:p>4.553571</text:p>
          </table:table-cell>
          <table:table-cell table:formula="of:=[.C561]+[.A562]" office:value-type="float" office:value="30.618005619" calcext:value-type="float">
            <text:p>30.618005619</text:p>
          </table:table-cell>
        </table:table-row>
        <table:table-row table:style-name="ro1">
          <table:table-cell office:value-type="float" office:value="0.05273518" calcext:value-type="float">
            <text:p>0.05273518</text:p>
          </table:table-cell>
          <table:table-cell office:value-type="float" office:value="4.7406683" calcext:value-type="float">
            <text:p>4.7406683</text:p>
          </table:table-cell>
          <table:table-cell table:formula="of:=[.C562]+[.A563]" office:value-type="float" office:value="30.670740799" calcext:value-type="float">
            <text:p>30.670740799</text:p>
          </table:table-cell>
        </table:table-row>
        <table:table-row table:style-name="ro1">
          <table:table-cell office:value-type="float" office:value="0.05290303" calcext:value-type="float">
            <text:p>0.05290303</text:p>
          </table:table-cell>
          <table:table-cell office:value-type="float" office:value="4.725627" calcext:value-type="float">
            <text:p>4.725627</text:p>
          </table:table-cell>
          <table:table-cell table:formula="of:=[.C563]+[.A564]" office:value-type="float" office:value="30.723643829" calcext:value-type="float">
            <text:p>30.723643829</text:p>
          </table:table-cell>
        </table:table-row>
        <table:table-row table:style-name="ro1">
          <table:table-cell office:value-type="float" office:value="0.05253681" calcext:value-type="float">
            <text:p>0.05253681</text:p>
          </table:table-cell>
          <table:table-cell office:value-type="float" office:value="4.7585683" calcext:value-type="float">
            <text:p>4.7585683</text:p>
          </table:table-cell>
          <table:table-cell table:formula="of:=[.C564]+[.A565]" office:value-type="float" office:value="30.776180639" calcext:value-type="float">
            <text:p>30.776180639</text:p>
          </table:table-cell>
        </table:table-row>
        <table:table-row table:style-name="ro1">
          <table:table-cell office:value-type="float" office:value="0.052185856" calcext:value-type="float">
            <text:p>0.052185856</text:p>
          </table:table-cell>
          <table:table-cell office:value-type="float" office:value="4.7905703" calcext:value-type="float">
            <text:p>4.7905703</text:p>
          </table:table-cell>
          <table:table-cell table:formula="of:=[.C565]+[.A566]" office:value-type="float" office:value="30.828366495" calcext:value-type="float">
            <text:p>30.828366495</text:p>
          </table:table-cell>
        </table:table-row>
        <table:table-row table:style-name="ro1">
          <table:table-cell office:value-type="float" office:value="0.050110627" calcext:value-type="float">
            <text:p>0.050110627</text:p>
          </table:table-cell>
          <table:table-cell office:value-type="float" office:value="4.9889617" calcext:value-type="float">
            <text:p>4.9889617</text:p>
          </table:table-cell>
          <table:table-cell table:formula="of:=[.C566]+[.A567]" office:value-type="float" office:value="30.878477122" calcext:value-type="float">
            <text:p>30.878477122</text:p>
          </table:table-cell>
        </table:table-row>
        <table:table-row table:style-name="ro1">
          <table:table-cell office:value-type="float" office:value="0.050186925" calcext:value-type="float">
            <text:p>0.050186925</text:p>
          </table:table-cell>
          <table:table-cell office:value-type="float" office:value="4.9813776" calcext:value-type="float">
            <text:p>4.9813776</text:p>
          </table:table-cell>
          <table:table-cell table:formula="of:=[.C567]+[.A568]" office:value-type="float" office:value="30.928664047" calcext:value-type="float">
            <text:p>30.928664047</text:p>
          </table:table-cell>
        </table:table-row>
        <table:table-row table:style-name="ro1">
          <table:table-cell office:value-type="float" office:value="0.049729154" calcext:value-type="float">
            <text:p>0.049729154</text:p>
          </table:table-cell>
          <table:table-cell office:value-type="float" office:value="5.027232" calcext:value-type="float">
            <text:p>5.027232</text:p>
          </table:table-cell>
          <table:table-cell table:formula="of:=[.C568]+[.A569]" office:value-type="float" office:value="30.978393201" calcext:value-type="float">
            <text:p>30.978393201</text:p>
          </table:table-cell>
        </table:table-row>
        <table:table-row table:style-name="ro1">
          <table:table-cell office:value-type="float" office:value="0.04940871" calcext:value-type="float">
            <text:p>0.04940871</text:p>
          </table:table-cell>
          <table:table-cell office:value-type="float" office:value="5.0598364" calcext:value-type="float">
            <text:p>5.0598364</text:p>
          </table:table-cell>
          <table:table-cell table:formula="of:=[.C569]+[.A570]" office:value-type="float" office:value="31.027801911" calcext:value-type="float">
            <text:p>31.027801911</text:p>
          </table:table-cell>
        </table:table-row>
        <table:table-row table:style-name="ro1">
          <table:table-cell office:value-type="float" office:value="0.047516596" calcext:value-type="float">
            <text:p>0.047516596</text:p>
          </table:table-cell>
          <table:table-cell office:value-type="float" office:value="5.2613196" calcext:value-type="float">
            <text:p>5.2613196</text:p>
          </table:table-cell>
          <table:table-cell table:formula="of:=[.C570]+[.A571]" office:value-type="float" office:value="31.075318507" calcext:value-type="float">
            <text:p>31.075318507</text:p>
          </table:table-cell>
        </table:table-row>
        <table:table-row table:style-name="ro1">
          <table:table-cell office:value-type="float" office:value="0.047669183" calcext:value-type="float">
            <text:p>0.047669183</text:p>
          </table:table-cell>
          <table:table-cell office:value-type="float" office:value="5.2444787" calcext:value-type="float">
            <text:p>5.2444787</text:p>
          </table:table-cell>
          <table:table-cell table:formula="of:=[.C571]+[.A572]" office:value-type="float" office:value="31.12298769" calcext:value-type="float">
            <text:p>31.12298769</text:p>
          </table:table-cell>
        </table:table-row>
        <table:table-row table:style-name="ro1">
          <table:table-cell office:value-type="float" office:value="0.047364004" calcext:value-type="float">
            <text:p>0.047364004</text:p>
          </table:table-cell>
          <table:table-cell office:value-type="float" office:value="5.27827" calcext:value-type="float">
            <text:p>5.27827</text:p>
          </table:table-cell>
          <table:table-cell table:formula="of:=[.C572]+[.A573]" office:value-type="float" office:value="31.170351694" calcext:value-type="float">
            <text:p>31.170351694</text:p>
          </table:table-cell>
        </table:table-row>
        <table:table-row table:style-name="ro1">
          <table:table-cell office:value-type="float" office:value="0.04727245" calcext:value-type="float">
            <text:p>0.04727245</text:p>
          </table:table-cell>
          <table:table-cell office:value-type="float" office:value="5.288492" calcext:value-type="float">
            <text:p>5.288492</text:p>
          </table:table-cell>
          <table:table-cell table:formula="of:=[.C573]+[.A574]" office:value-type="float" office:value="31.217624144" calcext:value-type="float">
            <text:p>31.217624144</text:p>
          </table:table-cell>
        </table:table-row>
        <table:table-row table:style-name="ro1">
          <table:table-cell office:value-type="float" office:value="0.045654994" calcext:value-type="float">
            <text:p>0.045654994</text:p>
          </table:table-cell>
          <table:table-cell office:value-type="float" office:value="5.4758525" calcext:value-type="float">
            <text:p>5.4758525</text:p>
          </table:table-cell>
          <table:table-cell table:formula="of:=[.C574]+[.A575]" office:value-type="float" office:value="31.263279138" calcext:value-type="float">
            <text:p>31.263279138</text:p>
          </table:table-cell>
        </table:table-row>
        <table:table-row table:style-name="ro1">
          <table:table-cell office:value-type="float" office:value="0.04605173" calcext:value-type="float">
            <text:p>0.04605173</text:p>
          </table:table-cell>
          <table:table-cell office:value-type="float" office:value="5.4286776" calcext:value-type="float">
            <text:p>5.4286776</text:p>
          </table:table-cell>
          <table:table-cell table:formula="of:=[.C575]+[.A576]" office:value-type="float" office:value="31.309330868" calcext:value-type="float">
            <text:p>31.309330868</text:p>
          </table:table-cell>
        </table:table-row>
        <table:table-row table:style-name="ro1">
          <table:table-cell office:value-type="float" office:value="0.045929655" calcext:value-type="float">
            <text:p>0.045929655</text:p>
          </table:table-cell>
          <table:table-cell office:value-type="float" office:value="5.443106" calcext:value-type="float">
            <text:p>5.443106</text:p>
          </table:table-cell>
          <table:table-cell table:formula="of:=[.C576]+[.A577]" office:value-type="float" office:value="31.355260523" calcext:value-type="float">
            <text:p>31.355260523</text:p>
          </table:table-cell>
        </table:table-row>
        <table:table-row table:style-name="ro1">
          <table:table-cell office:value-type="float" office:value="0.04599069" calcext:value-type="float">
            <text:p>0.04599069</text:p>
          </table:table-cell>
          <table:table-cell office:value-type="float" office:value="5.4358826" calcext:value-type="float">
            <text:p>5.4358826</text:p>
          </table:table-cell>
          <table:table-cell table:formula="of:=[.C577]+[.A578]" office:value-type="float" office:value="31.401251213" calcext:value-type="float">
            <text:p>31.401251213</text:p>
          </table:table-cell>
        </table:table-row>
        <table:table-row table:style-name="ro1">
          <table:table-cell office:value-type="float" office:value="0.044480048" calcext:value-type="float">
            <text:p>0.044480048</text:p>
          </table:table-cell>
          <table:table-cell office:value-type="float" office:value="5.6204977" calcext:value-type="float">
            <text:p>5.6204977</text:p>
          </table:table-cell>
          <table:table-cell table:formula="of:=[.C578]+[.A579]" office:value-type="float" office:value="31.445731261" calcext:value-type="float">
            <text:p>31.445731261</text:p>
          </table:table-cell>
        </table:table-row>
        <table:table-row table:style-name="ro1">
          <table:table-cell office:value-type="float" office:value="0.044846267" calcext:value-type="float">
            <text:p>0.044846267</text:p>
          </table:table-cell>
          <table:table-cell office:value-type="float" office:value="5.5746" calcext:value-type="float">
            <text:p>5.5746</text:p>
          </table:table-cell>
          <table:table-cell table:formula="of:=[.C579]+[.A580]" office:value-type="float" office:value="31.490577528" calcext:value-type="float">
            <text:p>31.490577528</text:p>
          </table:table-cell>
        </table:table-row>
        <table:table-row table:style-name="ro1">
          <table:table-cell office:value-type="float" office:value="0.04473945" calcext:value-type="float">
            <text:p>0.04473945</text:p>
          </table:table-cell>
          <table:table-cell office:value-type="float" office:value="5.5879097" calcext:value-type="float">
            <text:p>5.5879097</text:p>
          </table:table-cell>
          <table:table-cell table:formula="of:=[.C580]+[.A581]" office:value-type="float" office:value="31.535316978" calcext:value-type="float">
            <text:p>31.535316978</text:p>
          </table:table-cell>
        </table:table-row>
        <table:table-row table:style-name="ro1">
          <table:table-cell office:value-type="float" office:value="0.04481575" calcext:value-type="float">
            <text:p>0.04481575</text:p>
          </table:table-cell>
          <table:table-cell office:value-type="float" office:value="5.5783963" calcext:value-type="float">
            <text:p>5.5783963</text:p>
          </table:table-cell>
          <table:table-cell table:formula="of:=[.C581]+[.A582]" office:value-type="float" office:value="31.580132728" calcext:value-type="float">
            <text:p>31.580132728</text:p>
          </table:table-cell>
        </table:table-row>
        <table:table-row table:style-name="ro1">
          <table:table-cell office:value-type="float" office:value="0.043335624" calcext:value-type="float">
            <text:p>0.043335624</text:p>
          </table:table-cell>
          <table:table-cell office:value-type="float" office:value="5.7689257" calcext:value-type="float">
            <text:p>5.7689257</text:p>
          </table:table-cell>
          <table:table-cell table:formula="of:=[.C582]+[.A583]" office:value-type="float" office:value="31.623468352" calcext:value-type="float">
            <text:p>31.623468352</text:p>
          </table:table-cell>
        </table:table-row>
        <table:table-row table:style-name="ro1">
          <table:table-cell office:value-type="float" office:value="0.043747615" calcext:value-type="float">
            <text:p>0.043747615</text:p>
          </table:table-cell>
          <table:table-cell office:value-type="float" office:value="5.714597" calcext:value-type="float">
            <text:p>5.714597</text:p>
          </table:table-cell>
          <table:table-cell table:formula="of:=[.C583]+[.A584]" office:value-type="float" office:value="31.667215967" calcext:value-type="float">
            <text:p>31.667215967</text:p>
          </table:table-cell>
        </table:table-row>
        <table:table-row table:style-name="ro1">
          <table:table-cell office:value-type="float" office:value="0.04367132" calcext:value-type="float">
            <text:p>0.04367132</text:p>
          </table:table-cell>
          <table:table-cell office:value-type="float" office:value="5.724581" calcext:value-type="float">
            <text:p>5.724581</text:p>
          </table:table-cell>
          <table:table-cell table:formula="of:=[.C584]+[.A585]" office:value-type="float" office:value="31.710887287" calcext:value-type="float">
            <text:p>31.710887287</text:p>
          </table:table-cell>
        </table:table-row>
        <table:table-row table:style-name="ro1">
          <table:table-cell office:value-type="float" office:value="0.043747615" calcext:value-type="float">
            <text:p>0.043747615</text:p>
          </table:table-cell>
          <table:table-cell office:value-type="float" office:value="5.714597" calcext:value-type="float">
            <text:p>5.714597</text:p>
          </table:table-cell>
          <table:table-cell table:formula="of:=[.C585]+[.A586]" office:value-type="float" office:value="31.754634902" calcext:value-type="float">
            <text:p>31.754634902</text:p>
          </table:table-cell>
        </table:table-row>
        <table:table-row table:style-name="ro1">
          <table:table-cell office:value-type="float" office:value="0.042343784" calcext:value-type="float">
            <text:p>0.042343784</text:p>
          </table:table-cell>
          <table:table-cell office:value-type="float" office:value="5.904054" calcext:value-type="float">
            <text:p>5.904054</text:p>
          </table:table-cell>
          <table:table-cell table:formula="of:=[.C586]+[.A587]" office:value-type="float" office:value="31.796978686" calcext:value-type="float">
            <text:p>31.796978686</text:p>
          </table:table-cell>
        </table:table-row>
        <table:table-row table:style-name="ro1">
          <table:table-cell office:value-type="float" office:value="0.042816814" calcext:value-type="float">
            <text:p>0.042816814</text:p>
          </table:table-cell>
          <table:table-cell office:value-type="float" office:value="5.838828" calcext:value-type="float">
            <text:p>5.838828</text:p>
          </table:table-cell>
          <table:table-cell table:formula="of:=[.C587]+[.A588]" office:value-type="float" office:value="31.8397955" calcext:value-type="float">
            <text:p>31.8397955</text:p>
          </table:table-cell>
        </table:table-row>
        <table:table-row table:style-name="ro1">
          <table:table-cell office:value-type="float" office:value="0.042771038" calcext:value-type="float">
            <text:p>0.042771038</text:p>
          </table:table-cell>
          <table:table-cell office:value-type="float" office:value="5.845077" calcext:value-type="float">
            <text:p>5.845077</text:p>
          </table:table-cell>
          <table:table-cell table:formula="of:=[.C588]+[.A589]" office:value-type="float" office:value="31.882566538" calcext:value-type="float">
            <text:p>31.882566538</text:p>
          </table:table-cell>
        </table:table-row>
        <table:table-row table:style-name="ro1">
          <table:table-cell office:value-type="float" office:value="0.04290837" calcext:value-type="float">
            <text:p>0.04290837</text:p>
          </table:table-cell>
          <table:table-cell office:value-type="float" office:value="5.826369" calcext:value-type="float">
            <text:p>5.826369</text:p>
          </table:table-cell>
          <table:table-cell table:formula="of:=[.C589]+[.A590]" office:value-type="float" office:value="31.925474908" calcext:value-type="float">
            <text:p>31.925474908</text:p>
          </table:table-cell>
        </table:table-row>
        <table:table-row table:style-name="ro1">
          <table:table-cell office:value-type="float" office:value="0.041535057" calcext:value-type="float">
            <text:p>0.041535057</text:p>
          </table:table-cell>
          <table:table-cell office:value-type="float" office:value="6.019012" calcext:value-type="float">
            <text:p>6.019012</text:p>
          </table:table-cell>
          <table:table-cell table:formula="of:=[.C590]+[.A591]" office:value-type="float" office:value="31.967009965" calcext:value-type="float">
            <text:p>31.967009965</text:p>
          </table:table-cell>
        </table:table-row>
        <table:table-row table:style-name="ro1">
          <table:table-cell office:value-type="float" office:value="0.042008087" calcext:value-type="float">
            <text:p>0.042008087</text:p>
          </table:table-cell>
          <table:table-cell office:value-type="float" office:value="5.951235" calcext:value-type="float">
            <text:p>5.951235</text:p>
          </table:table-cell>
          <table:table-cell table:formula="of:=[.C591]+[.A592]" office:value-type="float" office:value="32.009018052" calcext:value-type="float">
            <text:p>32.009018052</text:p>
          </table:table-cell>
        </table:table-row>
        <table:table-row table:style-name="ro1">
          <table:table-cell office:value-type="float" office:value="0.04197757" calcext:value-type="float">
            <text:p>0.04197757</text:p>
          </table:table-cell>
          <table:table-cell office:value-type="float" office:value="5.9555616" calcext:value-type="float">
            <text:p>5.9555616</text:p>
          </table:table-cell>
          <table:table-cell table:formula="of:=[.C592]+[.A593]" office:value-type="float" office:value="32.050995622" calcext:value-type="float">
            <text:p>32.050995622</text:p>
          </table:table-cell>
        </table:table-row>
        <table:table-row table:style-name="ro1">
          <table:table-cell office:value-type="float" office:value="0.04216068" calcext:value-type="float">
            <text:p>0.04216068</text:p>
          </table:table-cell>
          <table:table-cell office:value-type="float" office:value="5.9296956" calcext:value-type="float">
            <text:p>5.9296956</text:p>
          </table:table-cell>
          <table:table-cell table:formula="of:=[.C593]+[.A594]" office:value-type="float" office:value="32.093156302" calcext:value-type="float">
            <text:p>32.093156302</text:p>
          </table:table-cell>
        </table:table-row>
        <table:table-row table:style-name="ro1">
          <table:table-cell office:value-type="float" office:value="0.040924698" calcext:value-type="float">
            <text:p>0.040924698</text:p>
          </table:table-cell>
          <table:table-cell office:value-type="float" office:value="6.1087804" calcext:value-type="float">
            <text:p>6.1087804</text:p>
          </table:table-cell>
          <table:table-cell table:formula="of:=[.C594]+[.A595]" office:value-type="float" office:value="32.134081" calcext:value-type="float">
            <text:p>32.134081</text:p>
          </table:table-cell>
        </table:table-row>
        <table:table-row table:style-name="ro1">
          <table:table-cell office:value-type="float" office:value="0.041412987" calcext:value-type="float">
            <text:p>0.041412987</text:p>
          </table:table-cell>
          <table:table-cell office:value-type="float" office:value="6.0367537" calcext:value-type="float">
            <text:p>6.0367537</text:p>
          </table:table-cell>
          <table:table-cell table:formula="of:=[.C595]+[.A596]" office:value-type="float" office:value="32.175493987" calcext:value-type="float">
            <text:p>32.175493987</text:p>
          </table:table-cell>
        </table:table-row>
        <table:table-row table:style-name="ro1">
          <table:table-cell office:value-type="float" office:value="0.041565575" calcext:value-type="float">
            <text:p>0.041565575</text:p>
          </table:table-cell>
          <table:table-cell office:value-type="float" office:value="6.0145926" calcext:value-type="float">
            <text:p>6.0145926</text:p>
          </table:table-cell>
          <table:table-cell table:formula="of:=[.C596]+[.A597]" office:value-type="float" office:value="32.217059562" calcext:value-type="float">
            <text:p>32.217059562</text:p>
          </table:table-cell>
        </table:table-row>
        <table:table-row table:style-name="ro1">
          <table:table-cell office:value-type="float" office:value="0.041824978" calcext:value-type="float">
            <text:p>0.041824978</text:p>
          </table:table-cell>
          <table:table-cell office:value-type="float" office:value="5.9772897" calcext:value-type="float">
            <text:p>5.9772897</text:p>
          </table:table-cell>
          <table:table-cell table:formula="of:=[.C597]+[.A598]" office:value-type="float" office:value="32.25888454" calcext:value-type="float">
            <text:p>32.25888454</text:p>
          </table:table-cell>
        </table:table-row>
        <table:table-row table:style-name="ro1">
          <table:table-cell office:value-type="float" office:value="0.040650036" calcext:value-type="float">
            <text:p>0.040650036</text:p>
          </table:table-cell>
          <table:table-cell office:value-type="float" office:value="6.1500564" calcext:value-type="float">
            <text:p>6.1500564</text:p>
          </table:table-cell>
          <table:table-cell table:formula="of:=[.C598]+[.A599]" office:value-type="float" office:value="32.299534576" calcext:value-type="float">
            <text:p>32.299534576</text:p>
          </table:table-cell>
        </table:table-row>
        <table:table-row table:style-name="ro1">
          <table:table-cell office:value-type="float" office:value="0.041245136" calcext:value-type="float">
            <text:p>0.041245136</text:p>
          </table:table-cell>
          <table:table-cell office:value-type="float" office:value="6.0613203" calcext:value-type="float">
            <text:p>6.0613203</text:p>
          </table:table-cell>
          <table:table-cell table:formula="of:=[.C599]+[.A600]" office:value-type="float" office:value="32.340779712" calcext:value-type="float">
            <text:p>32.340779712</text:p>
          </table:table-cell>
        </table:table-row>
        <table:table-row table:style-name="ro1">
          <table:table-cell office:value-type="float" office:value="0.04132143" calcext:value-type="float">
            <text:p>0.04132143</text:p>
          </table:table-cell>
          <table:table-cell office:value-type="float" office:value="6.0501294" calcext:value-type="float">
            <text:p>6.0501294</text:p>
          </table:table-cell>
          <table:table-cell table:formula="of:=[.C600]+[.A601]" office:value-type="float" office:value="32.382101142" calcext:value-type="float">
            <text:p>32.382101142</text:p>
          </table:table-cell>
        </table:table-row>
        <table:table-row table:style-name="ro1">
          <table:table-cell office:value-type="float" office:value="0.041565575" calcext:value-type="float">
            <text:p>0.041565575</text:p>
          </table:table-cell>
          <table:table-cell office:value-type="float" office:value="6.0145926" calcext:value-type="float">
            <text:p>6.0145926</text:p>
          </table:table-cell>
          <table:table-cell table:formula="of:=[.C601]+[.A602]" office:value-type="float" office:value="32.423666717" calcext:value-type="float">
            <text:p>32.423666717</text:p>
          </table:table-cell>
        </table:table-row>
        <table:table-row table:style-name="ro1">
          <table:table-cell office:value-type="float" office:value="0.04043641" calcext:value-type="float">
            <text:p>0.04043641</text:p>
          </table:table-cell>
          <table:table-cell office:value-type="float" office:value="6.182547" calcext:value-type="float">
            <text:p>6.182547</text:p>
          </table:table-cell>
          <table:table-cell table:formula="of:=[.C602]+[.A603]" office:value-type="float" office:value="32.464103127" calcext:value-type="float">
            <text:p>32.464103127</text:p>
          </table:table-cell>
        </table:table-row>
        <table:table-row table:style-name="ro1">
          <table:table-cell office:value-type="float" office:value="0.040985733" calcext:value-type="float">
            <text:p>0.040985733</text:p>
          </table:table-cell>
          <table:table-cell office:value-type="float" office:value="6.0996833" calcext:value-type="float">
            <text:p>6.0996833</text:p>
          </table:table-cell>
          <table:table-cell table:formula="of:=[.C603]+[.A604]" office:value-type="float" office:value="32.50508886" calcext:value-type="float">
            <text:p>32.50508886</text:p>
          </table:table-cell>
        </table:table-row>
        <table:table-row table:style-name="ro1">
          <table:table-cell office:value-type="float" office:value="0.04103151" calcext:value-type="float">
            <text:p>0.04103151</text:p>
          </table:table-cell>
          <table:table-cell office:value-type="float" office:value="6.0928783" calcext:value-type="float">
            <text:p>6.0928783</text:p>
          </table:table-cell>
          <table:table-cell table:formula="of:=[.C604]+[.A605]" office:value-type="float" office:value="32.54612037" calcext:value-type="float">
            <text:p>32.54612037</text:p>
          </table:table-cell>
        </table:table-row>
        <table:table-row table:style-name="ro1">
          <table:table-cell office:value-type="float" office:value="0.04132143" calcext:value-type="float">
            <text:p>0.04132143</text:p>
          </table:table-cell>
          <table:table-cell office:value-type="float" office:value="6.0501294" calcext:value-type="float">
            <text:p>6.0501294</text:p>
          </table:table-cell>
          <table:table-cell table:formula="of:=[.C605]+[.A606]" office:value-type="float" office:value="32.5874418" calcext:value-type="float">
            <text:p>32.5874418</text:p>
          </table:table-cell>
        </table:table-row>
        <table:table-row table:style-name="ro1">
          <table:table-cell office:value-type="float" office:value="0.040207524" calcext:value-type="float">
            <text:p>0.040207524</text:p>
          </table:table-cell>
          <table:table-cell office:value-type="float" office:value="6.2177415" calcext:value-type="float">
            <text:p>6.2177415</text:p>
          </table:table-cell>
          <table:table-cell table:formula="of:=[.C606]+[.A607]" office:value-type="float" office:value="32.627649324" calcext:value-type="float">
            <text:p>32.627649324</text:p>
          </table:table-cell>
        </table:table-row>
        <table:table-row table:style-name="ro1">
          <table:table-cell office:value-type="float" office:value="0.040802624" calcext:value-type="float">
            <text:p>0.040802624</text:p>
          </table:table-cell>
          <table:table-cell office:value-type="float" office:value="6.127057" calcext:value-type="float">
            <text:p>6.127057</text:p>
          </table:table-cell>
          <table:table-cell table:formula="of:=[.C607]+[.A608]" office:value-type="float" office:value="32.668451948" calcext:value-type="float">
            <text:p>32.668451948</text:p>
          </table:table-cell>
        </table:table-row>
        <table:table-row table:style-name="ro1">
          <table:table-cell office:value-type="float" office:value="0.040970474" calcext:value-type="float">
            <text:p>0.040970474</text:p>
          </table:table-cell>
          <table:table-cell office:value-type="float" office:value="6.1019554" calcext:value-type="float">
            <text:p>6.1019554</text:p>
          </table:table-cell>
          <table:table-cell table:formula="of:=[.C608]+[.A609]" office:value-type="float" office:value="32.709422422" calcext:value-type="float">
            <text:p>32.709422422</text:p>
          </table:table-cell>
        </table:table-row>
        <table:table-row table:style-name="ro1">
          <table:table-cell office:value-type="float" office:value="0.04133669" calcext:value-type="float">
            <text:p>0.04133669</text:p>
          </table:table-cell>
          <table:table-cell office:value-type="float" office:value="6.047896" calcext:value-type="float">
            <text:p>6.047896</text:p>
          </table:table-cell>
          <table:table-cell table:formula="of:=[.C609]+[.A610]" office:value-type="float" office:value="32.750759112" calcext:value-type="float">
            <text:p>32.750759112</text:p>
          </table:table-cell>
        </table:table-row>
        <table:table-row table:style-name="ro1">
          <table:table-cell office:value-type="float" office:value="0.040161747" calcext:value-type="float">
            <text:p>0.040161747</text:p>
          </table:table-cell>
          <table:table-cell office:value-type="float" office:value="6.2248287" calcext:value-type="float">
            <text:p>6.2248287</text:p>
          </table:table-cell>
          <table:table-cell table:formula="of:=[.C610]+[.A611]" office:value-type="float" office:value="32.790920859" calcext:value-type="float">
            <text:p>32.790920859</text:p>
          </table:table-cell>
        </table:table-row>
        <table:table-row table:style-name="ro1">
          <table:table-cell office:value-type="float" office:value="0.04083314" calcext:value-type="float">
            <text:p>0.04083314</text:p>
          </table:table-cell>
          <table:table-cell office:value-type="float" office:value="6.122478" calcext:value-type="float">
            <text:p>6.122478</text:p>
          </table:table-cell>
          <table:table-cell table:formula="of:=[.C611]+[.A612]" office:value-type="float" office:value="32.831753999" calcext:value-type="float">
            <text:p>32.831753999</text:p>
          </table:table-cell>
        </table:table-row>
        <table:table-row table:style-name="ro1">
          <table:table-cell office:value-type="float" office:value="0.04101625" calcext:value-type="float">
            <text:p>0.04101625</text:p>
          </table:table-cell>
          <table:table-cell office:value-type="float" office:value="6.095145" calcext:value-type="float">
            <text:p>6.095145</text:p>
          </table:table-cell>
          <table:table-cell table:formula="of:=[.C612]+[.A613]" office:value-type="float" office:value="32.872770249" calcext:value-type="float">
            <text:p>32.872770249</text:p>
          </table:table-cell>
        </table:table-row>
        <table:table-row table:style-name="ro1">
          <table:table-cell office:value-type="float" office:value="0.041397728" calcext:value-type="float">
            <text:p>0.041397728</text:p>
          </table:table-cell>
          <table:table-cell office:value-type="float" office:value="6.0389786" calcext:value-type="float">
            <text:p>6.0389786</text:p>
          </table:table-cell>
          <table:table-cell table:formula="of:=[.C613]+[.A614]" office:value-type="float" office:value="32.914167977" calcext:value-type="float">
            <text:p>32.914167977</text:p>
          </table:table-cell>
        </table:table-row>
        <table:table-row table:style-name="ro1">
          <table:table-cell office:value-type="float" office:value="0.04036011" calcext:value-type="float">
            <text:p>0.04036011</text:p>
          </table:table-cell>
          <table:table-cell office:value-type="float" office:value="6.1942344" calcext:value-type="float">
            <text:p>6.1942344</text:p>
          </table:table-cell>
          <table:table-cell table:formula="of:=[.C614]+[.A615]" office:value-type="float" office:value="32.954528087" calcext:value-type="float">
            <text:p>32.954528087</text:p>
          </table:table-cell>
        </table:table-row>
        <table:table-row table:style-name="ro1">
          <table:table-cell office:value-type="float" office:value="0.04104677" calcext:value-type="float">
            <text:p>0.04104677</text:p>
          </table:table-cell>
          <table:table-cell office:value-type="float" office:value="6.0906134" calcext:value-type="float">
            <text:p>6.0906134</text:p>
          </table:table-cell>
          <table:table-cell table:formula="of:=[.C615]+[.A616]" office:value-type="float" office:value="32.995574857" calcext:value-type="float">
            <text:p>32.995574857</text:p>
          </table:table-cell>
        </table:table-row>
        <table:table-row table:style-name="ro1">
          <table:table-cell office:value-type="float" office:value="0.041290913" calcext:value-type="float">
            <text:p>0.041290913</text:p>
          </table:table-cell>
          <table:table-cell office:value-type="float" office:value="6.0546007" calcext:value-type="float">
            <text:p>6.0546007</text:p>
          </table:table-cell>
          <table:table-cell table:formula="of:=[.C616]+[.A617]" office:value-type="float" office:value="33.03686577" calcext:value-type="float">
            <text:p>33.03686577</text:p>
          </table:table-cell>
        </table:table-row>
        <table:table-row table:style-name="ro1">
          <table:table-cell office:value-type="float" office:value="0.041718166" calcext:value-type="float">
            <text:p>0.041718166</text:p>
          </table:table-cell>
          <table:table-cell office:value-type="float" office:value="5.9925933" calcext:value-type="float">
            <text:p>5.9925933</text:p>
          </table:table-cell>
          <table:table-cell table:formula="of:=[.C617]+[.A618]" office:value-type="float" office:value="33.078583936" calcext:value-type="float">
            <text:p>33.078583936</text:p>
          </table:table-cell>
        </table:table-row>
        <table:table-row table:style-name="ro1">
          <table:table-cell office:value-type="float" office:value="0.04072633" calcext:value-type="float">
            <text:p>0.04072633</text:p>
          </table:table-cell>
          <table:table-cell office:value-type="float" office:value="6.138535" calcext:value-type="float">
            <text:p>6.138535</text:p>
          </table:table-cell>
          <table:table-cell table:formula="of:=[.C618]+[.A619]" office:value-type="float" office:value="33.119310266" calcext:value-type="float">
            <text:p>33.119310266</text:p>
          </table:table-cell>
        </table:table-row>
        <table:table-row table:style-name="ro1">
          <table:table-cell office:value-type="float" office:value="0.04148928" calcext:value-type="float">
            <text:p>0.04148928</text:p>
          </table:table-cell>
          <table:table-cell office:value-type="float" office:value="6.025653" calcext:value-type="float">
            <text:p>6.025653</text:p>
          </table:table-cell>
          <table:table-cell table:formula="of:=[.C619]+[.A620]" office:value-type="float" office:value="33.160799546" calcext:value-type="float">
            <text:p>33.160799546</text:p>
          </table:table-cell>
        </table:table-row>
        <table:table-row table:style-name="ro1">
          <table:table-cell office:value-type="float" office:value="0.0417792" calcext:value-type="float">
            <text:p>0.0417792</text:p>
          </table:table-cell>
          <table:table-cell office:value-type="float" office:value="5.983839" calcext:value-type="float">
            <text:p>5.983839</text:p>
          </table:table-cell>
          <table:table-cell table:formula="of:=[.C620]+[.A621]" office:value-type="float" office:value="33.202578746" calcext:value-type="float">
            <text:p>33.202578746</text:p>
          </table:table-cell>
        </table:table-row>
        <table:table-row table:style-name="ro1">
          <table:table-cell office:value-type="float" office:value="0.042175937" calcext:value-type="float">
            <text:p>0.042175937</text:p>
          </table:table-cell>
          <table:table-cell office:value-type="float" office:value="5.9275503" calcext:value-type="float">
            <text:p>5.9275503</text:p>
          </table:table-cell>
          <table:table-cell table:formula="of:=[.C621]+[.A622]" office:value-type="float" office:value="33.244754683" calcext:value-type="float">
            <text:p>33.244754683</text:p>
          </table:table-cell>
        </table:table-row>
        <table:table-row table:style-name="ro1">
          <table:table-cell office:value-type="float" office:value="0.04121462" calcext:value-type="float">
            <text:p>0.04121462</text:p>
          </table:table-cell>
          <table:table-cell office:value-type="float" office:value="6.065809" calcext:value-type="float">
            <text:p>6.065809</text:p>
          </table:table-cell>
          <table:table-cell table:formula="of:=[.C622]+[.A623]" office:value-type="float" office:value="33.285969303" calcext:value-type="float">
            <text:p>33.285969303</text:p>
          </table:table-cell>
        </table:table-row>
        <table:table-row table:style-name="ro1">
          <table:table-cell office:value-type="float" office:value="0.04197757" calcext:value-type="float">
            <text:p>0.04197757</text:p>
          </table:table-cell>
          <table:table-cell office:value-type="float" office:value="5.9555616" calcext:value-type="float">
            <text:p>5.9555616</text:p>
          </table:table-cell>
          <table:table-cell table:formula="of:=[.C623]+[.A624]" office:value-type="float" office:value="33.327946873" calcext:value-type="float">
            <text:p>33.327946873</text:p>
          </table:table-cell>
        </table:table-row>
        <table:table-row table:style-name="ro1">
          <table:table-cell office:value-type="float" office:value="0.04225223" calcext:value-type="float">
            <text:p>0.04225223</text:p>
          </table:table-cell>
          <table:table-cell office:value-type="float" office:value="5.916847" calcext:value-type="float">
            <text:p>5.916847</text:p>
          </table:table-cell>
          <table:table-cell table:formula="of:=[.C624]+[.A625]" office:value-type="float" office:value="33.370199103" calcext:value-type="float">
            <text:p>33.370199103</text:p>
          </table:table-cell>
        </table:table-row>
        <table:table-row table:style-name="ro1">
          <table:table-cell office:value-type="float" office:value="0.042710003" calcext:value-type="float">
            <text:p>0.042710003</text:p>
          </table:table-cell>
          <table:table-cell office:value-type="float" office:value="5.85343" calcext:value-type="float">
            <text:p>5.85343</text:p>
          </table:table-cell>
          <table:table-cell table:formula="of:=[.C625]+[.A626]" office:value-type="float" office:value="33.412909106" calcext:value-type="float">
            <text:p>33.412909106</text:p>
          </table:table-cell>
        </table:table-row>
        <table:table-row table:style-name="ro1">
          <table:table-cell office:value-type="float" office:value="0.041702908" calcext:value-type="float">
            <text:p>0.041702908</text:p>
          </table:table-cell>
          <table:table-cell office:value-type="float" office:value="5.9947863" calcext:value-type="float">
            <text:p>5.9947863</text:p>
          </table:table-cell>
          <table:table-cell table:formula="of:=[.C626]+[.A627]" office:value-type="float" office:value="33.454612014" calcext:value-type="float">
            <text:p>33.454612014</text:p>
          </table:table-cell>
        </table:table-row>
        <table:table-row table:style-name="ro1">
          <table:table-cell office:value-type="float" office:value="0.042496376" calcext:value-type="float">
            <text:p>0.042496376</text:p>
          </table:table-cell>
          <table:table-cell office:value-type="float" office:value="5.882855" calcext:value-type="float">
            <text:p>5.882855</text:p>
          </table:table-cell>
          <table:table-cell table:formula="of:=[.C627]+[.A628]" office:value-type="float" office:value="33.49710839" calcext:value-type="float">
            <text:p>33.49710839</text:p>
          </table:table-cell>
        </table:table-row>
        <table:table-row table:style-name="ro1">
          <table:table-cell office:value-type="float" office:value="0.042862594" calcext:value-type="float">
            <text:p>0.042862594</text:p>
          </table:table-cell>
          <table:table-cell office:value-type="float" office:value="5.8325915" calcext:value-type="float">
            <text:p>5.8325915</text:p>
          </table:table-cell>
          <table:table-cell table:formula="of:=[.C628]+[.A629]" office:value-type="float" office:value="33.5399709840001" calcext:value-type="float">
            <text:p>33.5399709840001</text:p>
          </table:table-cell>
        </table:table-row>
        <table:table-row table:style-name="ro1">
          <table:table-cell office:value-type="float" office:value="0.043350883" calcext:value-type="float">
            <text:p>0.043350883</text:p>
          </table:table-cell>
          <table:table-cell office:value-type="float" office:value="5.766895" calcext:value-type="float">
            <text:p>5.766895</text:p>
          </table:table-cell>
          <table:table-cell table:formula="of:=[.C629]+[.A630]" office:value-type="float" office:value="33.583321867" calcext:value-type="float">
            <text:p>33.583321867</text:p>
          </table:table-cell>
        </table:table-row>
        <table:table-row table:style-name="ro1">
          <table:table-cell office:value-type="float" office:value="0.042359047" calcext:value-type="float">
            <text:p>0.042359047</text:p>
          </table:table-cell>
          <table:table-cell office:value-type="float" office:value="5.9019275" calcext:value-type="float">
            <text:p>5.9019275</text:p>
          </table:table-cell>
          <table:table-cell table:formula="of:=[.C630]+[.A631]" office:value-type="float" office:value="33.625680914" calcext:value-type="float">
            <text:p>33.625680914</text:p>
          </table:table-cell>
        </table:table-row>
        <table:table-row table:style-name="ro1">
          <table:table-cell office:value-type="float" office:value="0.043167774" calcext:value-type="float">
            <text:p>0.043167774</text:p>
          </table:table-cell>
          <table:table-cell office:value-type="float" office:value="5.791357" calcext:value-type="float">
            <text:p>5.791357</text:p>
          </table:table-cell>
          <table:table-cell table:formula="of:=[.C631]+[.A632]" office:value-type="float" office:value="33.668848688" calcext:value-type="float">
            <text:p>33.668848688</text:p>
          </table:table-cell>
        </table:table-row>
        <table:table-row table:style-name="ro1">
          <table:table-cell office:value-type="float" office:value="0.043472953" calcext:value-type="float">
            <text:p>0.043472953</text:p>
          </table:table-cell>
          <table:table-cell office:value-type="float" office:value="5.750702" calcext:value-type="float">
            <text:p>5.750702</text:p>
          </table:table-cell>
          <table:table-cell table:formula="of:=[.C632]+[.A633]" office:value-type="float" office:value="33.712321641" calcext:value-type="float">
            <text:p>33.712321641</text:p>
          </table:table-cell>
        </table:table-row>
        <table:table-row table:style-name="ro1">
          <table:table-cell office:value-type="float" office:value="0.04396124" calcext:value-type="float">
            <text:p>0.04396124</text:p>
          </table:table-cell>
          <table:table-cell office:value-type="float" office:value="5.6868277" calcext:value-type="float">
            <text:p>5.6868277</text:p>
          </table:table-cell>
          <table:table-cell table:formula="of:=[.C633]+[.A634]" office:value-type="float" office:value="33.756282881" calcext:value-type="float">
            <text:p>33.756282881</text:p>
          </table:table-cell>
        </table:table-row>
        <table:table-row table:style-name="ro1">
          <table:table-cell office:value-type="float" office:value="0.04290837" calcext:value-type="float">
            <text:p>0.04290837</text:p>
          </table:table-cell>
          <table:table-cell office:value-type="float" office:value="5.826369" calcext:value-type="float">
            <text:p>5.826369</text:p>
          </table:table-cell>
          <table:table-cell table:formula="of:=[.C634]+[.A635]" office:value-type="float" office:value="33.799191251" calcext:value-type="float">
            <text:p>33.799191251</text:p>
          </table:table-cell>
        </table:table-row>
        <table:table-row table:style-name="ro1">
          <table:table-cell office:value-type="float" office:value="0.043640804" calcext:value-type="float">
            <text:p>0.043640804</text:p>
          </table:table-cell>
          <table:table-cell office:value-type="float" office:value="5.728584" calcext:value-type="float">
            <text:p>5.728584</text:p>
          </table:table-cell>
          <table:table-cell table:formula="of:=[.C635]+[.A636]" office:value-type="float" office:value="33.842832055" calcext:value-type="float">
            <text:p>33.842832055</text:p>
          </table:table-cell>
        </table:table-row>
        <table:table-row table:style-name="ro1">
          <table:table-cell office:value-type="float" office:value="0.043900207" calcext:value-type="float">
            <text:p>0.043900207</text:p>
          </table:table-cell>
          <table:table-cell office:value-type="float" office:value="5.694734" calcext:value-type="float">
            <text:p>5.694734</text:p>
          </table:table-cell>
          <table:table-cell table:formula="of:=[.C636]+[.A637]" office:value-type="float" office:value="33.886732262" calcext:value-type="float">
            <text:p>33.886732262</text:p>
          </table:table-cell>
        </table:table-row>
        <table:table-row table:style-name="ro1">
          <table:table-cell office:value-type="float" office:value="0.0443122" calcext:value-type="float">
            <text:p>0.0443122</text:p>
          </table:table-cell>
          <table:table-cell office:value-type="float" office:value="5.641787" calcext:value-type="float">
            <text:p>5.641787</text:p>
          </table:table-cell>
          <table:table-cell table:formula="of:=[.C637]+[.A638]" office:value-type="float" office:value="33.931044462" calcext:value-type="float">
            <text:p>33.931044462</text:p>
          </table:table-cell>
        </table:table-row>
        <table:table-row table:style-name="ro1">
          <table:table-cell office:value-type="float" office:value="0.043183032" calcext:value-type="float">
            <text:p>0.043183032</text:p>
          </table:table-cell>
          <table:table-cell office:value-type="float" office:value="5.789311" calcext:value-type="float">
            <text:p>5.789311</text:p>
          </table:table-cell>
          <table:table-cell table:formula="of:=[.C638]+[.A639]" office:value-type="float" office:value="33.974227494" calcext:value-type="float">
            <text:p>33.974227494</text:p>
          </table:table-cell>
        </table:table-row>
        <table:table-row table:style-name="ro1">
          <table:table-cell office:value-type="float" office:value="0.04380865" calcext:value-type="float">
            <text:p>0.04380865</text:p>
          </table:table-cell>
          <table:table-cell office:value-type="float" office:value="5.7066355" calcext:value-type="float">
            <text:p>5.7066355</text:p>
          </table:table-cell>
          <table:table-cell table:formula="of:=[.C639]+[.A640]" office:value-type="float" office:value="34.018036144" calcext:value-type="float">
            <text:p>34.018036144</text:p>
          </table:table-cell>
        </table:table-row>
        <table:table-row table:style-name="ro1">
          <table:table-cell office:value-type="float" office:value="0.043915465" calcext:value-type="float">
            <text:p>0.043915465</text:p>
          </table:table-cell>
          <table:table-cell office:value-type="float" office:value="5.692755" calcext:value-type="float">
            <text:p>5.692755</text:p>
          </table:table-cell>
          <table:table-cell table:formula="of:=[.C640]+[.A641]" office:value-type="float" office:value="34.061951609" calcext:value-type="float">
            <text:p>34.061951609</text:p>
          </table:table-cell>
        </table:table-row>
        <table:table-row table:style-name="ro1">
          <table:table-cell office:value-type="float" office:value="0.04414435" calcext:value-type="float">
            <text:p>0.04414435</text:p>
          </table:table-cell>
          <table:table-cell office:value-type="float" office:value="5.6632385" calcext:value-type="float">
            <text:p>5.6632385</text:p>
          </table:table-cell>
          <table:table-cell table:formula="of:=[.C641]+[.A642]" office:value-type="float" office:value="34.106095959" calcext:value-type="float">
            <text:p>34.106095959</text:p>
          </table:table-cell>
        </table:table-row>
        <table:table-row table:style-name="ro1">
          <table:table-cell office:value-type="float" office:value="0.042832073" calcext:value-type="float">
            <text:p>0.042832073</text:p>
          </table:table-cell>
          <table:table-cell office:value-type="float" office:value="5.8367476" calcext:value-type="float">
            <text:p>5.8367476</text:p>
          </table:table-cell>
          <table:table-cell table:formula="of:=[.C642]+[.A643]" office:value-type="float" office:value="34.1489280320001" calcext:value-type="float">
            <text:p>34.1489280320001</text:p>
          </table:table-cell>
        </table:table-row>
        <table:table-row table:style-name="ro1">
          <table:table-cell office:value-type="float" office:value="0.043335624" calcext:value-type="float">
            <text:p>0.043335624</text:p>
          </table:table-cell>
          <table:table-cell office:value-type="float" office:value="5.7689257" calcext:value-type="float">
            <text:p>5.7689257</text:p>
          </table:table-cell>
          <table:table-cell table:formula="of:=[.C643]+[.A644]" office:value-type="float" office:value="34.192263656" calcext:value-type="float">
            <text:p>34.192263656</text:p>
          </table:table-cell>
        </table:table-row>
        <table:table-row table:style-name="ro1">
          <table:table-cell office:value-type="float" office:value="0.043305103" calcext:value-type="float">
            <text:p>0.043305103</text:p>
          </table:table-cell>
          <table:table-cell office:value-type="float" office:value="5.7729917" calcext:value-type="float">
            <text:p>5.7729917</text:p>
          </table:table-cell>
          <table:table-cell table:formula="of:=[.C644]+[.A645]" office:value-type="float" office:value="34.2355687590001" calcext:value-type="float">
            <text:p>34.2355687590001</text:p>
          </table:table-cell>
        </table:table-row>
        <table:table-row table:style-name="ro1">
          <table:table-cell office:value-type="float" office:value="0.0433814" calcext:value-type="float">
            <text:p>0.0433814</text:p>
          </table:table-cell>
          <table:table-cell office:value-type="float" office:value="5.762838" calcext:value-type="float">
            <text:p>5.762838</text:p>
          </table:table-cell>
          <table:table-cell table:formula="of:=[.C645]+[.A646]" office:value-type="float" office:value="34.2789501590001" calcext:value-type="float">
            <text:p>34.2789501590001</text:p>
          </table:table-cell>
        </table:table-row>
        <table:table-row table:style-name="ro1">
          <table:table-cell office:value-type="float" office:value="0.042069122" calcext:value-type="float">
            <text:p>0.042069122</text:p>
          </table:table-cell>
          <table:table-cell office:value-type="float" office:value="5.9426007" calcext:value-type="float">
            <text:p>5.9426007</text:p>
          </table:table-cell>
          <table:table-cell table:formula="of:=[.C646]+[.A647]" office:value-type="float" office:value="34.3210192810001" calcext:value-type="float">
            <text:p>34.3210192810001</text:p>
          </table:table-cell>
        </table:table-row>
        <table:table-row table:style-name="ro1">
          <table:table-cell office:value-type="float" office:value="0.04255741" calcext:value-type="float">
            <text:p>0.04255741</text:p>
          </table:table-cell>
          <table:table-cell office:value-type="float" office:value="5.874418" calcext:value-type="float">
            <text:p>5.874418</text:p>
          </table:table-cell>
          <table:table-cell table:formula="of:=[.C647]+[.A648]" office:value-type="float" office:value="34.3635766910001" calcext:value-type="float">
            <text:p>34.3635766910001</text:p>
          </table:table-cell>
        </table:table-row>
        <table:table-row table:style-name="ro1">
          <table:table-cell office:value-type="float" office:value="0.042496376" calcext:value-type="float">
            <text:p>0.042496376</text:p>
          </table:table-cell>
          <table:table-cell office:value-type="float" office:value="5.882855" calcext:value-type="float">
            <text:p>5.882855</text:p>
          </table:table-cell>
          <table:table-cell table:formula="of:=[.C648]+[.A649]" office:value-type="float" office:value="34.4060730670001" calcext:value-type="float">
            <text:p>34.4060730670001</text:p>
          </table:table-cell>
        </table:table-row>
        <table:table-row table:style-name="ro1">
          <table:table-cell office:value-type="float" office:value="0.042710003" calcext:value-type="float">
            <text:p>0.042710003</text:p>
          </table:table-cell>
          <table:table-cell office:value-type="float" office:value="5.85343" calcext:value-type="float">
            <text:p>5.85343</text:p>
          </table:table-cell>
          <table:table-cell table:formula="of:=[.C649]+[.A650]" office:value-type="float" office:value="34.4487830700001" calcext:value-type="float">
            <text:p>34.4487830700001</text:p>
          </table:table-cell>
        </table:table-row>
        <table:table-row table:style-name="ro1">
          <table:table-cell office:value-type="float" office:value="0.041397728" calcext:value-type="float">
            <text:p>0.041397728</text:p>
          </table:table-cell>
          <table:table-cell office:value-type="float" office:value="6.0389786" calcext:value-type="float">
            <text:p>6.0389786</text:p>
          </table:table-cell>
          <table:table-cell table:formula="of:=[.C650]+[.A651]" office:value-type="float" office:value="34.4901807980001" calcext:value-type="float">
            <text:p>34.4901807980001</text:p>
          </table:table-cell>
        </table:table-row>
        <table:table-row table:style-name="ro1">
          <table:table-cell office:value-type="float" office:value="0.04196231" calcext:value-type="float">
            <text:p>0.04196231</text:p>
          </table:table-cell>
          <table:table-cell office:value-type="float" office:value="5.9577274" calcext:value-type="float">
            <text:p>5.9577274</text:p>
          </table:table-cell>
          <table:table-cell table:formula="of:=[.C651]+[.A652]" office:value-type="float" office:value="34.5321431080001" calcext:value-type="float">
            <text:p>34.5321431080001</text:p>
          </table:table-cell>
        </table:table-row>
        <table:table-row table:style-name="ro1">
          <table:table-cell office:value-type="float" office:value="0.04196231" calcext:value-type="float">
            <text:p>0.04196231</text:p>
          </table:table-cell>
          <table:table-cell office:value-type="float" office:value="5.9577274" calcext:value-type="float">
            <text:p>5.9577274</text:p>
          </table:table-cell>
          <table:table-cell table:formula="of:=[.C652]+[.A653]" office:value-type="float" office:value="34.5741054180001" calcext:value-type="float">
            <text:p>34.5741054180001</text:p>
          </table:table-cell>
        </table:table-row>
        <table:table-row table:style-name="ro1">
          <table:table-cell office:value-type="float" office:value="0.04214542" calcext:value-type="float">
            <text:p>0.04214542</text:p>
          </table:table-cell>
          <table:table-cell office:value-type="float" office:value="5.9318423" calcext:value-type="float">
            <text:p>5.9318423</text:p>
          </table:table-cell>
          <table:table-cell table:formula="of:=[.C653]+[.A654]" office:value-type="float" office:value="34.6162508380001" calcext:value-type="float">
            <text:p>34.6162508380001</text:p>
          </table:table-cell>
        </table:table-row>
        <table:table-row table:style-name="ro1">
          <table:table-cell office:value-type="float" office:value="0.04083314" calcext:value-type="float">
            <text:p>0.04083314</text:p>
          </table:table-cell>
          <table:table-cell office:value-type="float" office:value="6.122478" calcext:value-type="float">
            <text:p>6.122478</text:p>
          </table:table-cell>
          <table:table-cell table:formula="of:=[.C654]+[.A655]" office:value-type="float" office:value="34.6570839780001" calcext:value-type="float">
            <text:p>34.6570839780001</text:p>
          </table:table-cell>
        </table:table-row>
        <table:table-row table:style-name="ro1">
          <table:table-cell office:value-type="float" office:value="0.041367207" calcext:value-type="float">
            <text:p>0.041367207</text:p>
          </table:table-cell>
          <table:table-cell office:value-type="float" office:value="6.043434" calcext:value-type="float">
            <text:p>6.043434</text:p>
          </table:table-cell>
          <table:table-cell table:formula="of:=[.C655]+[.A656]" office:value-type="float" office:value="34.6984511850001" calcext:value-type="float">
            <text:p>34.6984511850001</text:p>
          </table:table-cell>
        </table:table-row>
        <table:table-row table:style-name="ro1">
          <table:table-cell office:value-type="float" office:value="0.041397728" calcext:value-type="float">
            <text:p>0.041397728</text:p>
          </table:table-cell>
          <table:table-cell office:value-type="float" office:value="6.0389786" calcext:value-type="float">
            <text:p>6.0389786</text:p>
          </table:table-cell>
          <table:table-cell table:formula="of:=[.C656]+[.A657]" office:value-type="float" office:value="34.7398489130001" calcext:value-type="float">
            <text:p>34.7398489130001</text:p>
          </table:table-cell>
        </table:table-row>
        <table:table-row table:style-name="ro1">
          <table:table-cell office:value-type="float" office:value="0.041580833" calcext:value-type="float">
            <text:p>0.041580833</text:p>
          </table:table-cell>
          <table:table-cell office:value-type="float" office:value="6.0123854" calcext:value-type="float">
            <text:p>6.0123854</text:p>
          </table:table-cell>
          <table:table-cell table:formula="of:=[.C657]+[.A658]" office:value-type="float" office:value="34.7814297460001" calcext:value-type="float">
            <text:p>34.7814297460001</text:p>
          </table:table-cell>
        </table:table-row>
        <table:table-row table:style-name="ro1">
          <table:table-cell office:value-type="float" office:value="0.04036011" calcext:value-type="float">
            <text:p>0.04036011</text:p>
          </table:table-cell>
          <table:table-cell office:value-type="float" office:value="6.1942344" calcext:value-type="float">
            <text:p>6.1942344</text:p>
          </table:table-cell>
          <table:table-cell table:formula="of:=[.C658]+[.A659]" office:value-type="float" office:value="34.8217898560001" calcext:value-type="float">
            <text:p>34.8217898560001</text:p>
          </table:table-cell>
        </table:table-row>
        <table:table-row table:style-name="ro1">
          <table:table-cell office:value-type="float" office:value="0.040924698" calcext:value-type="float">
            <text:p>0.040924698</text:p>
          </table:table-cell>
          <table:table-cell office:value-type="float" office:value="6.1087804" calcext:value-type="float">
            <text:p>6.1087804</text:p>
          </table:table-cell>
          <table:table-cell table:formula="of:=[.C659]+[.A660]" office:value-type="float" office:value="34.8627145540001" calcext:value-type="float">
            <text:p>34.8627145540001</text:p>
          </table:table-cell>
        </table:table-row>
        <table:table-row table:style-name="ro1">
          <table:table-cell office:value-type="float" office:value="0.04104677" calcext:value-type="float">
            <text:p>0.04104677</text:p>
          </table:table-cell>
          <table:table-cell office:value-type="float" office:value="6.0906134" calcext:value-type="float">
            <text:p>6.0906134</text:p>
          </table:table-cell>
          <table:table-cell table:formula="of:=[.C660]+[.A661]" office:value-type="float" office:value="34.9037613240001" calcext:value-type="float">
            <text:p>34.9037613240001</text:p>
          </table:table-cell>
        </table:table-row>
        <table:table-row table:style-name="ro1">
          <table:table-cell office:value-type="float" office:value="0.04133669" calcext:value-type="float">
            <text:p>0.04133669</text:p>
          </table:table-cell>
          <table:table-cell office:value-type="float" office:value="6.047896" calcext:value-type="float">
            <text:p>6.047896</text:p>
          </table:table-cell>
          <table:table-cell table:formula="of:=[.C661]+[.A662]" office:value-type="float" office:value="34.9450980140001" calcext:value-type="float">
            <text:p>34.9450980140001</text:p>
          </table:table-cell>
        </table:table-row>
        <table:table-row table:style-name="ro1">
          <table:table-cell office:value-type="float" office:value="0.040192265" calcext:value-type="float">
            <text:p>0.040192265</text:p>
          </table:table-cell>
          <table:table-cell office:value-type="float" office:value="6.2201023" calcext:value-type="float">
            <text:p>6.2201023</text:p>
          </table:table-cell>
          <table:table-cell table:formula="of:=[.C662]+[.A663]" office:value-type="float" office:value="34.9852902790001" calcext:value-type="float">
            <text:p>34.9852902790001</text:p>
          </table:table-cell>
        </table:table-row>
        <table:table-row table:style-name="ro1">
          <table:table-cell office:value-type="float" office:value="0.040802624" calcext:value-type="float">
            <text:p>0.040802624</text:p>
          </table:table-cell>
          <table:table-cell office:value-type="float" office:value="6.127057" calcext:value-type="float">
            <text:p>6.127057</text:p>
          </table:table-cell>
          <table:table-cell table:formula="of:=[.C663]+[.A664]" office:value-type="float" office:value="35.0260929030001" calcext:value-type="float">
            <text:p>35.0260929030001</text:p>
          </table:table-cell>
        </table:table-row>
        <table:table-row table:style-name="ro1">
          <table:table-cell office:value-type="float" office:value="0.040955216" calcext:value-type="float">
            <text:p>0.040955216</text:p>
          </table:table-cell>
          <table:table-cell office:value-type="float" office:value="6.1042285" calcext:value-type="float">
            <text:p>6.1042285</text:p>
          </table:table-cell>
          <table:table-cell table:formula="of:=[.C664]+[.A665]" office:value-type="float" office:value="35.0670481190001" calcext:value-type="float">
            <text:p>35.0670481190001</text:p>
          </table:table-cell>
        </table:table-row>
        <table:table-row table:style-name="ro1">
          <table:table-cell office:value-type="float" office:value="0.041260395" calcext:value-type="float">
            <text:p>0.041260395</text:p>
          </table:table-cell>
          <table:table-cell office:value-type="float" office:value="6.059079" calcext:value-type="float">
            <text:p>6.059079</text:p>
          </table:table-cell>
          <table:table-cell table:formula="of:=[.C665]+[.A666]" office:value-type="float" office:value="35.1083085140001" calcext:value-type="float">
            <text:p>35.1083085140001</text:p>
          </table:table-cell>
        </table:table-row>
        <table:table-row table:style-name="ro1">
          <table:table-cell office:value-type="float" office:value="0.040131226" calcext:value-type="float">
            <text:p>0.040131226</text:p>
          </table:table-cell>
          <table:table-cell office:value-type="float" office:value="6.2295628" calcext:value-type="float">
            <text:p>6.2295628</text:p>
          </table:table-cell>
          <table:table-cell table:formula="of:=[.C666]+[.A667]" office:value-type="float" office:value="35.1484397400001" calcext:value-type="float">
            <text:p>35.1484397400001</text:p>
          </table:table-cell>
        </table:table-row>
        <table:table-row table:style-name="ro1">
          <table:table-cell office:value-type="float" office:value="0.040772106" calcext:value-type="float">
            <text:p>0.040772106</text:p>
          </table:table-cell>
          <table:table-cell office:value-type="float" office:value="6.1316433" calcext:value-type="float">
            <text:p>6.1316433</text:p>
          </table:table-cell>
          <table:table-cell table:formula="of:=[.C667]+[.A668]" office:value-type="float" office:value="35.1892118460001" calcext:value-type="float">
            <text:p>35.1892118460001</text:p>
          </table:table-cell>
        </table:table-row>
        <table:table-row table:style-name="ro1">
          <table:table-cell office:value-type="float" office:value="0.040970474" calcext:value-type="float">
            <text:p>0.040970474</text:p>
          </table:table-cell>
          <table:table-cell office:value-type="float" office:value="6.1019554" calcext:value-type="float">
            <text:p>6.1019554</text:p>
          </table:table-cell>
          <table:table-cell table:formula="of:=[.C668]+[.A669]" office:value-type="float" office:value="35.2301823200001" calcext:value-type="float">
            <text:p>35.2301823200001</text:p>
          </table:table-cell>
        </table:table-row>
        <table:table-row table:style-name="ro1">
          <table:table-cell office:value-type="float" office:value="0.04130617" calcext:value-type="float">
            <text:p>0.04130617</text:p>
          </table:table-cell>
          <table:table-cell office:value-type="float" office:value="6.0523643" calcext:value-type="float">
            <text:p>6.0523643</text:p>
          </table:table-cell>
          <table:table-cell table:formula="of:=[.C669]+[.A670]" office:value-type="float" office:value="35.2714884900001" calcext:value-type="float">
            <text:p>35.2714884900001</text:p>
          </table:table-cell>
        </table:table-row>
        <table:table-row table:style-name="ro1">
          <table:table-cell office:value-type="float" office:value="0.04026856" calcext:value-type="float">
            <text:p>0.04026856</text:p>
          </table:table-cell>
          <table:table-cell office:value-type="float" office:value="6.2083173" calcext:value-type="float">
            <text:p>6.2083173</text:p>
          </table:table-cell>
          <table:table-cell table:formula="of:=[.C670]+[.A671]" office:value-type="float" office:value="35.3117570500001" calcext:value-type="float">
            <text:p>35.3117570500001</text:p>
          </table:table-cell>
        </table:table-row>
        <table:table-row table:style-name="ro1">
          <table:table-cell office:value-type="float" office:value="0.04101625" calcext:value-type="float">
            <text:p>0.04101625</text:p>
          </table:table-cell>
          <table:table-cell office:value-type="float" office:value="6.095145" calcext:value-type="float">
            <text:p>6.095145</text:p>
          </table:table-cell>
          <table:table-cell table:formula="of:=[.C671]+[.A672]" office:value-type="float" office:value="35.3527733000001" calcext:value-type="float">
            <text:p>35.3527733000001</text:p>
          </table:table-cell>
        </table:table-row>
        <table:table-row table:style-name="ro1">
          <table:table-cell office:value-type="float" office:value="0.041290913" calcext:value-type="float">
            <text:p>0.041290913</text:p>
          </table:table-cell>
          <table:table-cell office:value-type="float" office:value="6.0546007" calcext:value-type="float">
            <text:p>6.0546007</text:p>
          </table:table-cell>
          <table:table-cell table:formula="of:=[.C672]+[.A673]" office:value-type="float" office:value="35.3940642130001" calcext:value-type="float">
            <text:p>35.3940642130001</text:p>
          </table:table-cell>
        </table:table-row>
        <table:table-row table:style-name="ro1">
          <table:table-cell office:value-type="float" office:value="0.041733425" calcext:value-type="float">
            <text:p>0.041733425</text:p>
          </table:table-cell>
          <table:table-cell office:value-type="float" office:value="5.990402" calcext:value-type="float">
            <text:p>5.990402</text:p>
          </table:table-cell>
          <table:table-cell table:formula="of:=[.C673]+[.A674]" office:value-type="float" office:value="35.4357976380001" calcext:value-type="float">
            <text:p>35.4357976380001</text:p>
          </table:table-cell>
        </table:table-row>
        <table:table-row table:style-name="ro1">
          <table:table-cell office:value-type="float" office:value="0.040772106" calcext:value-type="float">
            <text:p>0.040772106</text:p>
          </table:table-cell>
          <table:table-cell office:value-type="float" office:value="6.1316433" calcext:value-type="float">
            <text:p>6.1316433</text:p>
          </table:table-cell>
          <table:table-cell table:formula="of:=[.C674]+[.A675]" office:value-type="float" office:value="35.476569744" calcext:value-type="float">
            <text:p>35.476569744</text:p>
          </table:table-cell>
        </table:table-row>
        <table:table-row table:style-name="ro1">
          <table:table-cell office:value-type="float" office:value="0.041535057" calcext:value-type="float">
            <text:p>0.041535057</text:p>
          </table:table-cell>
          <table:table-cell office:value-type="float" office:value="6.019012" calcext:value-type="float">
            <text:p>6.019012</text:p>
          </table:table-cell>
          <table:table-cell table:formula="of:=[.C675]+[.A676]" office:value-type="float" office:value="35.518104801" calcext:value-type="float">
            <text:p>35.518104801</text:p>
          </table:table-cell>
        </table:table-row>
        <table:table-row table:style-name="ro1">
          <table:table-cell office:value-type="float" office:value="0.041855495" calcext:value-type="float">
            <text:p>0.041855495</text:p>
          </table:table-cell>
          <table:table-cell office:value-type="float" office:value="5.9729314" calcext:value-type="float">
            <text:p>5.9729314</text:p>
          </table:table-cell>
          <table:table-cell table:formula="of:=[.C676]+[.A677]" office:value-type="float" office:value="35.559960296" calcext:value-type="float">
            <text:p>35.559960296</text:p>
          </table:table-cell>
        </table:table-row>
        <table:table-row table:style-name="ro1">
          <table:table-cell office:value-type="float" office:value="0.042313267" calcext:value-type="float">
            <text:p>0.042313267</text:p>
          </table:table-cell>
          <table:table-cell office:value-type="float" office:value="5.9083123" calcext:value-type="float">
            <text:p>5.9083123</text:p>
          </table:table-cell>
          <table:table-cell table:formula="of:=[.C677]+[.A678]" office:value-type="float" office:value="35.602273563" calcext:value-type="float">
            <text:p>35.602273563</text:p>
          </table:table-cell>
        </table:table-row>
        <table:table-row table:style-name="ro1">
          <table:table-cell office:value-type="float" office:value="0.04133669" calcext:value-type="float">
            <text:p>0.04133669</text:p>
          </table:table-cell>
          <table:table-cell office:value-type="float" office:value="6.047896" calcext:value-type="float">
            <text:p>6.047896</text:p>
          </table:table-cell>
          <table:table-cell table:formula="of:=[.C678]+[.A679]" office:value-type="float" office:value="35.643610253" calcext:value-type="float">
            <text:p>35.643610253</text:p>
          </table:table-cell>
        </table:table-row>
        <table:table-row table:style-name="ro1">
          <table:table-cell office:value-type="float" office:value="0.042191196" calcext:value-type="float">
            <text:p>0.042191196</text:p>
          </table:table-cell>
          <table:table-cell office:value-type="float" office:value="5.9254065" calcext:value-type="float">
            <text:p>5.9254065</text:p>
          </table:table-cell>
          <table:table-cell table:formula="of:=[.C679]+[.A680]" office:value-type="float" office:value="35.685801449" calcext:value-type="float">
            <text:p>35.685801449</text:p>
          </table:table-cell>
        </table:table-row>
        <table:table-row table:style-name="ro1">
          <table:table-cell office:value-type="float" office:value="0.042542152" calcext:value-type="float">
            <text:p>0.042542152</text:p>
          </table:table-cell>
          <table:table-cell office:value-type="float" office:value="5.876525" calcext:value-type="float">
            <text:p>5.876525</text:p>
          </table:table-cell>
          <table:table-cell table:formula="of:=[.C680]+[.A681]" office:value-type="float" office:value="35.728343601" calcext:value-type="float">
            <text:p>35.728343601</text:p>
          </table:table-cell>
        </table:table-row>
        <table:table-row table:style-name="ro1">
          <table:table-cell office:value-type="float" office:value="0.043076217" calcext:value-type="float">
            <text:p>0.043076217</text:p>
          </table:table-cell>
          <table:table-cell office:value-type="float" office:value="5.8036666" calcext:value-type="float">
            <text:p>5.8036666</text:p>
          </table:table-cell>
          <table:table-cell table:formula="of:=[.C681]+[.A682]" office:value-type="float" office:value="35.771419818" calcext:value-type="float">
            <text:p>35.771419818</text:p>
          </table:table-cell>
        </table:table-row>
        <table:table-row table:style-name="ro1">
          <table:table-cell office:value-type="float" office:value="0.04213016" calcext:value-type="float">
            <text:p>0.04213016</text:p>
          </table:table-cell>
          <table:table-cell office:value-type="float" office:value="5.933991" calcext:value-type="float">
            <text:p>5.933991</text:p>
          </table:table-cell>
          <table:table-cell table:formula="of:=[.C682]+[.A683]" office:value-type="float" office:value="35.813549978" calcext:value-type="float">
            <text:p>35.813549978</text:p>
          </table:table-cell>
        </table:table-row>
        <table:table-row table:style-name="ro1">
          <table:table-cell office:value-type="float" office:value="0.042984664" calcext:value-type="float">
            <text:p>0.042984664</text:p>
          </table:table-cell>
          <table:table-cell office:value-type="float" office:value="5.8160276" calcext:value-type="float">
            <text:p>5.8160276</text:p>
          </table:table-cell>
          <table:table-cell table:formula="of:=[.C683]+[.A684]" office:value-type="float" office:value="35.856534642" calcext:value-type="float">
            <text:p>35.856534642</text:p>
          </table:table-cell>
        </table:table-row>
        <table:table-row table:style-name="ro1">
          <table:table-cell office:value-type="float" office:value="0.04336614" calcext:value-type="float">
            <text:p>0.04336614</text:p>
          </table:table-cell>
          <table:table-cell office:value-type="float" office:value="5.764866" calcext:value-type="float">
            <text:p>5.764866</text:p>
          </table:table-cell>
          <table:table-cell table:formula="of:=[.C684]+[.A685]" office:value-type="float" office:value="35.8999007820001" calcext:value-type="float">
            <text:p>35.8999007820001</text:p>
          </table:table-cell>
        </table:table-row>
        <table:table-row table:style-name="ro1">
          <table:table-cell office:value-type="float" office:value="0.043915465" calcext:value-type="float">
            <text:p>0.043915465</text:p>
          </table:table-cell>
          <table:table-cell office:value-type="float" office:value="5.692755" calcext:value-type="float">
            <text:p>5.692755</text:p>
          </table:table-cell>
          <table:table-cell table:formula="of:=[.C685]+[.A686]" office:value-type="float" office:value="35.943816247" calcext:value-type="float">
            <text:p>35.943816247</text:p>
          </table:table-cell>
        </table:table-row>
        <table:table-row table:style-name="ro1">
          <table:table-cell office:value-type="float" office:value="0.042969406" calcext:value-type="float">
            <text:p>0.042969406</text:p>
          </table:table-cell>
          <table:table-cell office:value-type="float" office:value="5.818093" calcext:value-type="float">
            <text:p>5.818093</text:p>
          </table:table-cell>
          <table:table-cell table:formula="of:=[.C686]+[.A687]" office:value-type="float" office:value="35.986785653" calcext:value-type="float">
            <text:p>35.986785653</text:p>
          </table:table-cell>
        </table:table-row>
        <table:table-row table:style-name="ro1">
          <table:table-cell office:value-type="float" office:value="0.04383917" calcext:value-type="float">
            <text:p>0.04383917</text:p>
          </table:table-cell>
          <table:table-cell office:value-type="float" office:value="5.7026625" calcext:value-type="float">
            <text:p>5.7026625</text:p>
          </table:table-cell>
          <table:table-cell table:formula="of:=[.C687]+[.A688]" office:value-type="float" office:value="36.030624823" calcext:value-type="float">
            <text:p>36.030624823</text:p>
          </table:table-cell>
        </table:table-row>
        <table:table-row table:style-name="ro1">
          <table:table-cell office:value-type="float" office:value="0.044220645" calcext:value-type="float">
            <text:p>0.044220645</text:p>
          </table:table-cell>
          <table:table-cell office:value-type="float" office:value="5.6534677" calcext:value-type="float">
            <text:p>5.6534677</text:p>
          </table:table-cell>
          <table:table-cell table:formula="of:=[.C688]+[.A689]" office:value-type="float" office:value="36.074845468" calcext:value-type="float">
            <text:p>36.074845468</text:p>
          </table:table-cell>
        </table:table-row>
        <table:table-row table:style-name="ro1">
          <table:table-cell office:value-type="float" office:value="0.04480049" calcext:value-type="float">
            <text:p>0.04480049</text:p>
          </table:table-cell>
          <table:table-cell office:value-type="float" office:value="5.580296" calcext:value-type="float">
            <text:p>5.580296</text:p>
          </table:table-cell>
          <table:table-cell table:formula="of:=[.C689]+[.A690]" office:value-type="float" office:value="36.119645958" calcext:value-type="float">
            <text:p>36.119645958</text:p>
          </table:table-cell>
        </table:table-row>
        <table:table-row table:style-name="ro1">
          <table:table-cell office:value-type="float" office:value="0.04383917" calcext:value-type="float">
            <text:p>0.04383917</text:p>
          </table:table-cell>
          <table:table-cell office:value-type="float" office:value="5.7026625" calcext:value-type="float">
            <text:p>5.7026625</text:p>
          </table:table-cell>
          <table:table-cell table:formula="of:=[.C690]+[.A691]" office:value-type="float" office:value="36.163485128" calcext:value-type="float">
            <text:p>36.163485128</text:p>
          </table:table-cell>
        </table:table-row>
        <table:table-row table:style-name="ro1">
          <table:table-cell office:value-type="float" office:value="0.04480049" calcext:value-type="float">
            <text:p>0.04480049</text:p>
          </table:table-cell>
          <table:table-cell office:value-type="float" office:value="5.580296" calcext:value-type="float">
            <text:p>5.580296</text:p>
          </table:table-cell>
          <table:table-cell table:formula="of:=[.C691]+[.A692]" office:value-type="float" office:value="36.208285618" calcext:value-type="float">
            <text:p>36.208285618</text:p>
          </table:table-cell>
        </table:table-row>
        <table:table-row table:style-name="ro1">
          <table:table-cell office:value-type="float" office:value="0.045258258" calcext:value-type="float">
            <text:p>0.045258258</text:p>
          </table:table-cell>
          <table:table-cell office:value-type="float" office:value="5.523854" calcext:value-type="float">
            <text:p>5.523854</text:p>
          </table:table-cell>
          <table:table-cell table:formula="of:=[.C692]+[.A693]" office:value-type="float" office:value="36.253543876" calcext:value-type="float">
            <text:p>36.253543876</text:p>
          </table:table-cell>
        </table:table-row>
        <table:table-row table:style-name="ro1">
          <table:table-cell office:value-type="float" office:value="0.045914397" calcext:value-type="float">
            <text:p>0.045914397</text:p>
          </table:table-cell>
          <table:table-cell office:value-type="float" office:value="5.4449153" calcext:value-type="float">
            <text:p>5.4449153</text:p>
          </table:table-cell>
          <table:table-cell table:formula="of:=[.C693]+[.A694]" office:value-type="float" office:value="36.299458273" calcext:value-type="float">
            <text:p>36.299458273</text:p>
          </table:table-cell>
        </table:table-row>
        <table:table-row table:style-name="ro1">
          <table:table-cell office:value-type="float" office:value="0.044968337" calcext:value-type="float">
            <text:p>0.044968337</text:p>
          </table:table-cell>
          <table:table-cell office:value-type="float" office:value="5.5594673" calcext:value-type="float">
            <text:p>5.5594673</text:p>
          </table:table-cell>
          <table:table-cell table:formula="of:=[.C694]+[.A695]" office:value-type="float" office:value="36.34442661" calcext:value-type="float">
            <text:p>36.34442661</text:p>
          </table:table-cell>
        </table:table-row>
        <table:table-row table:style-name="ro1">
          <table:table-cell office:value-type="float" office:value="0.045944914" calcext:value-type="float">
            <text:p>0.045944914</text:p>
          </table:table-cell>
          <table:table-cell office:value-type="float" office:value="5.4412985" calcext:value-type="float">
            <text:p>5.4412985</text:p>
          </table:table-cell>
          <table:table-cell table:formula="of:=[.C695]+[.A696]" office:value-type="float" office:value="36.390371524" calcext:value-type="float">
            <text:p>36.390371524</text:p>
          </table:table-cell>
        </table:table-row>
        <table:table-row table:style-name="ro1">
          <table:table-cell office:value-type="float" office:value="0.046402685" calcext:value-type="float">
            <text:p>0.046402685</text:p>
          </table:table-cell>
          <table:table-cell office:value-type="float" office:value="5.3876195" calcext:value-type="float">
            <text:p>5.3876195</text:p>
          </table:table-cell>
          <table:table-cell table:formula="of:=[.C696]+[.A697]" office:value-type="float" office:value="36.436774209" calcext:value-type="float">
            <text:p>36.436774209</text:p>
          </table:table-cell>
        </table:table-row>
        <table:table-row table:style-name="ro1">
          <table:table-cell office:value-type="float" office:value="0.047074083" calcext:value-type="float">
            <text:p>0.047074083</text:p>
          </table:table-cell>
          <table:table-cell office:value-type="float" office:value="5.3107777" calcext:value-type="float">
            <text:p>5.3107777</text:p>
          </table:table-cell>
          <table:table-cell table:formula="of:=[.C697]+[.A698]" office:value-type="float" office:value="36.483848292" calcext:value-type="float">
            <text:p>36.483848292</text:p>
          </table:table-cell>
        </table:table-row>
        <table:table-row table:style-name="ro1">
          <table:table-cell office:value-type="float" office:value="0.046097506" calcext:value-type="float">
            <text:p>0.046097506</text:p>
          </table:table-cell>
          <table:table-cell office:value-type="float" office:value="5.423287" calcext:value-type="float">
            <text:p>5.423287</text:p>
          </table:table-cell>
          <table:table-cell table:formula="of:=[.C698]+[.A699]" office:value-type="float" office:value="36.529945798" calcext:value-type="float">
            <text:p>36.529945798</text:p>
          </table:table-cell>
        </table:table-row>
        <table:table-row table:style-name="ro1">
          <table:table-cell office:value-type="float" office:value="0.047089342" calcext:value-type="float">
            <text:p>0.047089342</text:p>
          </table:table-cell>
          <table:table-cell office:value-type="float" office:value="5.3090568" calcext:value-type="float">
            <text:p>5.3090568</text:p>
          </table:table-cell>
          <table:table-cell table:formula="of:=[.C699]+[.A700]" office:value-type="float" office:value="36.57703514" calcext:value-type="float">
            <text:p>36.57703514</text:p>
          </table:table-cell>
        </table:table-row>
        <table:table-row table:style-name="ro1">
          <table:table-cell office:value-type="float" office:value="0.04759289" calcext:value-type="float">
            <text:p>0.04759289</text:p>
          </table:table-cell>
          <table:table-cell office:value-type="float" office:value="5.252886" calcext:value-type="float">
            <text:p>5.252886</text:p>
          </table:table-cell>
          <table:table-cell table:formula="of:=[.C700]+[.A701]" office:value-type="float" office:value="36.62462803" calcext:value-type="float">
            <text:p>36.62462803</text:p>
          </table:table-cell>
        </table:table-row>
        <table:table-row table:style-name="ro1">
          <table:table-cell office:value-type="float" office:value="0.048264287" calcext:value-type="float">
            <text:p>0.048264287</text:p>
          </table:table-cell>
          <table:table-cell office:value-type="float" office:value="5.1798134" calcext:value-type="float">
            <text:p>5.1798134</text:p>
          </table:table-cell>
          <table:table-cell table:formula="of:=[.C701]+[.A702]" office:value-type="float" office:value="36.672892317" calcext:value-type="float">
            <text:p>36.672892317</text:p>
          </table:table-cell>
        </table:table-row>
        <table:table-row table:style-name="ro1">
          <table:table-cell office:value-type="float" office:value="0.047379263" calcext:value-type="float">
            <text:p>0.047379263</text:p>
          </table:table-cell>
          <table:table-cell office:value-type="float" office:value="5.27657" calcext:value-type="float">
            <text:p>5.27657</text:p>
          </table:table-cell>
          <table:table-cell table:formula="of:=[.C702]+[.A703]" office:value-type="float" office:value="36.72027158" calcext:value-type="float">
            <text:p>36.72027158</text:p>
          </table:table-cell>
        </table:table-row>
        <table:table-row table:style-name="ro1">
          <table:table-cell office:value-type="float" office:value="0.048462655" calcext:value-type="float">
            <text:p>0.048462655</text:p>
          </table:table-cell>
          <table:table-cell office:value-type="float" office:value="5.1586113" calcext:value-type="float">
            <text:p>5.1586113</text:p>
          </table:table-cell>
          <table:table-cell table:formula="of:=[.C703]+[.A704]" office:value-type="float" office:value="36.768734235" calcext:value-type="float">
            <text:p>36.768734235</text:p>
          </table:table-cell>
        </table:table-row>
        <table:table-row table:style-name="ro1">
          <table:table-cell office:value-type="float" office:value="0.049088273" calcext:value-type="float">
            <text:p>0.049088273</text:p>
          </table:table-cell>
          <table:table-cell office:value-type="float" office:value="5.092866" calcext:value-type="float">
            <text:p>5.092866</text:p>
          </table:table-cell>
          <table:table-cell table:formula="of:=[.C704]+[.A705]" office:value-type="float" office:value="36.817822508" calcext:value-type="float">
            <text:p>36.817822508</text:p>
          </table:table-cell>
        </table:table-row>
        <table:table-row table:style-name="ro1">
          <table:table-cell office:value-type="float" office:value="0.049835965" calcext:value-type="float">
            <text:p>0.049835965</text:p>
          </table:table-cell>
          <table:table-cell office:value-type="float" office:value="5.0164576" calcext:value-type="float">
            <text:p>5.0164576</text:p>
          </table:table-cell>
          <table:table-cell table:formula="of:=[.C705]+[.A706]" office:value-type="float" office:value="36.867658473" calcext:value-type="float">
            <text:p>36.867658473</text:p>
          </table:table-cell>
        </table:table-row>
        <table:table-row table:style-name="ro1">
          <table:table-cell office:value-type="float" office:value="0.04882887" calcext:value-type="float">
            <text:p>0.04882887</text:p>
          </table:table-cell>
          <table:table-cell office:value-type="float" office:value="5.1199217" calcext:value-type="float">
            <text:p>5.1199217</text:p>
          </table:table-cell>
          <table:table-cell table:formula="of:=[.C706]+[.A707]" office:value-type="float" office:value="36.916487343" calcext:value-type="float">
            <text:p>36.916487343</text:p>
          </table:table-cell>
        </table:table-row>
        <table:table-row table:style-name="ro1">
          <table:table-cell office:value-type="float" office:value="0.049973298" calcext:value-type="float">
            <text:p>0.049973298</text:p>
          </table:table-cell>
          <table:table-cell office:value-type="float" office:value="5.0026717" calcext:value-type="float">
            <text:p>5.0026717</text:p>
          </table:table-cell>
          <table:table-cell table:formula="of:=[.C707]+[.A708]" office:value-type="float" office:value="36.966460641" calcext:value-type="float">
            <text:p>36.966460641</text:p>
          </table:table-cell>
        </table:table-row>
        <table:table-row table:style-name="ro1">
          <table:table-cell office:value-type="float" office:value="0.05052262" calcext:value-type="float">
            <text:p>0.05052262</text:p>
          </table:table-cell>
          <table:table-cell office:value-type="float" office:value="4.9482784" calcext:value-type="float">
            <text:p>4.9482784</text:p>
          </table:table-cell>
          <table:table-cell table:formula="of:=[.C708]+[.A709]" office:value-type="float" office:value="37.0169832610001" calcext:value-type="float">
            <text:p>37.0169832610001</text:p>
          </table:table-cell>
        </table:table-row>
        <table:table-row table:style-name="ro1">
          <table:table-cell office:value-type="float" office:value="0.05131609" calcext:value-type="float">
            <text:p>0.05131609</text:p>
          </table:table-cell>
          <table:table-cell office:value-type="float" office:value="4.871766" calcext:value-type="float">
            <text:p>4.871766</text:p>
          </table:table-cell>
          <table:table-cell table:formula="of:=[.C709]+[.A710]" office:value-type="float" office:value="37.068299351" calcext:value-type="float">
            <text:p>37.068299351</text:p>
          </table:table-cell>
        </table:table-row>
        <table:table-row table:style-name="ro1">
          <table:table-cell office:value-type="float" office:value="0.050293736" calcext:value-type="float">
            <text:p>0.050293736</text:p>
          </table:table-cell>
          <table:table-cell office:value-type="float" office:value="4.970798" calcext:value-type="float">
            <text:p>4.970798</text:p>
          </table:table-cell>
          <table:table-cell table:formula="of:=[.C710]+[.A711]" office:value-type="float" office:value="37.1185930870001" calcext:value-type="float">
            <text:p>37.1185930870001</text:p>
          </table:table-cell>
        </table:table-row>
        <table:table-row table:style-name="ro1">
          <table:table-cell office:value-type="float" office:value="0.05146868" calcext:value-type="float">
            <text:p>0.05146868</text:p>
          </table:table-cell>
          <table:table-cell office:value-type="float" office:value="4.8573227" calcext:value-type="float">
            <text:p>4.8573227</text:p>
          </table:table-cell>
          <table:table-cell table:formula="of:=[.C711]+[.A712]" office:value-type="float" office:value="37.170061767" calcext:value-type="float">
            <text:p>37.170061767</text:p>
          </table:table-cell>
        </table:table-row>
        <table:table-row table:style-name="ro1">
          <table:table-cell office:value-type="float" office:value="0.052033264" calcext:value-type="float">
            <text:p>0.052033264</text:p>
          </table:table-cell>
          <table:table-cell office:value-type="float" office:value="4.804619" calcext:value-type="float">
            <text:p>4.804619</text:p>
          </table:table-cell>
          <table:table-cell table:formula="of:=[.C712]+[.A713]" office:value-type="float" office:value="37.222095031" calcext:value-type="float">
            <text:p>37.222095031</text:p>
          </table:table-cell>
        </table:table-row>
        <table:table-row table:style-name="ro1">
          <table:table-cell office:value-type="float" office:value="0.052857254" calcext:value-type="float">
            <text:p>0.052857254</text:p>
          </table:table-cell>
          <table:table-cell office:value-type="float" office:value="4.7297196" calcext:value-type="float">
            <text:p>4.7297196</text:p>
          </table:table-cell>
          <table:table-cell table:formula="of:=[.C713]+[.A714]" office:value-type="float" office:value="37.2749522850001" calcext:value-type="float">
            <text:p>37.2749522850001</text:p>
          </table:table-cell>
        </table:table-row>
        <table:table-row table:style-name="ro1">
          <table:table-cell office:value-type="float" office:value="0.051834896" calcext:value-type="float">
            <text:p>0.051834896</text:p>
          </table:table-cell>
          <table:table-cell office:value-type="float" office:value="4.8230057" calcext:value-type="float">
            <text:p>4.8230057</text:p>
          </table:table-cell>
          <table:table-cell table:formula="of:=[.C714]+[.A715]" office:value-type="float" office:value="37.3267871810001" calcext:value-type="float">
            <text:p>37.3267871810001</text:p>
          </table:table-cell>
        </table:table-row>
        <table:table-row table:style-name="ro1">
          <table:table-cell office:value-type="float" office:value="0.053070877" calcext:value-type="float">
            <text:p>0.053070877</text:p>
          </table:table-cell>
          <table:table-cell office:value-type="float" office:value="4.7106814" calcext:value-type="float">
            <text:p>4.7106814</text:p>
          </table:table-cell>
          <table:table-cell table:formula="of:=[.C715]+[.A716]" office:value-type="float" office:value="37.3798580580001" calcext:value-type="float">
            <text:p>37.3798580580001</text:p>
          </table:table-cell>
        </table:table-row>
        <table:table-row table:style-name="ro1">
          <table:table-cell office:value-type="float" office:value="0.053650722" calcext:value-type="float">
            <text:p>0.053650722</text:p>
          </table:table-cell>
          <table:table-cell office:value-type="float" office:value="4.6597695" calcext:value-type="float">
            <text:p>4.6597695</text:p>
          </table:table-cell>
          <table:table-cell table:formula="of:=[.C716]+[.A717]" office:value-type="float" office:value="37.4335087800001" calcext:value-type="float">
            <text:p>37.4335087800001</text:p>
          </table:table-cell>
        </table:table-row>
        <table:table-row table:style-name="ro1">
          <table:table-cell office:value-type="float" office:value="0.05442893" calcext:value-type="float">
            <text:p>0.05442893</text:p>
          </table:table-cell>
          <table:table-cell office:value-type="float" office:value="4.5931454" calcext:value-type="float">
            <text:p>4.5931454</text:p>
          </table:table-cell>
          <table:table-cell table:formula="of:=[.C717]+[.A718]" office:value-type="float" office:value="37.4879377100001" calcext:value-type="float">
            <text:p>37.4879377100001</text:p>
          </table:table-cell>
        </table:table-row>
        <table:table-row table:style-name="ro1">
          <table:table-cell office:value-type="float" office:value="0.053345542" calcext:value-type="float">
            <text:p>0.053345542</text:p>
          </table:table-cell>
          <table:table-cell office:value-type="float" office:value="4.686427" calcext:value-type="float">
            <text:p>4.686427</text:p>
          </table:table-cell>
          <table:table-cell table:formula="of:=[.C718]+[.A719]" office:value-type="float" office:value="37.5412832520001" calcext:value-type="float">
            <text:p>37.5412832520001</text:p>
          </table:table-cell>
        </table:table-row>
        <table:table-row table:style-name="ro1">
          <table:table-cell office:value-type="float" office:value="0.054505225" calcext:value-type="float">
            <text:p>0.054505225</text:p>
          </table:table-cell>
          <table:table-cell office:value-type="float" office:value="4.586716" calcext:value-type="float">
            <text:p>4.586716</text:p>
          </table:table-cell>
          <table:table-cell table:formula="of:=[.C719]+[.A720]" office:value-type="float" office:value="37.5957884770001" calcext:value-type="float">
            <text:p>37.5957884770001</text:p>
          </table:table-cell>
        </table:table-row>
        <table:table-row table:style-name="ro1">
          <table:table-cell office:value-type="float" office:value="0.05502403" calcext:value-type="float">
            <text:p>0.05502403</text:p>
          </table:table-cell>
          <table:table-cell office:value-type="float" office:value="4.5434694" calcext:value-type="float">
            <text:p>4.5434694</text:p>
          </table:table-cell>
          <table:table-cell table:formula="of:=[.C720]+[.A721]" office:value-type="float" office:value="37.6508125070001" calcext:value-type="float">
            <text:p>37.6508125070001</text:p>
          </table:table-cell>
        </table:table-row>
        <table:table-row table:style-name="ro1">
          <table:table-cell office:value-type="float" office:value="0.055741206" calcext:value-type="float">
            <text:p>0.055741206</text:p>
          </table:table-cell>
          <table:table-cell office:value-type="float" office:value="4.4850125" calcext:value-type="float">
            <text:p>4.4850125</text:p>
          </table:table-cell>
          <table:table-cell table:formula="of:=[.C721]+[.A722]" office:value-type="float" office:value="37.7065537130001" calcext:value-type="float">
            <text:p>37.7065537130001</text:p>
          </table:table-cell>
        </table:table-row>
        <table:table-row table:style-name="ro1">
          <table:table-cell office:value-type="float" office:value="0.054581523" calcext:value-type="float">
            <text:p>0.054581523</text:p>
          </table:table-cell>
          <table:table-cell office:value-type="float" office:value="4.5803046" calcext:value-type="float">
            <text:p>4.5803046</text:p>
          </table:table-cell>
          <table:table-cell table:formula="of:=[.C722]+[.A723]" office:value-type="float" office:value="37.7611352360001" calcext:value-type="float">
            <text:p>37.7611352360001</text:p>
          </table:table-cell>
        </table:table-row>
        <table:table-row table:style-name="ro1">
          <table:table-cell office:value-type="float" office:value="0.055725947" calcext:value-type="float">
            <text:p>0.055725947</text:p>
          </table:table-cell>
          <table:table-cell office:value-type="float" office:value="4.4862404" calcext:value-type="float">
            <text:p>4.4862404</text:p>
          </table:table-cell>
          <table:table-cell table:formula="of:=[.C723]+[.A724]" office:value-type="float" office:value="37.8168611830001" calcext:value-type="float">
            <text:p>37.8168611830001</text:p>
          </table:table-cell>
        </table:table-row>
        <table:table-row table:style-name="ro1">
          <table:table-cell office:value-type="float" office:value="0.056260012" calcext:value-type="float">
            <text:p>0.056260012</text:p>
          </table:table-cell>
          <table:table-cell office:value-type="float" office:value="4.4436536" calcext:value-type="float">
            <text:p>4.4436536</text:p>
          </table:table-cell>
          <table:table-cell table:formula="of:=[.C724]+[.A725]" office:value-type="float" office:value="37.8731211950001" calcext:value-type="float">
            <text:p>37.8731211950001</text:p>
          </table:table-cell>
        </table:table-row>
        <table:table-row table:style-name="ro1">
          <table:table-cell office:value-type="float" office:value="0.056992445" calcext:value-type="float">
            <text:p>0.056992445</text:p>
          </table:table-cell>
          <table:table-cell office:value-type="float" office:value="4.386546" calcext:value-type="float">
            <text:p>4.386546</text:p>
          </table:table-cell>
          <table:table-cell table:formula="of:=[.C725]+[.A726]" office:value-type="float" office:value="37.9301136400001" calcext:value-type="float">
            <text:p>37.9301136400001</text:p>
          </table:table-cell>
        </table:table-row>
        <table:table-row table:style-name="ro1">
          <table:table-cell office:value-type="float" office:value="0.055802245" calcext:value-type="float">
            <text:p>0.055802245</text:p>
          </table:table-cell>
          <table:table-cell office:value-type="float" office:value="4.4801064" calcext:value-type="float">
            <text:p>4.4801064</text:p>
          </table:table-cell>
          <table:table-cell table:formula="of:=[.C726]+[.A727]" office:value-type="float" office:value="37.9859158850001" calcext:value-type="float">
            <text:p>37.9859158850001</text:p>
          </table:table-cell>
        </table:table-row>
        <table:table-row table:style-name="ro1">
          <table:table-cell office:value-type="float" office:value="0.05694667" calcext:value-type="float">
            <text:p>0.05694667</text:p>
          </table:table-cell>
          <table:table-cell office:value-type="float" office:value="4.3900723" calcext:value-type="float">
            <text:p>4.3900723</text:p>
          </table:table-cell>
          <table:table-cell table:formula="of:=[.C727]+[.A728]" office:value-type="float" office:value="38.0428625550001" calcext:value-type="float">
            <text:p>38.0428625550001</text:p>
          </table:table-cell>
        </table:table-row>
        <table:table-row table:style-name="ro1">
          <table:table-cell office:value-type="float" office:value="0.057328146" calcext:value-type="float">
            <text:p>0.057328146</text:p>
          </table:table-cell>
          <table:table-cell office:value-type="float" office:value="4.36086" calcext:value-type="float">
            <text:p>4.36086</text:p>
          </table:table-cell>
          <table:table-cell table:formula="of:=[.C728]+[.A729]" office:value-type="float" office:value="38.1001907010001" calcext:value-type="float">
            <text:p>38.1001907010001</text:p>
          </table:table-cell>
        </table:table-row>
        <table:table-row table:style-name="ro1">
          <table:table-cell office:value-type="float" office:value="0.057969023" calcext:value-type="float">
            <text:p>0.057969023</text:p>
          </table:table-cell>
          <table:table-cell office:value-type="float" office:value="4.3126483" calcext:value-type="float">
            <text:p>4.3126483</text:p>
          </table:table-cell>
          <table:table-cell table:formula="of:=[.C729]+[.A730]" office:value-type="float" office:value="38.1581597240001" calcext:value-type="float">
            <text:p>38.1581597240001</text:p>
          </table:table-cell>
        </table:table-row>
        <table:table-row table:style-name="ro1">
          <table:table-cell office:value-type="float" office:value="0.056565195" calcext:value-type="float">
            <text:p>0.056565195</text:p>
          </table:table-cell>
          <table:table-cell office:value-type="float" office:value="4.4196787" calcext:value-type="float">
            <text:p>4.4196787</text:p>
          </table:table-cell>
          <table:table-cell table:formula="of:=[.C730]+[.A731]" office:value-type="float" office:value="38.2147249190001" calcext:value-type="float">
            <text:p>38.2147249190001</text:p>
          </table:table-cell>
        </table:table-row>
        <table:table-row table:style-name="ro1">
          <table:table-cell office:value-type="float" office:value="0.05758755" calcext:value-type="float">
            <text:p>0.05758755</text:p>
          </table:table-cell>
          <table:table-cell office:value-type="float" office:value="4.341216" calcext:value-type="float">
            <text:p>4.341216</text:p>
          </table:table-cell>
          <table:table-cell table:formula="of:=[.C731]+[.A732]" office:value-type="float" office:value="38.2723124690001" calcext:value-type="float">
            <text:p>38.2723124690001</text:p>
          </table:table-cell>
        </table:table-row>
        <table:table-row table:style-name="ro1">
          <table:table-cell office:value-type="float" office:value="0.05786221" calcext:value-type="float">
            <text:p>0.05786221</text:p>
          </table:table-cell>
          <table:table-cell office:value-type="float" office:value="4.320609" calcext:value-type="float">
            <text:p>4.320609</text:p>
          </table:table-cell>
          <table:table-cell table:formula="of:=[.C732]+[.A733]" office:value-type="float" office:value="38.3301746790001" calcext:value-type="float">
            <text:p>38.3301746790001</text:p>
          </table:table-cell>
        </table:table-row>
        <table:table-row table:style-name="ro1">
          <table:table-cell office:value-type="float" office:value="0.058411535" calcext:value-type="float">
            <text:p>0.058411535</text:p>
          </table:table-cell>
          <table:table-cell office:value-type="float" office:value="4.279977" calcext:value-type="float">
            <text:p>4.279977</text:p>
          </table:table-cell>
          <table:table-cell table:formula="of:=[.C733]+[.A734]" office:value-type="float" office:value="38.3885862140001" calcext:value-type="float">
            <text:p>38.3885862140001</text:p>
          </table:table-cell>
        </table:table-row>
        <table:table-row table:style-name="ro1">
          <table:table-cell office:value-type="float" office:value="0.05694667" calcext:value-type="float">
            <text:p>0.05694667</text:p>
          </table:table-cell>
          <table:table-cell office:value-type="float" office:value="4.3900723" calcext:value-type="float">
            <text:p>4.3900723</text:p>
          </table:table-cell>
          <table:table-cell table:formula="of:=[.C734]+[.A735]" office:value-type="float" office:value="38.4455328840001" calcext:value-type="float">
            <text:p>38.4455328840001</text:p>
          </table:table-cell>
        </table:table-row>
        <table:table-row table:style-name="ro1">
          <table:table-cell office:value-type="float" office:value="0.058014803" calcext:value-type="float">
            <text:p>0.058014803</text:p>
          </table:table-cell>
          <table:table-cell office:value-type="float" office:value="4.309245" calcext:value-type="float">
            <text:p>4.309245</text:p>
          </table:table-cell>
          <table:table-cell table:formula="of:=[.C735]+[.A736]" office:value-type="float" office:value="38.5035476870001" calcext:value-type="float">
            <text:p>38.5035476870001</text:p>
          </table:table-cell>
        </table:table-row>
        <table:table-row table:style-name="ro1">
          <table:table-cell office:value-type="float" office:value="0.05822843" calcext:value-type="float">
            <text:p>0.05822843</text:p>
          </table:table-cell>
          <table:table-cell office:value-type="float" office:value="4.2934356" calcext:value-type="float">
            <text:p>4.2934356</text:p>
          </table:table-cell>
          <table:table-cell table:formula="of:=[.C736]+[.A737]" office:value-type="float" office:value="38.5617761170001" calcext:value-type="float">
            <text:p>38.5617761170001</text:p>
          </table:table-cell>
        </table:table-row>
        <table:table-row table:style-name="ro1">
          <table:table-cell office:value-type="float" office:value="0.058762494" calcext:value-type="float">
            <text:p>0.058762494</text:p>
          </table:table-cell>
          <table:table-cell office:value-type="float" office:value="4.254414" calcext:value-type="float">
            <text:p>4.254414</text:p>
          </table:table-cell>
          <table:table-cell table:formula="of:=[.C737]+[.A738]" office:value-type="float" office:value="38.6205386110001" calcext:value-type="float">
            <text:p>38.6205386110001</text:p>
          </table:table-cell>
        </table:table-row>
        <table:table-row table:style-name="ro1">
          <table:table-cell office:value-type="float" office:value="0.05709926" calcext:value-type="float">
            <text:p>0.05709926</text:p>
          </table:table-cell>
          <table:table-cell office:value-type="float" office:value="4.3783402" calcext:value-type="float">
            <text:p>4.3783402</text:p>
          </table:table-cell>
          <table:table-cell table:formula="of:=[.C738]+[.A739]" office:value-type="float" office:value="38.6776378710001" calcext:value-type="float">
            <text:p>38.6776378710001</text:p>
          </table:table-cell>
        </table:table-row>
        <table:table-row table:style-name="ro1">
          <table:table-cell office:value-type="float" office:value="0.057785917" calcext:value-type="float">
            <text:p>0.057785917</text:p>
          </table:table-cell>
          <table:table-cell office:value-type="float" office:value="4.3263135" calcext:value-type="float">
            <text:p>4.3263135</text:p>
          </table:table-cell>
          <table:table-cell table:formula="of:=[.C739]+[.A740]" office:value-type="float" office:value="38.7354237880001" calcext:value-type="float">
            <text:p>38.7354237880001</text:p>
          </table:table-cell>
        </table:table-row>
        <table:table-row table:style-name="ro1">
          <table:table-cell office:value-type="float" office:value="0.05755703" calcext:value-type="float">
            <text:p>0.05755703</text:p>
          </table:table-cell>
          <table:table-cell office:value-type="float" office:value="4.343518" calcext:value-type="float">
            <text:p>4.343518</text:p>
          </table:table-cell>
          <table:table-cell table:formula="of:=[.C740]+[.A741]" office:value-type="float" office:value="38.7929808180001" calcext:value-type="float">
            <text:p>38.7929808180001</text:p>
          </table:table-cell>
        </table:table-row>
        <table:table-row table:style-name="ro1">
          <table:table-cell office:value-type="float" office:value="0.05755703" calcext:value-type="float">
            <text:p>0.05755703</text:p>
          </table:table-cell>
          <table:table-cell office:value-type="float" office:value="4.343518" calcext:value-type="float">
            <text:p>4.343518</text:p>
          </table:table-cell>
          <table:table-cell table:formula="of:=[.C741]+[.A742]" office:value-type="float" office:value="38.8505378480001" calcext:value-type="float">
            <text:p>38.8505378480001</text:p>
          </table:table-cell>
        </table:table-row>
        <table:table-row table:style-name="ro1">
          <table:table-cell office:value-type="float" office:value="0.055649653" calcext:value-type="float">
            <text:p>0.055649653</text:p>
          </table:table-cell>
          <table:table-cell office:value-type="float" office:value="4.492391" calcext:value-type="float">
            <text:p>4.492391</text:p>
          </table:table-cell>
          <table:table-cell table:formula="of:=[.C742]+[.A743]" office:value-type="float" office:value="38.9061875010001" calcext:value-type="float">
            <text:p>38.9061875010001</text:p>
          </table:table-cell>
        </table:table-row>
        <table:table-row table:style-name="ro1">
          <table:table-cell office:value-type="float" office:value="0.056061648" calcext:value-type="float">
            <text:p>0.056061648</text:p>
          </table:table-cell>
          <table:table-cell office:value-type="float" office:value="4.459377" calcext:value-type="float">
            <text:p>4.459377</text:p>
          </table:table-cell>
          <table:table-cell table:formula="of:=[.C743]+[.A744]" office:value-type="float" office:value="38.9622491490001" calcext:value-type="float">
            <text:p>38.9622491490001</text:p>
          </table:table-cell>
        </table:table-row>
        <table:table-row table:style-name="ro1">
          <table:table-cell office:value-type="float" office:value="0.05557336" calcext:value-type="float">
            <text:p>0.05557336</text:p>
          </table:table-cell>
          <table:table-cell office:value-type="float" office:value="4.4985585" calcext:value-type="float">
            <text:p>4.4985585</text:p>
          </table:table-cell>
          <table:table-cell table:formula="of:=[.C744]+[.A745]" office:value-type="float" office:value="39.0178225090001" calcext:value-type="float">
            <text:p>39.0178225090001</text:p>
          </table:table-cell>
        </table:table-row>
        <table:table-row table:style-name="ro1">
          <table:table-cell office:value-type="float" office:value="0.05523766" calcext:value-type="float">
            <text:p>0.05523766</text:p>
          </table:table-cell>
          <table:table-cell office:value-type="float" office:value="4.5258975" calcext:value-type="float">
            <text:p>4.5258975</text:p>
          </table:table-cell>
          <table:table-cell table:formula="of:=[.C745]+[.A746]" office:value-type="float" office:value="39.0730601690001" calcext:value-type="float">
            <text:p>39.0730601690001</text:p>
          </table:table-cell>
        </table:table-row>
        <table:table-row table:style-name="ro1">
          <table:table-cell office:value-type="float" office:value="0.053116657" calcext:value-type="float">
            <text:p>0.053116657</text:p>
          </table:table-cell>
          <table:table-cell office:value-type="float" office:value="4.706621" calcext:value-type="float">
            <text:p>4.706621</text:p>
          </table:table-cell>
          <table:table-cell table:formula="of:=[.C746]+[.A747]" office:value-type="float" office:value="39.1261768260001" calcext:value-type="float">
            <text:p>39.1261768260001</text:p>
          </table:table-cell>
        </table:table-row>
        <table:table-row table:style-name="ro1">
          <table:table-cell office:value-type="float" office:value="0.053269245" calcext:value-type="float">
            <text:p>0.053269245</text:p>
          </table:table-cell>
          <table:table-cell office:value-type="float" office:value="4.6931396" calcext:value-type="float">
            <text:p>4.6931396</text:p>
          </table:table-cell>
          <table:table-cell table:formula="of:=[.C747]+[.A748]" office:value-type="float" office:value="39.1794460710001" calcext:value-type="float">
            <text:p>39.1794460710001</text:p>
          </table:table-cell>
        </table:table-row>
        <table:table-row table:style-name="ro1">
          <table:table-cell office:value-type="float" office:value="0.052704662" calcext:value-type="float">
            <text:p>0.052704662</text:p>
          </table:table-cell>
          <table:table-cell office:value-type="float" office:value="4.7434134" calcext:value-type="float">
            <text:p>4.7434134</text:p>
          </table:table-cell>
          <table:table-cell table:formula="of:=[.C748]+[.A749]" office:value-type="float" office:value="39.2321507330001" calcext:value-type="float">
            <text:p>39.2321507330001</text:p>
          </table:table-cell>
        </table:table-row>
        <table:table-row table:style-name="ro1">
          <table:table-cell office:value-type="float" office:value="0.052292667" calcext:value-type="float">
            <text:p>0.052292667</text:p>
          </table:table-cell>
          <table:table-cell office:value-type="float" office:value="4.780785" calcext:value-type="float">
            <text:p>4.780785</text:p>
          </table:table-cell>
          <table:table-cell table:formula="of:=[.C749]+[.A750]" office:value-type="float" office:value="39.2844434000001" calcext:value-type="float">
            <text:p>39.2844434000001</text:p>
          </table:table-cell>
        </table:table-row>
        <table:table-row table:style-name="ro1">
          <table:table-cell office:value-type="float" office:value="0.050202183" calcext:value-type="float">
            <text:p>0.050202183</text:p>
          </table:table-cell>
          <table:table-cell office:value-type="float" office:value="4.979863" calcext:value-type="float">
            <text:p>4.979863</text:p>
          </table:table-cell>
          <table:table-cell table:formula="of:=[.C750]+[.A751]" office:value-type="float" office:value="39.3346455830001" calcext:value-type="float">
            <text:p>39.3346455830001</text:p>
          </table:table-cell>
        </table:table-row>
        <table:table-row table:style-name="ro1">
          <table:table-cell office:value-type="float" office:value="0.05026322" calcext:value-type="float">
            <text:p>0.05026322</text:p>
          </table:table-cell>
          <table:table-cell office:value-type="float" office:value="4.9738164" calcext:value-type="float">
            <text:p>4.9738164</text:p>
          </table:table-cell>
          <table:table-cell table:formula="of:=[.C751]+[.A752]" office:value-type="float" office:value="39.3849088030001" calcext:value-type="float">
            <text:p>39.3849088030001</text:p>
          </table:table-cell>
        </table:table-row>
        <table:table-row table:style-name="ro1">
          <table:table-cell office:value-type="float" office:value="0.04979019" calcext:value-type="float">
            <text:p>0.04979019</text:p>
          </table:table-cell>
          <table:table-cell office:value-type="float" office:value="5.0210695" calcext:value-type="float">
            <text:p>5.0210695</text:p>
          </table:table-cell>
          <table:table-cell table:formula="of:=[.C752]+[.A753]" office:value-type="float" office:value="39.4346989930001" calcext:value-type="float">
            <text:p>39.4346989930001</text:p>
          </table:table-cell>
        </table:table-row>
        <table:table-row table:style-name="ro1">
          <table:table-cell office:value-type="float" office:value="0.049576562" calcext:value-type="float">
            <text:p>0.049576562</text:p>
          </table:table-cell>
          <table:table-cell office:value-type="float" office:value="5.0427055" calcext:value-type="float">
            <text:p>5.0427055</text:p>
          </table:table-cell>
          <table:table-cell table:formula="of:=[.C753]+[.A754]" office:value-type="float" office:value="39.4842755550001" calcext:value-type="float">
            <text:p>39.4842755550001</text:p>
          </table:table-cell>
        </table:table-row>
        <table:table-row table:style-name="ro1">
          <table:table-cell office:value-type="float" office:value="0.04757763" calcext:value-type="float">
            <text:p>0.04757763</text:p>
          </table:table-cell>
          <table:table-cell office:value-type="float" office:value="5.2545705" calcext:value-type="float">
            <text:p>5.2545705</text:p>
          </table:table-cell>
          <table:table-cell table:formula="of:=[.C754]+[.A755]" office:value-type="float" office:value="39.5318531850001" calcext:value-type="float">
            <text:p>39.5318531850001</text:p>
          </table:table-cell>
        </table:table-row>
        <table:table-row table:style-name="ro1">
          <table:table-cell office:value-type="float" office:value="0.047684442" calcext:value-type="float">
            <text:p>0.047684442</text:p>
          </table:table-cell>
          <table:table-cell office:value-type="float" office:value="5.2428" calcext:value-type="float">
            <text:p>5.2428</text:p>
          </table:table-cell>
          <table:table-cell table:formula="of:=[.C755]+[.A756]" office:value-type="float" office:value="39.5795376270001" calcext:value-type="float">
            <text:p>39.5795376270001</text:p>
          </table:table-cell>
        </table:table-row>
        <table:table-row table:style-name="ro1">
          <table:table-cell office:value-type="float" office:value="0.047348745" calcext:value-type="float">
            <text:p>0.047348745</text:p>
          </table:table-cell>
          <table:table-cell office:value-type="float" office:value="5.2799706" calcext:value-type="float">
            <text:p>5.2799706</text:p>
          </table:table-cell>
          <table:table-cell table:formula="of:=[.C756]+[.A757]" office:value-type="float" office:value="39.6268863720001" calcext:value-type="float">
            <text:p>39.6268863720001</text:p>
          </table:table-cell>
        </table:table-row>
        <table:table-row table:style-name="ro1">
          <table:table-cell office:value-type="float" office:value="0.04722667" calcext:value-type="float">
            <text:p>0.04722667</text:p>
          </table:table-cell>
          <table:table-cell office:value-type="float" office:value="5.2936187" calcext:value-type="float">
            <text:p>5.2936187</text:p>
          </table:table-cell>
          <table:table-cell table:formula="of:=[.C757]+[.A758]" office:value-type="float" office:value="39.6741130420001" calcext:value-type="float">
            <text:p>39.6741130420001</text:p>
          </table:table-cell>
        </table:table-row>
        <table:table-row table:style-name="ro1">
          <table:table-cell office:value-type="float" office:value="0.045441367" calcext:value-type="float">
            <text:p>0.045441367</text:p>
          </table:table-cell>
          <table:table-cell office:value-type="float" office:value="5.501595" calcext:value-type="float">
            <text:p>5.501595</text:p>
          </table:table-cell>
          <table:table-cell table:formula="of:=[.C758]+[.A759]" office:value-type="float" office:value="39.7195544090001" calcext:value-type="float">
            <text:p>39.7195544090001</text:p>
          </table:table-cell>
        </table:table-row>
        <table:table-row table:style-name="ro1">
          <table:table-cell office:value-type="float" office:value="0.04568551" calcext:value-type="float">
            <text:p>0.04568551</text:p>
          </table:table-cell>
          <table:table-cell office:value-type="float" office:value="5.4721947" calcext:value-type="float">
            <text:p>5.4721947</text:p>
          </table:table-cell>
          <table:table-cell table:formula="of:=[.C759]+[.A760]" office:value-type="float" office:value="39.7652399190001" calcext:value-type="float">
            <text:p>39.7652399190001</text:p>
          </table:table-cell>
        </table:table-row>
        <table:table-row table:style-name="ro1">
          <table:table-cell office:value-type="float" office:value="0.045532923" calcext:value-type="float">
            <text:p>0.045532923</text:p>
          </table:table-cell>
          <table:table-cell office:value-type="float" office:value="5.490533" calcext:value-type="float">
            <text:p>5.490533</text:p>
          </table:table-cell>
          <table:table-cell table:formula="of:=[.C760]+[.A761]" office:value-type="float" office:value="39.8107728420001" calcext:value-type="float">
            <text:p>39.8107728420001</text:p>
          </table:table-cell>
        </table:table-row>
        <table:table-row table:style-name="ro1">
          <table:table-cell office:value-type="float" office:value="0.04559396" calcext:value-type="float">
            <text:p>0.04559396</text:p>
          </table:table-cell>
          <table:table-cell office:value-type="float" office:value="5.483183" calcext:value-type="float">
            <text:p>5.483183</text:p>
          </table:table-cell>
          <table:table-cell table:formula="of:=[.C761]+[.A762]" office:value-type="float" office:value="39.8563668020001" calcext:value-type="float">
            <text:p>39.8563668020001</text:p>
          </table:table-cell>
        </table:table-row>
        <table:table-row table:style-name="ro1">
          <table:table-cell office:value-type="float" office:value="0.04415961" calcext:value-type="float">
            <text:p>0.04415961</text:p>
          </table:table-cell>
          <table:table-cell office:value-type="float" office:value="5.6612816" calcext:value-type="float">
            <text:p>5.6612816</text:p>
          </table:table-cell>
          <table:table-cell table:formula="of:=[.C762]+[.A763]" office:value-type="float" office:value="39.9005264120001" calcext:value-type="float">
            <text:p>39.9005264120001</text:p>
          </table:table-cell>
        </table:table-row>
        <table:table-row table:style-name="ro1">
          <table:table-cell office:value-type="float" office:value="0.044724192" calcext:value-type="float">
            <text:p>0.044724192</text:p>
          </table:table-cell>
          <table:table-cell office:value-type="float" office:value="5.589816" calcext:value-type="float">
            <text:p>5.589816</text:p>
          </table:table-cell>
          <table:table-cell table:formula="of:=[.C763]+[.A764]" office:value-type="float" office:value="39.9452506040001" calcext:value-type="float">
            <text:p>39.9452506040001</text:p>
          </table:table-cell>
        </table:table-row>
        <table:table-row table:style-name="ro1">
          <table:table-cell office:value-type="float" office:value="0.044846267" calcext:value-type="float">
            <text:p>0.044846267</text:p>
          </table:table-cell>
          <table:table-cell office:value-type="float" office:value="5.5746" calcext:value-type="float">
            <text:p>5.5746</text:p>
          </table:table-cell>
          <table:table-cell table:formula="of:=[.C764]+[.A765]" office:value-type="float" office:value="39.9900968710001" calcext:value-type="float">
            <text:p>39.9900968710001</text:p>
          </table:table-cell>
        </table:table-row>
        <table:table-row table:style-name="ro1">
          <table:table-cell office:value-type="float" office:value="0.045258258" calcext:value-type="float">
            <text:p>0.045258258</text:p>
          </table:table-cell>
          <table:table-cell office:value-type="float" office:value="5.523854" calcext:value-type="float">
            <text:p>5.523854</text:p>
          </table:table-cell>
          <table:table-cell table:formula="of:=[.C765]+[.A766]" office:value-type="float" office:value="40.0353551290001" calcext:value-type="float">
            <text:p>40.0353551290001</text:p>
          </table:table-cell>
        </table:table-row>
        <table:table-row table:style-name="ro1">
          <table:table-cell office:value-type="float" office:value="0.04415961" calcext:value-type="float">
            <text:p>0.04415961</text:p>
          </table:table-cell>
          <table:table-cell office:value-type="float" office:value="5.6612816" calcext:value-type="float">
            <text:p>5.6612816</text:p>
          </table:table-cell>
          <table:table-cell table:formula="of:=[.C766]+[.A767]" office:value-type="float" office:value="40.0795147390001" calcext:value-type="float">
            <text:p>40.0795147390001</text:p>
          </table:table-cell>
        </table:table-row>
        <table:table-row table:style-name="ro1">
          <table:table-cell office:value-type="float" office:value="0.045044634" calcext:value-type="float">
            <text:p>0.045044634</text:p>
          </table:table-cell>
          <table:table-cell office:value-type="float" office:value="5.5500503" calcext:value-type="float">
            <text:p>5.5500503</text:p>
          </table:table-cell>
          <table:table-cell table:formula="of:=[.C767]+[.A768]" office:value-type="float" office:value="40.1245593730001" calcext:value-type="float">
            <text:p>40.1245593730001</text:p>
          </table:table-cell>
        </table:table-row>
        <table:table-row table:style-name="ro1">
          <table:table-cell office:value-type="float" office:value="0.045487143" calcext:value-type="float">
            <text:p>0.045487143</text:p>
          </table:table-cell>
          <table:table-cell office:value-type="float" office:value="5.496058" calcext:value-type="float">
            <text:p>5.496058</text:p>
          </table:table-cell>
          <table:table-cell table:formula="of:=[.C768]+[.A769]" office:value-type="float" office:value="40.1700465160001" calcext:value-type="float">
            <text:p>40.1700465160001</text:p>
          </table:table-cell>
        </table:table-row>
        <table:table-row table:style-name="ro1">
          <table:table-cell office:value-type="float" office:value="0.046097506" calcext:value-type="float">
            <text:p>0.046097506</text:p>
          </table:table-cell>
          <table:table-cell office:value-type="float" office:value="5.423287" calcext:value-type="float">
            <text:p>5.423287</text:p>
          </table:table-cell>
          <table:table-cell table:formula="of:=[.C769]+[.A770]" office:value-type="float" office:value="40.2161440220001" calcext:value-type="float">
            <text:p>40.2161440220001</text:p>
          </table:table-cell>
        </table:table-row>
        <table:table-row table:style-name="ro1">
          <table:table-cell office:value-type="float" office:value="0.045136187" calcext:value-type="float">
            <text:p>0.045136187</text:p>
          </table:table-cell>
          <table:table-cell office:value-type="float" office:value="5.538793" calcext:value-type="float">
            <text:p>5.538793</text:p>
          </table:table-cell>
          <table:table-cell table:formula="of:=[.C770]+[.A771]" office:value-type="float" office:value="40.2612802090001" calcext:value-type="float">
            <text:p>40.2612802090001</text:p>
          </table:table-cell>
        </table:table-row>
        <table:table-row table:style-name="ro1">
          <table:table-cell office:value-type="float" office:value="0.046082247" calcext:value-type="float">
            <text:p>0.046082247</text:p>
          </table:table-cell>
          <table:table-cell office:value-type="float" office:value="5.4250827" calcext:value-type="float">
            <text:p>5.4250827</text:p>
          </table:table-cell>
          <table:table-cell table:formula="of:=[.C771]+[.A772]" office:value-type="float" office:value="40.3073624560001" calcext:value-type="float">
            <text:p>40.3073624560001</text:p>
          </table:table-cell>
        </table:table-row>
        <table:table-row table:style-name="ro1">
          <table:table-cell office:value-type="float" office:value="0.046555277" calcext:value-type="float">
            <text:p>0.046555277</text:p>
          </table:table-cell>
          <table:table-cell office:value-type="float" office:value="5.369961" calcext:value-type="float">
            <text:p>5.369961</text:p>
          </table:table-cell>
          <table:table-cell table:formula="of:=[.C772]+[.A773]" office:value-type="float" office:value="40.3539177330001" calcext:value-type="float">
            <text:p>40.3539177330001</text:p>
          </table:table-cell>
        </table:table-row>
        <table:table-row table:style-name="ro1">
          <table:table-cell office:value-type="float" office:value="0.047241934" calcext:value-type="float">
            <text:p>0.047241934</text:p>
          </table:table-cell>
          <table:table-cell office:value-type="float" office:value="5.2919083" calcext:value-type="float">
            <text:p>5.2919083</text:p>
          </table:table-cell>
          <table:table-cell table:formula="of:=[.C773]+[.A774]" office:value-type="float" office:value="40.4011596670001" calcext:value-type="float">
            <text:p>40.4011596670001</text:p>
          </table:table-cell>
        </table:table-row>
        <table:table-row table:style-name="ro1">
          <table:table-cell office:value-type="float" office:value="0.046280615" calcext:value-type="float">
            <text:p>0.046280615</text:p>
          </table:table-cell>
          <table:table-cell office:value-type="float" office:value="5.40183" calcext:value-type="float">
            <text:p>5.40183</text:p>
          </table:table-cell>
          <table:table-cell table:formula="of:=[.C774]+[.A775]" office:value-type="float" office:value="40.4474402820001" calcext:value-type="float">
            <text:p>40.4474402820001</text:p>
          </table:table-cell>
        </table:table-row>
        <table:table-row table:style-name="ro1">
          <table:table-cell office:value-type="float" office:value="0.047318228" calcext:value-type="float">
            <text:p>0.047318228</text:p>
          </table:table-cell>
          <table:table-cell office:value-type="float" office:value="5.2833757" calcext:value-type="float">
            <text:p>5.2833757</text:p>
          </table:table-cell>
          <table:table-cell table:formula="of:=[.C775]+[.A776]" office:value-type="float" office:value="40.4947585100001" calcext:value-type="float">
            <text:p>40.4947585100001</text:p>
          </table:table-cell>
        </table:table-row>
        <table:table-row table:style-name="ro1">
          <table:table-cell office:value-type="float" office:value="0.047852293" calcext:value-type="float">
            <text:p>0.047852293</text:p>
          </table:table-cell>
          <table:table-cell office:value-type="float" office:value="5.22441" calcext:value-type="float">
            <text:p>5.22441</text:p>
          </table:table-cell>
          <table:table-cell table:formula="of:=[.C776]+[.A777]" office:value-type="float" office:value="40.5426108030001" calcext:value-type="float">
            <text:p>40.5426108030001</text:p>
          </table:table-cell>
        </table:table-row>
        <table:table-row table:style-name="ro1">
          <table:table-cell office:value-type="float" office:value="0.048615243" calcext:value-type="float">
            <text:p>0.048615243</text:p>
          </table:table-cell>
          <table:table-cell office:value-type="float" office:value="5.1424203" calcext:value-type="float">
            <text:p>5.1424203</text:p>
          </table:table-cell>
          <table:table-cell table:formula="of:=[.C777]+[.A778]" office:value-type="float" office:value="40.5912260460001" calcext:value-type="float">
            <text:p>40.5912260460001</text:p>
          </table:table-cell>
        </table:table-row>
        <table:table-row table:style-name="ro1">
          <table:table-cell office:value-type="float" office:value="0.04771496" calcext:value-type="float">
            <text:p>0.04771496</text:p>
          </table:table-cell>
          <table:table-cell office:value-type="float" office:value="5.239447" calcext:value-type="float">
            <text:p>5.239447</text:p>
          </table:table-cell>
          <table:table-cell table:formula="of:=[.C778]+[.A779]" office:value-type="float" office:value="40.6389410060001" calcext:value-type="float">
            <text:p>40.6389410060001</text:p>
          </table:table-cell>
        </table:table-row>
        <table:table-row table:style-name="ro1">
          <table:table-cell office:value-type="float" office:value="0.048874646" calcext:value-type="float">
            <text:p>0.048874646</text:p>
          </table:table-cell>
          <table:table-cell office:value-type="float" office:value="5.1151266" calcext:value-type="float">
            <text:p>5.1151266</text:p>
          </table:table-cell>
          <table:table-cell table:formula="of:=[.C779]+[.A780]" office:value-type="float" office:value="40.6878156520001" calcext:value-type="float">
            <text:p>40.6878156520001</text:p>
          </table:table-cell>
        </table:table-row>
        <table:table-row table:style-name="ro1">
          <table:table-cell office:value-type="float" office:value="0.04945449" calcext:value-type="float">
            <text:p>0.04945449</text:p>
          </table:table-cell>
          <table:table-cell office:value-type="float" office:value="5.055153" calcext:value-type="float">
            <text:p>5.055153</text:p>
          </table:table-cell>
          <table:table-cell table:formula="of:=[.C780]+[.A781]" office:value-type="float" office:value="40.7372701420001" calcext:value-type="float">
            <text:p>40.7372701420001</text:p>
          </table:table-cell>
        </table:table-row>
        <table:table-row table:style-name="ro1">
          <table:table-cell office:value-type="float" office:value="0.0502327" calcext:value-type="float">
            <text:p>0.0502327</text:p>
          </table:table-cell>
          <table:table-cell office:value-type="float" office:value="4.976838" calcext:value-type="float">
            <text:p>4.976838</text:p>
          </table:table-cell>
          <table:table-cell table:formula="of:=[.C781]+[.A782]" office:value-type="float" office:value="40.7875028420001" calcext:value-type="float">
            <text:p>40.7875028420001</text:p>
          </table:table-cell>
        </table:table-row>
        <table:table-row table:style-name="ro1">
          <table:table-cell office:value-type="float" office:value="0.049271382" calcext:value-type="float">
            <text:p>0.049271382</text:p>
          </table:table-cell>
          <table:table-cell office:value-type="float" office:value="5.073939" calcext:value-type="float">
            <text:p>5.073939</text:p>
          </table:table-cell>
          <table:table-cell table:formula="of:=[.C782]+[.A783]" office:value-type="float" office:value="40.8367742240001" calcext:value-type="float">
            <text:p>40.8367742240001</text:p>
          </table:table-cell>
        </table:table-row>
        <table:table-row table:style-name="ro1">
          <table:table-cell office:value-type="float" office:value="0.050400548" calcext:value-type="float">
            <text:p>0.050400548</text:p>
          </table:table-cell>
          <table:table-cell office:value-type="float" office:value="4.9602637" calcext:value-type="float">
            <text:p>4.9602637</text:p>
          </table:table-cell>
          <table:table-cell table:formula="of:=[.C783]+[.A784]" office:value-type="float" office:value="40.8871747720001" calcext:value-type="float">
            <text:p>40.8871747720001</text:p>
          </table:table-cell>
        </table:table-row>
        <table:table-row table:style-name="ro1">
          <table:table-cell office:value-type="float" office:value="0.05099565" calcext:value-type="float">
            <text:p>0.05099565</text:p>
          </table:table-cell>
          <table:table-cell office:value-type="float" office:value="4.9023786" calcext:value-type="float">
            <text:p>4.9023786</text:p>
          </table:table-cell>
          <table:table-cell table:formula="of:=[.C784]+[.A785]" office:value-type="float" office:value="40.9381704220001" calcext:value-type="float">
            <text:p>40.9381704220001</text:p>
          </table:table-cell>
        </table:table-row>
        <table:table-row table:style-name="ro1">
          <table:table-cell office:value-type="float" office:value="0.05177386" calcext:value-type="float">
            <text:p>0.05177386</text:p>
          </table:table-cell>
          <table:table-cell office:value-type="float" office:value="4.8286915" calcext:value-type="float">
            <text:p>4.8286915</text:p>
          </table:table-cell>
          <table:table-cell table:formula="of:=[.C785]+[.A786]" office:value-type="float" office:value="40.9899442820001" calcext:value-type="float">
            <text:p>40.9899442820001</text:p>
          </table:table-cell>
        </table:table-row>
        <table:table-row table:style-name="ro1">
          <table:table-cell office:value-type="float" office:value="0.050797284" calcext:value-type="float">
            <text:p>0.050797284</text:p>
          </table:table-cell>
          <table:table-cell office:value-type="float" office:value="4.921523" calcext:value-type="float">
            <text:p>4.921523</text:p>
          </table:table-cell>
          <table:table-cell table:formula="of:=[.C786]+[.A787]" office:value-type="float" office:value="41.0407415660001" calcext:value-type="float">
            <text:p>41.0407415660001</text:p>
          </table:table-cell>
        </table:table-row>
        <table:table-row table:style-name="ro1">
          <table:table-cell office:value-type="float" office:value="0.052002747" calcext:value-type="float">
            <text:p>0.052002747</text:p>
          </table:table-cell>
          <table:table-cell office:value-type="float" office:value="4.8074384" calcext:value-type="float">
            <text:p>4.8074384</text:p>
          </table:table-cell>
          <table:table-cell table:formula="of:=[.C787]+[.A788]" office:value-type="float" office:value="41.0927443130001" calcext:value-type="float">
            <text:p>41.0927443130001</text:p>
          </table:table-cell>
        </table:table-row>
        <table:table-row table:style-name="ro1">
          <table:table-cell office:value-type="float" office:value="0.05262837" calcext:value-type="float">
            <text:p>0.05262837</text:p>
          </table:table-cell>
          <table:table-cell office:value-type="float" office:value="4.75029" calcext:value-type="float">
            <text:p>4.75029</text:p>
          </table:table-cell>
          <table:table-cell table:formula="of:=[.C788]+[.A789]" office:value-type="float" office:value="41.1453726830001" calcext:value-type="float">
            <text:p>41.1453726830001</text:p>
          </table:table-cell>
        </table:table-row>
        <table:table-row table:style-name="ro1">
          <table:table-cell office:value-type="float" office:value="0.05348287" calcext:value-type="float">
            <text:p>0.05348287</text:p>
          </table:table-cell>
          <table:table-cell office:value-type="float" office:value="4.6743937" calcext:value-type="float">
            <text:p>4.6743937</text:p>
          </table:table-cell>
          <table:table-cell table:formula="of:=[.C789]+[.A790]" office:value-type="float" office:value="41.1988555530001" calcext:value-type="float">
            <text:p>41.1988555530001</text:p>
          </table:table-cell>
        </table:table-row>
        <table:table-row table:style-name="ro1">
          <table:table-cell office:value-type="float" office:value="0.052475777" calcext:value-type="float">
            <text:p>0.052475777</text:p>
          </table:table-cell>
          <table:table-cell office:value-type="float" office:value="4.764103" calcext:value-type="float">
            <text:p>4.764103</text:p>
          </table:table-cell>
          <table:table-cell table:formula="of:=[.C790]+[.A791]" office:value-type="float" office:value="41.2513313300001" calcext:value-type="float">
            <text:p>41.2513313300001</text:p>
          </table:table-cell>
        </table:table-row>
        <table:table-row table:style-name="ro1">
          <table:table-cell office:value-type="float" office:value="0.053757533" calcext:value-type="float">
            <text:p>0.053757533</text:p>
          </table:table-cell>
          <table:table-cell office:value-type="float" office:value="4.650511" calcext:value-type="float">
            <text:p>4.650511</text:p>
          </table:table-cell>
          <table:table-cell table:formula="of:=[.C791]+[.A792]" office:value-type="float" office:value="41.3050888630001" calcext:value-type="float">
            <text:p>41.3050888630001</text:p>
          </table:table-cell>
        </table:table-row>
        <table:table-row table:style-name="ro1">
          <table:table-cell office:value-type="float" office:value="0.05442893" calcext:value-type="float">
            <text:p>0.05442893</text:p>
          </table:table-cell>
          <table:table-cell office:value-type="float" office:value="4.5931454" calcext:value-type="float">
            <text:p>4.5931454</text:p>
          </table:table-cell>
          <table:table-cell table:formula="of:=[.C792]+[.A793]" office:value-type="float" office:value="41.3595177930001" calcext:value-type="float">
            <text:p>41.3595177930001</text:p>
          </table:table-cell>
        </table:table-row>
        <table:table-row table:style-name="ro1">
          <table:table-cell office:value-type="float" office:value="0.055283435" calcext:value-type="float">
            <text:p>0.055283435</text:p>
          </table:table-cell>
          <table:table-cell office:value-type="float" office:value="4.52215" calcext:value-type="float">
            <text:p>4.52215</text:p>
          </table:table-cell>
          <table:table-cell table:formula="of:=[.C793]+[.A794]" office:value-type="float" office:value="41.4148012280001" calcext:value-type="float">
            <text:p>41.4148012280001</text:p>
          </table:table-cell>
        </table:table-row>
        <table:table-row table:style-name="ro1">
          <table:table-cell office:value-type="float" office:value="0.054200046" calcext:value-type="float">
            <text:p>0.054200046</text:p>
          </table:table-cell>
          <table:table-cell office:value-type="float" office:value="4.6125426" calcext:value-type="float">
            <text:p>4.6125426</text:p>
          </table:table-cell>
          <table:table-cell table:formula="of:=[.C794]+[.A795]" office:value-type="float" office:value="41.4690012740001" calcext:value-type="float">
            <text:p>41.4690012740001</text:p>
          </table:table-cell>
        </table:table-row>
        <table:table-row table:style-name="ro1">
          <table:table-cell office:value-type="float" office:value="0.05551232" calcext:value-type="float">
            <text:p>0.05551232</text:p>
          </table:table-cell>
          <table:table-cell office:value-type="float" office:value="4.5035048" calcext:value-type="float">
            <text:p>4.5035048</text:p>
          </table:table-cell>
          <table:table-cell table:formula="of:=[.C795]+[.A796]" office:value-type="float" office:value="41.5245135940001" calcext:value-type="float">
            <text:p>41.5245135940001</text:p>
          </table:table-cell>
        </table:table-row>
        <table:table-row table:style-name="ro1">
          <table:table-cell office:value-type="float" office:value="0.056122683" calcext:value-type="float">
            <text:p>0.056122683</text:p>
          </table:table-cell>
          <table:table-cell office:value-type="float" office:value="4.454527" calcext:value-type="float">
            <text:p>4.454527</text:p>
          </table:table-cell>
          <table:table-cell table:formula="of:=[.C796]+[.A797]" office:value-type="float" office:value="41.5806362770001" calcext:value-type="float">
            <text:p>41.5806362770001</text:p>
          </table:table-cell>
        </table:table-row>
        <table:table-row table:style-name="ro1">
          <table:table-cell office:value-type="float" office:value="0.057038225" calcext:value-type="float">
            <text:p>0.057038225</text:p>
          </table:table-cell>
          <table:table-cell office:value-type="float" office:value="4.383025" calcext:value-type="float">
            <text:p>4.383025</text:p>
          </table:table-cell>
          <table:table-cell table:formula="of:=[.C797]+[.A798]" office:value-type="float" office:value="41.6376745020001" calcext:value-type="float">
            <text:p>41.6376745020001</text:p>
          </table:table-cell>
        </table:table-row>
        <table:table-row table:style-name="ro1">
          <table:table-cell office:value-type="float" office:value="0.05597009" calcext:value-type="float">
            <text:p>0.05597009</text:p>
          </table:table-cell>
          <table:table-cell office:value-type="float" office:value="4.466671" calcext:value-type="float">
            <text:p>4.466671</text:p>
          </table:table-cell>
          <table:table-cell table:formula="of:=[.C798]+[.A799]" office:value-type="float" office:value="41.6936445920001" calcext:value-type="float">
            <text:p>41.6936445920001</text:p>
          </table:table-cell>
        </table:table-row>
        <table:table-row table:style-name="ro1">
          <table:table-cell office:value-type="float" office:value="0.057358664" calcext:value-type="float">
            <text:p>0.057358664</text:p>
          </table:table-cell>
          <table:table-cell office:value-type="float" office:value="4.3585396" calcext:value-type="float">
            <text:p>4.3585396</text:p>
          </table:table-cell>
          <table:table-cell table:formula="of:=[.C799]+[.A800]" office:value-type="float" office:value="41.7510032560001" calcext:value-type="float">
            <text:p>41.7510032560001</text:p>
          </table:table-cell>
        </table:table-row>
        <table:table-row table:style-name="ro1">
          <table:table-cell office:value-type="float" office:value="0.058014803" calcext:value-type="float">
            <text:p>0.058014803</text:p>
          </table:table-cell>
          <table:table-cell office:value-type="float" office:value="4.309245" calcext:value-type="float">
            <text:p>4.309245</text:p>
          </table:table-cell>
          <table:table-cell table:formula="of:=[.C800]+[.A801]" office:value-type="float" office:value="41.8090180590001" calcext:value-type="float">
            <text:p>41.8090180590001</text:p>
          </table:table-cell>
        </table:table-row>
        <table:table-row table:style-name="ro1">
          <table:table-cell office:value-type="float" office:value="0.058899824" calcext:value-type="float">
            <text:p>0.058899824</text:p>
          </table:table-cell>
          <table:table-cell office:value-type="float" office:value="4.244495" calcext:value-type="float">
            <text:p>4.244495</text:p>
          </table:table-cell>
          <table:table-cell table:formula="of:=[.C801]+[.A802]" office:value-type="float" office:value="41.8679178830001" calcext:value-type="float">
            <text:p>41.8679178830001</text:p>
          </table:table-cell>
        </table:table-row>
        <table:table-row table:style-name="ro1">
          <table:table-cell office:value-type="float" office:value="0.057663843" calcext:value-type="float">
            <text:p>0.057663843</text:p>
          </table:table-cell>
          <table:table-cell office:value-type="float" office:value="4.3354726" calcext:value-type="float">
            <text:p>4.3354726</text:p>
          </table:table-cell>
          <table:table-cell table:formula="of:=[.C802]+[.A803]" office:value-type="float" office:value="41.9255817260001" calcext:value-type="float">
            <text:p>41.9255817260001</text:p>
          </table:table-cell>
        </table:table-row>
        <table:table-row table:style-name="ro1">
          <table:table-cell office:value-type="float" office:value="0.0589456" calcext:value-type="float">
            <text:p>0.0589456</text:p>
          </table:table-cell>
          <table:table-cell office:value-type="float" office:value="4.2411985" calcext:value-type="float">
            <text:p>4.2411985</text:p>
          </table:table-cell>
          <table:table-cell table:formula="of:=[.C803]+[.A804]" office:value-type="float" office:value="41.9845273260001" calcext:value-type="float">
            <text:p>41.9845273260001</text:p>
          </table:table-cell>
        </table:table-row>
        <table:table-row table:style-name="ro1">
          <table:table-cell office:value-type="float" office:value="0.05946441" calcext:value-type="float">
            <text:p>0.05946441</text:p>
          </table:table-cell>
          <table:table-cell office:value-type="float" office:value="4.2041955" calcext:value-type="float">
            <text:p>4.2041955</text:p>
          </table:table-cell>
          <table:table-cell table:formula="of:=[.C804]+[.A805]" office:value-type="float" office:value="42.0439917360001" calcext:value-type="float">
            <text:p>42.0439917360001</text:p>
          </table:table-cell>
        </table:table-row>
        <table:table-row table:style-name="ro1">
          <table:table-cell office:value-type="float" office:value="0.0602121" calcext:value-type="float">
            <text:p>0.0602121</text:p>
          </table:table-cell>
          <table:table-cell office:value-type="float" office:value="4.1519895" calcext:value-type="float">
            <text:p>4.1519895</text:p>
          </table:table-cell>
          <table:table-cell table:formula="of:=[.C805]+[.A806]" office:value-type="float" office:value="42.1042038360001" calcext:value-type="float">
            <text:p>42.1042038360001</text:p>
          </table:table-cell>
        </table:table-row>
        <table:table-row table:style-name="ro1">
          <table:table-cell office:value-type="float" office:value="0.058899824" calcext:value-type="float">
            <text:p>0.058899824</text:p>
          </table:table-cell>
          <table:table-cell office:value-type="float" office:value="4.244495" calcext:value-type="float">
            <text:p>4.244495</text:p>
          </table:table-cell>
          <table:table-cell table:formula="of:=[.C806]+[.A807]" office:value-type="float" office:value="42.1631036600001" calcext:value-type="float">
            <text:p>42.1631036600001</text:p>
          </table:table-cell>
        </table:table-row>
        <table:table-row table:style-name="ro1">
          <table:table-cell office:value-type="float" office:value="0.060090028" calcext:value-type="float">
            <text:p>0.060090028</text:p>
          </table:table-cell>
          <table:table-cell office:value-type="float" office:value="4.160424" calcext:value-type="float">
            <text:p>4.160424</text:p>
          </table:table-cell>
          <table:table-cell table:formula="of:=[.C807]+[.A808]" office:value-type="float" office:value="42.2231936880001" calcext:value-type="float">
            <text:p>42.2231936880001</text:p>
          </table:table-cell>
        </table:table-row>
        <table:table-row table:style-name="ro1">
          <table:table-cell office:value-type="float" office:value="0.060486764" calcext:value-type="float">
            <text:p>0.060486764</text:p>
          </table:table-cell>
          <table:table-cell office:value-type="float" office:value="4.133136" calcext:value-type="float">
            <text:p>4.133136</text:p>
          </table:table-cell>
          <table:table-cell table:formula="of:=[.C808]+[.A809]" office:value-type="float" office:value="42.2836804520001" calcext:value-type="float">
            <text:p>42.2836804520001</text:p>
          </table:table-cell>
        </table:table-row>
        <table:table-row table:style-name="ro1">
          <table:table-cell office:value-type="float" office:value="0.060898755" calcext:value-type="float">
            <text:p>0.060898755</text:p>
          </table:table-cell>
          <table:table-cell office:value-type="float" office:value="4.105174" calcext:value-type="float">
            <text:p>4.105174</text:p>
          </table:table-cell>
          <table:table-cell table:formula="of:=[.C809]+[.A810]" office:value-type="float" office:value="42.3445792070001" calcext:value-type="float">
            <text:p>42.3445792070001</text:p>
          </table:table-cell>
        </table:table-row>
        <table:table-row table:style-name="ro1">
          <table:table-cell office:value-type="float" office:value="0.059266042" calcext:value-type="float">
            <text:p>0.059266042</text:p>
          </table:table-cell>
          <table:table-cell office:value-type="float" office:value="4.2182674" calcext:value-type="float">
            <text:p>4.2182674</text:p>
          </table:table-cell>
          <table:table-cell table:formula="of:=[.C810]+[.A811]" office:value-type="float" office:value="42.4038452490001" calcext:value-type="float">
            <text:p>42.4038452490001</text:p>
          </table:table-cell>
        </table:table-row>
        <table:table-row table:style-name="ro1">
          <table:table-cell office:value-type="float" office:value="0.06024262" calcext:value-type="float">
            <text:p>0.06024262</text:p>
          </table:table-cell>
          <table:table-cell office:value-type="float" office:value="4.149886" calcext:value-type="float">
            <text:p>4.149886</text:p>
          </table:table-cell>
          <table:table-cell table:formula="of:=[.C811]+[.A812]" office:value-type="float" office:value="42.4640878690001" calcext:value-type="float">
            <text:p>42.4640878690001</text:p>
          </table:table-cell>
        </table:table-row>
        <table:table-row table:style-name="ro1">
          <table:table-cell office:value-type="float" office:value="0.060318913" calcext:value-type="float">
            <text:p>0.060318913</text:p>
          </table:table-cell>
          <table:table-cell office:value-type="float" office:value="4.144637" calcext:value-type="float">
            <text:p>4.144637</text:p>
          </table:table-cell>
          <table:table-cell table:formula="of:=[.C812]+[.A813]" office:value-type="float" office:value="42.5244067820001" calcext:value-type="float">
            <text:p>42.5244067820001</text:p>
          </table:table-cell>
        </table:table-row>
        <table:table-row table:style-name="ro1">
          <table:table-cell office:value-type="float" office:value="0.060608834" calcext:value-type="float">
            <text:p>0.060608834</text:p>
          </table:table-cell>
          <table:table-cell office:value-type="float" office:value="4.124811" calcext:value-type="float">
            <text:p>4.124811</text:p>
          </table:table-cell>
          <table:table-cell table:formula="of:=[.C813]+[.A814]" office:value-type="float" office:value="42.5850156160001" calcext:value-type="float">
            <text:p>42.5850156160001</text:p>
          </table:table-cell>
        </table:table-row>
        <table:table-row table:style-name="ro1">
          <table:table-cell office:value-type="float" office:value="0.058793012" calcext:value-type="float">
            <text:p>0.058793012</text:p>
          </table:table-cell>
          <table:table-cell office:value-type="float" office:value="4.252206" calcext:value-type="float">
            <text:p>4.252206</text:p>
          </table:table-cell>
          <table:table-cell table:formula="of:=[.C814]+[.A815]" office:value-type="float" office:value="42.6438086280001" calcext:value-type="float">
            <text:p>42.6438086280001</text:p>
          </table:table-cell>
        </table:table-row>
        <table:table-row table:style-name="ro1">
          <table:table-cell office:value-type="float" office:value="0.05944915" calcext:value-type="float">
            <text:p>0.05944915</text:p>
          </table:table-cell>
          <table:table-cell office:value-type="float" office:value="4.2052746" calcext:value-type="float">
            <text:p>4.2052746</text:p>
          </table:table-cell>
          <table:table-cell table:formula="of:=[.C815]+[.A816]" office:value-type="float" office:value="42.7032577780001" calcext:value-type="float">
            <text:p>42.7032577780001</text:p>
          </table:table-cell>
        </table:table-row>
        <table:table-row table:style-name="ro1">
          <table:table-cell office:value-type="float" office:value="0.059159227" calcext:value-type="float">
            <text:p>0.059159227</text:p>
          </table:table-cell>
          <table:table-cell office:value-type="float" office:value="4.2258835" calcext:value-type="float">
            <text:p>4.2258835</text:p>
          </table:table-cell>
          <table:table-cell table:formula="of:=[.C816]+[.A817]" office:value-type="float" office:value="42.7624170050001" calcext:value-type="float">
            <text:p>42.7624170050001</text:p>
          </table:table-cell>
        </table:table-row>
        <table:table-row table:style-name="ro1">
          <table:table-cell office:value-type="float" office:value="0.0592813" calcext:value-type="float">
            <text:p>0.0592813</text:p>
          </table:table-cell>
          <table:table-cell office:value-type="float" office:value="4.2171817" calcext:value-type="float">
            <text:p>4.2171817</text:p>
          </table:table-cell>
          <table:table-cell table:formula="of:=[.C817]+[.A818]" office:value-type="float" office:value="42.8216983050001" calcext:value-type="float">
            <text:p>42.8216983050001</text:p>
          </table:table-cell>
        </table:table-row>
        <table:table-row table:style-name="ro1">
          <table:table-cell office:value-type="float" office:value="0.05694667" calcext:value-type="float">
            <text:p>0.05694667</text:p>
          </table:table-cell>
          <table:table-cell office:value-type="float" office:value="4.3900723" calcext:value-type="float">
            <text:p>4.3900723</text:p>
          </table:table-cell>
          <table:table-cell table:formula="of:=[.C818]+[.A819]" office:value-type="float" office:value="42.8786449750001" calcext:value-type="float">
            <text:p>42.8786449750001</text:p>
          </table:table-cell>
        </table:table-row>
        <table:table-row table:style-name="ro1">
          <table:table-cell office:value-type="float" office:value="0.057145037" calcext:value-type="float">
            <text:p>0.057145037</text:p>
          </table:table-cell>
          <table:table-cell office:value-type="float" office:value="4.374833" calcext:value-type="float">
            <text:p>4.374833</text:p>
          </table:table-cell>
          <table:table-cell table:formula="of:=[.C819]+[.A820]" office:value-type="float" office:value="42.9357900120001" calcext:value-type="float">
            <text:p>42.9357900120001</text:p>
          </table:table-cell>
        </table:table-row>
        <table:table-row table:style-name="ro1">
          <table:table-cell office:value-type="float" office:value="0.05680934" calcext:value-type="float">
            <text:p>0.05680934</text:p>
          </table:table-cell>
          <table:table-cell office:value-type="float" office:value="4.400685" calcext:value-type="float">
            <text:p>4.400685</text:p>
          </table:table-cell>
          <table:table-cell table:formula="of:=[.C820]+[.A821]" office:value-type="float" office:value="42.9925993520001" calcext:value-type="float">
            <text:p>42.9925993520001</text:p>
          </table:table-cell>
        </table:table-row>
        <table:table-row table:style-name="ro1">
          <table:table-cell office:value-type="float" office:value="0.05661097" calcext:value-type="float">
            <text:p>0.05661097</text:p>
          </table:table-cell>
          <table:table-cell office:value-type="float" office:value="4.4161053" calcext:value-type="float">
            <text:p>4.4161053</text:p>
          </table:table-cell>
          <table:table-cell table:formula="of:=[.C821]+[.A822]" office:value-type="float" office:value="43.0492103220001" calcext:value-type="float">
            <text:p>43.0492103220001</text:p>
          </table:table-cell>
        </table:table-row>
        <table:table-row table:style-name="ro1">
          <table:table-cell office:value-type="float" office:value="0.054383155" calcext:value-type="float">
            <text:p>0.054383155</text:p>
          </table:table-cell>
          <table:table-cell office:value-type="float" office:value="4.597012" calcext:value-type="float">
            <text:p>4.597012</text:p>
          </table:table-cell>
          <table:table-cell table:formula="of:=[.C822]+[.A823]" office:value-type="float" office:value="43.1035934770001" calcext:value-type="float">
            <text:p>43.1035934770001</text:p>
          </table:table-cell>
        </table:table-row>
        <table:table-row table:style-name="ro1">
          <table:table-cell office:value-type="float" office:value="0.054505225" calcext:value-type="float">
            <text:p>0.054505225</text:p>
          </table:table-cell>
          <table:table-cell office:value-type="float" office:value="4.586716" calcext:value-type="float">
            <text:p>4.586716</text:p>
          </table:table-cell>
          <table:table-cell table:formula="of:=[.C823]+[.A824]" office:value-type="float" office:value="43.1580987020001" calcext:value-type="float">
            <text:p>43.1580987020001</text:p>
          </table:table-cell>
        </table:table-row>
        <table:table-row table:style-name="ro1">
          <table:table-cell office:value-type="float" office:value="0.053925384" calcext:value-type="float">
            <text:p>0.053925384</text:p>
          </table:table-cell>
          <table:table-cell office:value-type="float" office:value="4.6360354" calcext:value-type="float">
            <text:p>4.6360354</text:p>
          </table:table-cell>
          <table:table-cell table:formula="of:=[.C824]+[.A825]" office:value-type="float" office:value="43.2120240860001" calcext:value-type="float">
            <text:p>43.2120240860001</text:p>
          </table:table-cell>
        </table:table-row>
        <table:table-row table:style-name="ro1">
          <table:table-cell office:value-type="float" office:value="0.053437095" calcext:value-type="float">
            <text:p>0.053437095</text:p>
          </table:table-cell>
          <table:table-cell office:value-type="float" office:value="4.678398" calcext:value-type="float">
            <text:p>4.678398</text:p>
          </table:table-cell>
          <table:table-cell table:formula="of:=[.C825]+[.A826]" office:value-type="float" office:value="43.2654611810001" calcext:value-type="float">
            <text:p>43.2654611810001</text:p>
          </table:table-cell>
        </table:table-row>
        <table:table-row table:style-name="ro1">
          <table:table-cell office:value-type="float" office:value="0.051163502" calcext:value-type="float">
            <text:p>0.051163502</text:p>
          </table:table-cell>
          <table:table-cell office:value-type="float" office:value="4.8862953" calcext:value-type="float">
            <text:p>4.8862953</text:p>
          </table:table-cell>
          <table:table-cell table:formula="of:=[.C826]+[.A827]" office:value-type="float" office:value="43.3166246830001" calcext:value-type="float">
            <text:p>43.3166246830001</text:p>
          </table:table-cell>
        </table:table-row>
        <table:table-row table:style-name="ro1">
          <table:table-cell office:value-type="float" office:value="0.05117876" calcext:value-type="float">
            <text:p>0.05117876</text:p>
          </table:table-cell>
          <table:table-cell office:value-type="float" office:value="4.8848386" calcext:value-type="float">
            <text:p>4.8848386</text:p>
          </table:table-cell>
          <table:table-cell table:formula="of:=[.C827]+[.A828]" office:value-type="float" office:value="43.3678034430001" calcext:value-type="float">
            <text:p>43.3678034430001</text:p>
          </table:table-cell>
        </table:table-row>
        <table:table-row table:style-name="ro1">
          <table:table-cell office:value-type="float" office:value="0.050568398" calcext:value-type="float">
            <text:p>0.050568398</text:p>
          </table:table-cell>
          <table:table-cell office:value-type="float" office:value="4.943799" calcext:value-type="float">
            <text:p>4.943799</text:p>
          </table:table-cell>
          <table:table-cell table:formula="of:=[.C828]+[.A829]" office:value-type="float" office:value="43.4183718410001" calcext:value-type="float">
            <text:p>43.4183718410001</text:p>
          </table:table-cell>
        </table:table-row>
        <table:table-row table:style-name="ro1">
          <table:table-cell office:value-type="float" office:value="0.05026322" calcext:value-type="float">
            <text:p>0.05026322</text:p>
          </table:table-cell>
          <table:table-cell office:value-type="float" office:value="4.9738164" calcext:value-type="float">
            <text:p>4.9738164</text:p>
          </table:table-cell>
          <table:table-cell table:formula="of:=[.C829]+[.A830]" office:value-type="float" office:value="43.4686350610001" calcext:value-type="float">
            <text:p>43.4686350610001</text:p>
          </table:table-cell>
        </table:table-row>
        <table:table-row table:style-name="ro1">
          <table:table-cell office:value-type="float" office:value="0.04824903" calcext:value-type="float">
            <text:p>0.04824903</text:p>
          </table:table-cell>
          <table:table-cell office:value-type="float" office:value="5.181452" calcext:value-type="float">
            <text:p>5.181452</text:p>
          </table:table-cell>
          <table:table-cell table:formula="of:=[.C830]+[.A831]" office:value-type="float" office:value="43.5168840910001" calcext:value-type="float">
            <text:p>43.5168840910001</text:p>
          </table:table-cell>
        </table:table-row>
        <table:table-row table:style-name="ro1">
          <table:table-cell office:value-type="float" office:value="0.048432134" calcext:value-type="float">
            <text:p>0.048432134</text:p>
          </table:table-cell>
          <table:table-cell office:value-type="float" office:value="5.1618624" calcext:value-type="float">
            <text:p>5.1618624</text:p>
          </table:table-cell>
          <table:table-cell table:formula="of:=[.C831]+[.A832]" office:value-type="float" office:value="43.5653162250001" calcext:value-type="float">
            <text:p>43.5653162250001</text:p>
          </table:table-cell>
        </table:table-row>
        <table:table-row table:style-name="ro1">
          <table:table-cell office:value-type="float" office:value="0.04808118" calcext:value-type="float">
            <text:p>0.04808118</text:p>
          </table:table-cell>
          <table:table-cell office:value-type="float" office:value="5.1995397" calcext:value-type="float">
            <text:p>5.1995397</text:p>
          </table:table-cell>
          <table:table-cell table:formula="of:=[.C832]+[.A833]" office:value-type="float" office:value="43.6133974050001" calcext:value-type="float">
            <text:p>43.6133974050001</text:p>
          </table:table-cell>
        </table:table-row>
        <table:table-row table:style-name="ro1">
          <table:table-cell office:value-type="float" office:value="0.047913328" calcext:value-type="float">
            <text:p>0.047913328</text:p>
          </table:table-cell>
          <table:table-cell office:value-type="float" office:value="5.217755" calcext:value-type="float">
            <text:p>5.217755</text:p>
          </table:table-cell>
          <table:table-cell table:formula="of:=[.C833]+[.A834]" office:value-type="float" office:value="43.6613107330001" calcext:value-type="float">
            <text:p>43.6613107330001</text:p>
          </table:table-cell>
        </table:table-row>
        <table:table-row table:style-name="ro1">
          <table:table-cell office:value-type="float" office:value="0.046097506" calcext:value-type="float">
            <text:p>0.046097506</text:p>
          </table:table-cell>
          <table:table-cell office:value-type="float" office:value="5.423287" calcext:value-type="float">
            <text:p>5.423287</text:p>
          </table:table-cell>
          <table:table-cell table:formula="of:=[.C834]+[.A835]" office:value-type="float" office:value="43.7074082390001" calcext:value-type="float">
            <text:p>43.7074082390001</text:p>
          </table:table-cell>
        </table:table-row>
        <table:table-row table:style-name="ro1">
          <table:table-cell office:value-type="float" office:value="0.046250094" calcext:value-type="float">
            <text:p>0.046250094</text:p>
          </table:table-cell>
          <table:table-cell office:value-type="float" office:value="5.405394" calcext:value-type="float">
            <text:p>5.405394</text:p>
          </table:table-cell>
          <table:table-cell table:formula="of:=[.C835]+[.A836]" office:value-type="float" office:value="43.7536583330001" calcext:value-type="float">
            <text:p>43.7536583330001</text:p>
          </table:table-cell>
        </table:table-row>
        <table:table-row table:style-name="ro1">
          <table:table-cell office:value-type="float" office:value="0.045929655" calcext:value-type="float">
            <text:p>0.045929655</text:p>
          </table:table-cell>
          <table:table-cell office:value-type="float" office:value="5.443106" calcext:value-type="float">
            <text:p>5.443106</text:p>
          </table:table-cell>
          <table:table-cell table:formula="of:=[.C836]+[.A837]" office:value-type="float" office:value="43.7995879880001" calcext:value-type="float">
            <text:p>43.7995879880001</text:p>
          </table:table-cell>
        </table:table-row>
        <table:table-row table:style-name="ro1">
          <table:table-cell office:value-type="float" office:value="0.045807585" calcext:value-type="float">
            <text:p>0.045807585</text:p>
          </table:table-cell>
          <table:table-cell office:value-type="float" office:value="5.4576116" calcext:value-type="float">
            <text:p>5.4576116</text:p>
          </table:table-cell>
          <table:table-cell table:formula="of:=[.C837]+[.A838]" office:value-type="float" office:value="43.8453955730001" calcext:value-type="float">
            <text:p>43.8453955730001</text:p>
          </table:table-cell>
        </table:table-row>
        <table:table-row table:style-name="ro1">
          <table:table-cell office:value-type="float" office:value="0.044205386" calcext:value-type="float">
            <text:p>0.044205386</text:p>
          </table:table-cell>
          <table:table-cell office:value-type="float" office:value="5.6554193" calcext:value-type="float">
            <text:p>5.6554193</text:p>
          </table:table-cell>
          <table:table-cell table:formula="of:=[.C838]+[.A839]" office:value-type="float" office:value="43.8896009590001" calcext:value-type="float">
            <text:p>43.8896009590001</text:p>
          </table:table-cell>
        </table:table-row>
        <table:table-row table:style-name="ro1">
          <table:table-cell office:value-type="float" office:value="0.044541083" calcext:value-type="float">
            <text:p>0.044541083</text:p>
          </table:table-cell>
          <table:table-cell office:value-type="float" office:value="5.612796" calcext:value-type="float">
            <text:p>5.612796</text:p>
          </table:table-cell>
          <table:table-cell table:formula="of:=[.C839]+[.A840]" office:value-type="float" office:value="43.9341420420001" calcext:value-type="float">
            <text:p>43.9341420420001</text:p>
          </table:table-cell>
        </table:table-row>
        <table:table-row table:style-name="ro1">
          <table:table-cell office:value-type="float" office:value="0.04446479" calcext:value-type="float">
            <text:p>0.04446479</text:p>
          </table:table-cell>
          <table:table-cell office:value-type="float" office:value="5.6224265" calcext:value-type="float">
            <text:p>5.6224265</text:p>
          </table:table-cell>
          <table:table-cell table:formula="of:=[.C840]+[.A841]" office:value-type="float" office:value="43.9786068320001" calcext:value-type="float">
            <text:p>43.9786068320001</text:p>
          </table:table-cell>
        </table:table-row>
        <table:table-row table:style-name="ro1">
          <table:table-cell office:value-type="float" office:value="0.04473945" calcext:value-type="float">
            <text:p>0.04473945</text:p>
          </table:table-cell>
          <table:table-cell office:value-type="float" office:value="5.5879097" calcext:value-type="float">
            <text:p>5.5879097</text:p>
          </table:table-cell>
          <table:table-cell table:formula="of:=[.C841]+[.A842]" office:value-type="float" office:value="44.0233462820001" calcext:value-type="float">
            <text:p>44.0233462820001</text:p>
          </table:table-cell>
        </table:table-row>
        <table:table-row table:style-name="ro1">
          <table:table-cell office:value-type="float" office:value="0.043488212" calcext:value-type="float">
            <text:p>0.043488212</text:p>
          </table:table-cell>
          <table:table-cell office:value-type="float" office:value="5.748684" calcext:value-type="float">
            <text:p>5.748684</text:p>
          </table:table-cell>
          <table:table-cell table:formula="of:=[.C842]+[.A843]" office:value-type="float" office:value="44.0668344940001" calcext:value-type="float">
            <text:p>44.0668344940001</text:p>
          </table:table-cell>
        </table:table-row>
        <table:table-row table:style-name="ro1">
          <table:table-cell office:value-type="float" office:value="0.04415961" calcext:value-type="float">
            <text:p>0.04415961</text:p>
          </table:table-cell>
          <table:table-cell office:value-type="float" office:value="5.6612816" calcext:value-type="float">
            <text:p>5.6612816</text:p>
          </table:table-cell>
          <table:table-cell table:formula="of:=[.C843]+[.A844]" office:value-type="float" office:value="44.1109941040001" calcext:value-type="float">
            <text:p>44.1109941040001</text:p>
          </table:table-cell>
        </table:table-row>
        <table:table-row table:style-name="ro1">
          <table:table-cell office:value-type="float" office:value="0.044388495" calcext:value-type="float">
            <text:p>0.044388495</text:p>
          </table:table-cell>
          <table:table-cell office:value-type="float" office:value="5.63209" calcext:value-type="float">
            <text:p>5.63209</text:p>
          </table:table-cell>
          <table:table-cell table:formula="of:=[.C844]+[.A845]" office:value-type="float" office:value="44.1553825990001" calcext:value-type="float">
            <text:p>44.1553825990001</text:p>
          </table:table-cell>
        </table:table-row>
        <table:table-row table:style-name="ro1">
          <table:table-cell office:value-type="float" office:value="0.04480049" calcext:value-type="float">
            <text:p>0.04480049</text:p>
          </table:table-cell>
          <table:table-cell office:value-type="float" office:value="5.580296" calcext:value-type="float">
            <text:p>5.580296</text:p>
          </table:table-cell>
          <table:table-cell table:formula="of:=[.C845]+[.A846]" office:value-type="float" office:value="44.2001830890001" calcext:value-type="float">
            <text:p>44.2001830890001</text:p>
          </table:table-cell>
        </table:table-row>
        <table:table-row table:style-name="ro1">
          <table:table-cell office:value-type="float" office:value="0.04370184" calcext:value-type="float">
            <text:p>0.04370184</text:p>
          </table:table-cell>
          <table:table-cell office:value-type="float" office:value="5.7205834" calcext:value-type="float">
            <text:p>5.7205834</text:p>
          </table:table-cell>
          <table:table-cell table:formula="of:=[.C846]+[.A847]" office:value-type="float" office:value="44.2438849290001" calcext:value-type="float">
            <text:p>44.2438849290001</text:p>
          </table:table-cell>
        </table:table-row>
        <table:table-row table:style-name="ro1">
          <table:table-cell office:value-type="float" office:value="0.04446479" calcext:value-type="float">
            <text:p>0.04446479</text:p>
          </table:table-cell>
          <table:table-cell office:value-type="float" office:value="5.6224265" calcext:value-type="float">
            <text:p>5.6224265</text:p>
          </table:table-cell>
          <table:table-cell table:formula="of:=[.C847]+[.A848]" office:value-type="float" office:value="44.2883497190001" calcext:value-type="float">
            <text:p>44.2883497190001</text:p>
          </table:table-cell>
        </table:table-row>
        <table:table-row table:style-name="ro1">
          <table:table-cell office:value-type="float" office:value="0.04481575" calcext:value-type="float">
            <text:p>0.04481575</text:p>
          </table:table-cell>
          <table:table-cell office:value-type="float" office:value="5.5783963" calcext:value-type="float">
            <text:p>5.5783963</text:p>
          </table:table-cell>
          <table:table-cell table:formula="of:=[.C848]+[.A849]" office:value-type="float" office:value="44.3331654690001" calcext:value-type="float">
            <text:p>44.3331654690001</text:p>
          </table:table-cell>
        </table:table-row>
        <table:table-row table:style-name="ro1">
          <table:table-cell office:value-type="float" office:value="0.045319296" calcext:value-type="float">
            <text:p>0.045319296</text:p>
          </table:table-cell>
          <table:table-cell office:value-type="float" office:value="5.5164137" calcext:value-type="float">
            <text:p>5.5164137</text:p>
          </table:table-cell>
          <table:table-cell table:formula="of:=[.C849]+[.A850]" office:value-type="float" office:value="44.3784847650001" calcext:value-type="float">
            <text:p>44.3784847650001</text:p>
          </table:table-cell>
        </table:table-row>
        <table:table-row table:style-name="ro1">
          <table:table-cell office:value-type="float" office:value="0.04426642" calcext:value-type="float">
            <text:p>0.04426642</text:p>
          </table:table-cell>
          <table:table-cell office:value-type="float" office:value="5.6476216" calcext:value-type="float">
            <text:p>5.6476216</text:p>
          </table:table-cell>
          <table:table-cell table:formula="of:=[.C850]+[.A851]" office:value-type="float" office:value="44.4227511850001" calcext:value-type="float">
            <text:p>44.4227511850001</text:p>
          </table:table-cell>
        </table:table-row>
        <table:table-row table:style-name="ro1">
          <table:table-cell office:value-type="float" office:value="0.04509041" calcext:value-type="float">
            <text:p>0.04509041</text:p>
          </table:table-cell>
          <table:table-cell office:value-type="float" office:value="5.544416" calcext:value-type="float">
            <text:p>5.544416</text:p>
          </table:table-cell>
          <table:table-cell table:formula="of:=[.C851]+[.A852]" office:value-type="float" office:value="44.4678415950001" calcext:value-type="float">
            <text:p>44.4678415950001</text:p>
          </table:table-cell>
        </table:table-row>
        <table:table-row table:style-name="ro1">
          <table:table-cell office:value-type="float" office:value="0.045471884" calcext:value-type="float">
            <text:p>0.045471884</text:p>
          </table:table-cell>
          <table:table-cell office:value-type="float" office:value="5.4979024" calcext:value-type="float">
            <text:p>5.4979024</text:p>
          </table:table-cell>
          <table:table-cell table:formula="of:=[.C852]+[.A853]" office:value-type="float" office:value="44.5133134790001" calcext:value-type="float">
            <text:p>44.5133134790001</text:p>
          </table:table-cell>
        </table:table-row>
        <table:table-row table:style-name="ro1">
          <table:table-cell office:value-type="float" office:value="0.046082247" calcext:value-type="float">
            <text:p>0.046082247</text:p>
          </table:table-cell>
          <table:table-cell office:value-type="float" office:value="5.4250827" calcext:value-type="float">
            <text:p>5.4250827</text:p>
          </table:table-cell>
          <table:table-cell table:formula="of:=[.C853]+[.A854]" office:value-type="float" office:value="44.5593957260001" calcext:value-type="float">
            <text:p>44.5593957260001</text:p>
          </table:table-cell>
        </table:table-row>
        <table:table-row table:style-name="ro1">
          <table:table-cell office:value-type="float" office:value="0.04512093" calcext:value-type="float">
            <text:p>0.04512093</text:p>
          </table:table-cell>
          <table:table-cell office:value-type="float" office:value="5.540666" calcext:value-type="float">
            <text:p>5.540666</text:p>
          </table:table-cell>
          <table:table-cell table:formula="of:=[.C854]+[.A855]" office:value-type="float" office:value="44.6045166560001" calcext:value-type="float">
            <text:p>44.6045166560001</text:p>
          </table:table-cell>
        </table:table-row>
        <table:table-row table:style-name="ro1">
          <table:table-cell office:value-type="float" office:value="0.046082247" calcext:value-type="float">
            <text:p>0.046082247</text:p>
          </table:table-cell>
          <table:table-cell office:value-type="float" office:value="5.4250827" calcext:value-type="float">
            <text:p>5.4250827</text:p>
          </table:table-cell>
          <table:table-cell table:formula="of:=[.C855]+[.A856]" office:value-type="float" office:value="44.6505989030001" calcext:value-type="float">
            <text:p>44.6505989030001</text:p>
          </table:table-cell>
        </table:table-row>
        <table:table-row table:style-name="ro1">
          <table:table-cell office:value-type="float" office:value="0.046555277" calcext:value-type="float">
            <text:p>0.046555277</text:p>
          </table:table-cell>
          <table:table-cell office:value-type="float" office:value="5.369961" calcext:value-type="float">
            <text:p>5.369961</text:p>
          </table:table-cell>
          <table:table-cell table:formula="of:=[.C856]+[.A857]" office:value-type="float" office:value="44.6971541800001" calcext:value-type="float">
            <text:p>44.6971541800001</text:p>
          </table:table-cell>
        </table:table-row>
        <table:table-row table:style-name="ro1">
          <table:table-cell office:value-type="float" office:value="0.04722667" calcext:value-type="float">
            <text:p>0.04722667</text:p>
          </table:table-cell>
          <table:table-cell office:value-type="float" office:value="5.2936187" calcext:value-type="float">
            <text:p>5.2936187</text:p>
          </table:table-cell>
          <table:table-cell table:formula="of:=[.C857]+[.A858]" office:value-type="float" office:value="44.7443808500001" calcext:value-type="float">
            <text:p>44.7443808500001</text:p>
          </table:table-cell>
        </table:table-row>
        <table:table-row table:style-name="ro1">
          <table:table-cell office:value-type="float" office:value="0.046250094" calcext:value-type="float">
            <text:p>0.046250094</text:p>
          </table:table-cell>
          <table:table-cell office:value-type="float" office:value="5.405394" calcext:value-type="float">
            <text:p>5.405394</text:p>
          </table:table-cell>
          <table:table-cell table:formula="of:=[.C858]+[.A859]" office:value-type="float" office:value="44.7906309440001" calcext:value-type="float">
            <text:p>44.7906309440001</text:p>
          </table:table-cell>
        </table:table-row>
        <table:table-row table:style-name="ro1">
          <table:table-cell office:value-type="float" office:value="0.04727245" calcext:value-type="float">
            <text:p>0.04727245</text:p>
          </table:table-cell>
          <table:table-cell office:value-type="float" office:value="5.288492" calcext:value-type="float">
            <text:p>5.288492</text:p>
          </table:table-cell>
          <table:table-cell table:formula="of:=[.C859]+[.A860]" office:value-type="float" office:value="44.8379033940001" calcext:value-type="float">
            <text:p>44.8379033940001</text:p>
          </table:table-cell>
        </table:table-row>
        <table:table-row table:style-name="ro1">
          <table:table-cell office:value-type="float" office:value="0.047806516" calcext:value-type="float">
            <text:p>0.047806516</text:p>
          </table:table-cell>
          <table:table-cell office:value-type="float" office:value="5.2294126" calcext:value-type="float">
            <text:p>5.2294126</text:p>
          </table:table-cell>
          <table:table-cell table:formula="of:=[.C860]+[.A861]" office:value-type="float" office:value="44.8857099100001" calcext:value-type="float">
            <text:p>44.8857099100001</text:p>
          </table:table-cell>
        </table:table-row>
        <table:table-row table:style-name="ro1">
          <table:table-cell office:value-type="float" office:value="0.04853895" calcext:value-type="float">
            <text:p>0.04853895</text:p>
          </table:table-cell>
          <table:table-cell office:value-type="float" office:value="5.150503" calcext:value-type="float">
            <text:p>5.150503</text:p>
          </table:table-cell>
          <table:table-cell table:formula="of:=[.C861]+[.A862]" office:value-type="float" office:value="44.9342488600001" calcext:value-type="float">
            <text:p>44.9342488600001</text:p>
          </table:table-cell>
        </table:table-row>
        <table:table-row table:style-name="ro1">
          <table:table-cell office:value-type="float" office:value="0.04759289" calcext:value-type="float">
            <text:p>0.04759289</text:p>
          </table:table-cell>
          <table:table-cell office:value-type="float" office:value="5.252886" calcext:value-type="float">
            <text:p>5.252886</text:p>
          </table:table-cell>
          <table:table-cell table:formula="of:=[.C862]+[.A863]" office:value-type="float" office:value="44.9818417500001" calcext:value-type="float">
            <text:p>44.9818417500001</text:p>
          </table:table-cell>
        </table:table-row>
        <table:table-row table:style-name="ro1">
          <table:table-cell office:value-type="float" office:value="0.04867628" calcext:value-type="float">
            <text:p>0.04867628</text:p>
          </table:table-cell>
          <table:table-cell office:value-type="float" office:value="5.135972" calcext:value-type="float">
            <text:p>5.135972</text:p>
          </table:table-cell>
          <table:table-cell table:formula="of:=[.C863]+[.A864]" office:value-type="float" office:value="45.0305180300001" calcext:value-type="float">
            <text:p>45.0305180300001</text:p>
          </table:table-cell>
        </table:table-row>
        <table:table-row table:style-name="ro1">
          <table:table-cell office:value-type="float" office:value="0.049225606" calcext:value-type="float">
            <text:p>0.049225606</text:p>
          </table:table-cell>
          <table:table-cell office:value-type="float" office:value="5.078657" calcext:value-type="float">
            <text:p>5.078657</text:p>
          </table:table-cell>
          <table:table-cell table:formula="of:=[.C864]+[.A865]" office:value-type="float" office:value="45.0797436360001" calcext:value-type="float">
            <text:p>45.0797436360001</text:p>
          </table:table-cell>
        </table:table-row>
        <table:table-row table:style-name="ro1">
          <table:table-cell office:value-type="float" office:value="0.050003815" calcext:value-type="float">
            <text:p>0.050003815</text:p>
          </table:table-cell>
          <table:table-cell office:value-type="float" office:value="4.9996185" calcext:value-type="float">
            <text:p>4.9996185</text:p>
          </table:table-cell>
          <table:table-cell table:formula="of:=[.C865]+[.A866]" office:value-type="float" office:value="45.1297474510001" calcext:value-type="float">
            <text:p>45.1297474510001</text:p>
          </table:table-cell>
        </table:table-row>
        <table:table-row table:style-name="ro1">
          <table:table-cell office:value-type="float" office:value="0.04899672" calcext:value-type="float">
            <text:p>0.04899672</text:p>
          </table:table-cell>
          <table:table-cell office:value-type="float" office:value="5.102382" calcext:value-type="float">
            <text:p>5.102382</text:p>
          </table:table-cell>
          <table:table-cell table:formula="of:=[.C866]+[.A867]" office:value-type="float" office:value="45.1787441710001" calcext:value-type="float">
            <text:p>45.1787441710001</text:p>
          </table:table-cell>
        </table:table-row>
        <table:table-row table:style-name="ro1">
          <table:table-cell office:value-type="float" office:value="0.05008011" calcext:value-type="float">
            <text:p>0.05008011</text:p>
          </table:table-cell>
          <table:table-cell office:value-type="float" office:value="4.9920015" calcext:value-type="float">
            <text:p>4.9920015</text:p>
          </table:table-cell>
          <table:table-cell table:formula="of:=[.C867]+[.A868]" office:value-type="float" office:value="45.2288242810001" calcext:value-type="float">
            <text:p>45.2288242810001</text:p>
          </table:table-cell>
        </table:table-row>
        <table:table-row table:style-name="ro1">
          <table:table-cell office:value-type="float" office:value="0.050568398" calcext:value-type="float">
            <text:p>0.050568398</text:p>
          </table:table-cell>
          <table:table-cell office:value-type="float" office:value="4.943799" calcext:value-type="float">
            <text:p>4.943799</text:p>
          </table:table-cell>
          <table:table-cell table:formula="of:=[.C868]+[.A869]" office:value-type="float" office:value="45.2793926790001" calcext:value-type="float">
            <text:p>45.2793926790001</text:p>
          </table:table-cell>
        </table:table-row>
        <table:table-row table:style-name="ro1">
          <table:table-cell office:value-type="float" office:value="0.05119402" calcext:value-type="float">
            <text:p>0.05119402</text:p>
          </table:table-cell>
          <table:table-cell office:value-type="float" office:value="4.883383" calcext:value-type="float">
            <text:p>4.883383</text:p>
          </table:table-cell>
          <table:table-cell table:formula="of:=[.C869]+[.A870]" office:value-type="float" office:value="45.3305866990001" calcext:value-type="float">
            <text:p>45.3305866990001</text:p>
          </table:table-cell>
        </table:table-row>
        <table:table-row table:style-name="ro1">
          <table:table-cell office:value-type="float" office:value="0.04995804" calcext:value-type="float">
            <text:p>0.04995804</text:p>
          </table:table-cell>
          <table:table-cell office:value-type="float" office:value="5.0041995" calcext:value-type="float">
            <text:p>5.0041995</text:p>
          </table:table-cell>
          <table:table-cell table:formula="of:=[.C870]+[.A871]" office:value-type="float" office:value="45.3805447390001" calcext:value-type="float">
            <text:p>45.3805447390001</text:p>
          </table:table-cell>
        </table:table-row>
        <table:table-row table:style-name="ro1">
          <table:table-cell office:value-type="float" office:value="0.050873578" calcext:value-type="float">
            <text:p>0.050873578</text:p>
          </table:table-cell>
          <table:table-cell office:value-type="float" office:value="4.914142" calcext:value-type="float">
            <text:p>4.914142</text:p>
          </table:table-cell>
          <table:table-cell table:formula="of:=[.C871]+[.A872]" office:value-type="float" office:value="45.4314183170001" calcext:value-type="float">
            <text:p>45.4314183170001</text:p>
          </table:table-cell>
        </table:table-row>
        <table:table-row table:style-name="ro1">
          <table:table-cell office:value-type="float" office:value="0.05099565" calcext:value-type="float">
            <text:p>0.05099565</text:p>
          </table:table-cell>
          <table:table-cell office:value-type="float" office:value="4.9023786" calcext:value-type="float">
            <text:p>4.9023786</text:p>
          </table:table-cell>
          <table:table-cell table:formula="of:=[.C872]+[.A873]" office:value-type="float" office:value="45.4824139670001" calcext:value-type="float">
            <text:p>45.4824139670001</text:p>
          </table:table-cell>
        </table:table-row>
        <table:table-row table:style-name="ro1">
          <table:table-cell office:value-type="float" office:value="0.051071946" calcext:value-type="float">
            <text:p>0.051071946</text:p>
          </table:table-cell>
          <table:table-cell office:value-type="float" office:value="4.8950553" calcext:value-type="float">
            <text:p>4.8950553</text:p>
          </table:table-cell>
          <table:table-cell table:formula="of:=[.C873]+[.A874]" office:value-type="float" office:value="45.5334859130001" calcext:value-type="float">
            <text:p>45.5334859130001</text:p>
          </table:table-cell>
        </table:table-row>
        <table:table-row table:style-name="ro1">
          <table:table-cell office:value-type="float" office:value="0.049515527" calcext:value-type="float">
            <text:p>0.049515527</text:p>
          </table:table-cell>
          <table:table-cell office:value-type="float" office:value="5.0489216" calcext:value-type="float">
            <text:p>5.0489216</text:p>
          </table:table-cell>
          <table:table-cell table:formula="of:=[.C874]+[.A875]" office:value-type="float" office:value="45.5830014400001" calcext:value-type="float">
            <text:p>45.5830014400001</text:p>
          </table:table-cell>
        </table:table-row>
        <table:table-row table:style-name="ro1">
          <table:table-cell office:value-type="float" office:value="0.049851224" calcext:value-type="float">
            <text:p>0.049851224</text:p>
          </table:table-cell>
          <table:table-cell office:value-type="float" office:value="5.014922" calcext:value-type="float">
            <text:p>5.014922</text:p>
          </table:table-cell>
          <table:table-cell table:formula="of:=[.C875]+[.A876]" office:value-type="float" office:value="45.6328526640001" calcext:value-type="float">
            <text:p>45.6328526640001</text:p>
          </table:table-cell>
        </table:table-row>
        <table:table-row table:style-name="ro1">
          <table:table-cell office:value-type="float" office:value="0.04962234" calcext:value-type="float">
            <text:p>0.04962234</text:p>
          </table:table-cell>
          <table:table-cell office:value-type="float" office:value="5.0380535" calcext:value-type="float">
            <text:p>5.0380535</text:p>
          </table:table-cell>
          <table:table-cell table:formula="of:=[.C876]+[.A877]" office:value-type="float" office:value="45.6824750040001" calcext:value-type="float">
            <text:p>45.6824750040001</text:p>
          </table:table-cell>
        </table:table-row>
        <table:table-row table:style-name="ro1">
          <table:table-cell office:value-type="float" office:value="0.049378194" calcext:value-type="float">
            <text:p>0.049378194</text:p>
          </table:table-cell>
          <table:table-cell office:value-type="float" office:value="5.0629635" calcext:value-type="float">
            <text:p>5.0629635</text:p>
          </table:table-cell>
          <table:table-cell table:formula="of:=[.C877]+[.A878]" office:value-type="float" office:value="45.7318531980001" calcext:value-type="float">
            <text:p>45.7318531980001</text:p>
          </table:table-cell>
        </table:table-row>
        <table:table-row table:style-name="ro1">
          <table:table-cell office:value-type="float" office:value="0.047486078" calcext:value-type="float">
            <text:p>0.047486078</text:p>
          </table:table-cell>
          <table:table-cell office:value-type="float" office:value="5.264701" calcext:value-type="float">
            <text:p>5.264701</text:p>
          </table:table-cell>
          <table:table-cell table:formula="of:=[.C878]+[.A879]" office:value-type="float" office:value="45.7793392760001" calcext:value-type="float">
            <text:p>45.7793392760001</text:p>
          </table:table-cell>
        </table:table-row>
        <table:table-row table:style-name="ro1">
          <table:table-cell office:value-type="float" office:value="0.047623407" calcext:value-type="float">
            <text:p>0.047623407</text:p>
          </table:table-cell>
          <table:table-cell office:value-type="float" office:value="5.2495193" calcext:value-type="float">
            <text:p>5.2495193</text:p>
          </table:table-cell>
          <table:table-cell table:formula="of:=[.C879]+[.A880]" office:value-type="float" office:value="45.8269626830001" calcext:value-type="float">
            <text:p>45.8269626830001</text:p>
          </table:table-cell>
        </table:table-row>
        <table:table-row table:style-name="ro1">
          <table:table-cell office:value-type="float" office:value="0.047211412" calcext:value-type="float">
            <text:p>0.047211412</text:p>
          </table:table-cell>
          <table:table-cell office:value-type="float" office:value="5.2953296" calcext:value-type="float">
            <text:p>5.2953296</text:p>
          </table:table-cell>
          <table:table-cell table:formula="of:=[.C880]+[.A881]" office:value-type="float" office:value="45.8741740950001" calcext:value-type="float">
            <text:p>45.8741740950001</text:p>
          </table:table-cell>
        </table:table-row>
        <table:table-row table:style-name="ro1">
          <table:table-cell office:value-type="float" office:value="0.04699779" calcext:value-type="float">
            <text:p>0.04699779</text:p>
          </table:table-cell>
          <table:table-cell office:value-type="float" office:value="5.319399" calcext:value-type="float">
            <text:p>5.319399</text:p>
          </table:table-cell>
          <table:table-cell table:formula="of:=[.C881]+[.A882]" office:value-type="float" office:value="45.9211718850001" calcext:value-type="float">
            <text:p>45.9211718850001</text:p>
          </table:table-cell>
        </table:table-row>
        <table:table-row table:style-name="ro1">
          <table:table-cell office:value-type="float" office:value="0.045258258" calcext:value-type="float">
            <text:p>0.045258258</text:p>
          </table:table-cell>
          <table:table-cell office:value-type="float" office:value="5.523854" calcext:value-type="float">
            <text:p>5.523854</text:p>
          </table:table-cell>
          <table:table-cell table:formula="of:=[.C882]+[.A883]" office:value-type="float" office:value="45.9664301430001" calcext:value-type="float">
            <text:p>45.9664301430001</text:p>
          </table:table-cell>
        </table:table-row>
        <table:table-row table:style-name="ro1">
          <table:table-cell office:value-type="float" office:value="0.045609217" calcext:value-type="float">
            <text:p>0.045609217</text:p>
          </table:table-cell>
          <table:table-cell office:value-type="float" office:value="5.4813485" calcext:value-type="float">
            <text:p>5.4813485</text:p>
          </table:table-cell>
          <table:table-cell table:formula="of:=[.C883]+[.A884]" office:value-type="float" office:value="46.0120393600001" calcext:value-type="float">
            <text:p>46.0120393600001</text:p>
          </table:table-cell>
        </table:table-row>
        <table:table-row table:style-name="ro1">
          <table:table-cell office:value-type="float" office:value="0.045471884" calcext:value-type="float">
            <text:p>0.045471884</text:p>
          </table:table-cell>
          <table:table-cell office:value-type="float" office:value="5.4979024" calcext:value-type="float">
            <text:p>5.4979024</text:p>
          </table:table-cell>
          <table:table-cell table:formula="of:=[.C884]+[.A885]" office:value-type="float" office:value="46.0575112440001" calcext:value-type="float">
            <text:p>46.0575112440001</text:p>
          </table:table-cell>
        </table:table-row>
        <table:table-row table:style-name="ro1">
          <table:table-cell office:value-type="float" office:value="0.045548182" calcext:value-type="float">
            <text:p>0.045548182</text:p>
          </table:table-cell>
          <table:table-cell office:value-type="float" office:value="5.488693" calcext:value-type="float">
            <text:p>5.488693</text:p>
          </table:table-cell>
          <table:table-cell table:formula="of:=[.C885]+[.A886]" office:value-type="float" office:value="46.1030594260001" calcext:value-type="float">
            <text:p>46.1030594260001</text:p>
          </table:table-cell>
        </table:table-row>
        <table:table-row table:style-name="ro1">
          <table:table-cell office:value-type="float" office:value="0.044129092" calcext:value-type="float">
            <text:p>0.044129092</text:p>
          </table:table-cell>
          <table:table-cell office:value-type="float" office:value="5.665197" calcext:value-type="float">
            <text:p>5.665197</text:p>
          </table:table-cell>
          <table:table-cell table:formula="of:=[.C886]+[.A887]" office:value-type="float" office:value="46.1471885180001" calcext:value-type="float">
            <text:p>46.1471885180001</text:p>
          </table:table-cell>
        </table:table-row>
        <table:table-row table:style-name="ro1">
          <table:table-cell office:value-type="float" office:value="0.04481575" calcext:value-type="float">
            <text:p>0.04481575</text:p>
          </table:table-cell>
          <table:table-cell office:value-type="float" office:value="5.5783963" calcext:value-type="float">
            <text:p>5.5783963</text:p>
          </table:table-cell>
          <table:table-cell table:formula="of:=[.C887]+[.A888]" office:value-type="float" office:value="46.1920042680001" calcext:value-type="float">
            <text:p>46.1920042680001</text:p>
          </table:table-cell>
        </table:table-row>
        <table:table-row table:style-name="ro1">
          <table:table-cell office:value-type="float" office:value="0.044953078" calcext:value-type="float">
            <text:p>0.044953078</text:p>
          </table:table-cell>
          <table:table-cell office:value-type="float" office:value="5.5613546" calcext:value-type="float">
            <text:p>5.5613546</text:p>
          </table:table-cell>
          <table:table-cell table:formula="of:=[.C888]+[.A889]" office:value-type="float" office:value="46.2369573460001" calcext:value-type="float">
            <text:p>46.2369573460001</text:p>
          </table:table-cell>
        </table:table-row>
        <table:table-row table:style-name="ro1">
          <table:table-cell office:value-type="float" office:value="0.045304038" calcext:value-type="float">
            <text:p>0.045304038</text:p>
          </table:table-cell>
          <table:table-cell office:value-type="float" office:value="5.5182714" calcext:value-type="float">
            <text:p>5.5182714</text:p>
          </table:table-cell>
          <table:table-cell table:formula="of:=[.C889]+[.A890]" office:value-type="float" office:value="46.2822613840001" calcext:value-type="float">
            <text:p>46.2822613840001</text:p>
          </table:table-cell>
        </table:table-row>
        <table:table-row table:style-name="ro1">
          <table:table-cell office:value-type="float" office:value="0.044068057" calcext:value-type="float">
            <text:p>0.044068057</text:p>
          </table:table-cell>
          <table:table-cell office:value-type="float" office:value="5.6730433" calcext:value-type="float">
            <text:p>5.6730433</text:p>
          </table:table-cell>
          <table:table-cell table:formula="of:=[.C890]+[.A891]" office:value-type="float" office:value="46.3263294410001" calcext:value-type="float">
            <text:p>46.3263294410001</text:p>
          </table:table-cell>
        </table:table-row>
        <table:table-row table:style-name="ro1">
          <table:table-cell office:value-type="float" office:value="0.04481575" calcext:value-type="float">
            <text:p>0.04481575</text:p>
          </table:table-cell>
          <table:table-cell office:value-type="float" office:value="5.5783963" calcext:value-type="float">
            <text:p>5.5783963</text:p>
          </table:table-cell>
          <table:table-cell table:formula="of:=[.C891]+[.A892]" office:value-type="float" office:value="46.3711451910001" calcext:value-type="float">
            <text:p>46.3711451910001</text:p>
          </table:table-cell>
        </table:table-row>
        <table:table-row table:style-name="ro1">
          <table:table-cell office:value-type="float" office:value="0.04510567" calcext:value-type="float">
            <text:p>0.04510567</text:p>
          </table:table-cell>
          <table:table-cell office:value-type="float" office:value="5.5425406" calcext:value-type="float">
            <text:p>5.5425406</text:p>
          </table:table-cell>
          <table:table-cell table:formula="of:=[.C892]+[.A893]" office:value-type="float" office:value="46.4162508610001" calcext:value-type="float">
            <text:p>46.4162508610001</text:p>
          </table:table-cell>
        </table:table-row>
        <table:table-row table:style-name="ro1">
          <table:table-cell office:value-type="float" office:value="0.0455787" calcext:value-type="float">
            <text:p>0.0455787</text:p>
          </table:table-cell>
          <table:table-cell office:value-type="float" office:value="5.4850183" calcext:value-type="float">
            <text:p>5.4850183</text:p>
          </table:table-cell>
          <table:table-cell table:formula="of:=[.C893]+[.A894]" office:value-type="float" office:value="46.4618295610001" calcext:value-type="float">
            <text:p>46.4618295610001</text:p>
          </table:table-cell>
        </table:table-row>
        <table:table-row table:style-name="ro1">
          <table:table-cell office:value-type="float" office:value="0.044510566" calcext:value-type="float">
            <text:p>0.044510566</text:p>
          </table:table-cell>
          <table:table-cell office:value-type="float" office:value="5.6166444" calcext:value-type="float">
            <text:p>5.6166444</text:p>
          </table:table-cell>
          <table:table-cell table:formula="of:=[.C894]+[.A895]" office:value-type="float" office:value="46.5063401270001" calcext:value-type="float">
            <text:p>46.5063401270001</text:p>
          </table:table-cell>
        </table:table-row>
        <table:table-row table:style-name="ro1">
          <table:table-cell office:value-type="float" office:value="0.045441367" calcext:value-type="float">
            <text:p>0.045441367</text:p>
          </table:table-cell>
          <table:table-cell office:value-type="float" office:value="5.501595" calcext:value-type="float">
            <text:p>5.501595</text:p>
          </table:table-cell>
          <table:table-cell table:formula="of:=[.C895]+[.A896]" office:value-type="float" office:value="46.5517814940001" calcext:value-type="float">
            <text:p>46.5517814940001</text:p>
          </table:table-cell>
        </table:table-row>
        <table:table-row table:style-name="ro1">
          <table:table-cell office:value-type="float" office:value="0.04588388" calcext:value-type="float">
            <text:p>0.04588388</text:p>
          </table:table-cell>
          <table:table-cell office:value-type="float" office:value="5.448537" calcext:value-type="float">
            <text:p>5.448537</text:p>
          </table:table-cell>
          <table:table-cell table:formula="of:=[.C896]+[.A897]" office:value-type="float" office:value="46.5976653740001" calcext:value-type="float">
            <text:p>46.5976653740001</text:p>
          </table:table-cell>
        </table:table-row>
        <table:table-row table:style-name="ro1">
          <table:table-cell office:value-type="float" office:value="0.046555277" calcext:value-type="float">
            <text:p>0.046555277</text:p>
          </table:table-cell>
          <table:table-cell office:value-type="float" office:value="5.369961" calcext:value-type="float">
            <text:p>5.369961</text:p>
          </table:table-cell>
          <table:table-cell table:formula="of:=[.C897]+[.A898]" office:value-type="float" office:value="46.6442206510001" calcext:value-type="float">
            <text:p>46.6442206510001</text:p>
          </table:table-cell>
        </table:table-row>
        <table:table-row table:style-name="ro1">
          <table:table-cell office:value-type="float" office:value="0.0455787" calcext:value-type="float">
            <text:p>0.0455787</text:p>
          </table:table-cell>
          <table:table-cell office:value-type="float" office:value="5.4850183" calcext:value-type="float">
            <text:p>5.4850183</text:p>
          </table:table-cell>
          <table:table-cell table:formula="of:=[.C898]+[.A899]" office:value-type="float" office:value="46.6897993510001" calcext:value-type="float">
            <text:p>46.6897993510001</text:p>
          </table:table-cell>
        </table:table-row>
        <table:table-row table:style-name="ro1">
          <table:table-cell office:value-type="float" office:value="0.04663157" calcext:value-type="float">
            <text:p>0.04663157</text:p>
          </table:table-cell>
          <table:table-cell office:value-type="float" office:value="5.361175" calcext:value-type="float">
            <text:p>5.361175</text:p>
          </table:table-cell>
          <table:table-cell table:formula="of:=[.C899]+[.A900]" office:value-type="float" office:value="46.7364309210001" calcext:value-type="float">
            <text:p>46.7364309210001</text:p>
          </table:table-cell>
        </table:table-row>
        <table:table-row table:style-name="ro1">
          <table:table-cell office:value-type="float" office:value="0.04711986" calcext:value-type="float">
            <text:p>0.04711986</text:p>
          </table:table-cell>
          <table:table-cell office:value-type="float" office:value="5.3056183" calcext:value-type="float">
            <text:p>5.3056183</text:p>
          </table:table-cell>
          <table:table-cell table:formula="of:=[.C900]+[.A901]" office:value-type="float" office:value="46.7835507810001" calcext:value-type="float">
            <text:p>46.7835507810001</text:p>
          </table:table-cell>
        </table:table-row>
        <table:table-row table:style-name="ro1">
          <table:table-cell office:value-type="float" office:value="0.047852293" calcext:value-type="float">
            <text:p>0.047852293</text:p>
          </table:table-cell>
          <table:table-cell office:value-type="float" office:value="5.22441" calcext:value-type="float">
            <text:p>5.22441</text:p>
          </table:table-cell>
          <table:table-cell table:formula="of:=[.C901]+[.A902]" office:value-type="float" office:value="46.8314030740001" calcext:value-type="float">
            <text:p>46.8314030740001</text:p>
          </table:table-cell>
        </table:table-row>
        <table:table-row table:style-name="ro1">
          <table:table-cell office:value-type="float" office:value="0.046890974" calcext:value-type="float">
            <text:p>0.046890974</text:p>
          </table:table-cell>
          <table:table-cell office:value-type="float" office:value="5.3315163" calcext:value-type="float">
            <text:p>5.3315163</text:p>
          </table:table-cell>
          <table:table-cell table:formula="of:=[.C902]+[.A903]" office:value-type="float" office:value="46.8782940480001" calcext:value-type="float">
            <text:p>46.8782940480001</text:p>
          </table:table-cell>
        </table:table-row>
        <table:table-row table:style-name="ro1">
          <table:table-cell office:value-type="float" office:value="0.047943845" calcext:value-type="float">
            <text:p>0.047943845</text:p>
          </table:table-cell>
          <table:table-cell office:value-type="float" office:value="5.2144337" calcext:value-type="float">
            <text:p>5.2144337</text:p>
          </table:table-cell>
          <table:table-cell table:formula="of:=[.C903]+[.A904]" office:value-type="float" office:value="46.9262378930001" calcext:value-type="float">
            <text:p>46.9262378930001</text:p>
          </table:table-cell>
        </table:table-row>
        <table:table-row table:style-name="ro1">
          <table:table-cell office:value-type="float" office:value="0.048462655" calcext:value-type="float">
            <text:p>0.048462655</text:p>
          </table:table-cell>
          <table:table-cell office:value-type="float" office:value="5.1586113" calcext:value-type="float">
            <text:p>5.1586113</text:p>
          </table:table-cell>
          <table:table-cell table:formula="of:=[.C904]+[.A905]" office:value-type="float" office:value="46.9747005480001" calcext:value-type="float">
            <text:p>46.9747005480001</text:p>
          </table:table-cell>
        </table:table-row>
        <table:table-row table:style-name="ro1">
          <table:table-cell office:value-type="float" office:value="0.049164567" calcext:value-type="float">
            <text:p>0.049164567</text:p>
          </table:table-cell>
          <table:table-cell office:value-type="float" office:value="5.084963" calcext:value-type="float">
            <text:p>5.084963</text:p>
          </table:table-cell>
          <table:table-cell table:formula="of:=[.C905]+[.A906]" office:value-type="float" office:value="47.0238651150001" calcext:value-type="float">
            <text:p>47.0238651150001</text:p>
          </table:table-cell>
        </table:table-row>
        <table:table-row table:style-name="ro1">
          <table:table-cell office:value-type="float" office:value="0.04820325" calcext:value-type="float">
            <text:p>0.04820325</text:p>
          </table:table-cell>
          <table:table-cell office:value-type="float" office:value="5.1863723" calcext:value-type="float">
            <text:p>5.1863723</text:p>
          </table:table-cell>
          <table:table-cell table:formula="of:=[.C906]+[.A907]" office:value-type="float" office:value="47.0720683650001" calcext:value-type="float">
            <text:p>47.0720683650001</text:p>
          </table:table-cell>
        </table:table-row>
        <table:table-row table:style-name="ro1">
          <table:table-cell office:value-type="float" office:value="0.04931716" calcext:value-type="float">
            <text:p>0.04931716</text:p>
          </table:table-cell>
          <table:table-cell office:value-type="float" office:value="5.069229" calcext:value-type="float">
            <text:p>5.069229</text:p>
          </table:table-cell>
          <table:table-cell table:formula="of:=[.C907]+[.A908]" office:value-type="float" office:value="47.1213855250001" calcext:value-type="float">
            <text:p>47.1213855250001</text:p>
          </table:table-cell>
        </table:table-row>
        <table:table-row table:style-name="ro1">
          <table:table-cell office:value-type="float" office:value="0.049835965" calcext:value-type="float">
            <text:p>0.049835965</text:p>
          </table:table-cell>
          <table:table-cell office:value-type="float" office:value="5.0164576" calcext:value-type="float">
            <text:p>5.0164576</text:p>
          </table:table-cell>
          <table:table-cell table:formula="of:=[.C908]+[.A909]" office:value-type="float" office:value="47.1712214900001" calcext:value-type="float">
            <text:p>47.1712214900001</text:p>
          </table:table-cell>
        </table:table-row>
        <table:table-row table:style-name="ro1">
          <table:table-cell office:value-type="float" office:value="0.050507363" calcext:value-type="float">
            <text:p>0.050507363</text:p>
          </table:table-cell>
          <table:table-cell office:value-type="float" office:value="4.9497733" calcext:value-type="float">
            <text:p>4.9497733</text:p>
          </table:table-cell>
          <table:table-cell table:formula="of:=[.C909]+[.A910]" office:value-type="float" office:value="47.2217288530001" calcext:value-type="float">
            <text:p>47.2217288530001</text:p>
          </table:table-cell>
        </table:table-row>
        <table:table-row table:style-name="ro1">
          <table:table-cell office:value-type="float" office:value="0.04942397" calcext:value-type="float">
            <text:p>0.04942397</text:p>
          </table:table-cell>
          <table:table-cell office:value-type="float" office:value="5.0582743" calcext:value-type="float">
            <text:p>5.0582743</text:p>
          </table:table-cell>
          <table:table-cell table:formula="of:=[.C910]+[.A911]" office:value-type="float" office:value="47.2711528230001" calcext:value-type="float">
            <text:p>47.2711528230001</text:p>
          </table:table-cell>
        </table:table-row>
        <table:table-row table:style-name="ro1">
          <table:table-cell office:value-type="float" office:value="0.05038529" calcext:value-type="float">
            <text:p>0.05038529</text:p>
          </table:table-cell>
          <table:table-cell office:value-type="float" office:value="4.961766" calcext:value-type="float">
            <text:p>4.961766</text:p>
          </table:table-cell>
          <table:table-cell table:formula="of:=[.C911]+[.A912]" office:value-type="float" office:value="47.3215381130001" calcext:value-type="float">
            <text:p>47.3215381130001</text:p>
          </table:table-cell>
        </table:table-row>
        <table:table-row table:style-name="ro1">
          <table:table-cell office:value-type="float" office:value="0.050766766" calcext:value-type="float">
            <text:p>0.050766766</text:p>
          </table:table-cell>
          <table:table-cell office:value-type="float" office:value="4.9244814" calcext:value-type="float">
            <text:p>4.9244814</text:p>
          </table:table-cell>
          <table:table-cell table:formula="of:=[.C912]+[.A913]" office:value-type="float" office:value="47.3723048790001" calcext:value-type="float">
            <text:p>47.3723048790001</text:p>
          </table:table-cell>
        </table:table-row>
        <table:table-row table:style-name="ro1">
          <table:table-cell office:value-type="float" office:value="0.051346608" calcext:value-type="float">
            <text:p>0.051346608</text:p>
          </table:table-cell>
          <table:table-cell office:value-type="float" office:value="4.8688707" calcext:value-type="float">
            <text:p>4.8688707</text:p>
          </table:table-cell>
          <table:table-cell table:formula="of:=[.C913]+[.A914]" office:value-type="float" office:value="47.4236514870001" calcext:value-type="float">
            <text:p>47.4236514870001</text:p>
          </table:table-cell>
        </table:table-row>
        <table:table-row table:style-name="ro1">
          <table:table-cell office:value-type="float" office:value="0.050141145" calcext:value-type="float">
            <text:p>0.050141145</text:p>
          </table:table-cell>
          <table:table-cell office:value-type="float" office:value="4.985925" calcext:value-type="float">
            <text:p>4.985925</text:p>
          </table:table-cell>
          <table:table-cell table:formula="of:=[.C914]+[.A915]" office:value-type="float" office:value="47.4737926320001" calcext:value-type="float">
            <text:p>47.4737926320001</text:p>
          </table:table-cell>
        </table:table-row>
        <table:table-row table:style-name="ro1">
          <table:table-cell office:value-type="float" office:value="0.051041428" calcext:value-type="float">
            <text:p>0.051041428</text:p>
          </table:table-cell>
          <table:table-cell office:value-type="float" office:value="4.897982" calcext:value-type="float">
            <text:p>4.897982</text:p>
          </table:table-cell>
          <table:table-cell table:formula="of:=[.C915]+[.A916]" office:value-type="float" office:value="47.5248340600001" calcext:value-type="float">
            <text:p>47.5248340600001</text:p>
          </table:table-cell>
        </table:table-row>
        <table:table-row table:style-name="ro1">
          <table:table-cell office:value-type="float" office:value="0.051361866" calcext:value-type="float">
            <text:p>0.051361866</text:p>
          </table:table-cell>
          <table:table-cell office:value-type="float" office:value="4.867424" calcext:value-type="float">
            <text:p>4.867424</text:p>
          </table:table-cell>
          <table:table-cell table:formula="of:=[.C916]+[.A917]" office:value-type="float" office:value="47.5761959260001" calcext:value-type="float">
            <text:p>47.5761959260001</text:p>
          </table:table-cell>
        </table:table-row>
        <table:table-row table:style-name="ro1">
          <table:table-cell office:value-type="float" office:value="0.051712826" calcext:value-type="float">
            <text:p>0.051712826</text:p>
          </table:table-cell>
          <table:table-cell office:value-type="float" office:value="4.8343906" calcext:value-type="float">
            <text:p>4.8343906</text:p>
          </table:table-cell>
          <table:table-cell table:formula="of:=[.C917]+[.A918]" office:value-type="float" office:value="47.6279087520001" calcext:value-type="float">
            <text:p>47.6279087520001</text:p>
          </table:table-cell>
        </table:table-row>
        <table:table-row table:style-name="ro1">
          <table:table-cell office:value-type="float" office:value="0.05038529" calcext:value-type="float">
            <text:p>0.05038529</text:p>
          </table:table-cell>
          <table:table-cell office:value-type="float" office:value="4.961766" calcext:value-type="float">
            <text:p>4.961766</text:p>
          </table:table-cell>
          <table:table-cell table:formula="of:=[.C918]+[.A919]" office:value-type="float" office:value="47.6782940420001" calcext:value-type="float">
            <text:p>47.6782940420001</text:p>
          </table:table-cell>
        </table:table-row>
        <table:table-row table:style-name="ro1">
          <table:table-cell office:value-type="float" office:value="0.051102463" calcext:value-type="float">
            <text:p>0.051102463</text:p>
          </table:table-cell>
          <table:table-cell office:value-type="float" office:value="4.892132" calcext:value-type="float">
            <text:p>4.892132</text:p>
          </table:table-cell>
          <table:table-cell table:formula="of:=[.C919]+[.A920]" office:value-type="float" office:value="47.7293965050001" calcext:value-type="float">
            <text:p>47.7293965050001</text:p>
          </table:table-cell>
        </table:table-row>
        <table:table-row table:style-name="ro1">
          <table:table-cell office:value-type="float" office:value="0.05120928" calcext:value-type="float">
            <text:p>0.05120928</text:p>
          </table:table-cell>
          <table:table-cell office:value-type="float" office:value="4.8819275" calcext:value-type="float">
            <text:p>4.8819275</text:p>
          </table:table-cell>
          <table:table-cell table:formula="of:=[.C920]+[.A921]" office:value-type="float" office:value="47.7806057850001" calcext:value-type="float">
            <text:p>47.7806057850001</text:p>
          </table:table-cell>
        </table:table-row>
        <table:table-row table:style-name="ro1">
          <table:table-cell office:value-type="float" office:value="0.051514458" calcext:value-type="float">
            <text:p>0.051514458</text:p>
          </table:table-cell>
          <table:table-cell office:value-type="float" office:value="4.853007" calcext:value-type="float">
            <text:p>4.853007</text:p>
          </table:table-cell>
          <table:table-cell table:formula="of:=[.C921]+[.A922]" office:value-type="float" office:value="47.8321202430001" calcext:value-type="float">
            <text:p>47.8321202430001</text:p>
          </table:table-cell>
        </table:table-row>
        <table:table-row table:style-name="ro1">
          <table:table-cell office:value-type="float" office:value="0.04991226" calcext:value-type="float">
            <text:p>0.04991226</text:p>
          </table:table-cell>
          <table:table-cell office:value-type="float" office:value="5.0087895" calcext:value-type="float">
            <text:p>5.0087895</text:p>
          </table:table-cell>
          <table:table-cell table:formula="of:=[.C922]+[.A923]" office:value-type="float" office:value="47.8820325030001" calcext:value-type="float">
            <text:p>47.8820325030001</text:p>
          </table:table-cell>
        </table:table-row>
        <table:table-row table:style-name="ro1">
          <table:table-cell office:value-type="float" office:value="0.050492104" calcext:value-type="float">
            <text:p>0.050492104</text:p>
          </table:table-cell>
          <table:table-cell office:value-type="float" office:value="4.951269" calcext:value-type="float">
            <text:p>4.951269</text:p>
          </table:table-cell>
          <table:table-cell table:formula="of:=[.C923]+[.A924]" office:value-type="float" office:value="47.9325246070001" calcext:value-type="float">
            <text:p>47.9325246070001</text:p>
          </table:table-cell>
        </table:table-row>
        <table:table-row table:style-name="ro1">
          <table:table-cell office:value-type="float" office:value="0.05026322" calcext:value-type="float">
            <text:p>0.05026322</text:p>
          </table:table-cell>
          <table:table-cell office:value-type="float" office:value="4.9738164" calcext:value-type="float">
            <text:p>4.9738164</text:p>
          </table:table-cell>
          <table:table-cell table:formula="of:=[.C924]+[.A925]" office:value-type="float" office:value="47.9827878270001" calcext:value-type="float">
            <text:p>47.9827878270001</text:p>
          </table:table-cell>
        </table:table-row>
        <table:table-row table:style-name="ro1">
          <table:table-cell office:value-type="float" office:value="0.050202183" calcext:value-type="float">
            <text:p>0.050202183</text:p>
          </table:table-cell>
          <table:table-cell office:value-type="float" office:value="4.979863" calcext:value-type="float">
            <text:p>4.979863</text:p>
          </table:table-cell>
          <table:table-cell table:formula="of:=[.C925]+[.A926]" office:value-type="float" office:value="48.0329900100001" calcext:value-type="float">
            <text:p>48.0329900100001</text:p>
          </table:table-cell>
        </table:table-row>
        <table:table-row table:style-name="ro1">
          <table:table-cell office:value-type="float" office:value="0.048493173" calcext:value-type="float">
            <text:p>0.048493173</text:p>
          </table:table-cell>
          <table:table-cell office:value-type="float" office:value="5.155365" calcext:value-type="float">
            <text:p>5.155365</text:p>
          </table:table-cell>
          <table:table-cell table:formula="of:=[.C926]+[.A927]" office:value-type="float" office:value="48.0814831830001" calcext:value-type="float">
            <text:p>48.0814831830001</text:p>
          </table:table-cell>
        </table:table-row>
        <table:table-row table:style-name="ro1">
          <table:table-cell office:value-type="float" office:value="0.048859388" calcext:value-type="float">
            <text:p>0.048859388</text:p>
          </table:table-cell>
          <table:table-cell office:value-type="float" office:value="5.116724" calcext:value-type="float">
            <text:p>5.116724</text:p>
          </table:table-cell>
          <table:table-cell table:formula="of:=[.C927]+[.A928]" office:value-type="float" office:value="48.1303425710001" calcext:value-type="float">
            <text:p>48.1303425710001</text:p>
          </table:table-cell>
        </table:table-row>
        <table:table-row table:style-name="ro1">
          <table:table-cell office:value-type="float" office:value="0.048691537" calcext:value-type="float">
            <text:p>0.048691537</text:p>
          </table:table-cell>
          <table:table-cell office:value-type="float" office:value="5.1343627" calcext:value-type="float">
            <text:p>5.1343627</text:p>
          </table:table-cell>
          <table:table-cell table:formula="of:=[.C928]+[.A929]" office:value-type="float" office:value="48.1790341080001" calcext:value-type="float">
            <text:p>48.1790341080001</text:p>
          </table:table-cell>
        </table:table-row>
        <table:table-row table:style-name="ro1">
          <table:table-cell office:value-type="float" office:value="0.048767835" calcext:value-type="float">
            <text:p>0.048767835</text:p>
          </table:table-cell>
          <table:table-cell office:value-type="float" office:value="5.12633" calcext:value-type="float">
            <text:p>5.12633</text:p>
          </table:table-cell>
          <table:table-cell table:formula="of:=[.C929]+[.A930]" office:value-type="float" office:value="48.2278019430001" calcext:value-type="float">
            <text:p>48.2278019430001</text:p>
          </table:table-cell>
        </table:table-row>
        <table:table-row table:style-name="ro1">
          <table:table-cell office:value-type="float" office:value="0.047058824" calcext:value-type="float">
            <text:p>0.047058824</text:p>
          </table:table-cell>
          <table:table-cell office:value-type="float" office:value="5.3124995" calcext:value-type="float">
            <text:p>5.3124995</text:p>
          </table:table-cell>
          <table:table-cell table:formula="of:=[.C930]+[.A931]" office:value-type="float" office:value="48.2748607670001" calcext:value-type="float">
            <text:p>48.2748607670001</text:p>
          </table:table-cell>
        </table:table-row>
        <table:table-row table:style-name="ro1">
          <table:table-cell office:value-type="float" office:value="0.047257192" calcext:value-type="float">
            <text:p>0.047257192</text:p>
          </table:table-cell>
          <table:table-cell office:value-type="float" office:value="5.2901998" calcext:value-type="float">
            <text:p>5.2901998</text:p>
          </table:table-cell>
          <table:table-cell table:formula="of:=[.C931]+[.A932]" office:value-type="float" office:value="48.3221179590001" calcext:value-type="float">
            <text:p>48.3221179590001</text:p>
          </table:table-cell>
        </table:table-row>
        <table:table-row table:style-name="ro1">
          <table:table-cell office:value-type="float" office:value="0.046982527" calcext:value-type="float">
            <text:p>0.046982527</text:p>
          </table:table-cell>
          <table:table-cell office:value-type="float" office:value="5.321127" calcext:value-type="float">
            <text:p>5.321127</text:p>
          </table:table-cell>
          <table:table-cell table:formula="of:=[.C932]+[.A933]" office:value-type="float" office:value="48.3691004860001" calcext:value-type="float">
            <text:p>48.3691004860001</text:p>
          </table:table-cell>
        </table:table-row>
        <table:table-row table:style-name="ro1">
          <table:table-cell office:value-type="float" office:value="0.046890974" calcext:value-type="float">
            <text:p>0.046890974</text:p>
          </table:table-cell>
          <table:table-cell office:value-type="float" office:value="5.3315163" calcext:value-type="float">
            <text:p>5.3315163</text:p>
          </table:table-cell>
          <table:table-cell table:formula="of:=[.C933]+[.A934]" office:value-type="float" office:value="48.4159914600001" calcext:value-type="float">
            <text:p>48.4159914600001</text:p>
          </table:table-cell>
        </table:table-row>
        <table:table-row table:style-name="ro1">
          <table:table-cell office:value-type="float" office:value="0.045258258" calcext:value-type="float">
            <text:p>0.045258258</text:p>
          </table:table-cell>
          <table:table-cell office:value-type="float" office:value="5.523854" calcext:value-type="float">
            <text:p>5.523854</text:p>
          </table:table-cell>
          <table:table-cell table:formula="of:=[.C934]+[.A935]" office:value-type="float" office:value="48.4612497180001" calcext:value-type="float">
            <text:p>48.4612497180001</text:p>
          </table:table-cell>
        </table:table-row>
        <table:table-row table:style-name="ro1">
          <table:table-cell office:value-type="float" office:value="0.0455787" calcext:value-type="float">
            <text:p>0.0455787</text:p>
          </table:table-cell>
          <table:table-cell office:value-type="float" office:value="5.4850183" calcext:value-type="float">
            <text:p>5.4850183</text:p>
          </table:table-cell>
          <table:table-cell table:formula="of:=[.C935]+[.A936]" office:value-type="float" office:value="48.5068284180001" calcext:value-type="float">
            <text:p>48.5068284180001</text:p>
          </table:table-cell>
        </table:table-row>
        <table:table-row table:style-name="ro1">
          <table:table-cell office:value-type="float" office:value="0.045304038" calcext:value-type="float">
            <text:p>0.045304038</text:p>
          </table:table-cell>
          <table:table-cell office:value-type="float" office:value="5.5182714" calcext:value-type="float">
            <text:p>5.5182714</text:p>
          </table:table-cell>
          <table:table-cell table:formula="of:=[.C936]+[.A937]" office:value-type="float" office:value="48.5521324560001" calcext:value-type="float">
            <text:p>48.5521324560001</text:p>
          </table:table-cell>
        </table:table-row>
        <table:table-row table:style-name="ro1">
          <table:table-cell office:value-type="float" office:value="0.045273516" calcext:value-type="float">
            <text:p>0.045273516</text:p>
          </table:table-cell>
          <table:table-cell office:value-type="float" office:value="5.5219917" calcext:value-type="float">
            <text:p>5.5219917</text:p>
          </table:table-cell>
          <table:table-cell table:formula="of:=[.C937]+[.A938]" office:value-type="float" office:value="48.5974059720001" calcext:value-type="float">
            <text:p>48.5974059720001</text:p>
          </table:table-cell>
        </table:table-row>
        <table:table-row table:style-name="ro1">
          <table:table-cell office:value-type="float" office:value="0.043732356" calcext:value-type="float">
            <text:p>0.043732356</text:p>
          </table:table-cell>
          <table:table-cell office:value-type="float" office:value="5.7165914" calcext:value-type="float">
            <text:p>5.7165914</text:p>
          </table:table-cell>
          <table:table-cell table:formula="of:=[.C938]+[.A939]" office:value-type="float" office:value="48.6411383280001" calcext:value-type="float">
            <text:p>48.6411383280001</text:p>
          </table:table-cell>
        </table:table-row>
        <table:table-row table:style-name="ro1">
          <table:table-cell office:value-type="float" office:value="0.04415961" calcext:value-type="float">
            <text:p>0.04415961</text:p>
          </table:table-cell>
          <table:table-cell office:value-type="float" office:value="5.6612816" calcext:value-type="float">
            <text:p>5.6612816</text:p>
          </table:table-cell>
          <table:table-cell table:formula="of:=[.C939]+[.A940]" office:value-type="float" office:value="48.6852979380001" calcext:value-type="float">
            <text:p>48.6852979380001</text:p>
          </table:table-cell>
        </table:table-row>
        <table:table-row table:style-name="ro1">
          <table:table-cell office:value-type="float" office:value="0.04400702" calcext:value-type="float">
            <text:p>0.04400702</text:p>
          </table:table-cell>
          <table:table-cell office:value-type="float" office:value="5.680912" calcext:value-type="float">
            <text:p>5.680912</text:p>
          </table:table-cell>
          <table:table-cell table:formula="of:=[.C940]+[.A941]" office:value-type="float" office:value="48.7293049580001" calcext:value-type="float">
            <text:p>48.7293049580001</text:p>
          </table:table-cell>
        </table:table-row>
        <table:table-row table:style-name="ro1">
          <table:table-cell office:value-type="float" office:value="0.044098575" calcext:value-type="float">
            <text:p>0.044098575</text:p>
          </table:table-cell>
          <table:table-cell office:value-type="float" office:value="5.6691175" calcext:value-type="float">
            <text:p>5.6691175</text:p>
          </table:table-cell>
          <table:table-cell table:formula="of:=[.C941]+[.A942]" office:value-type="float" office:value="48.7734035330001" calcext:value-type="float">
            <text:p>48.7734035330001</text:p>
          </table:table-cell>
        </table:table-row>
        <table:table-row table:style-name="ro1">
          <table:table-cell office:value-type="float" office:value="0.04272526" calcext:value-type="float">
            <text:p>0.04272526</text:p>
          </table:table-cell>
          <table:table-cell office:value-type="float" office:value="5.8513393" calcext:value-type="float">
            <text:p>5.8513393</text:p>
          </table:table-cell>
          <table:table-cell table:formula="of:=[.C942]+[.A943]" office:value-type="float" office:value="48.8161287930001" calcext:value-type="float">
            <text:p>48.8161287930001</text:p>
          </table:table-cell>
        </table:table-row>
        <table:table-row table:style-name="ro1">
          <table:table-cell office:value-type="float" office:value="0.04321355" calcext:value-type="float">
            <text:p>0.04321355</text:p>
          </table:table-cell>
          <table:table-cell office:value-type="float" office:value="5.7852225" calcext:value-type="float">
            <text:p>5.7852225</text:p>
          </table:table-cell>
          <table:table-cell table:formula="of:=[.C943]+[.A944]" office:value-type="float" office:value="48.8593423430001" calcext:value-type="float">
            <text:p>48.8593423430001</text:p>
          </table:table-cell>
        </table:table-row>
        <table:table-row table:style-name="ro1">
          <table:table-cell office:value-type="float" office:value="0.043305103" calcext:value-type="float">
            <text:p>0.043305103</text:p>
          </table:table-cell>
          <table:table-cell office:value-type="float" office:value="5.7729917" calcext:value-type="float">
            <text:p>5.7729917</text:p>
          </table:table-cell>
          <table:table-cell table:formula="of:=[.C944]+[.A945]" office:value-type="float" office:value="48.9026474460001" calcext:value-type="float">
            <text:p>48.9026474460001</text:p>
          </table:table-cell>
        </table:table-row>
        <table:table-row table:style-name="ro1">
          <table:table-cell office:value-type="float" office:value="0.043625545" calcext:value-type="float">
            <text:p>0.043625545</text:p>
          </table:table-cell>
          <table:table-cell office:value-type="float" office:value="5.7305875" calcext:value-type="float">
            <text:p>5.7305875</text:p>
          </table:table-cell>
          <table:table-cell table:formula="of:=[.C945]+[.A946]" office:value-type="float" office:value="48.9462729910001" calcext:value-type="float">
            <text:p>48.9462729910001</text:p>
          </table:table-cell>
        </table:table-row>
        <table:table-row table:style-name="ro1">
          <table:table-cell office:value-type="float" office:value="0.042511635" calcext:value-type="float">
            <text:p>0.042511635</text:p>
          </table:table-cell>
          <table:table-cell office:value-type="float" office:value="5.8807435" calcext:value-type="float">
            <text:p>5.8807435</text:p>
          </table:table-cell>
          <table:table-cell table:formula="of:=[.C946]+[.A947]" office:value-type="float" office:value="48.9887846260001" calcext:value-type="float">
            <text:p>48.9887846260001</text:p>
          </table:table-cell>
        </table:table-row>
        <table:table-row table:style-name="ro1">
          <table:table-cell office:value-type="float" office:value="0.043244068" calcext:value-type="float">
            <text:p>0.043244068</text:p>
          </table:table-cell>
          <table:table-cell office:value-type="float" office:value="5.78114" calcext:value-type="float">
            <text:p>5.78114</text:p>
          </table:table-cell>
          <table:table-cell table:formula="of:=[.C947]+[.A948]" office:value-type="float" office:value="49.0320286940001" calcext:value-type="float">
            <text:p>49.0320286940001</text:p>
          </table:table-cell>
        </table:table-row>
        <table:table-row table:style-name="ro1">
          <table:table-cell office:value-type="float" office:value="0.04353399" calcext:value-type="float">
            <text:p>0.04353399</text:p>
          </table:table-cell>
          <table:table-cell office:value-type="float" office:value="5.742639" calcext:value-type="float">
            <text:p>5.742639</text:p>
          </table:table-cell>
          <table:table-cell table:formula="of:=[.C948]+[.A949]" office:value-type="float" office:value="49.0755626840001" calcext:value-type="float">
            <text:p>49.0755626840001</text:p>
          </table:table-cell>
        </table:table-row>
        <table:table-row table:style-name="ro1">
          <table:table-cell office:value-type="float" office:value="0.044022277" calcext:value-type="float">
            <text:p>0.044022277</text:p>
          </table:table-cell>
          <table:table-cell office:value-type="float" office:value="5.678943" calcext:value-type="float">
            <text:p>5.678943</text:p>
          </table:table-cell>
          <table:table-cell table:formula="of:=[.C949]+[.A950]" office:value-type="float" office:value="49.1195849610001" calcext:value-type="float">
            <text:p>49.1195849610001</text:p>
          </table:table-cell>
        </table:table-row>
        <table:table-row table:style-name="ro1">
          <table:table-cell office:value-type="float" office:value="0.04303044" calcext:value-type="float">
            <text:p>0.04303044</text:p>
          </table:table-cell>
          <table:table-cell office:value-type="float" office:value="5.8098407" calcext:value-type="float">
            <text:p>5.8098407</text:p>
          </table:table-cell>
          <table:table-cell table:formula="of:=[.C950]+[.A951]" office:value-type="float" office:value="49.1626154010001" calcext:value-type="float">
            <text:p>49.1626154010001</text:p>
          </table:table-cell>
        </table:table-row>
        <table:table-row table:style-name="ro1">
          <table:table-cell office:value-type="float" office:value="0.0439765" calcext:value-type="float">
            <text:p>0.0439765</text:p>
          </table:table-cell>
          <table:table-cell office:value-type="float" office:value="5.6848545" calcext:value-type="float">
            <text:p>5.6848545</text:p>
          </table:table-cell>
          <table:table-cell table:formula="of:=[.C951]+[.A952]" office:value-type="float" office:value="49.2065919010001" calcext:value-type="float">
            <text:p>49.2065919010001</text:p>
          </table:table-cell>
        </table:table-row>
        <table:table-row table:style-name="ro1">
          <table:table-cell office:value-type="float" office:value="0.044357978" calcext:value-type="float">
            <text:p>0.044357978</text:p>
          </table:table-cell>
          <table:table-cell office:value-type="float" office:value="5.635965" calcext:value-type="float">
            <text:p>5.635965</text:p>
          </table:table-cell>
          <table:table-cell table:formula="of:=[.C952]+[.A953]" office:value-type="float" office:value="49.2509498790001" calcext:value-type="float">
            <text:p>49.2509498790001</text:p>
          </table:table-cell>
        </table:table-row>
        <table:table-row table:style-name="ro1">
          <table:table-cell office:value-type="float" office:value="0.044983596" calcext:value-type="float">
            <text:p>0.044983596</text:p>
          </table:table-cell>
          <table:table-cell office:value-type="float" office:value="5.5575814" calcext:value-type="float">
            <text:p>5.5575814</text:p>
          </table:table-cell>
          <table:table-cell table:formula="of:=[.C953]+[.A954]" office:value-type="float" office:value="49.2959334750001" calcext:value-type="float">
            <text:p>49.2959334750001</text:p>
          </table:table-cell>
        </table:table-row>
        <table:table-row table:style-name="ro1">
          <table:table-cell office:value-type="float" office:value="0.044022277" calcext:value-type="float">
            <text:p>0.044022277</text:p>
          </table:table-cell>
          <table:table-cell office:value-type="float" office:value="5.678943" calcext:value-type="float">
            <text:p>5.678943</text:p>
          </table:table-cell>
          <table:table-cell table:formula="of:=[.C954]+[.A955]" office:value-type="float" office:value="49.3399557520001" calcext:value-type="float">
            <text:p>49.3399557520001</text:p>
          </table:table-cell>
        </table:table-row>
        <table:table-row table:style-name="ro1">
          <table:table-cell office:value-type="float" office:value="0.044953078" calcext:value-type="float">
            <text:p>0.044953078</text:p>
          </table:table-cell>
          <table:table-cell office:value-type="float" office:value="5.5613546" calcext:value-type="float">
            <text:p>5.5613546</text:p>
          </table:table-cell>
          <table:table-cell table:formula="of:=[.C955]+[.A956]" office:value-type="float" office:value="49.3849088300001" calcext:value-type="float">
            <text:p>49.3849088300001</text:p>
          </table:table-cell>
        </table:table-row>
        <table:table-row table:style-name="ro1">
          <table:table-cell office:value-type="float" office:value="0.045441367" calcext:value-type="float">
            <text:p>0.045441367</text:p>
          </table:table-cell>
          <table:table-cell office:value-type="float" office:value="5.501595" calcext:value-type="float">
            <text:p>5.501595</text:p>
          </table:table-cell>
          <table:table-cell table:formula="of:=[.C956]+[.A957]" office:value-type="float" office:value="49.4303501970001" calcext:value-type="float">
            <text:p>49.4303501970001</text:p>
          </table:table-cell>
        </table:table-row>
        <table:table-row table:style-name="ro1">
          <table:table-cell office:value-type="float" office:value="0.046112765" calcext:value-type="float">
            <text:p>0.046112765</text:p>
          </table:table-cell>
          <table:table-cell office:value-type="float" office:value="5.421492" calcext:value-type="float">
            <text:p>5.421492</text:p>
          </table:table-cell>
          <table:table-cell table:formula="of:=[.C957]+[.A958]" office:value-type="float" office:value="49.4764629620001" calcext:value-type="float">
            <text:p>49.4764629620001</text:p>
          </table:table-cell>
        </table:table-row>
        <table:table-row table:style-name="ro1">
          <table:table-cell office:value-type="float" office:value="0.045197222" calcext:value-type="float">
            <text:p>0.045197222</text:p>
          </table:table-cell>
          <table:table-cell office:value-type="float" office:value="5.5313134" calcext:value-type="float">
            <text:p>5.5313134</text:p>
          </table:table-cell>
          <table:table-cell table:formula="of:=[.C958]+[.A959]" office:value-type="float" office:value="49.5216601840001" calcext:value-type="float">
            <text:p>49.5216601840001</text:p>
          </table:table-cell>
        </table:table-row>
        <table:table-row table:style-name="ro1">
          <table:table-cell office:value-type="float" office:value="0.046204317" calcext:value-type="float">
            <text:p>0.046204317</text:p>
          </table:table-cell>
          <table:table-cell office:value-type="float" office:value="5.4107494" calcext:value-type="float">
            <text:p>5.4107494</text:p>
          </table:table-cell>
          <table:table-cell table:formula="of:=[.C959]+[.A960]" office:value-type="float" office:value="49.5678645010001" calcext:value-type="float">
            <text:p>49.5678645010001</text:p>
          </table:table-cell>
        </table:table-row>
        <table:table-row table:style-name="ro1">
          <table:table-cell office:value-type="float" office:value="0.046723124" calcext:value-type="float">
            <text:p>0.046723124</text:p>
          </table:table-cell>
          <table:table-cell office:value-type="float" office:value="5.35067" calcext:value-type="float">
            <text:p>5.35067</text:p>
          </table:table-cell>
          <table:table-cell table:formula="of:=[.C960]+[.A961]" office:value-type="float" office:value="49.6145876250001" calcext:value-type="float">
            <text:p>49.6145876250001</text:p>
          </table:table-cell>
        </table:table-row>
        <table:table-row table:style-name="ro1">
          <table:table-cell office:value-type="float" office:value="0.04742504" calcext:value-type="float">
            <text:p>0.04742504</text:p>
          </table:table-cell>
          <table:table-cell office:value-type="float" office:value="5.2714767" calcext:value-type="float">
            <text:p>5.2714767</text:p>
          </table:table-cell>
          <table:table-cell table:formula="of:=[.C961]+[.A962]" office:value-type="float" office:value="49.6620126650001" calcext:value-type="float">
            <text:p>49.6620126650001</text:p>
          </table:table-cell>
        </table:table-row>
        <table:table-row table:style-name="ro1">
          <table:table-cell office:value-type="float" office:value="0.046494238" calcext:value-type="float">
            <text:p>0.046494238</text:p>
          </table:table-cell>
          <table:table-cell office:value-type="float" office:value="5.377011" calcext:value-type="float">
            <text:p>5.377011</text:p>
          </table:table-cell>
          <table:table-cell table:formula="of:=[.C962]+[.A963]" office:value-type="float" office:value="49.7085069030001" calcext:value-type="float">
            <text:p>49.7085069030001</text:p>
          </table:table-cell>
        </table:table-row>
        <table:table-row table:style-name="ro1">
          <table:table-cell office:value-type="float" office:value="0.04757763" calcext:value-type="float">
            <text:p>0.04757763</text:p>
          </table:table-cell>
          <table:table-cell office:value-type="float" office:value="5.2545705" calcext:value-type="float">
            <text:p>5.2545705</text:p>
          </table:table-cell>
          <table:table-cell table:formula="of:=[.C963]+[.A964]" office:value-type="float" office:value="49.7560845330001" calcext:value-type="float">
            <text:p>49.7560845330001</text:p>
          </table:table-cell>
        </table:table-row>
        <table:table-row table:style-name="ro1">
          <table:table-cell office:value-type="float" office:value="0.048096437" calcext:value-type="float">
            <text:p>0.048096437</text:p>
          </table:table-cell>
          <table:table-cell office:value-type="float" office:value="5.1978903" calcext:value-type="float">
            <text:p>5.1978903</text:p>
          </table:table-cell>
          <table:table-cell table:formula="of:=[.C964]+[.A965]" office:value-type="float" office:value="49.8041809700001" calcext:value-type="float">
            <text:p>49.8041809700001</text:p>
          </table:table-cell>
        </table:table-row>
        <table:table-row table:style-name="ro1">
          <table:table-cell office:value-type="float" office:value="0.048783094" calcext:value-type="float">
            <text:p>0.048783094</text:p>
          </table:table-cell>
          <table:table-cell office:value-type="float" office:value="5.1247263" calcext:value-type="float">
            <text:p>5.1247263</text:p>
          </table:table-cell>
          <table:table-cell table:formula="of:=[.C965]+[.A966]" office:value-type="float" office:value="49.8529640640001" calcext:value-type="float">
            <text:p>49.8529640640001</text:p>
          </table:table-cell>
        </table:table-row>
        <table:table-row table:style-name="ro1">
          <table:table-cell office:value-type="float" office:value="0.047776" calcext:value-type="float">
            <text:p>0.047776</text:p>
          </table:table-cell>
          <table:table-cell office:value-type="float" office:value="5.232753" calcext:value-type="float">
            <text:p>5.232753</text:p>
          </table:table-cell>
          <table:table-cell table:formula="of:=[.C966]+[.A967]" office:value-type="float" office:value="49.9007400640001" calcext:value-type="float">
            <text:p>49.9007400640001</text:p>
          </table:table-cell>
        </table:table-row>
        <table:table-row table:style-name="ro1">
          <table:table-cell office:value-type="float" office:value="0.048798352" calcext:value-type="float">
            <text:p>0.048798352</text:p>
          </table:table-cell>
          <table:table-cell office:value-type="float" office:value="5.1231236" calcext:value-type="float">
            <text:p>5.1231236</text:p>
          </table:table-cell>
          <table:table-cell table:formula="of:=[.C967]+[.A968]" office:value-type="float" office:value="49.9495384160001" calcext:value-type="float">
            <text:p>49.9495384160001</text:p>
          </table:table-cell>
        </table:table-row>
        <table:table-row table:style-name="ro1">
          <table:table-cell office:value-type="float" office:value="0.049240865" calcext:value-type="float">
            <text:p>0.049240865</text:p>
          </table:table-cell>
          <table:table-cell office:value-type="float" office:value="5.0770836" calcext:value-type="float">
            <text:p>5.0770836</text:p>
          </table:table-cell>
          <table:table-cell table:formula="of:=[.C968]+[.A969]" office:value-type="float" office:value="49.9987792810001" calcext:value-type="float">
            <text:p>49.9987792810001</text:p>
          </table:table-cell>
        </table:table-row>
        <table:table-row table:style-name="ro1">
          <table:table-cell office:value-type="float" office:value="0.049866483" calcext:value-type="float">
            <text:p>0.049866483</text:p>
          </table:table-cell>
          <table:table-cell office:value-type="float" office:value="5.0133877" calcext:value-type="float">
            <text:p>5.0133877</text:p>
          </table:table-cell>
          <table:table-cell table:formula="of:=[.C969]+[.A970]" office:value-type="float" office:value="50.0486457640001" calcext:value-type="float">
            <text:p>50.0486457640001</text:p>
          </table:table-cell>
        </table:table-row>
        <table:table-row table:style-name="ro1">
          <table:table-cell office:value-type="float" office:value="0.048752576" calcext:value-type="float">
            <text:p>0.048752576</text:p>
          </table:table-cell>
          <table:table-cell office:value-type="float" office:value="5.127934" calcext:value-type="float">
            <text:p>5.127934</text:p>
          </table:table-cell>
          <table:table-cell table:formula="of:=[.C970]+[.A971]" office:value-type="float" office:value="50.0973983400001" calcext:value-type="float">
            <text:p>50.0973983400001</text:p>
          </table:table-cell>
        </table:table-row>
        <table:table-row table:style-name="ro1">
          <table:table-cell office:value-type="float" office:value="0.049729154" calcext:value-type="float">
            <text:p>0.049729154</text:p>
          </table:table-cell>
          <table:table-cell office:value-type="float" office:value="5.027232" calcext:value-type="float">
            <text:p>5.027232</text:p>
          </table:table-cell>
          <table:table-cell table:formula="of:=[.C971]+[.A972]" office:value-type="float" office:value="50.1471274940001" calcext:value-type="float">
            <text:p>50.1471274940001</text:p>
          </table:table-cell>
        </table:table-row>
        <table:table-row table:style-name="ro1">
          <table:table-cell office:value-type="float" office:value="0.050019074" calcext:value-type="float">
            <text:p>0.050019074</text:p>
          </table:table-cell>
          <table:table-cell office:value-type="float" office:value="4.998093" calcext:value-type="float">
            <text:p>4.998093</text:p>
          </table:table-cell>
          <table:table-cell table:formula="of:=[.C972]+[.A973]" office:value-type="float" office:value="50.1971465680001" calcext:value-type="float">
            <text:p>50.1971465680001</text:p>
          </table:table-cell>
        </table:table-row>
        <table:table-row table:style-name="ro1">
          <table:table-cell office:value-type="float" office:value="0.050400548" calcext:value-type="float">
            <text:p>0.050400548</text:p>
          </table:table-cell>
          <table:table-cell office:value-type="float" office:value="4.9602637" calcext:value-type="float">
            <text:p>4.9602637</text:p>
          </table:table-cell>
          <table:table-cell table:formula="of:=[.C973]+[.A974]" office:value-type="float" office:value="50.2475471160001" calcext:value-type="float">
            <text:p>50.2475471160001</text:p>
          </table:table-cell>
        </table:table-row>
        <table:table-row table:style-name="ro1">
          <table:table-cell office:value-type="float" office:value="0.04914931" calcext:value-type="float">
            <text:p>0.04914931</text:p>
          </table:table-cell>
          <table:table-cell office:value-type="float" office:value="5.0865417" calcext:value-type="float">
            <text:p>5.0865417</text:p>
          </table:table-cell>
          <table:table-cell table:formula="of:=[.C974]+[.A975]" office:value-type="float" office:value="50.2966964260001" calcext:value-type="float">
            <text:p>50.2966964260001</text:p>
          </table:table-cell>
        </table:table-row>
        <table:table-row table:style-name="ro1">
          <table:table-cell office:value-type="float" office:value="0.049866483" calcext:value-type="float">
            <text:p>0.049866483</text:p>
          </table:table-cell>
          <table:table-cell office:value-type="float" office:value="5.0133877" calcext:value-type="float">
            <text:p>5.0133877</text:p>
          </table:table-cell>
          <table:table-cell table:formula="of:=[.C975]+[.A976]" office:value-type="float" office:value="50.3465629090001" calcext:value-type="float">
            <text:p>50.3465629090001</text:p>
          </table:table-cell>
        </table:table-row>
        <table:table-row table:style-name="ro1">
          <table:table-cell office:value-type="float" office:value="0.049835965" calcext:value-type="float">
            <text:p>0.049835965</text:p>
          </table:table-cell>
          <table:table-cell office:value-type="float" office:value="5.0164576" calcext:value-type="float">
            <text:p>5.0164576</text:p>
          </table:table-cell>
          <table:table-cell table:formula="of:=[.C976]+[.A977]" office:value-type="float" office:value="50.3963988740001" calcext:value-type="float">
            <text:p>50.3963988740001</text:p>
          </table:table-cell>
        </table:table-row>
        <table:table-row table:style-name="ro1">
          <table:table-cell office:value-type="float" office:value="0.04991226" calcext:value-type="float">
            <text:p>0.04991226</text:p>
          </table:table-cell>
          <table:table-cell office:value-type="float" office:value="5.0087895" calcext:value-type="float">
            <text:p>5.0087895</text:p>
          </table:table-cell>
          <table:table-cell table:formula="of:=[.C977]+[.A978]" office:value-type="float" office:value="50.4463111340001" calcext:value-type="float">
            <text:p>50.4463111340001</text:p>
          </table:table-cell>
        </table:table-row>
        <table:table-row table:style-name="ro1">
          <table:table-cell office:value-type="float" office:value="0.048294805" calcext:value-type="float">
            <text:p>0.048294805</text:p>
          </table:table-cell>
          <table:table-cell office:value-type="float" office:value="5.1765404" calcext:value-type="float">
            <text:p>5.1765404</text:p>
          </table:table-cell>
          <table:table-cell table:formula="of:=[.C978]+[.A979]" office:value-type="float" office:value="50.4946059390001" calcext:value-type="float">
            <text:p>50.4946059390001</text:p>
          </table:table-cell>
        </table:table-row>
        <table:table-row table:style-name="ro1">
          <table:table-cell office:value-type="float" office:value="0.04864576" calcext:value-type="float">
            <text:p>0.04864576</text:p>
          </table:table-cell>
          <table:table-cell office:value-type="float" office:value="5.139194" calcext:value-type="float">
            <text:p>5.139194</text:p>
          </table:table-cell>
          <table:table-cell table:formula="of:=[.C979]+[.A980]" office:value-type="float" office:value="50.5432516990001" calcext:value-type="float">
            <text:p>50.5432516990001</text:p>
          </table:table-cell>
        </table:table-row>
        <table:table-row table:style-name="ro1">
          <table:table-cell office:value-type="float" office:value="0.04852369" calcext:value-type="float">
            <text:p>0.04852369</text:p>
          </table:table-cell>
          <table:table-cell office:value-type="float" office:value="5.1521225" calcext:value-type="float">
            <text:p>5.1521225</text:p>
          </table:table-cell>
          <table:table-cell table:formula="of:=[.C980]+[.A981]" office:value-type="float" office:value="50.5917753890001" calcext:value-type="float">
            <text:p>50.5917753890001</text:p>
          </table:table-cell>
        </table:table-row>
        <table:table-row table:style-name="ro1">
          <table:table-cell office:value-type="float" office:value="0.048599984" calcext:value-type="float">
            <text:p>0.048599984</text:p>
          </table:table-cell>
          <table:table-cell office:value-type="float" office:value="5.144035" calcext:value-type="float">
            <text:p>5.144035</text:p>
          </table:table-cell>
          <table:table-cell table:formula="of:=[.C981]+[.A982]" office:value-type="float" office:value="50.6403753730001" calcext:value-type="float">
            <text:p>50.6403753730001</text:p>
          </table:table-cell>
        </table:table-row>
        <table:table-row table:style-name="ro1">
          <table:table-cell office:value-type="float" office:value="0.047058824" calcext:value-type="float">
            <text:p>0.047058824</text:p>
          </table:table-cell>
          <table:table-cell office:value-type="float" office:value="5.3124995" calcext:value-type="float">
            <text:p>5.3124995</text:p>
          </table:table-cell>
          <table:table-cell table:formula="of:=[.C982]+[.A983]" office:value-type="float" office:value="50.6874341970001" calcext:value-type="float">
            <text:p>50.6874341970001</text:p>
          </table:table-cell>
        </table:table-row>
        <table:table-row table:style-name="ro1">
          <table:table-cell office:value-type="float" office:value="0.047501337" calcext:value-type="float">
            <text:p>0.047501337</text:p>
          </table:table-cell>
          <table:table-cell office:value-type="float" office:value="5.26301" calcext:value-type="float">
            <text:p>5.26301</text:p>
          </table:table-cell>
          <table:table-cell table:formula="of:=[.C983]+[.A984]" office:value-type="float" office:value="50.7349355340001" calcext:value-type="float">
            <text:p>50.7349355340001</text:p>
          </table:table-cell>
        </table:table-row>
        <table:table-row table:style-name="ro1">
          <table:table-cell office:value-type="float" office:value="0.047257192" calcext:value-type="float">
            <text:p>0.047257192</text:p>
          </table:table-cell>
          <table:table-cell office:value-type="float" office:value="5.2901998" calcext:value-type="float">
            <text:p>5.2901998</text:p>
          </table:table-cell>
          <table:table-cell table:formula="of:=[.C984]+[.A985]" office:value-type="float" office:value="50.782192726" calcext:value-type="float">
            <text:p>50.782192726</text:p>
          </table:table-cell>
        </table:table-row>
        <table:table-row table:style-name="ro1">
          <table:table-cell office:value-type="float" office:value="0.047257192" calcext:value-type="float">
            <text:p>0.047257192</text:p>
          </table:table-cell>
          <table:table-cell office:value-type="float" office:value="5.2901998" calcext:value-type="float">
            <text:p>5.2901998</text:p>
          </table:table-cell>
          <table:table-cell table:formula="of:=[.C985]+[.A986]" office:value-type="float" office:value="50.8294499180001" calcext:value-type="float">
            <text:p>50.8294499180001</text:p>
          </table:table-cell>
        </table:table-row>
        <table:table-row table:style-name="ro1">
          <table:table-cell office:value-type="float" office:value="0.045624476" calcext:value-type="float">
            <text:p>0.045624476</text:p>
          </table:table-cell>
          <table:table-cell office:value-type="float" office:value="5.479515" calcext:value-type="float">
            <text:p>5.479515</text:p>
          </table:table-cell>
          <table:table-cell table:formula="of:=[.C986]+[.A987]" office:value-type="float" office:value="50.8750743940001" calcext:value-type="float">
            <text:p>50.8750743940001</text:p>
          </table:table-cell>
        </table:table-row>
        <table:table-row table:style-name="ro1">
          <table:table-cell office:value-type="float" office:value="0.045944914" calcext:value-type="float">
            <text:p>0.045944914</text:p>
          </table:table-cell>
          <table:table-cell office:value-type="float" office:value="5.4412985" calcext:value-type="float">
            <text:p>5.4412985</text:p>
          </table:table-cell>
          <table:table-cell table:formula="of:=[.C987]+[.A988]" office:value-type="float" office:value="50.9210193080001" calcext:value-type="float">
            <text:p>50.9210193080001</text:p>
          </table:table-cell>
        </table:table-row>
        <table:table-row table:style-name="ro1">
          <table:table-cell office:value-type="float" office:value="0.045746546" calcext:value-type="float">
            <text:p>0.045746546</text:p>
          </table:table-cell>
          <table:table-cell office:value-type="float" office:value="5.4648933" calcext:value-type="float">
            <text:p>5.4648933</text:p>
          </table:table-cell>
          <table:table-cell table:formula="of:=[.C988]+[.A989]" office:value-type="float" office:value="50.9667658540001" calcext:value-type="float">
            <text:p>50.9667658540001</text:p>
          </table:table-cell>
        </table:table-row>
        <table:table-row table:style-name="ro1">
          <table:table-cell office:value-type="float" office:value="0.045746546" calcext:value-type="float">
            <text:p>0.045746546</text:p>
          </table:table-cell>
          <table:table-cell office:value-type="float" office:value="5.4648933" calcext:value-type="float">
            <text:p>5.4648933</text:p>
          </table:table-cell>
          <table:table-cell table:formula="of:=[.C989]+[.A990]" office:value-type="float" office:value="51.0125124000001" calcext:value-type="float">
            <text:p>51.0125124000001</text:p>
          </table:table-cell>
        </table:table-row>
        <table:table-row table:style-name="ro1">
          <table:table-cell office:value-type="float" office:value="0.04415961" calcext:value-type="float">
            <text:p>0.04415961</text:p>
          </table:table-cell>
          <table:table-cell office:value-type="float" office:value="5.6612816" calcext:value-type="float">
            <text:p>5.6612816</text:p>
          </table:table-cell>
          <table:table-cell table:formula="of:=[.C990]+[.A991]" office:value-type="float" office:value="51.05667201" calcext:value-type="float">
            <text:p>51.05667201</text:p>
          </table:table-cell>
        </table:table-row>
        <table:table-row table:style-name="ro1">
          <table:table-cell office:value-type="float" office:value="0.044495307" calcext:value-type="float">
            <text:p>0.044495307</text:p>
          </table:table-cell>
          <table:table-cell office:value-type="float" office:value="5.6185703" calcext:value-type="float">
            <text:p>5.6185703</text:p>
          </table:table-cell>
          <table:table-cell table:formula="of:=[.C991]+[.A992]" office:value-type="float" office:value="51.1011673170001" calcext:value-type="float">
            <text:p>51.1011673170001</text:p>
          </table:table-cell>
        </table:table-row>
        <table:table-row table:style-name="ro1">
          <table:table-cell office:value-type="float" office:value="0.0443122" calcext:value-type="float">
            <text:p>0.0443122</text:p>
          </table:table-cell>
          <table:table-cell office:value-type="float" office:value="5.641787" calcext:value-type="float">
            <text:p>5.641787</text:p>
          </table:table-cell>
          <table:table-cell table:formula="of:=[.C992]+[.A993]" office:value-type="float" office:value="51.1454795170001" calcext:value-type="float">
            <text:p>51.1454795170001</text:p>
          </table:table-cell>
        </table:table-row>
        <table:table-row table:style-name="ro1">
          <table:table-cell office:value-type="float" office:value="0.0443122" calcext:value-type="float">
            <text:p>0.0443122</text:p>
          </table:table-cell>
          <table:table-cell office:value-type="float" office:value="5.641787" calcext:value-type="float">
            <text:p>5.641787</text:p>
          </table:table-cell>
          <table:table-cell table:formula="of:=[.C993]+[.A994]" office:value-type="float" office:value="51.1897917170001" calcext:value-type="float">
            <text:p>51.1897917170001</text:p>
          </table:table-cell>
        </table:table-row>
        <table:table-row table:style-name="ro1">
          <table:table-cell office:value-type="float" office:value="0.042862594" calcext:value-type="float">
            <text:p>0.042862594</text:p>
          </table:table-cell>
          <table:table-cell office:value-type="float" office:value="5.8325915" calcext:value-type="float">
            <text:p>5.8325915</text:p>
          </table:table-cell>
          <table:table-cell table:formula="of:=[.C994]+[.A995]" office:value-type="float" office:value="51.232654311" calcext:value-type="float">
            <text:p>51.232654311</text:p>
          </table:table-cell>
        </table:table-row>
        <table:table-row table:style-name="ro1">
          <table:table-cell office:value-type="float" office:value="0.043427177" calcext:value-type="float">
            <text:p>0.043427177</text:p>
          </table:table-cell>
          <table:table-cell office:value-type="float" office:value="5.7567635" calcext:value-type="float">
            <text:p>5.7567635</text:p>
          </table:table-cell>
          <table:table-cell table:formula="of:=[.C995]+[.A996]" office:value-type="float" office:value="51.2760814880001" calcext:value-type="float">
            <text:p>51.2760814880001</text:p>
          </table:table-cell>
        </table:table-row>
        <table:table-row table:style-name="ro1">
          <table:table-cell office:value-type="float" office:value="0.04350347" calcext:value-type="float">
            <text:p>0.04350347</text:p>
          </table:table-cell>
          <table:table-cell office:value-type="float" office:value="5.7466674" calcext:value-type="float">
            <text:p>5.7466674</text:p>
          </table:table-cell>
          <table:table-cell table:formula="of:=[.C996]+[.A997]" office:value-type="float" office:value="51.319584958" calcext:value-type="float">
            <text:p>51.319584958</text:p>
          </table:table-cell>
        </table:table-row>
        <table:table-row table:style-name="ro1">
          <table:table-cell office:value-type="float" office:value="0.04386969" calcext:value-type="float">
            <text:p>0.04386969</text:p>
          </table:table-cell>
          <table:table-cell office:value-type="float" office:value="5.6986957" calcext:value-type="float">
            <text:p>5.6986957</text:p>
          </table:table-cell>
          <table:table-cell table:formula="of:=[.C997]+[.A998]" office:value-type="float" office:value="51.363454648" calcext:value-type="float">
            <text:p>51.363454648</text:p>
          </table:table-cell>
        </table:table-row>
        <table:table-row table:style-name="ro1">
          <table:table-cell office:value-type="float" office:value="0.04274052" calcext:value-type="float">
            <text:p>0.04274052</text:p>
          </table:table-cell>
          <table:table-cell office:value-type="float" office:value="5.8492503" calcext:value-type="float">
            <text:p>5.8492503</text:p>
          </table:table-cell>
          <table:table-cell table:formula="of:=[.C998]+[.A999]" office:value-type="float" office:value="51.406195168" calcext:value-type="float">
            <text:p>51.406195168</text:p>
          </table:table-cell>
        </table:table-row>
        <table:table-row table:style-name="ro1">
          <table:table-cell office:value-type="float" office:value="0.043595027" calcext:value-type="float">
            <text:p>0.043595027</text:p>
          </table:table-cell>
          <table:table-cell office:value-type="float" office:value="5.734599" calcext:value-type="float">
            <text:p>5.734599</text:p>
          </table:table-cell>
          <table:table-cell table:formula="of:=[.C999]+[.A1000]" office:value-type="float" office:value="51.449790195" calcext:value-type="float">
            <text:p>51.4497901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20T14:14:59.514586944</dc:date>
    <meta:editing-duration>PT3H40M10S</meta:editing-duration>
    <meta:editing-cycles>1</meta:editing-cycles>
    <meta:document-statistic meta:table-count="1" meta:cell-count="3000" meta:object-count="1"/>
    <meta:generator>LibreOffice/6.3.1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0" chart:style-name="ch1">
        <chart:legend chart:legend-position="end" svg:x="13.148cm" svg:y="4.201cm" style:legend-expansion="high" chart:style-name="ch2"/>
        <chart:plot-area chart:style-name="ch3" table:cell-range-address="'data-open-0.5'.B1:'data-open-0.5'.C1000" svg:x="0.32cm" svg:y="0.18cm" svg:width="12.508cm" svg:height="8.64cm">
          <chartooo:coordinate-region svg:x="0.756cm" svg:y="0.379cm" svg:width="11.88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data-open-0.5'.B1:'data-open-0.5'.B1000" chart:class="chart:scatter">
            <chart:domain table:cell-range-address="'data-open-0.5'.C1:'data-open-0.5'.C1000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168612">
                <text:p>0.6168612</text:p>
                <draw:g>
                  <svg:desc>'data-open-0.5'.C1:'data-open-0.5'.C1000</svg:desc>
                </draw:g>
              </table:table-cell>
              <table:table-cell office:value-type="float" office:value="0.40527755">
                <text:p>0.40527755</text:p>
                <draw:g>
                  <svg:desc>'data-open-0.5'.B1:'data-open-0.5'.B1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1380175">
                <text:p>1.11380175</text:p>
              </table:table-cell>
              <table:table-cell office:value-type="float" office:value="0.5030783">
                <text:p>0.50307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84040585">
                <text:p>1.84040585</text:p>
              </table:table-cell>
              <table:table-cell office:value-type="float" office:value="0.3440663">
                <text:p>0.34406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1528188">
                <text:p>2.11528188</text:p>
              </table:table-cell>
              <table:table-cell office:value-type="float" office:value="0.9095009">
                <text:p>0.90950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32484929">
                <text:p>2.32484929</text:p>
              </table:table-cell>
              <table:table-cell office:value-type="float" office:value="1.1929336">
                <text:p>1.1929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49085219">
                <text:p>2.49085219</text:p>
              </table:table-cell>
              <table:table-cell office:value-type="float" office:value="1.5059978">
                <text:p>1.50599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62853434">
                <text:p>2.62853434</text:p>
              </table:table-cell>
              <table:table-cell office:value-type="float" office:value="1.8157762">
                <text:p>1.81577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75524526">
                <text:p>2.75524526</text:p>
              </table:table-cell>
              <table:table-cell office:value-type="float" office:value="1.9729949">
                <text:p>1.97299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8737926">
                <text:p>2.8737926</text:p>
              </table:table-cell>
              <table:table-cell office:value-type="float" office:value="2.1088622">
                <text:p>2.10886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987243425">
                <text:p>2.987243425</text:p>
              </table:table-cell>
              <table:table-cell office:value-type="float" office:value="2.2035978">
                <text:p>2.20359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09405658">
                <text:p>3.09405658</text:p>
              </table:table-cell>
              <table:table-cell office:value-type="float" office:value="2.3405356">
                <text:p>2.34053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20022885">
                <text:p>3.20022885</text:p>
              </table:table-cell>
              <table:table-cell office:value-type="float" office:value="2.3546636">
                <text:p>2.35466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30566869">
                <text:p>3.30566869</text:p>
              </table:table-cell>
              <table:table-cell office:value-type="float" office:value="2.3710203">
                <text:p>2.37102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41158156">
                <text:p>3.41158156</text:p>
              </table:table-cell>
              <table:table-cell office:value-type="float" office:value="2.3604307">
                <text:p>2.36043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51358812">
                <text:p>3.51358812</text:p>
              </table:table-cell>
              <table:table-cell office:value-type="float" office:value="2.4508226">
                <text:p>2.45082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17090066">
                <text:p>3.617090066</text:p>
              </table:table-cell>
              <table:table-cell office:value-type="float" office:value="2.4154136">
                <text:p>2.415413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721034526">
                <text:p>3.721034526</text:p>
              </table:table-cell>
              <table:table-cell office:value-type="float" office:value="2.4051306">
                <text:p>2.40513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824078701">
                <text:p>3.824078701</text:p>
              </table:table-cell>
              <table:table-cell office:value-type="float" office:value="2.426144">
                <text:p>2.4261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923674337">
                <text:p>3.923674337</text:p>
              </table:table-cell>
              <table:table-cell office:value-type="float" office:value="2.5101502">
                <text:p>2.51015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023880332">
                <text:p>4.023880332</text:p>
              </table:table-cell>
              <table:table-cell office:value-type="float" office:value="2.4948606">
                <text:p>2.49486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123689592">
                <text:p>4.123689592</text:p>
              </table:table-cell>
              <table:table-cell office:value-type="float" office:value="2.5047777">
                <text:p>2.50477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223666702">
                <text:p>4.223666702</text:p>
              </table:table-cell>
              <table:table-cell office:value-type="float" office:value="2.5005722">
                <text:p>2.50057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320286832">
                <text:p>4.320286832</text:p>
              </table:table-cell>
              <table:table-cell office:value-type="float" office:value="2.5874527">
                <text:p>2.58745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417563092">
                <text:p>4.417563092</text:p>
              </table:table-cell>
              <table:table-cell office:value-type="float" office:value="2.5700002">
                <text:p>2.57000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514763062">
                <text:p>4.514763062</text:p>
              </table:table-cell>
              <table:table-cell office:value-type="float" office:value="2.5720174">
                <text:p>2.57201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612344508">
                <text:p>4.612344508</text:p>
              </table:table-cell>
              <table:table-cell office:value-type="float" office:value="2.5619624">
                <text:p>2.561962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707270878">
                <text:p>4.707270878</text:p>
              </table:table-cell>
              <table:table-cell office:value-type="float" office:value="2.63362">
                <text:p>2.633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803250128">
                <text:p>4.803250128</text:p>
              </table:table-cell>
              <table:table-cell office:value-type="float" office:value="2.6047297">
                <text:p>2.60472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899076784">
                <text:p>4.899076784</text:p>
              </table:table-cell>
              <table:table-cell office:value-type="float" office:value="2.6088774">
                <text:p>2.60887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99511707">
                <text:p>4.99511707</text:p>
              </table:table-cell>
              <table:table-cell office:value-type="float" office:value="2.6030743">
                <text:p>2.60307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08653387">
                <text:p>5.08653387</text:p>
              </table:table-cell>
              <table:table-cell office:value-type="float" office:value="2.7347271">
                <text:p>2.734727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175509225">
                <text:p>5.175509225</text:p>
              </table:table-cell>
              <table:table-cell office:value-type="float" office:value="2.809767">
                <text:p>2.8097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261020785">
                <text:p>5.261020785</text:p>
              </table:table-cell>
              <table:table-cell office:value-type="float" office:value="2.9235816">
                <text:p>2.92358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343587355">
                <text:p>5.343587355</text:p>
              </table:table-cell>
              <table:table-cell office:value-type="float" office:value="3.02786">
                <text:p>3.0278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420233425">
                <text:p>5.420233425</text:p>
              </table:table-cell>
              <table:table-cell office:value-type="float" office:value="3.261746">
                <text:p>3.2617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494483825">
                <text:p>5.494483825</text:p>
              </table:table-cell>
              <table:table-cell office:value-type="float" office:value="3.3669853">
                <text:p>3.36698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565728199">
                <text:p>5.565728199</text:p>
              </table:table-cell>
              <table:table-cell office:value-type="float" office:value="3.509049">
                <text:p>3.5090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634439579">
                <text:p>5.634439579</text:p>
              </table:table-cell>
              <table:table-cell office:value-type="float" office:value="3.6384075">
                <text:p>3.63840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698329105">
                <text:p>5.698329105</text:p>
              </table:table-cell>
              <table:table-cell office:value-type="float" office:value="3.9130046">
                <text:p>3.91300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.760326511">
                <text:p>5.760326511</text:p>
              </table:table-cell>
              <table:table-cell office:value-type="float" office:value="4.032427">
                <text:p>4.0324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820141877">
                <text:p>5.820141877</text:p>
              </table:table-cell>
              <table:table-cell office:value-type="float" office:value="4.1795278">
                <text:p>4.17952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878507637">
                <text:p>5.878507637</text:p>
              </table:table-cell>
              <table:table-cell office:value-type="float" office:value="4.2833333">
                <text:p>4.28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.933821593">
                <text:p>5.933821593</text:p>
              </table:table-cell>
              <table:table-cell office:value-type="float" office:value="4.519655">
                <text:p>4.5196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988723553">
                <text:p>5.988723553</text:p>
              </table:table-cell>
              <table:table-cell office:value-type="float" office:value="4.553571">
                <text:p>4.5535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042877823">
                <text:p>6.042877823</text:p>
              </table:table-cell>
              <table:table-cell office:value-type="float" office:value="4.6164412">
                <text:p>4.616441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.096543803">
                <text:p>6.096543803</text:p>
              </table:table-cell>
              <table:table-cell office:value-type="float" office:value="4.6584444">
                <text:p>4.65844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.148012483">
                <text:p>6.148012483</text:p>
              </table:table-cell>
              <table:table-cell office:value-type="float" office:value="4.8573227">
                <text:p>4.85732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.1995422">
                <text:p>6.1995422</text:p>
              </table:table-cell>
              <table:table-cell office:value-type="float" office:value="4.8515697">
                <text:p>4.85156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25067518">
                <text:p>6.25067518</text:p>
              </table:table-cell>
              <table:table-cell office:value-type="float" office:value="4.889212">
                <text:p>4.8892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301609796">
                <text:p>6.301609796</text:p>
              </table:table-cell>
              <table:table-cell office:value-type="float" office:value="4.908253">
                <text:p>4.90825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35068281">
                <text:p>6.35068281</text:p>
              </table:table-cell>
              <table:table-cell office:value-type="float" office:value="5.0944495">
                <text:p>5.09444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.400061004">
                <text:p>6.400061004</text:p>
              </table:table-cell>
              <table:table-cell office:value-type="float" office:value="5.0629635">
                <text:p>5.06296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449317128">
                <text:p>6.449317128</text:p>
              </table:table-cell>
              <table:table-cell office:value-type="float" office:value="5.075511">
                <text:p>5.0755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498557993">
                <text:p>6.498557993</text:p>
              </table:table-cell>
              <table:table-cell office:value-type="float" office:value="5.0770836">
                <text:p>5.07708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.546257693">
                <text:p>6.546257693</text:p>
              </table:table-cell>
              <table:table-cell office:value-type="float" office:value="5.241123">
                <text:p>5.2411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59435413">
                <text:p>6.59435413</text:p>
              </table:table-cell>
              <table:table-cell office:value-type="float" office:value="5.1978903">
                <text:p>5.19789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.642359014">
                <text:p>6.642359014</text:p>
              </table:table-cell>
              <table:table-cell office:value-type="float" office:value="5.2078032">
                <text:p>5.20780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.690440194">
                <text:p>6.690440194</text:p>
              </table:table-cell>
              <table:table-cell office:value-type="float" office:value="5.1995397">
                <text:p>5.19953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.737025989">
                <text:p>6.737025989</text:p>
              </table:table-cell>
              <table:table-cell office:value-type="float" office:value="5.3664427">
                <text:p>5.36644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784054296">
                <text:p>6.784054296</text:p>
              </table:table-cell>
              <table:table-cell office:value-type="float" office:value="5.315947">
                <text:p>5.31594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831021564">
                <text:p>6.831021564</text:p>
              </table:table-cell>
              <table:table-cell office:value-type="float" office:value="5.322856">
                <text:p>5.3228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877988832">
                <text:p>6.877988832</text:p>
              </table:table-cell>
              <table:table-cell office:value-type="float" office:value="5.322856">
                <text:p>5.3228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923445458">
                <text:p>6.923445458</text:p>
              </table:table-cell>
              <table:table-cell office:value-type="float" office:value="5.499748">
                <text:p>5.49974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969359855">
                <text:p>6.969359855</text:p>
              </table:table-cell>
              <table:table-cell office:value-type="float" office:value="5.4449153">
                <text:p>5.44491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015274252">
                <text:p>7.015274252</text:p>
              </table:table-cell>
              <table:table-cell office:value-type="float" office:value="5.4449153">
                <text:p>5.44491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061387017">
                <text:p>7.061387017</text:p>
              </table:table-cell>
              <table:table-cell office:value-type="float" office:value="5.421492">
                <text:p>5.4214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106111209">
                <text:p>7.106111209</text:p>
              </table:table-cell>
              <table:table-cell office:value-type="float" office:value="5.589816">
                <text:p>5.5898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.151445764">
                <text:p>7.151445764</text:p>
              </table:table-cell>
              <table:table-cell office:value-type="float" office:value="5.514557">
                <text:p>5.51455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.196780319">
                <text:p>7.196780319</text:p>
              </table:table-cell>
              <table:table-cell office:value-type="float" office:value="5.514557">
                <text:p>5.5145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.242359019">
                <text:p>7.242359019</text:p>
              </table:table-cell>
              <table:table-cell office:value-type="float" office:value="5.4850183">
                <text:p>5.485018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286579664">
                <text:p>7.286579664</text:p>
              </table:table-cell>
              <table:table-cell office:value-type="float" office:value="5.6534677">
                <text:p>5.65346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331364892">
                <text:p>7.331364892</text:p>
              </table:table-cell>
              <table:table-cell office:value-type="float" office:value="5.582198">
                <text:p>5.5821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376256935">
                <text:p>7.376256935</text:p>
              </table:table-cell>
              <table:table-cell office:value-type="float" office:value="5.568916">
                <text:p>5.56891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421408381">
                <text:p>7.421408381</text:p>
              </table:table-cell>
              <table:table-cell office:value-type="float" office:value="5.536921">
                <text:p>5.5369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465247551">
                <text:p>7.465247551</text:p>
              </table:table-cell>
              <table:table-cell office:value-type="float" office:value="5.7026625">
                <text:p>5.70266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509697081">
                <text:p>7.509697081</text:p>
              </table:table-cell>
              <table:table-cell office:value-type="float" office:value="5.6243567">
                <text:p>5.624356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554146611">
                <text:p>7.554146611</text:p>
              </table:table-cell>
              <table:table-cell office:value-type="float" office:value="5.6243567">
                <text:p>5.624356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598794511">
                <text:p>7.598794511</text:p>
              </table:table-cell>
              <table:table-cell office:value-type="float" office:value="5.5993676">
                <text:p>5.59936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642160651">
                <text:p>7.642160651</text:p>
              </table:table-cell>
              <table:table-cell office:value-type="float" office:value="5.764866">
                <text:p>5.7648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686045599">
                <text:p>7.686045599</text:p>
              </table:table-cell>
              <table:table-cell office:value-type="float" office:value="5.696714">
                <text:p>5.6967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730006839">
                <text:p>7.730006839</text:p>
              </table:table-cell>
              <table:table-cell office:value-type="float" office:value="5.6868277">
                <text:p>5.68682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774059634">
                <text:p>7.774059634</text:p>
              </table:table-cell>
              <table:table-cell office:value-type="float" office:value="5.675009">
                <text:p>5.67500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81672386">
                <text:p>7.81672386</text:p>
              </table:table-cell>
              <table:table-cell office:value-type="float" office:value="5.85971">
                <text:p>5.8597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.85981534">
                <text:p>7.85981534</text:p>
              </table:table-cell>
              <table:table-cell office:value-type="float" office:value="5.801611">
                <text:p>5.8016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902830522">
                <text:p>7.902830522</text:p>
              </table:table-cell>
              <table:table-cell office:value-type="float" office:value="5.8119016">
                <text:p>5.81190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945937262">
                <text:p>7.945937262</text:p>
              </table:table-cell>
              <table:table-cell office:value-type="float" office:value="5.799557">
                <text:p>5.79955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987670687">
                <text:p>7.987670687</text:p>
              </table:table-cell>
              <table:table-cell office:value-type="float" office:value="5.990402">
                <text:p>5.9904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02990766">
                <text:p>8.02990766</text:p>
              </table:table-cell>
              <table:table-cell office:value-type="float" office:value="5.918985">
                <text:p>5.9189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07215989">
                <text:p>8.07215989</text:p>
              </table:table-cell>
              <table:table-cell office:value-type="float" office:value="5.916847">
                <text:p>5.9168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114549454">
                <text:p>8.114549454</text:p>
              </table:table-cell>
              <table:table-cell office:value-type="float" office:value="5.8976784">
                <text:p>5.897678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155672516">
                <text:p>8.155672516</text:p>
              </table:table-cell>
              <table:table-cell office:value-type="float" office:value="6.0793138">
                <text:p>6.079313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197360166">
                <text:p>8.197360166</text:p>
              </table:table-cell>
              <table:table-cell office:value-type="float" office:value="5.99698">
                <text:p>5.996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23910885">
                <text:p>8.23910885</text:p>
              </table:table-cell>
              <table:table-cell office:value-type="float" office:value="5.988213">
                <text:p>5.9882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28107116">
                <text:p>8.28107116</text:p>
              </table:table-cell>
              <table:table-cell office:value-type="float" office:value="5.9577274">
                <text:p>5.957727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321828008">
                <text:p>8.321828008</text:p>
              </table:table-cell>
              <table:table-cell office:value-type="float" office:value="6.133939">
                <text:p>6.1339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363149438">
                <text:p>8.363149438</text:p>
              </table:table-cell>
              <table:table-cell office:value-type="float" office:value="6.0501294">
                <text:p>6.05012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40462346">
                <text:p>8.40462346</text:p>
              </table:table-cell>
              <table:table-cell office:value-type="float" office:value="6.0278697">
                <text:p>6.02786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.44641792">
                <text:p>8.44641792</text:p>
              </table:table-cell>
              <table:table-cell office:value-type="float" office:value="5.981654">
                <text:p>5.9816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.487174768">
                <text:p>8.487174768</text:p>
              </table:table-cell>
              <table:table-cell office:value-type="float" office:value="6.133939">
                <text:p>6.13393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.528664048">
                <text:p>8.528664048</text:p>
              </table:table-cell>
              <table:table-cell office:value-type="float" office:value="6.025653">
                <text:p>6.02565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570412732">
                <text:p>8.570412732</text:p>
              </table:table-cell>
              <table:table-cell office:value-type="float" office:value="5.988213">
                <text:p>5.9882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612634446">
                <text:p>8.612634446</text:p>
              </table:table-cell>
              <table:table-cell office:value-type="float" office:value="5.921124">
                <text:p>5.92112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653864324">
                <text:p>8.653864324</text:p>
              </table:table-cell>
              <table:table-cell office:value-type="float" office:value="6.063564">
                <text:p>6.06356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.695902929">
                <text:p>8.695902929</text:p>
              </table:table-cell>
              <table:table-cell office:value-type="float" office:value="5.9469147">
                <text:p>5.946914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.738338269">
                <text:p>8.738338269</text:p>
              </table:table-cell>
              <table:table-cell office:value-type="float" office:value="5.8913164">
                <text:p>5.89131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.781307675">
                <text:p>8.781307675</text:p>
              </table:table-cell>
              <table:table-cell office:value-type="float" office:value="5.818093">
                <text:p>5.8180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.823315762">
                <text:p>8.823315762</text:p>
              </table:table-cell>
              <table:table-cell office:value-type="float" office:value="5.951235">
                <text:p>5.9512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.866147835">
                <text:p>8.866147835</text:p>
              </table:table-cell>
              <table:table-cell office:value-type="float" office:value="5.8367476">
                <text:p>5.83674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.909361385">
                <text:p>8.909361385</text:p>
              </table:table-cell>
              <table:table-cell office:value-type="float" office:value="5.7852225">
                <text:p>5.78522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.953154775">
                <text:p>8.953154775</text:p>
              </table:table-cell>
              <table:table-cell office:value-type="float" office:value="5.708624">
                <text:p>5.70862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.995986848">
                <text:p>8.995986848</text:p>
              </table:table-cell>
              <table:table-cell office:value-type="float" office:value="5.8367476">
                <text:p>5.83674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.039719204">
                <text:p>9.039719204</text:p>
              </table:table-cell>
              <table:table-cell office:value-type="float" office:value="5.7165914">
                <text:p>5.71659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.083848296">
                <text:p>9.083848296</text:p>
              </table:table-cell>
              <table:table-cell office:value-type="float" office:value="5.665197">
                <text:p>5.6651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.128511453">
                <text:p>9.128511453</text:p>
              </table:table-cell>
              <table:table-cell office:value-type="float" office:value="5.597455">
                <text:p>5.59745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.172167515">
                <text:p>9.172167515</text:p>
              </table:table-cell>
              <table:table-cell office:value-type="float" office:value="5.7265816">
                <text:p>5.726581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.216708598">
                <text:p>9.216708598</text:p>
              </table:table-cell>
              <table:table-cell office:value-type="float" office:value="5.612796">
                <text:p>5.6127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.261570123">
                <text:p>9.261570123</text:p>
              </table:table-cell>
              <table:table-cell office:value-type="float" office:value="5.572704">
                <text:p>5.5727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.306996231">
                <text:p>9.306996231</text:p>
              </table:table-cell>
              <table:table-cell office:value-type="float" office:value="5.503443">
                <text:p>5.50344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.351369468">
                <text:p>9.351369468</text:p>
              </table:table-cell>
              <table:table-cell office:value-type="float" office:value="5.634027">
                <text:p>5.6340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.396612468">
                <text:p>9.396612468</text:p>
              </table:table-cell>
              <table:table-cell office:value-type="float" office:value="5.525717">
                <text:p>5.5257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.442236944">
                <text:p>9.442236944</text:p>
              </table:table-cell>
              <table:table-cell office:value-type="float" office:value="5.479515">
                <text:p>5.4795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.48845652">
                <text:p>9.48845652</text:p>
              </table:table-cell>
              <table:table-cell office:value-type="float" office:value="5.408963">
                <text:p>5.40896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.533669">
                <text:p>9.533669</text:p>
              </table:table-cell>
              <table:table-cell office:value-type="float" office:value="5.5294466">
                <text:p>5.52944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.579888576">
                <text:p>9.579888576</text:p>
              </table:table-cell>
              <table:table-cell office:value-type="float" office:value="5.408963">
                <text:p>5.40896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.626565923">
                <text:p>9.626565923</text:p>
              </table:table-cell>
              <table:table-cell office:value-type="float" office:value="5.355917">
                <text:p>5.3559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.673884151">
                <text:p>9.673884151</text:p>
              </table:table-cell>
              <table:table-cell office:value-type="float" office:value="5.2833757">
                <text:p>5.28337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.720195284">
                <text:p>9.720195284</text:p>
              </table:table-cell>
              <table:table-cell office:value-type="float" office:value="5.39827">
                <text:p>5.398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.76752877">
                <text:p>9.76752877</text:p>
              </table:table-cell>
              <table:table-cell office:value-type="float" office:value="5.281673">
                <text:p>5.28167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.815350545">
                <text:p>9.815350545</text:p>
              </table:table-cell>
              <table:table-cell office:value-type="float" office:value="5.227744">
                <text:p>5.2277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.863889495">
                <text:p>9.863889495</text:p>
              </table:table-cell>
              <table:table-cell office:value-type="float" office:value="5.150503">
                <text:p>5.1505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.911482385">
                <text:p>9.911482385</text:p>
              </table:table-cell>
              <table:table-cell office:value-type="float" office:value="5.252886">
                <text:p>5.25288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.960158665">
                <text:p>9.960158665</text:p>
              </table:table-cell>
              <table:table-cell office:value-type="float" office:value="5.135972">
                <text:p>5.13597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.00939953">
                <text:p>10.00939953</text:p>
              </table:table-cell>
              <table:table-cell office:value-type="float" office:value="5.0770836">
                <text:p>5.077083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.059418604">
                <text:p>10.059418604</text:p>
              </table:table-cell>
              <table:table-cell office:value-type="float" office:value="4.998093">
                <text:p>4.99809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.108491618">
                <text:p>10.108491618</text:p>
              </table:table-cell>
              <table:table-cell office:value-type="float" office:value="5.0944495">
                <text:p>5.094449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.158754838">
                <text:p>10.158754838</text:p>
              </table:table-cell>
              <table:table-cell office:value-type="float" office:value="4.9738164">
                <text:p>4.97381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.209597898">
                <text:p>10.209597898</text:p>
              </table:table-cell>
              <table:table-cell office:value-type="float" office:value="4.917092">
                <text:p>4.9170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.261203908">
                <text:p>10.261203908</text:p>
              </table:table-cell>
              <table:table-cell office:value-type="float" office:value="4.844397">
                <text:p>4.8443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.311833341">
                <text:p>10.311833341</text:p>
              </table:table-cell>
              <table:table-cell office:value-type="float" office:value="4.9378395">
                <text:p>4.93783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.363637721">
                <text:p>10.363637721</text:p>
              </table:table-cell>
              <table:table-cell office:value-type="float" office:value="4.8258467">
                <text:p>4.825846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.415960906">
                <text:p>10.415960906</text:p>
              </table:table-cell>
              <table:table-cell office:value-type="float" office:value="4.777997">
                <text:p>4.7779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.469016524">
                <text:p>10.469016524</text:p>
              </table:table-cell>
              <table:table-cell office:value-type="float" office:value="4.712036">
                <text:p>4.71203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.520973494">
                <text:p>10.520973494</text:p>
              </table:table-cell>
              <table:table-cell office:value-type="float" office:value="4.8116736">
                <text:p>4.81167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.57405963">
                <text:p>10.57405963</text:p>
              </table:table-cell>
              <table:table-cell office:value-type="float" office:value="4.709327">
                <text:p>4.7093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.627649317">
                <text:p>10.627649317</text:p>
              </table:table-cell>
              <table:table-cell office:value-type="float" office:value="4.6650767">
                <text:p>4.66507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.681834104">
                <text:p>10.681834104</text:p>
              </table:table-cell>
              <table:table-cell office:value-type="float" office:value="4.6138415">
                <text:p>4.61384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.734737134">
                <text:p>10.734737134</text:p>
              </table:table-cell>
              <table:table-cell office:value-type="float" office:value="4.725627">
                <text:p>4.72562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.788616741">
                <text:p>10.788616741</text:p>
              </table:table-cell>
              <table:table-cell office:value-type="float" office:value="4.639974">
                <text:p>4.6399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.842725234">
                <text:p>10.842725234</text:p>
              </table:table-cell>
              <table:table-cell office:value-type="float" office:value="4.620347">
                <text:p>4.6203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.897047354">
                <text:p>10.897047354</text:p>
              </table:table-cell>
              <table:table-cell office:value-type="float" office:value="4.602177">
                <text:p>4.60217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.949782534">
                <text:p>10.949782534</text:p>
              </table:table-cell>
              <table:table-cell office:value-type="float" office:value="4.7406683">
                <text:p>4.740668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.003265404">
                <text:p>11.003265404</text:p>
              </table:table-cell>
              <table:table-cell office:value-type="float" office:value="4.6743937">
                <text:p>4.674393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.056733017">
                <text:p>11.056733017</text:p>
              </table:table-cell>
              <table:table-cell office:value-type="float" office:value="4.675728">
                <text:p>4.67572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.110444774">
                <text:p>11.110444774</text:p>
              </table:table-cell>
              <table:table-cell office:value-type="float" office:value="4.6544743">
                <text:p>4.654474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.162478038">
                <text:p>11.162478038</text:p>
              </table:table-cell>
              <table:table-cell office:value-type="float" office:value="4.804619">
                <text:p>4.8046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.2151827">
                <text:p>11.2151827</text:p>
              </table:table-cell>
              <table:table-cell office:value-type="float" office:value="4.7434134">
                <text:p>4.743413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.26793314">
                <text:p>11.26793314</text:p>
              </table:table-cell>
              <table:table-cell office:value-type="float" office:value="4.739297">
                <text:p>4.73929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1.320866688">
                <text:p>11.320866688</text:p>
              </table:table-cell>
              <table:table-cell office:value-type="float" office:value="4.722903">
                <text:p>4.7229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.372167518">
                <text:p>11.372167518</text:p>
              </table:table-cell>
              <table:table-cell office:value-type="float" office:value="4.873215">
                <text:p>4.8732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.424048194">
                <text:p>11.424048194</text:p>
              </table:table-cell>
              <table:table-cell office:value-type="float" office:value="4.81875">
                <text:p>4.818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.47588309">
                <text:p>11.47588309</text:p>
              </table:table-cell>
              <table:table-cell office:value-type="float" office:value="4.8230057">
                <text:p>4.82300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.527901095">
                <text:p>11.527901095</text:p>
              </table:table-cell>
              <table:table-cell office:value-type="float" office:value="4.806028">
                <text:p>4.8060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.578271125">
                <text:p>11.578271125</text:p>
              </table:table-cell>
              <table:table-cell office:value-type="float" office:value="4.963269">
                <text:p>4.9632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.629221">
                <text:p>11.629221</text:p>
              </table:table-cell>
              <table:table-cell office:value-type="float" office:value="4.906783">
                <text:p>4.90678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.6801251">
                <text:p>11.6801251</text:p>
              </table:table-cell>
              <table:table-cell office:value-type="float" office:value="4.9111958">
                <text:p>4.911195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.731105493">
                <text:p>11.731105493</text:p>
              </table:table-cell>
              <table:table-cell office:value-type="float" office:value="4.903846">
                <text:p>4.9038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.780422653">
                <text:p>11.780422653</text:p>
              </table:table-cell>
              <table:table-cell office:value-type="float" office:value="5.069229">
                <text:p>5.06922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.830182323">
                <text:p>11.830182323</text:p>
              </table:table-cell>
              <table:table-cell office:value-type="float" office:value="5.024149">
                <text:p>5.02414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.879789403">
                <text:p>11.879789403</text:p>
              </table:table-cell>
              <table:table-cell office:value-type="float" office:value="5.039603">
                <text:p>5.0396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.929518557">
                <text:p>11.929518557</text:p>
              </table:table-cell>
              <table:table-cell office:value-type="float" office:value="5.027232">
                <text:p>5.02723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1.977569217">
                <text:p>11.977569217</text:p>
              </table:table-cell>
              <table:table-cell office:value-type="float" office:value="5.2028418">
                <text:p>5.20284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.026108167">
                <text:p>12.026108167</text:p>
              </table:table-cell>
              <table:table-cell office:value-type="float" office:value="5.150503">
                <text:p>5.1505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.074464007">
                <text:p>12.074464007</text:p>
              </table:table-cell>
              <table:table-cell office:value-type="float" office:value="5.1700068">
                <text:p>5.170006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.12295718">
                <text:p>12.12295718</text:p>
              </table:table-cell>
              <table:table-cell office:value-type="float" office:value="5.155365">
                <text:p>5.1553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2.16989393">
                <text:p>12.16989393</text:p>
              </table:table-cell>
              <table:table-cell office:value-type="float" office:value="5.326317">
                <text:p>5.3263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2.217334228">
                <text:p>12.217334228</text:p>
              </table:table-cell>
              <table:table-cell office:value-type="float" office:value="5.269781">
                <text:p>5.2697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.264744008">
                <text:p>12.264744008</text:p>
              </table:table-cell>
              <table:table-cell office:value-type="float" office:value="5.2731733">
                <text:p>5.27317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.312245345">
                <text:p>12.312245345</text:p>
              </table:table-cell>
              <table:table-cell office:value-type="float" office:value="5.26301">
                <text:p>5.2630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.358220775">
                <text:p>12.358220775</text:p>
              </table:table-cell>
              <table:table-cell office:value-type="float" office:value="5.437687">
                <text:p>5.43768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2.404608202">
                <text:p>12.404608202</text:p>
              </table:table-cell>
              <table:table-cell office:value-type="float" office:value="5.389392">
                <text:p>5.38939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2.450904076">
                <text:p>12.450904076</text:p>
              </table:table-cell>
              <table:table-cell office:value-type="float" office:value="5.4000497">
                <text:p>5.40004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2.497276244">
                <text:p>12.497276244</text:p>
              </table:table-cell>
              <table:table-cell office:value-type="float" office:value="5.3911653">
                <text:p>5.39116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.542168287">
                <text:p>12.542168287</text:p>
              </table:table-cell>
              <table:table-cell office:value-type="float" office:value="5.568916">
                <text:p>5.5689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2.587609654">
                <text:p>12.587609654</text:p>
              </table:table-cell>
              <table:table-cell office:value-type="float" office:value="5.501595">
                <text:p>5.5015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.63306628">
                <text:p>12.63306628</text:p>
              </table:table-cell>
              <table:table-cell office:value-type="float" office:value="5.499748">
                <text:p>5.49974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2.678797567">
                <text:p>12.678797567</text:p>
              </table:table-cell>
              <table:table-cell office:value-type="float" office:value="5.4667172">
                <text:p>5.466717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.723125027">
                <text:p>12.723125027</text:p>
              </table:table-cell>
              <table:table-cell office:value-type="float" office:value="5.6398454">
                <text:p>5.639845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2.768078105">
                <text:p>12.768078105</text:p>
              </table:table-cell>
              <table:table-cell office:value-type="float" office:value="5.5613546">
                <text:p>5.56135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.813046442">
                <text:p>12.813046442</text:p>
              </table:table-cell>
              <table:table-cell office:value-type="float" office:value="5.5594673">
                <text:p>5.559467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.858258922">
                <text:p>12.858258922</text:p>
              </table:table-cell>
              <table:table-cell office:value-type="float" office:value="5.5294466">
                <text:p>5.52944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2.902021796">
                <text:p>12.902021796</text:p>
              </table:table-cell>
              <table:table-cell office:value-type="float" office:value="5.712605">
                <text:p>5.71260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.946303476">
                <text:p>12.946303476</text:p>
              </table:table-cell>
              <table:table-cell office:value-type="float" office:value="5.645675">
                <text:p>5.64567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.990524121">
                <text:p>12.990524121</text:p>
              </table:table-cell>
              <table:table-cell office:value-type="float" office:value="5.6534677">
                <text:p>5.653467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.034943134">
                <text:p>13.034943134</text:p>
              </table:table-cell>
              <table:table-cell office:value-type="float" office:value="5.628221">
                <text:p>5.6282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.077927798">
                <text:p>13.077927798</text:p>
              </table:table-cell>
              <table:table-cell office:value-type="float" office:value="5.8160276">
                <text:p>5.816027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.12141601">
                <text:p>13.12141601</text:p>
              </table:table-cell>
              <table:table-cell office:value-type="float" office:value="5.748684">
                <text:p>5.74868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.164827928">
                <text:p>13.164827928</text:p>
              </table:table-cell>
              <table:table-cell office:value-type="float" office:value="5.758787">
                <text:p>5.7587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.208331398">
                <text:p>13.208331398</text:p>
              </table:table-cell>
              <table:table-cell office:value-type="float" office:value="5.7466674">
                <text:p>5.74666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.250461558">
                <text:p>13.250461558</text:p>
              </table:table-cell>
              <table:table-cell office:value-type="float" office:value="5.933991">
                <text:p>5.9339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.293064748">
                <text:p>13.293064748</text:p>
              </table:table-cell>
              <table:table-cell office:value-type="float" office:value="5.8681054">
                <text:p>5.868105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.335667938">
                <text:p>13.335667938</text:p>
              </table:table-cell>
              <table:table-cell office:value-type="float" office:value="5.8681054">
                <text:p>5.868105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.378393198">
                <text:p>13.378393198</text:p>
              </table:table-cell>
              <table:table-cell office:value-type="float" office:value="5.8513393">
                <text:p>5.851339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.419790926">
                <text:p>13.419790926</text:p>
              </table:table-cell>
              <table:table-cell office:value-type="float" office:value="6.0389786">
                <text:p>6.038978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.461722719">
                <text:p>13.461722719</text:p>
              </table:table-cell>
              <table:table-cell office:value-type="float" office:value="5.9620633">
                <text:p>5.96206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.503654512">
                <text:p>13.503654512</text:p>
              </table:table-cell>
              <table:table-cell office:value-type="float" office:value="5.9620633">
                <text:p>5.962063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.545860967">
                <text:p>13.545860967</text:p>
              </table:table-cell>
              <table:table-cell office:value-type="float" office:value="5.9232645">
                <text:p>5.923264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.586861959">
                <text:p>13.586861959</text:p>
              </table:table-cell>
              <table:table-cell office:value-type="float" office:value="6.0974135">
                <text:p>6.097413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.628458051">
                <text:p>13.628458051</text:p>
              </table:table-cell>
              <table:table-cell office:value-type="float" office:value="6.01018">
                <text:p>6.010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.670252511">
                <text:p>13.670252511</text:p>
              </table:table-cell>
              <table:table-cell office:value-type="float" office:value="5.981654">
                <text:p>5.98165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.712474225">
                <text:p>13.712474225</text:p>
              </table:table-cell>
              <table:table-cell office:value-type="float" office:value="5.921124">
                <text:p>5.92112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.753658325">
                <text:p>13.753658325</text:p>
              </table:table-cell>
              <table:table-cell office:value-type="float" office:value="6.0703034">
                <text:p>6.070303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.795635895">
                <text:p>13.795635895</text:p>
              </table:table-cell>
              <table:table-cell office:value-type="float" office:value="5.9555616">
                <text:p>5.955561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.837888125">
                <text:p>13.837888125</text:p>
              </table:table-cell>
              <table:table-cell office:value-type="float" office:value="5.916847">
                <text:p>5.91684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.880628645">
                <text:p>13.880628645</text:p>
              </table:table-cell>
              <table:table-cell office:value-type="float" office:value="5.8492503">
                <text:p>5.849250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.922346811">
                <text:p>13.922346811</text:p>
              </table:table-cell>
              <table:table-cell office:value-type="float" office:value="5.9925933">
                <text:p>5.99259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.964888963">
                <text:p>13.964888963</text:p>
              </table:table-cell>
              <table:table-cell office:value-type="float" office:value="5.876525">
                <text:p>5.87652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4.007782073">
                <text:p>14.007782073</text:p>
              </table:table-cell>
              <table:table-cell office:value-type="float" office:value="5.8284416">
                <text:p>5.828441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.051255026">
                <text:p>14.051255026</text:p>
              </table:table-cell>
              <table:table-cell office:value-type="float" office:value="5.750702">
                <text:p>5.75070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.093781919">
                <text:p>14.093781919</text:p>
              </table:table-cell>
              <table:table-cell office:value-type="float" office:value="5.8786335">
                <text:p>5.878633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4.137239613">
                <text:p>14.137239613</text:p>
              </table:table-cell>
              <table:table-cell office:value-type="float" office:value="5.752721">
                <text:p>5.75272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4.181094043">
                <text:p>14.181094043</text:p>
              </table:table-cell>
              <table:table-cell office:value-type="float" office:value="5.7006783">
                <text:p>5.700678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4.22558935">
                <text:p>14.22558935</text:p>
              </table:table-cell>
              <table:table-cell office:value-type="float" office:value="5.6185703">
                <text:p>5.618570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4.269184377">
                <text:p>14.269184377</text:p>
              </table:table-cell>
              <table:table-cell office:value-type="float" office:value="5.734599">
                <text:p>5.73459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4.313710201">
                <text:p>14.313710201</text:p>
              </table:table-cell>
              <table:table-cell office:value-type="float" office:value="5.6147194">
                <text:p>5.61471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.358693797">
                <text:p>14.358693797</text:p>
              </table:table-cell>
              <table:table-cell office:value-type="float" office:value="5.5575814">
                <text:p>5.557581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4.404364049">
                <text:p>14.404364049</text:p>
              </table:table-cell>
              <table:table-cell office:value-type="float" office:value="5.474023">
                <text:p>5.47402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.449103499">
                <text:p>14.449103499</text:p>
              </table:table-cell>
              <table:table-cell office:value-type="float" office:value="5.5879097">
                <text:p>5.587909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.494850045">
                <text:p>14.494850045</text:p>
              </table:table-cell>
              <table:table-cell office:value-type="float" office:value="5.4648933">
                <text:p>5.464893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4.541054362">
                <text:p>14.541054362</text:p>
              </table:table-cell>
              <table:table-cell office:value-type="float" office:value="5.4107494">
                <text:p>5.410749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.587991112">
                <text:p>14.587991112</text:p>
              </table:table-cell>
              <table:table-cell office:value-type="float" office:value="5.326317">
                <text:p>5.32631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.633966542">
                <text:p>14.633966542</text:p>
              </table:table-cell>
              <table:table-cell office:value-type="float" office:value="5.437687">
                <text:p>5.43768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4.681055884">
                <text:p>14.681055884</text:p>
              </table:table-cell>
              <table:table-cell office:value-type="float" office:value="5.3090568">
                <text:p>5.309056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.728679291">
                <text:p>14.728679291</text:p>
              </table:table-cell>
              <table:table-cell office:value-type="float" office:value="5.2495193">
                <text:p>5.249519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4.777019871">
                <text:p>14.777019871</text:p>
              </table:table-cell>
              <table:table-cell office:value-type="float" office:value="5.1716385">
                <text:p>5.171638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4.824399134">
                <text:p>14.824399134</text:p>
              </table:table-cell>
              <table:table-cell office:value-type="float" office:value="5.27657">
                <text:p>5.2765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4.872831268">
                <text:p>14.872831268</text:p>
              </table:table-cell>
              <table:table-cell office:value-type="float" office:value="5.1618624">
                <text:p>5.16186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4.921766948">
                <text:p>14.921766948</text:p>
              </table:table-cell>
              <table:table-cell office:value-type="float" office:value="5.1087465">
                <text:p>5.108746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.971389288">
                <text:p>14.971389288</text:p>
              </table:table-cell>
              <table:table-cell office:value-type="float" office:value="5.0380535">
                <text:p>5.038053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.020035048">
                <text:p>15.020035048</text:p>
              </table:table-cell>
              <table:table-cell office:value-type="float" office:value="5.139194">
                <text:p>5.13919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.069733684">
                <text:p>15.069733684</text:p>
              </table:table-cell>
              <table:table-cell office:value-type="float" office:value="5.030319">
                <text:p>5.03031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.119951126">
                <text:p>15.119951126</text:p>
              </table:table-cell>
              <table:table-cell office:value-type="float" office:value="4.97835">
                <text:p>4.9783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.17091626">
                <text:p>15.17091626</text:p>
              </table:table-cell>
              <table:table-cell office:value-type="float" office:value="4.905314">
                <text:p>4.9053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.220798">
                <text:p>15.220798</text:p>
              </table:table-cell>
              <table:table-cell office:value-type="float" office:value="5.0118537">
                <text:p>5.01185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.2717021">
                <text:p>15.2717021</text:p>
              </table:table-cell>
              <table:table-cell office:value-type="float" office:value="4.9111958">
                <text:p>4.911195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.32301819">
                <text:p>15.32301819</text:p>
              </table:table-cell>
              <table:table-cell office:value-type="float" office:value="4.871766">
                <text:p>4.87176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.375005678">
                <text:p>15.375005678</text:p>
              </table:table-cell>
              <table:table-cell office:value-type="float" office:value="4.8088493">
                <text:p>4.808849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.425711408">
                <text:p>15.425711408</text:p>
              </table:table-cell>
              <table:table-cell office:value-type="float" office:value="4.930409">
                <text:p>4.93040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.477363198">
                <text:p>15.477363198</text:p>
              </table:table-cell>
              <table:table-cell office:value-type="float" office:value="4.840103">
                <text:p>4.84010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5.529289651">
                <text:p>15.529289651</text:p>
              </table:table-cell>
              <table:table-cell office:value-type="float" office:value="4.814502">
                <text:p>4.81450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5.581704391">
                <text:p>15.581704391</text:p>
              </table:table-cell>
              <table:table-cell office:value-type="float" office:value="4.7696505">
                <text:p>4.769650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.632776337">
                <text:p>15.632776337</text:p>
              </table:table-cell>
              <table:table-cell office:value-type="float" office:value="4.8950553">
                <text:p>4.895055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.68470279">
                <text:p>15.68470279</text:p>
              </table:table-cell>
              <table:table-cell office:value-type="float" office:value="4.814502">
                <text:p>4.8145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.73684287">
                <text:p>15.73684287</text:p>
              </table:table-cell>
              <table:table-cell office:value-type="float" office:value="4.794776">
                <text:p>4.79477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5.789333905">
                <text:p>15.789333905</text:p>
              </table:table-cell>
              <table:table-cell office:value-type="float" office:value="4.762718">
                <text:p>4.76271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.840360075">
                <text:p>15.840360075</text:p>
              </table:table-cell>
              <table:table-cell office:value-type="float" office:value="4.8994465">
                <text:p>4.899446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5.892042385">
                <text:p>15.892042385</text:p>
              </table:table-cell>
              <table:table-cell office:value-type="float" office:value="4.8372455">
                <text:p>4.837245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5.943755211">
                <text:p>15.943755211</text:p>
              </table:table-cell>
              <table:table-cell office:value-type="float" office:value="4.8343906">
                <text:p>4.834390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.995620625">
                <text:p>15.995620625</text:p>
              </table:table-cell>
              <table:table-cell office:value-type="float" office:value="4.820168">
                <text:p>4.82016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.04580755">
                <text:p>16.04580755</text:p>
              </table:table-cell>
              <table:table-cell office:value-type="float" office:value="4.9813776">
                <text:p>4.981377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.096482763">
                <text:p>16.096482763</text:p>
              </table:table-cell>
              <table:table-cell office:value-type="float" office:value="4.933378">
                <text:p>4.93337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.14706642">
                <text:p>16.14706642</text:p>
              </table:table-cell>
              <table:table-cell office:value-type="float" office:value="4.942308">
                <text:p>4.94230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.197528007">
                <text:p>16.197528007</text:p>
              </table:table-cell>
              <table:table-cell office:value-type="float" office:value="4.9542637">
                <text:p>4.954263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.246311101">
                <text:p>16.246311101</text:p>
              </table:table-cell>
              <table:table-cell office:value-type="float" office:value="5.1247263">
                <text:p>5.124726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.295445151">
                <text:p>16.295445151</text:p>
              </table:table-cell>
              <table:table-cell office:value-type="float" office:value="5.088121">
                <text:p>5.08812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.344365574">
                <text:p>16.344365574</text:p>
              </table:table-cell>
              <table:table-cell office:value-type="float" office:value="5.11034">
                <text:p>5.1103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.393209704">
                <text:p>16.393209704</text:p>
              </table:table-cell>
              <table:table-cell office:value-type="float" office:value="5.1183224">
                <text:p>5.118322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.440390599">
                <text:p>16.440390599</text:p>
              </table:table-cell>
              <table:table-cell office:value-type="float" office:value="5.2987547">
                <text:p>5.298754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.487815639">
                <text:p>16.487815639</text:p>
              </table:table-cell>
              <table:table-cell office:value-type="float" office:value="5.2714767">
                <text:p>5.27147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.535027051">
                <text:p>16.535027051</text:p>
              </table:table-cell>
              <table:table-cell office:value-type="float" office:value="5.2953296">
                <text:p>5.295329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.582177428">
                <text:p>16.582177428</text:p>
              </table:table-cell>
              <table:table-cell office:value-type="float" office:value="5.3021846">
                <text:p>5.302184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.62772561">
                <text:p>16.62772561</text:p>
              </table:table-cell>
              <table:table-cell office:value-type="float" office:value="5.488693">
                <text:p>5.48869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.67359423">
                <text:p>16.67359423</text:p>
              </table:table-cell>
              <table:table-cell office:value-type="float" office:value="5.4503493">
                <text:p>5.450349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.719218706">
                <text:p>16.719218706</text:p>
              </table:table-cell>
              <table:table-cell office:value-type="float" office:value="5.479515">
                <text:p>5.47951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.764843182">
                <text:p>16.764843182</text:p>
              </table:table-cell>
              <table:table-cell office:value-type="float" office:value="5.479515">
                <text:p>5.47951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.808834942">
                <text:p>16.808834942</text:p>
              </table:table-cell>
              <table:table-cell office:value-type="float" office:value="5.6828823">
                <text:p>5.682882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.85319292">
                <text:p>16.85319292</text:p>
              </table:table-cell>
              <table:table-cell office:value-type="float" office:value="5.635965">
                <text:p>5.63596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.89735253">
                <text:p>16.89735253</text:p>
              </table:table-cell>
              <table:table-cell office:value-type="float" office:value="5.6612816">
                <text:p>5.661281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.941557916">
                <text:p>16.941557916</text:p>
              </table:table-cell>
              <table:table-cell office:value-type="float" office:value="5.6554193">
                <text:p>5.655419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.98437473">
                <text:p>16.98437473</text:p>
              </table:table-cell>
              <table:table-cell office:value-type="float" office:value="5.838828">
                <text:p>5.83882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7.02757302">
                <text:p>17.02757302</text:p>
              </table:table-cell>
              <table:table-cell office:value-type="float" office:value="5.787266">
                <text:p>5.78726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.070725535">
                <text:p>17.070725535</text:p>
              </table:table-cell>
              <table:table-cell office:value-type="float" office:value="5.793405">
                <text:p>5.7934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.114061159">
                <text:p>17.114061159</text:p>
              </table:table-cell>
              <table:table-cell office:value-type="float" office:value="5.7689257">
                <text:p>5.768925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.156160799">
                <text:p>17.156160799</text:p>
              </table:table-cell>
              <table:table-cell office:value-type="float" office:value="5.938293">
                <text:p>5.93829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.198840284">
                <text:p>17.198840284</text:p>
              </table:table-cell>
              <table:table-cell office:value-type="float" office:value="5.8576155">
                <text:p>5.857615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.241687619">
                <text:p>17.241687619</text:p>
              </table:table-cell>
              <table:table-cell office:value-type="float" office:value="5.8346686">
                <text:p>5.834668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.284946945">
                <text:p>17.284946945</text:p>
              </table:table-cell>
              <table:table-cell office:value-type="float" office:value="5.7791004">
                <text:p>5.77910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.327107625">
                <text:p>17.327107625</text:p>
              </table:table-cell>
              <table:table-cell office:value-type="float" office:value="5.9296956">
                <text:p>5.929695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.370077031">
                <text:p>17.370077031</text:p>
              </table:table-cell>
              <table:table-cell office:value-type="float" office:value="5.818093">
                <text:p>5.81809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.413397391">
                <text:p>17.413397391</text:p>
              </table:table-cell>
              <table:table-cell office:value-type="float" office:value="5.770958">
                <text:p>5.77095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.457236561">
                <text:p>17.457236561</text:p>
              </table:table-cell>
              <table:table-cell office:value-type="float" office:value="5.7026625">
                <text:p>5.70266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.500114414">
                <text:p>17.500114414</text:p>
              </table:table-cell>
              <table:table-cell office:value-type="float" office:value="5.830516">
                <text:p>5.83051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7.543862029">
                <text:p>17.543862029</text:p>
              </table:table-cell>
              <table:table-cell office:value-type="float" office:value="5.714597">
                <text:p>5.71459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7.587991121">
                <text:p>17.587991121</text:p>
              </table:table-cell>
              <table:table-cell office:value-type="float" office:value="5.665197">
                <text:p>5.66519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7.632730571">
                <text:p>17.632730571</text:p>
              </table:table-cell>
              <table:table-cell office:value-type="float" office:value="5.5879097">
                <text:p>5.587909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7.676600261">
                <text:p>17.676600261</text:p>
              </table:table-cell>
              <table:table-cell office:value-type="float" office:value="5.6986957">
                <text:p>5.698695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7.721461786">
                <text:p>17.721461786</text:p>
              </table:table-cell>
              <table:table-cell office:value-type="float" office:value="5.572704">
                <text:p>5.57270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7.766765824">
                <text:p>17.766765824</text:p>
              </table:table-cell>
              <table:table-cell office:value-type="float" office:value="5.5182714">
                <text:p>5.518271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7.812771774">
                <text:p>17.812771774</text:p>
              </table:table-cell>
              <table:table-cell office:value-type="float" office:value="5.4340796">
                <text:p>5.434079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7.857816408">
                <text:p>17.857816408</text:p>
              </table:table-cell>
              <table:table-cell office:value-type="float" office:value="5.5500503">
                <text:p>5.550050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.903883398">
                <text:p>17.903883398</text:p>
              </table:table-cell>
              <table:table-cell office:value-type="float" office:value="5.4268794">
                <text:p>5.426879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.950453934">
                <text:p>17.950453934</text:p>
              </table:table-cell>
              <table:table-cell office:value-type="float" office:value="5.3682013">
                <text:p>5.36820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7.997711126">
                <text:p>17.997711126</text:p>
              </table:table-cell>
              <table:table-cell office:value-type="float" office:value="5.2901998">
                <text:p>5.290199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8.044007">
                <text:p>18.044007</text:p>
              </table:table-cell>
              <table:table-cell office:value-type="float" office:value="5.4000497">
                <text:p>5.400049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8.09140152">
                <text:p>18.09140152</text:p>
              </table:table-cell>
              <table:table-cell office:value-type="float" office:value="5.274871">
                <text:p>5.27487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8.13929959">
                <text:p>18.13929959</text:p>
              </table:table-cell>
              <table:table-cell office:value-type="float" office:value="5.219417">
                <text:p>5.21941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8.18794535">
                <text:p>18.18794535</text:p>
              </table:table-cell>
              <table:table-cell office:value-type="float" office:value="5.139194">
                <text:p>5.13919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.23566031">
                <text:p>18.23566031</text:p>
              </table:table-cell>
              <table:table-cell office:value-type="float" office:value="5.239447">
                <text:p>5.23944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8.284519698">
                <text:p>18.284519698</text:p>
              </table:table-cell>
              <table:table-cell office:value-type="float" office:value="5.116724">
                <text:p>5.11672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8.333928408">
                <text:p>18.333928408</text:p>
              </table:table-cell>
              <table:table-cell office:value-type="float" office:value="5.0598364">
                <text:p>5.059836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8.384084811">
                <text:p>18.384084811</text:p>
              </table:table-cell>
              <table:table-cell office:value-type="float" office:value="4.9844084">
                <text:p>4.984408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8.433218861">
                <text:p>18.433218861</text:p>
              </table:table-cell>
              <table:table-cell office:value-type="float" office:value="5.088121">
                <text:p>5.08812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.483436303">
                <text:p>18.483436303</text:p>
              </table:table-cell>
              <table:table-cell office:value-type="float" office:value="4.97835">
                <text:p>4.9783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8.53418781">
                <text:p>18.53418781</text:p>
              </table:table-cell>
              <table:table-cell office:value-type="float" office:value="4.925962">
                <text:p>4.92596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8.58567175">
                <text:p>18.58567175</text:p>
              </table:table-cell>
              <table:table-cell office:value-type="float" office:value="4.855883">
                <text:p>4.85588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8.636072298">
                <text:p>18.636072298</text:p>
              </table:table-cell>
              <table:table-cell office:value-type="float" office:value="4.9602637">
                <text:p>4.960263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8.687586756">
                <text:p>18.687586756</text:p>
              </table:table-cell>
              <table:table-cell office:value-type="float" office:value="4.853007">
                <text:p>4.85300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8.739635279">
                <text:p>18.739635279</text:p>
              </table:table-cell>
              <table:table-cell office:value-type="float" office:value="4.8032103">
                <text:p>4.803210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8.792400976">
                <text:p>18.792400976</text:p>
              </table:table-cell>
              <table:table-cell office:value-type="float" office:value="4.7379265">
                <text:p>4.737926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8.844006986">
                <text:p>18.844006986</text:p>
              </table:table-cell>
              <table:table-cell office:value-type="float" office:value="4.844397">
                <text:p>4.84439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8.896650613">
                <text:p>18.896650613</text:p>
              </table:table-cell>
              <table:table-cell office:value-type="float" office:value="4.748913">
                <text:p>4.74891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.949736749">
                <text:p>18.949736749</text:p>
              </table:table-cell>
              <table:table-cell office:value-type="float" office:value="4.709327">
                <text:p>4.70932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9.003356953">
                <text:p>19.003356953</text:p>
              </table:table-cell>
              <table:table-cell office:value-type="float" office:value="4.6624217">
                <text:p>4.662421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9.055771693">
                <text:p>19.055771693</text:p>
              </table:table-cell>
              <table:table-cell office:value-type="float" office:value="4.7696505">
                <text:p>4.769650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.109101973">
                <text:p>19.109101973</text:p>
              </table:table-cell>
              <table:table-cell office:value-type="float" office:value="4.687768">
                <text:p>4.6877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9.162890023">
                <text:p>19.162890023</text:p>
              </table:table-cell>
              <table:table-cell office:value-type="float" office:value="4.6478724">
                <text:p>4.64787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9.21724266">
                <text:p>19.21724266</text:p>
              </table:table-cell>
              <table:table-cell office:value-type="float" office:value="4.5995927">
                <text:p>4.599592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9.270374576">
                <text:p>19.270374576</text:p>
              </table:table-cell>
              <table:table-cell office:value-type="float" office:value="4.70527">
                <text:p>4.7052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9.324498326">
                <text:p>19.324498326</text:p>
              </table:table-cell>
              <table:table-cell office:value-type="float" office:value="4.6190443">
                <text:p>4.619044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.378957776">
                <text:p>19.378957776</text:p>
              </table:table-cell>
              <table:table-cell office:value-type="float" office:value="4.590572">
                <text:p>4.59057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.433844478">
                <text:p>19.433844478</text:p>
              </table:table-cell>
              <table:table-cell office:value-type="float" office:value="4.554837">
                <text:p>4.55483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.48719002">
                <text:p>19.48719002</text:p>
              </table:table-cell>
              <table:table-cell office:value-type="float" office:value="4.686427">
                <text:p>4.68642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9.54132903">
                <text:p>19.54132903</text:p>
              </table:table-cell>
              <table:table-cell office:value-type="float" office:value="4.6177425">
                <text:p>4.61774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9.595422264">
                <text:p>19.595422264</text:p>
              </table:table-cell>
              <table:table-cell office:value-type="float" office:value="4.62165">
                <text:p>4.6216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.649774901">
                <text:p>19.649774901</text:p>
              </table:table-cell>
              <table:table-cell office:value-type="float" office:value="4.5995927">
                <text:p>4.599592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9.702449046">
                <text:p>19.702449046</text:p>
              </table:table-cell>
              <table:table-cell office:value-type="float" office:value="4.7461615">
                <text:p>4.746161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9.755764066">
                <text:p>19.755764066</text:p>
              </table:table-cell>
              <table:table-cell office:value-type="float" office:value="4.68911">
                <text:p>4.6891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9.80904857">
                <text:p>19.80904857</text:p>
              </table:table-cell>
              <table:table-cell office:value-type="float" office:value="4.6917953">
                <text:p>4.691795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.862470406">
                <text:p>19.862470406</text:p>
              </table:table-cell>
              <table:table-cell office:value-type="float" office:value="4.679734">
                <text:p>4.67973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9.914183232">
                <text:p>19.914183232</text:p>
              </table:table-cell>
              <table:table-cell office:value-type="float" office:value="4.8343906">
                <text:p>4.834390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.966231755">
                <text:p>19.966231755</text:p>
              </table:table-cell>
              <table:table-cell office:value-type="float" office:value="4.8032103">
                <text:p>4.803210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0.01812769">
                <text:p>20.01812769</text:p>
              </table:table-cell>
              <table:table-cell office:value-type="float" office:value="4.8173327">
                <text:p>4.817332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0.069977845">
                <text:p>20.069977845</text:p>
              </table:table-cell>
              <table:table-cell office:value-type="float" office:value="4.821586">
                <text:p>4.82158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0.120057955">
                <text:p>20.120057955</text:p>
              </table:table-cell>
              <table:table-cell office:value-type="float" office:value="4.9920015">
                <text:p>4.99200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0.170580575">
                <text:p>20.170580575</text:p>
              </table:table-cell>
              <table:table-cell office:value-type="float" office:value="4.9482784">
                <text:p>4.948278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.221026903">
                <text:p>20.221026903</text:p>
              </table:table-cell>
              <table:table-cell office:value-type="float" office:value="4.9557624">
                <text:p>4.955762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0.271503748">
                <text:p>20.271503748</text:p>
              </table:table-cell>
              <table:table-cell office:value-type="float" office:value="4.952766">
                <text:p>4.95276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.320424171">
                <text:p>20.320424171</text:p>
              </table:table-cell>
              <table:table-cell office:value-type="float" office:value="5.11034">
                <text:p>5.1103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.369802365">
                <text:p>20.369802365</text:p>
              </table:table-cell>
              <table:table-cell office:value-type="float" office:value="5.0629635">
                <text:p>5.062963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0.419104265">
                <text:p>20.419104265</text:p>
              </table:table-cell>
              <table:table-cell office:value-type="float" office:value="5.0707984">
                <text:p>5.070798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0.468589275">
                <text:p>20.468589275</text:p>
              </table:table-cell>
              <table:table-cell office:value-type="float" office:value="5.0520353">
                <text:p>5.052035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.516365275">
                <text:p>20.516365275</text:p>
              </table:table-cell>
              <table:table-cell office:value-type="float" office:value="5.232753">
                <text:p>5.23275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0.564568525">
                <text:p>20.564568525</text:p>
              </table:table-cell>
              <table:table-cell office:value-type="float" office:value="5.1863723">
                <text:p>5.186372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.612542892">
                <text:p>20.612542892</text:p>
              </table:table-cell>
              <table:table-cell office:value-type="float" office:value="5.2111163">
                <text:p>5.211116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.660532517">
                <text:p>20.660532517</text:p>
              </table:table-cell>
              <table:table-cell office:value-type="float" office:value="5.2094593">
                <text:p>5.209459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.706736834">
                <text:p>20.706736834</text:p>
              </table:table-cell>
              <table:table-cell office:value-type="float" office:value="5.4107494">
                <text:p>5.410749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.753154778">
                <text:p>20.753154778</text:p>
              </table:table-cell>
              <table:table-cell office:value-type="float" office:value="5.3858485">
                <text:p>5.385848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.799328578">
                <text:p>20.799328578</text:p>
              </table:table-cell>
              <table:table-cell office:value-type="float" office:value="5.4143257">
                <text:p>5.414325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.845410825">
                <text:p>20.845410825</text:p>
              </table:table-cell>
              <table:table-cell office:value-type="float" office:value="5.4250827">
                <text:p>5.425082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.889951908">
                <text:p>20.889951908</text:p>
              </table:table-cell>
              <table:table-cell office:value-type="float" office:value="5.612796">
                <text:p>5.61279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.934859208">
                <text:p>20.934859208</text:p>
              </table:table-cell>
              <table:table-cell office:value-type="float" office:value="5.5670233">
                <text:p>5.56702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.979644436">
                <text:p>20.979644436</text:p>
              </table:table-cell>
              <table:table-cell office:value-type="float" office:value="5.582198">
                <text:p>5.58219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1.024536479">
                <text:p>21.024536479</text:p>
              </table:table-cell>
              <table:table-cell office:value-type="float" office:value="5.568916">
                <text:p>5.56891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1.068116249">
                <text:p>21.068116249</text:p>
              </table:table-cell>
              <table:table-cell office:value-type="float" office:value="5.736607">
                <text:p>5.73660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1.112367412">
                <text:p>21.112367412</text:p>
              </table:table-cell>
              <table:table-cell office:value-type="float" office:value="5.649569">
                <text:p>5.64956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1.156801682">
                <text:p>21.156801682</text:p>
              </table:table-cell>
              <table:table-cell office:value-type="float" office:value="5.626288">
                <text:p>5.62628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1.201663207">
                <text:p>21.201663207</text:p>
              </table:table-cell>
              <table:table-cell office:value-type="float" office:value="5.572704">
                <text:p>5.57270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1.245502377">
                <text:p>21.245502377</text:p>
              </table:table-cell>
              <table:table-cell office:value-type="float" office:value="5.7026625">
                <text:p>5.702662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1.290211311">
                <text:p>21.290211311</text:p>
              </table:table-cell>
              <table:table-cell office:value-type="float" office:value="5.591724">
                <text:p>5.59172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1.335271204">
                <text:p>21.335271204</text:p>
              </table:table-cell>
              <table:table-cell office:value-type="float" office:value="5.548171">
                <text:p>5.54817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1.380941456">
                <text:p>21.380941456</text:p>
              </table:table-cell>
              <table:table-cell office:value-type="float" office:value="5.474023">
                <text:p>5.47402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1.425696166">
                <text:p>21.425696166</text:p>
              </table:table-cell>
              <table:table-cell office:value-type="float" office:value="5.5860043">
                <text:p>5.586004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1.471442712">
                <text:p>21.471442712</text:p>
              </table:table-cell>
              <table:table-cell office:value-type="float" office:value="5.4648933">
                <text:p>5.464893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1.517662288">
                <text:p>21.517662288</text:p>
              </table:table-cell>
              <table:table-cell office:value-type="float" office:value="5.408963">
                <text:p>5.40896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1.564538003">
                <text:p>21.564538003</text:p>
              </table:table-cell>
              <table:table-cell office:value-type="float" office:value="5.333252">
                <text:p>5.33325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1.6104524">
                <text:p>21.6104524</text:p>
              </table:table-cell>
              <table:table-cell office:value-type="float" office:value="5.4449153">
                <text:p>5.444915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1.65738915">
                <text:p>21.65738915</text:p>
              </table:table-cell>
              <table:table-cell office:value-type="float" office:value="5.326317">
                <text:p>5.32631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1.70479893">
                <text:p>21.70479893</text:p>
              </table:table-cell>
              <table:table-cell office:value-type="float" office:value="5.2731733">
                <text:p>5.273173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1.752956402">
                <text:p>21.752956402</text:p>
              </table:table-cell>
              <table:table-cell office:value-type="float" office:value="5.1913023">
                <text:p>5.191302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1.800152556">
                <text:p>21.800152556</text:p>
              </table:table-cell>
              <table:table-cell office:value-type="float" office:value="5.297042">
                <text:p>5.29704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1.848432102">
                <text:p>21.848432102</text:p>
              </table:table-cell>
              <table:table-cell office:value-type="float" office:value="5.1781764">
                <text:p>5.178176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1.897306748">
                <text:p>21.897306748</text:p>
              </table:table-cell>
              <table:table-cell office:value-type="float" office:value="5.1151266">
                <text:p>5.115126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1.946944345">
                <text:p>21.946944345</text:p>
              </table:table-cell>
              <table:table-cell office:value-type="float" office:value="5.036505">
                <text:p>5.03650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1.995635882">
                <text:p>21.995635882</text:p>
              </table:table-cell>
              <table:table-cell office:value-type="float" office:value="5.1343627">
                <text:p>5.134362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2.045487106">
                <text:p>22.045487106</text:p>
              </table:table-cell>
              <table:table-cell office:value-type="float" office:value="5.014922">
                <text:p>5.01492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2.095902916">
                <text:p>22.095902916</text:p>
              </table:table-cell>
              <table:table-cell office:value-type="float" office:value="4.958762">
                <text:p>4.95876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2.147127453">
                <text:p>22.147127453</text:p>
              </table:table-cell>
              <table:table-cell office:value-type="float" office:value="4.880473">
                <text:p>4.88047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2.197299119">
                <text:p>22.197299119</text:p>
              </table:table-cell>
              <table:table-cell office:value-type="float" office:value="4.9828925">
                <text:p>4.982892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2.248676244">
                <text:p>22.248676244</text:p>
              </table:table-cell>
              <table:table-cell office:value-type="float" office:value="4.8659787">
                <text:p>4.865978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2.300617954">
                <text:p>22.300617954</text:p>
              </table:table-cell>
              <table:table-cell office:value-type="float" office:value="4.8130875">
                <text:p>4.813087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2.35339891">
                <text:p>22.35339891</text:p>
              </table:table-cell>
              <table:table-cell office:value-type="float" office:value="4.736557">
                <text:p>4.73655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2.40517277">
                <text:p>22.40517277</text:p>
              </table:table-cell>
              <table:table-cell office:value-type="float" office:value="4.8286915">
                <text:p>4.82869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2.458228388">
                <text:p>22.458228388</text:p>
              </table:table-cell>
              <table:table-cell office:value-type="float" office:value="4.712036">
                <text:p>4.71203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2.51200118">
                <text:p>22.51200118</text:p>
              </table:table-cell>
              <table:table-cell office:value-type="float" office:value="4.6491914">
                <text:p>4.649191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2.56659796">
                <text:p>22.56659796</text:p>
              </table:table-cell>
              <table:table-cell office:value-type="float" office:value="4.5790243">
                <text:p>4.579024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2.62008083">
                <text:p>22.62008083</text:p>
              </table:table-cell>
              <table:table-cell office:value-type="float" office:value="4.6743937">
                <text:p>4.674393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2.674769164">
                <text:p>22.674769164</text:p>
              </table:table-cell>
              <table:table-cell office:value-type="float" office:value="4.5713587">
                <text:p>4.571358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2.729900011">
                <text:p>22.729900011</text:p>
              </table:table-cell>
              <table:table-cell office:value-type="float" office:value="4.534666">
                <text:p>4.53466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2.785686997">
                <text:p>22.785686997</text:p>
              </table:table-cell>
              <table:table-cell office:value-type="float" office:value="4.481332">
                <text:p>4.48133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2.840192222">
                <text:p>22.840192222</text:p>
              </table:table-cell>
              <table:table-cell office:value-type="float" office:value="4.586716">
                <text:p>4.58671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2.895628248">
                <text:p>22.895628248</text:p>
              </table:table-cell>
              <table:table-cell office:value-type="float" office:value="4.5097027">
                <text:p>4.509702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2.951232125">
                <text:p>22.951232125</text:p>
              </table:table-cell>
              <table:table-cell office:value-type="float" office:value="4.4960895">
                <text:p>4.496089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3.007339549">
                <text:p>23.007339549</text:p>
              </table:table-cell>
              <table:table-cell office:value-type="float" office:value="4.4557385">
                <text:p>4.455738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3.062012625">
                <text:p>23.062012625</text:p>
              </table:table-cell>
              <table:table-cell office:value-type="float" office:value="4.5726347">
                <text:p>4.572634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3.117540205">
                <text:p>23.117540205</text:p>
              </table:table-cell>
              <table:table-cell office:value-type="float" office:value="4.5022674">
                <text:p>4.502267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3.173006749">
                <text:p>23.173006749</text:p>
              </table:table-cell>
              <table:table-cell office:value-type="float" office:value="4.5072217">
                <text:p>4.507221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3.228534329">
                <text:p>23.228534329</text:p>
              </table:table-cell>
              <table:table-cell office:value-type="float" office:value="4.5022674">
                <text:p>4.502267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3.282276604">
                <text:p>23.282276604</text:p>
              </table:table-cell>
              <table:table-cell office:value-type="float" office:value="4.651831">
                <text:p>4.65183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3.336461391">
                <text:p>23.336461391</text:p>
              </table:table-cell>
              <table:table-cell office:value-type="float" office:value="4.6138415">
                <text:p>4.613841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3.390417291">
                <text:p>23.390417291</text:p>
              </table:table-cell>
              <table:table-cell office:value-type="float" office:value="4.6334133">
                <text:p>4.63341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3.444235861">
                <text:p>23.444235861</text:p>
              </table:table-cell>
              <table:table-cell office:value-type="float" office:value="4.645237">
                <text:p>4.64523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3.496208091">
                <text:p>23.496208091</text:p>
              </table:table-cell>
              <table:table-cell office:value-type="float" office:value="4.8102612">
                <text:p>4.810261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3.548393947">
                <text:p>23.548393947</text:p>
              </table:table-cell>
              <table:table-cell office:value-type="float" office:value="4.7905703">
                <text:p>4.790570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3.600259361">
                <text:p>23.600259361</text:p>
              </table:table-cell>
              <table:table-cell office:value-type="float" office:value="4.820168">
                <text:p>4.82016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3.651941671">
                <text:p>23.651941671</text:p>
              </table:table-cell>
              <table:table-cell office:value-type="float" office:value="4.8372455">
                <text:p>4.837245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3.701808154">
                <text:p>23.701808154</text:p>
              </table:table-cell>
              <table:table-cell office:value-type="float" office:value="5.0133877">
                <text:p>5.013387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3.751903524">
                <text:p>23.751903524</text:p>
              </table:table-cell>
              <table:table-cell office:value-type="float" office:value="4.9904814">
                <text:p>4.990481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3.801663194">
                <text:p>23.801663194</text:p>
              </table:table-cell>
              <table:table-cell office:value-type="float" office:value="5.024149">
                <text:p>5.02414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3.85131605">
                <text:p>23.85131605</text:p>
              </table:table-cell>
              <table:table-cell office:value-type="float" office:value="5.0349574">
                <text:p>5.034957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3.899122566">
                <text:p>23.899122566</text:p>
              </table:table-cell>
              <table:table-cell office:value-type="float" office:value="5.2294126">
                <text:p>5.229412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3.947249521">
                <text:p>23.947249521</text:p>
              </table:table-cell>
              <table:table-cell office:value-type="float" office:value="5.194594">
                <text:p>5.19459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3.995025521">
                <text:p>23.995025521</text:p>
              </table:table-cell>
              <table:table-cell office:value-type="float" office:value="5.232753">
                <text:p>5.23275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4.042740481">
                <text:p>24.042740481</text:p>
              </table:table-cell>
              <table:table-cell office:value-type="float" office:value="5.239447">
                <text:p>5.23944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4.088746431">
                <text:p>24.088746431</text:p>
              </table:table-cell>
              <table:table-cell office:value-type="float" office:value="5.4340796">
                <text:p>5.434079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4.135057564">
                <text:p>24.135057564</text:p>
              </table:table-cell>
              <table:table-cell office:value-type="float" office:value="5.39827">
                <text:p>5.3982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4.181216104">
                <text:p>24.181216104</text:p>
              </table:table-cell>
              <table:table-cell office:value-type="float" office:value="5.4161158">
                <text:p>5.416115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4.227359386">
                <text:p>24.227359386</text:p>
              </table:table-cell>
              <table:table-cell office:value-type="float" office:value="5.4179068">
                <text:p>5.417906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4.271824176">
                <text:p>24.271824176</text:p>
              </table:table-cell>
              <table:table-cell office:value-type="float" office:value="5.6224265">
                <text:p>5.622426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4.316594146">
                <text:p>24.316594146</text:p>
              </table:table-cell>
              <table:table-cell office:value-type="float" office:value="5.5841007">
                <text:p>5.584100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4.361196268">
                <text:p>24.361196268</text:p>
              </table:table-cell>
              <table:table-cell office:value-type="float" office:value="5.6051145">
                <text:p>5.605114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4.405767873">
                <text:p>24.405767873</text:p>
              </table:table-cell>
              <table:table-cell office:value-type="float" office:value="5.6089525">
                <text:p>5.608952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4.448859353">
                <text:p>24.448859353</text:p>
              </table:table-cell>
              <table:table-cell office:value-type="float" office:value="5.801611">
                <text:p>5.80161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4.492332306">
                <text:p>24.492332306</text:p>
              </table:table-cell>
              <table:table-cell office:value-type="float" office:value="5.750702">
                <text:p>5.75070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4.535683189">
                <text:p>24.535683189</text:p>
              </table:table-cell>
              <table:table-cell office:value-type="float" office:value="5.766895">
                <text:p>5.76689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4.579140883">
                <text:p>24.579140883</text:p>
              </table:table-cell>
              <table:table-cell office:value-type="float" office:value="5.752721">
                <text:p>5.75272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4.62131682">
                <text:p>24.62131682</text:p>
              </table:table-cell>
              <table:table-cell office:value-type="float" office:value="5.9275503">
                <text:p>5.927550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4.664087858">
                <text:p>24.664087858</text:p>
              </table:table-cell>
              <table:table-cell office:value-type="float" office:value="5.845077">
                <text:p>5.84507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4.707011488">
                <text:p>24.707011488</text:p>
              </table:table-cell>
              <table:table-cell office:value-type="float" office:value="5.824298">
                <text:p>5.82429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4.750286073">
                <text:p>24.750286073</text:p>
              </table:table-cell>
              <table:table-cell office:value-type="float" office:value="5.777063">
                <text:p>5.77706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4.792507787">
                <text:p>24.792507787</text:p>
              </table:table-cell>
              <table:table-cell office:value-type="float" office:value="5.921124">
                <text:p>5.92112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4.835461934">
                <text:p>24.835461934</text:p>
              </table:table-cell>
              <table:table-cell office:value-type="float" office:value="5.82016">
                <text:p>5.8201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4.878706002">
                <text:p>24.878706002</text:p>
              </table:table-cell>
              <table:table-cell office:value-type="float" office:value="5.78114">
                <text:p>5.7811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4.922453617">
                <text:p>24.922453617</text:p>
              </table:table-cell>
              <table:table-cell office:value-type="float" office:value="5.714597">
                <text:p>5.71459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4.965194137">
                <text:p>24.965194137</text:p>
              </table:table-cell>
              <table:table-cell office:value-type="float" office:value="5.8492503">
                <text:p>5.849250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5.008804423">
                <text:p>25.008804423</text:p>
              </table:table-cell>
              <table:table-cell office:value-type="float" office:value="5.7325926">
                <text:p>5.732592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5.052811443">
                <text:p>25.052811443</text:p>
              </table:table-cell>
              <table:table-cell office:value-type="float" office:value="5.680912">
                <text:p>5.68091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5.097398306">
                <text:p>25.097398306</text:p>
              </table:table-cell>
              <table:table-cell office:value-type="float" office:value="5.607033">
                <text:p>5.60703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5.141069626">
                <text:p>25.141069626</text:p>
              </table:table-cell>
              <table:table-cell office:value-type="float" office:value="5.724581">
                <text:p>5.72458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5.185717526">
                <text:p>25.185717526</text:p>
              </table:table-cell>
              <table:table-cell office:value-type="float" office:value="5.5993676">
                <text:p>5.599367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5.230823196">
                <text:p>25.230823196</text:p>
              </table:table-cell>
              <table:table-cell office:value-type="float" office:value="5.5425406">
                <text:p>5.542540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5.276585001">
                <text:p>25.276585001</text:p>
              </table:table-cell>
              <table:table-cell office:value-type="float" office:value="5.4630713">
                <text:p>5.463071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5.321400751">
                <text:p>25.321400751</text:p>
              </table:table-cell>
              <table:table-cell office:value-type="float" office:value="5.5783963">
                <text:p>5.578396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5.367238854">
                <text:p>25.367238854</text:p>
              </table:table-cell>
              <table:table-cell office:value-type="float" office:value="5.453978">
                <text:p>5.45397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5.413565244">
                <text:p>25.413565244</text:p>
              </table:table-cell>
              <table:table-cell office:value-type="float" office:value="5.3964925">
                <text:p>5.396492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5.460593551">
                <text:p>25.460593551</text:p>
              </table:table-cell>
              <table:table-cell office:value-type="float" office:value="5.315947">
                <text:p>5.31594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5.506675798">
                <text:p>25.506675798</text:p>
              </table:table-cell>
              <table:table-cell office:value-type="float" office:value="5.4250827">
                <text:p>5.425082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5.553841434">
                <text:p>25.553841434</text:p>
              </table:table-cell>
              <table:table-cell office:value-type="float" office:value="5.300469">
                <text:p>5.300469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5.601571656">
                <text:p>25.601571656</text:p>
              </table:table-cell>
              <table:table-cell office:value-type="float" office:value="5.2377715">
                <text:p>5.237771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5.650034311">
                <text:p>25.650034311</text:p>
              </table:table-cell>
              <table:table-cell office:value-type="float" office:value="5.1586113">
                <text:p>5.158611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5.697520389">
                <text:p>25.697520389</text:p>
              </table:table-cell>
              <table:table-cell office:value-type="float" office:value="5.264701">
                <text:p>5.26470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5.746074597">
                <text:p>25.746074597</text:p>
              </table:table-cell>
              <table:table-cell office:value-type="float" office:value="5.1488843">
                <text:p>5.148884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5.795147611">
                <text:p>25.795147611</text:p>
              </table:table-cell>
              <table:table-cell office:value-type="float" office:value="5.0944495">
                <text:p>5.094449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5.844892023">
                <text:p>25.844892023</text:p>
              </table:table-cell>
              <table:table-cell office:value-type="float" office:value="5.02569">
                <text:p>5.0256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5.893614083">
                <text:p>25.893614083</text:p>
              </table:table-cell>
              <table:table-cell office:value-type="float" office:value="5.131146">
                <text:p>5.13114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5.943373753">
                <text:p>25.943373753</text:p>
              </table:table-cell>
              <table:table-cell office:value-type="float" office:value="5.024149">
                <text:p>5.02414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5.993591195">
                <text:p>25.993591195</text:p>
              </table:table-cell>
              <table:table-cell office:value-type="float" office:value="4.97835">
                <text:p>4.9783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6.044449515">
                <text:p>26.044449515</text:p>
              </table:table-cell>
              <table:table-cell office:value-type="float" office:value="4.9156165">
                <text:p>4.915616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6.094178669">
                <text:p>26.094178669</text:p>
              </table:table-cell>
              <table:table-cell office:value-type="float" office:value="5.027232">
                <text:p>5.02723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6.144975953">
                <text:p>26.144975953</text:p>
              </table:table-cell>
              <table:table-cell office:value-type="float" office:value="4.921523">
                <text:p>4.92152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6.196124196">
                <text:p>26.196124196</text:p>
              </table:table-cell>
              <table:table-cell office:value-type="float" office:value="4.887753">
                <text:p>4.88775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6.247760728">
                <text:p>26.247760728</text:p>
              </table:table-cell>
              <table:table-cell office:value-type="float" office:value="4.8415337">
                <text:p>4.841533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6.297962911">
                <text:p>26.297962911</text:p>
              </table:table-cell>
              <table:table-cell office:value-type="float" office:value="4.979863">
                <text:p>4.97986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6.348897527">
                <text:p>26.348897527</text:p>
              </table:table-cell>
              <table:table-cell office:value-type="float" office:value="4.908253">
                <text:p>4.90825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6.399923697">
                <text:p>26.399923697</text:p>
              </table:table-cell>
              <table:table-cell office:value-type="float" office:value="4.8994465">
                <text:p>4.899446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6.451255047">
                <text:p>26.451255047</text:p>
              </table:table-cell>
              <table:table-cell office:value-type="float" office:value="4.870318">
                <text:p>4.87031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6.500938424">
                <text:p>26.500938424</text:p>
              </table:table-cell>
              <table:table-cell office:value-type="float" office:value="5.031864">
                <text:p>5.03186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6.551171124">
                <text:p>26.551171124</text:p>
              </table:table-cell>
              <table:table-cell office:value-type="float" office:value="4.976838">
                <text:p>4.97683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6.601251234">
                <text:p>26.601251234</text:p>
              </table:table-cell>
              <table:table-cell office:value-type="float" office:value="4.9920015">
                <text:p>4.992001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6.65137712">
                <text:p>26.65137712</text:p>
              </table:table-cell>
              <table:table-cell office:value-type="float" office:value="4.987443">
                <text:p>4.98744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6.699824513">
                <text:p>26.699824513</text:p>
              </table:table-cell>
              <table:table-cell office:value-type="float" office:value="5.160237">
                <text:p>5.16023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6.748714418">
                <text:p>26.748714418</text:p>
              </table:table-cell>
              <table:table-cell office:value-type="float" office:value="5.11353">
                <text:p>5.1135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6.797390698">
                <text:p>26.797390698</text:p>
              </table:table-cell>
              <table:table-cell office:value-type="float" office:value="5.135972">
                <text:p>5.13597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6.846143274">
                <text:p>26.846143274</text:p>
              </table:table-cell>
              <table:table-cell office:value-type="float" office:value="5.127934">
                <text:p>5.12793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6.893125801">
                <text:p>26.893125801</text:p>
              </table:table-cell>
              <table:table-cell office:value-type="float" office:value="5.321127">
                <text:p>5.32112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6.940398251">
                <text:p>26.940398251</text:p>
              </table:table-cell>
              <table:table-cell office:value-type="float" office:value="5.288492">
                <text:p>5.28849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6.987441817">
                <text:p>26.987441817</text:p>
              </table:table-cell>
              <table:table-cell office:value-type="float" office:value="5.314223">
                <text:p>5.31422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7.034424344">
                <text:p>27.034424344</text:p>
              </table:table-cell>
              <table:table-cell office:value-type="float" office:value="5.321127">
                <text:p>5.32112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7.079728382">
                <text:p>27.079728382</text:p>
              </table:table-cell>
              <table:table-cell office:value-type="float" office:value="5.5182714">
                <text:p>5.518271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7.125322342">
                <text:p>27.125322342</text:p>
              </table:table-cell>
              <table:table-cell office:value-type="float" office:value="5.483183">
                <text:p>5.48318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7.170733192">
                <text:p>27.170733192</text:p>
              </table:table-cell>
              <table:table-cell office:value-type="float" office:value="5.505292">
                <text:p>5.50529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7.216067747">
                <text:p>27.216067747</text:p>
              </table:table-cell>
              <table:table-cell office:value-type="float" office:value="5.514557">
                <text:p>5.51455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7.25984588">
                <text:p>27.25984588</text:p>
              </table:table-cell>
              <table:table-cell office:value-type="float" office:value="5.7106137">
                <text:p>5.710613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7.303959713">
                <text:p>27.303959713</text:p>
              </table:table-cell>
              <table:table-cell office:value-type="float" office:value="5.667156">
                <text:p>5.66715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7.347951473">
                <text:p>27.347951473</text:p>
              </table:table-cell>
              <table:table-cell office:value-type="float" office:value="5.6828823">
                <text:p>5.682882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7.391989009">
                <text:p>27.391989009</text:p>
              </table:table-cell>
              <table:table-cell office:value-type="float" office:value="5.6769753">
                <text:p>5.676975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7.434622719">
                <text:p>27.434622719</text:p>
              </table:table-cell>
              <table:table-cell office:value-type="float" office:value="5.863905">
                <text:p>5.86390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7.477668419">
                <text:p>27.477668419</text:p>
              </table:table-cell>
              <table:table-cell office:value-type="float" office:value="5.807781">
                <text:p>5.80778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7.520607307">
                <text:p>27.520607307</text:p>
              </table:table-cell>
              <table:table-cell office:value-type="float" office:value="5.822228">
                <text:p>5.82222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7.563729304">
                <text:p>27.563729304</text:p>
              </table:table-cell>
              <table:table-cell office:value-type="float" office:value="5.797505">
                <text:p>5.79750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7.605539024">
                <text:p>27.605539024</text:p>
              </table:table-cell>
              <table:table-cell office:value-type="float" office:value="5.979471">
                <text:p>5.97947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7.647913329">
                <text:p>27.647913329</text:p>
              </table:table-cell>
              <table:table-cell office:value-type="float" office:value="5.899802">
                <text:p>5.89980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7.690394446">
                <text:p>27.690394446</text:p>
              </table:table-cell>
              <table:table-cell office:value-type="float" office:value="5.884968">
                <text:p>5.88496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7.733196001">
                <text:p>27.733196001</text:p>
              </table:table-cell>
              <table:table-cell office:value-type="float" office:value="5.8409095">
                <text:p>5.840909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7.774807351">
                <text:p>27.774807351</text:p>
              </table:table-cell>
              <table:table-cell office:value-type="float" office:value="6.007976">
                <text:p>6.007976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7.816998547">
                <text:p>27.816998547</text:p>
              </table:table-cell>
              <table:table-cell office:value-type="float" office:value="5.9254065">
                <text:p>5.925406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7.859311814">
                <text:p>27.859311814</text:p>
              </table:table-cell>
              <table:table-cell office:value-type="float" office:value="5.9083123">
                <text:p>5.908312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7.901991299">
                <text:p>27.901991299</text:p>
              </table:table-cell>
              <table:table-cell office:value-type="float" office:value="5.8576155">
                <text:p>5.85761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7.943572132">
                <text:p>27.943572132</text:p>
              </table:table-cell>
              <table:table-cell office:value-type="float" office:value="6.0123854">
                <text:p>6.012385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7.985885399">
                <text:p>27.985885399</text:p>
              </table:table-cell>
              <table:table-cell office:value-type="float" office:value="5.9083123">
                <text:p>5.908312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8.028458069">
                <text:p>28.028458069</text:p>
              </table:table-cell>
              <table:table-cell office:value-type="float" office:value="5.8723125">
                <text:p>5.872312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8.071519029">
                <text:p>28.071519029</text:p>
              </table:table-cell>
              <table:table-cell office:value-type="float" office:value="5.805723">
                <text:p>5.80572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8.113557634">
                <text:p>28.113557634</text:p>
              </table:table-cell>
              <table:table-cell office:value-type="float" office:value="5.9469147">
                <text:p>5.946914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8.156420228">
                <text:p>28.156420228</text:p>
              </table:table-cell>
              <table:table-cell office:value-type="float" office:value="5.8325915">
                <text:p>5.832591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8.199542225">
                <text:p>28.199542225</text:p>
              </table:table-cell>
              <table:table-cell office:value-type="float" office:value="5.797505">
                <text:p>5.79750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8.24316777">
                <text:p>28.24316777</text:p>
              </table:table-cell>
              <table:table-cell office:value-type="float" office:value="5.7305875">
                <text:p>5.730587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8.2857557">
                <text:p>28.2857557</text:p>
              </table:table-cell>
              <table:table-cell office:value-type="float" office:value="5.8702083">
                <text:p>5.870208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8.32912184">
                <text:p>28.32912184</text:p>
              </table:table-cell>
              <table:table-cell office:value-type="float" office:value="5.764866">
                <text:p>5.764866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8.372732126">
                <text:p>28.372732126</text:p>
              </table:table-cell>
              <table:table-cell office:value-type="float" office:value="5.7325926">
                <text:p>5.7325926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8.416876476">
                <text:p>28.416876476</text:p>
              </table:table-cell>
              <table:table-cell office:value-type="float" office:value="5.6632385">
                <text:p>5.663238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8.459952693">
                <text:p>28.459952693</text:p>
              </table:table-cell>
              <table:table-cell office:value-type="float" office:value="5.8036666">
                <text:p>5.8036666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8.503868158">
                <text:p>28.503868158</text:p>
              </table:table-cell>
              <table:table-cell office:value-type="float" office:value="5.692755">
                <text:p>5.69275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8.548119321">
                <text:p>28.548119321</text:p>
              </table:table-cell>
              <table:table-cell office:value-type="float" office:value="5.649569">
                <text:p>5.64956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8.592904549">
                <text:p>28.592904549</text:p>
              </table:table-cell>
              <table:table-cell office:value-type="float" office:value="5.582198">
                <text:p>5.58219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8.636667423">
                <text:p>28.636667423</text:p>
              </table:table-cell>
              <table:table-cell office:value-type="float" office:value="5.712605">
                <text:p>5.71260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8.681376357">
                <text:p>28.681376357</text:p>
              </table:table-cell>
              <table:table-cell office:value-type="float" office:value="5.591724">
                <text:p>5.59172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8.726497287">
                <text:p>28.726497287</text:p>
              </table:table-cell>
              <table:table-cell office:value-type="float" office:value="5.540666">
                <text:p>5.54066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8.772213317">
                <text:p>28.772213317</text:p>
              </table:table-cell>
              <table:table-cell office:value-type="float" office:value="5.4685416">
                <text:p>5.468541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8.816952767">
                <text:p>28.816952767</text:p>
              </table:table-cell>
              <table:table-cell office:value-type="float" office:value="5.5879097">
                <text:p>5.587909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8.862638277">
                <text:p>28.862638277</text:p>
              </table:table-cell>
              <table:table-cell office:value-type="float" office:value="5.4721947">
                <text:p>5.472194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8.9087663">
                <text:p>28.9087663</text:p>
              </table:table-cell>
              <table:table-cell office:value-type="float" office:value="5.4196987">
                <text:p>5.419698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8.95556572">
                <text:p>28.95556572</text:p>
              </table:table-cell>
              <table:table-cell office:value-type="float" office:value="5.3419466">
                <text:p>5.341946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9.00141908">
                <text:p>29.00141908</text:p>
              </table:table-cell>
              <table:table-cell office:value-type="float" office:value="5.4521627">
                <text:p>5.452162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9.04834057">
                <text:p>29.04834057</text:p>
              </table:table-cell>
              <table:table-cell office:value-type="float" office:value="5.3280487">
                <text:p>5.328048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9.095796127">
                <text:p>29.095796127</text:p>
              </table:table-cell>
              <table:table-cell office:value-type="float" office:value="5.268087">
                <text:p>5.26808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9.143968857">
                <text:p>29.143968857</text:p>
              </table:table-cell>
              <table:table-cell office:value-type="float" office:value="5.1896577">
                <text:p>5.189657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9.191180269">
                <text:p>29.191180269</text:p>
              </table:table-cell>
              <table:table-cell office:value-type="float" office:value="5.2953296">
                <text:p>5.295329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9.239490333">
                <text:p>29.239490333</text:p>
              </table:table-cell>
              <table:table-cell office:value-type="float" office:value="5.1749053">
                <text:p>5.174905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9.288334463">
                <text:p>29.288334463</text:p>
              </table:table-cell>
              <table:table-cell office:value-type="float" office:value="5.1183224">
                <text:p>5.118322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9.337926283">
                <text:p>29.337926283</text:p>
              </table:table-cell>
              <table:table-cell office:value-type="float" office:value="5.041154">
                <text:p>5.04115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9.386556785">
                <text:p>29.386556785</text:p>
              </table:table-cell>
              <table:table-cell office:value-type="float" office:value="5.1408067">
                <text:p>5.140806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9.436316455">
                <text:p>29.436316455</text:p>
              </table:table-cell>
              <table:table-cell office:value-type="float" office:value="5.024149">
                <text:p>5.02414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9.48662545">
                <text:p>29.48662545</text:p>
              </table:table-cell>
              <table:table-cell office:value-type="float" office:value="4.9692907">
                <text:p>4.969290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9.537773693">
                <text:p>29.537773693</text:p>
              </table:table-cell>
              <table:table-cell office:value-type="float" office:value="4.887753">
                <text:p>4.88775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9.587960618">
                <text:p>29.587960618</text:p>
              </table:table-cell>
              <table:table-cell office:value-type="float" office:value="4.9813776">
                <text:p>4.981377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9.639398782">
                <text:p>29.639398782</text:p>
              </table:table-cell>
              <table:table-cell office:value-type="float" office:value="4.8602047">
                <text:p>4.860204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9.691462562">
                <text:p>29.691462562</text:p>
              </table:table-cell>
              <table:table-cell office:value-type="float" office:value="4.8018026">
                <text:p>4.801802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9.744335074">
                <text:p>29.744335074</text:p>
              </table:table-cell>
              <table:table-cell office:value-type="float" office:value="4.728355">
                <text:p>4.72835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9.79616997">
                <text:p>29.79616997</text:p>
              </table:table-cell>
              <table:table-cell office:value-type="float" office:value="4.8230057">
                <text:p>4.823005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9.849225588">
                <text:p>29.849225588</text:p>
              </table:table-cell>
              <table:table-cell office:value-type="float" office:value="4.712036">
                <text:p>4.71203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9.902861051">
                <text:p>29.902861051</text:p>
              </table:table-cell>
              <table:table-cell office:value-type="float" office:value="4.661095">
                <text:p>4.66109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9.957274724">
                <text:p>29.957274724</text:p>
              </table:table-cell>
              <table:table-cell office:value-type="float" office:value="4.594434">
                <text:p>4.59443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0.010589744">
                <text:p>30.010589744</text:p>
              </table:table-cell>
              <table:table-cell office:value-type="float" office:value="4.68911">
                <text:p>4.6891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0.06507971">
                <text:p>30.06507971</text:p>
              </table:table-cell>
              <table:table-cell office:value-type="float" office:value="4.588001">
                <text:p>4.58800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0.12010374">
                <text:p>30.12010374</text:p>
              </table:table-cell>
              <table:table-cell office:value-type="float" office:value="4.5434694">
                <text:p>4.5434694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0.175875463">
                <text:p>30.175875463</text:p>
              </table:table-cell>
              <table:table-cell office:value-type="float" office:value="4.4825583">
                <text:p>4.482558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0.230456986">
                <text:p>30.230456986</text:p>
              </table:table-cell>
              <table:table-cell office:value-type="float" office:value="4.5803046">
                <text:p>4.580304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0.286060863">
                <text:p>30.286060863</text:p>
              </table:table-cell>
              <table:table-cell office:value-type="float" office:value="4.4960895">
                <text:p>4.496089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30.341878366">
                <text:p>30.341878366</text:p>
              </table:table-cell>
              <table:table-cell office:value-type="float" office:value="4.478882">
                <text:p>4.47888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0.398123119">
                <text:p>30.398123119</text:p>
              </table:table-cell>
              <table:table-cell office:value-type="float" office:value="4.444859">
                <text:p>4.44485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0.452826712">
                <text:p>30.452826712</text:p>
              </table:table-cell>
              <table:table-cell office:value-type="float" office:value="4.5700836">
                <text:p>4.570083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0.508079629">
                <text:p>30.508079629</text:p>
              </table:table-cell>
              <table:table-cell office:value-type="float" office:value="4.5246477">
                <text:p>4.524647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30.563103659">
                <text:p>30.563103659</text:p>
              </table:table-cell>
              <table:table-cell office:value-type="float" office:value="4.5434694">
                <text:p>4.543469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0.618005619">
                <text:p>30.618005619</text:p>
              </table:table-cell>
              <table:table-cell office:value-type="float" office:value="4.553571">
                <text:p>4.55357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0.670740799">
                <text:p>30.670740799</text:p>
              </table:table-cell>
              <table:table-cell office:value-type="float" office:value="4.7406683">
                <text:p>4.740668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0.723643829">
                <text:p>30.723643829</text:p>
              </table:table-cell>
              <table:table-cell office:value-type="float" office:value="4.725627">
                <text:p>4.72562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30.776180639">
                <text:p>30.776180639</text:p>
              </table:table-cell>
              <table:table-cell office:value-type="float" office:value="4.7585683">
                <text:p>4.758568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30.828366495">
                <text:p>30.828366495</text:p>
              </table:table-cell>
              <table:table-cell office:value-type="float" office:value="4.7905703">
                <text:p>4.790570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0.878477122">
                <text:p>30.878477122</text:p>
              </table:table-cell>
              <table:table-cell office:value-type="float" office:value="4.9889617">
                <text:p>4.988961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30.928664047">
                <text:p>30.928664047</text:p>
              </table:table-cell>
              <table:table-cell office:value-type="float" office:value="4.9813776">
                <text:p>4.981377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30.978393201">
                <text:p>30.978393201</text:p>
              </table:table-cell>
              <table:table-cell office:value-type="float" office:value="5.027232">
                <text:p>5.02723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31.027801911">
                <text:p>31.027801911</text:p>
              </table:table-cell>
              <table:table-cell office:value-type="float" office:value="5.0598364">
                <text:p>5.059836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1.075318507">
                <text:p>31.075318507</text:p>
              </table:table-cell>
              <table:table-cell office:value-type="float" office:value="5.2613196">
                <text:p>5.261319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31.12298769">
                <text:p>31.12298769</text:p>
              </table:table-cell>
              <table:table-cell office:value-type="float" office:value="5.2444787">
                <text:p>5.2444787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1.170351694">
                <text:p>31.170351694</text:p>
              </table:table-cell>
              <table:table-cell office:value-type="float" office:value="5.27827">
                <text:p>5.2782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1.217624144">
                <text:p>31.217624144</text:p>
              </table:table-cell>
              <table:table-cell office:value-type="float" office:value="5.288492">
                <text:p>5.28849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1.263279138">
                <text:p>31.263279138</text:p>
              </table:table-cell>
              <table:table-cell office:value-type="float" office:value="5.4758525">
                <text:p>5.475852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31.309330868">
                <text:p>31.309330868</text:p>
              </table:table-cell>
              <table:table-cell office:value-type="float" office:value="5.4286776">
                <text:p>5.4286776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31.355260523">
                <text:p>31.355260523</text:p>
              </table:table-cell>
              <table:table-cell office:value-type="float" office:value="5.443106">
                <text:p>5.44310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1.401251213">
                <text:p>31.401251213</text:p>
              </table:table-cell>
              <table:table-cell office:value-type="float" office:value="5.4358826">
                <text:p>5.435882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31.445731261">
                <text:p>31.445731261</text:p>
              </table:table-cell>
              <table:table-cell office:value-type="float" office:value="5.6204977">
                <text:p>5.620497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1.490577528">
                <text:p>31.490577528</text:p>
              </table:table-cell>
              <table:table-cell office:value-type="float" office:value="5.5746">
                <text:p>5.574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31.535316978">
                <text:p>31.535316978</text:p>
              </table:table-cell>
              <table:table-cell office:value-type="float" office:value="5.5879097">
                <text:p>5.587909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31.580132728">
                <text:p>31.580132728</text:p>
              </table:table-cell>
              <table:table-cell office:value-type="float" office:value="5.5783963">
                <text:p>5.578396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1.623468352">
                <text:p>31.623468352</text:p>
              </table:table-cell>
              <table:table-cell office:value-type="float" office:value="5.7689257">
                <text:p>5.768925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31.667215967">
                <text:p>31.667215967</text:p>
              </table:table-cell>
              <table:table-cell office:value-type="float" office:value="5.714597">
                <text:p>5.71459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1.710887287">
                <text:p>31.710887287</text:p>
              </table:table-cell>
              <table:table-cell office:value-type="float" office:value="5.724581">
                <text:p>5.72458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31.754634902">
                <text:p>31.754634902</text:p>
              </table:table-cell>
              <table:table-cell office:value-type="float" office:value="5.714597">
                <text:p>5.71459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1.796978686">
                <text:p>31.796978686</text:p>
              </table:table-cell>
              <table:table-cell office:value-type="float" office:value="5.904054">
                <text:p>5.90405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1.8397955">
                <text:p>31.8397955</text:p>
              </table:table-cell>
              <table:table-cell office:value-type="float" office:value="5.838828">
                <text:p>5.83882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31.882566538">
                <text:p>31.882566538</text:p>
              </table:table-cell>
              <table:table-cell office:value-type="float" office:value="5.845077">
                <text:p>5.84507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31.925474908">
                <text:p>31.925474908</text:p>
              </table:table-cell>
              <table:table-cell office:value-type="float" office:value="5.826369">
                <text:p>5.82636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1.967009965">
                <text:p>31.967009965</text:p>
              </table:table-cell>
              <table:table-cell office:value-type="float" office:value="6.019012">
                <text:p>6.019012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2.009018052">
                <text:p>32.009018052</text:p>
              </table:table-cell>
              <table:table-cell office:value-type="float" office:value="5.951235">
                <text:p>5.95123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2.050995622">
                <text:p>32.050995622</text:p>
              </table:table-cell>
              <table:table-cell office:value-type="float" office:value="5.9555616">
                <text:p>5.9555616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2.093156302">
                <text:p>32.093156302</text:p>
              </table:table-cell>
              <table:table-cell office:value-type="float" office:value="5.9296956">
                <text:p>5.929695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2.134081">
                <text:p>32.134081</text:p>
              </table:table-cell>
              <table:table-cell office:value-type="float" office:value="6.1087804">
                <text:p>6.108780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32.175493987">
                <text:p>32.175493987</text:p>
              </table:table-cell>
              <table:table-cell office:value-type="float" office:value="6.0367537">
                <text:p>6.036753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2.217059562">
                <text:p>32.217059562</text:p>
              </table:table-cell>
              <table:table-cell office:value-type="float" office:value="6.0145926">
                <text:p>6.0145926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2.25888454">
                <text:p>32.25888454</text:p>
              </table:table-cell>
              <table:table-cell office:value-type="float" office:value="5.9772897">
                <text:p>5.977289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2.299534576">
                <text:p>32.299534576</text:p>
              </table:table-cell>
              <table:table-cell office:value-type="float" office:value="6.1500564">
                <text:p>6.1500564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2.340779712">
                <text:p>32.340779712</text:p>
              </table:table-cell>
              <table:table-cell office:value-type="float" office:value="6.0613203">
                <text:p>6.061320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2.382101142">
                <text:p>32.382101142</text:p>
              </table:table-cell>
              <table:table-cell office:value-type="float" office:value="6.0501294">
                <text:p>6.050129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2.423666717">
                <text:p>32.423666717</text:p>
              </table:table-cell>
              <table:table-cell office:value-type="float" office:value="6.0145926">
                <text:p>6.014592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2.464103127">
                <text:p>32.464103127</text:p>
              </table:table-cell>
              <table:table-cell office:value-type="float" office:value="6.182547">
                <text:p>6.18254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2.50508886">
                <text:p>32.50508886</text:p>
              </table:table-cell>
              <table:table-cell office:value-type="float" office:value="6.0996833">
                <text:p>6.099683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2.54612037">
                <text:p>32.54612037</text:p>
              </table:table-cell>
              <table:table-cell office:value-type="float" office:value="6.0928783">
                <text:p>6.092878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2.5874418">
                <text:p>32.5874418</text:p>
              </table:table-cell>
              <table:table-cell office:value-type="float" office:value="6.0501294">
                <text:p>6.050129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2.627649324">
                <text:p>32.627649324</text:p>
              </table:table-cell>
              <table:table-cell office:value-type="float" office:value="6.2177415">
                <text:p>6.217741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2.668451948">
                <text:p>32.668451948</text:p>
              </table:table-cell>
              <table:table-cell office:value-type="float" office:value="6.127057">
                <text:p>6.12705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2.709422422">
                <text:p>32.709422422</text:p>
              </table:table-cell>
              <table:table-cell office:value-type="float" office:value="6.1019554">
                <text:p>6.101955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2.750759112">
                <text:p>32.750759112</text:p>
              </table:table-cell>
              <table:table-cell office:value-type="float" office:value="6.047896">
                <text:p>6.047896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2.790920859">
                <text:p>32.790920859</text:p>
              </table:table-cell>
              <table:table-cell office:value-type="float" office:value="6.2248287">
                <text:p>6.224828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2.831753999">
                <text:p>32.831753999</text:p>
              </table:table-cell>
              <table:table-cell office:value-type="float" office:value="6.122478">
                <text:p>6.12247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2.872770249">
                <text:p>32.872770249</text:p>
              </table:table-cell>
              <table:table-cell office:value-type="float" office:value="6.095145">
                <text:p>6.09514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2.914167977">
                <text:p>32.914167977</text:p>
              </table:table-cell>
              <table:table-cell office:value-type="float" office:value="6.0389786">
                <text:p>6.038978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2.954528087">
                <text:p>32.954528087</text:p>
              </table:table-cell>
              <table:table-cell office:value-type="float" office:value="6.1942344">
                <text:p>6.194234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2.995574857">
                <text:p>32.995574857</text:p>
              </table:table-cell>
              <table:table-cell office:value-type="float" office:value="6.0906134">
                <text:p>6.090613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3.03686577">
                <text:p>33.03686577</text:p>
              </table:table-cell>
              <table:table-cell office:value-type="float" office:value="6.0546007">
                <text:p>6.054600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3.078583936">
                <text:p>33.078583936</text:p>
              </table:table-cell>
              <table:table-cell office:value-type="float" office:value="5.9925933">
                <text:p>5.992593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3.119310266">
                <text:p>33.119310266</text:p>
              </table:table-cell>
              <table:table-cell office:value-type="float" office:value="6.138535">
                <text:p>6.13853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3.160799546">
                <text:p>33.160799546</text:p>
              </table:table-cell>
              <table:table-cell office:value-type="float" office:value="6.025653">
                <text:p>6.02565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3.202578746">
                <text:p>33.202578746</text:p>
              </table:table-cell>
              <table:table-cell office:value-type="float" office:value="5.983839">
                <text:p>5.98383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3.244754683">
                <text:p>33.244754683</text:p>
              </table:table-cell>
              <table:table-cell office:value-type="float" office:value="5.9275503">
                <text:p>5.927550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3.285969303">
                <text:p>33.285969303</text:p>
              </table:table-cell>
              <table:table-cell office:value-type="float" office:value="6.065809">
                <text:p>6.06580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3.327946873">
                <text:p>33.327946873</text:p>
              </table:table-cell>
              <table:table-cell office:value-type="float" office:value="5.9555616">
                <text:p>5.955561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3.370199103">
                <text:p>33.370199103</text:p>
              </table:table-cell>
              <table:table-cell office:value-type="float" office:value="5.916847">
                <text:p>5.91684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3.412909106">
                <text:p>33.412909106</text:p>
              </table:table-cell>
              <table:table-cell office:value-type="float" office:value="5.85343">
                <text:p>5.8534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3.454612014">
                <text:p>33.454612014</text:p>
              </table:table-cell>
              <table:table-cell office:value-type="float" office:value="5.9947863">
                <text:p>5.994786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3.49710839">
                <text:p>33.49710839</text:p>
              </table:table-cell>
              <table:table-cell office:value-type="float" office:value="5.882855">
                <text:p>5.88285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3.5399709840001">
                <text:p>33.5399709840001</text:p>
              </table:table-cell>
              <table:table-cell office:value-type="float" office:value="5.8325915">
                <text:p>5.832591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3.583321867">
                <text:p>33.583321867</text:p>
              </table:table-cell>
              <table:table-cell office:value-type="float" office:value="5.766895">
                <text:p>5.76689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3.625680914">
                <text:p>33.625680914</text:p>
              </table:table-cell>
              <table:table-cell office:value-type="float" office:value="5.9019275">
                <text:p>5.901927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3.668848688">
                <text:p>33.668848688</text:p>
              </table:table-cell>
              <table:table-cell office:value-type="float" office:value="5.791357">
                <text:p>5.79135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3.712321641">
                <text:p>33.712321641</text:p>
              </table:table-cell>
              <table:table-cell office:value-type="float" office:value="5.750702">
                <text:p>5.75070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3.756282881">
                <text:p>33.756282881</text:p>
              </table:table-cell>
              <table:table-cell office:value-type="float" office:value="5.6868277">
                <text:p>5.686827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3.799191251">
                <text:p>33.799191251</text:p>
              </table:table-cell>
              <table:table-cell office:value-type="float" office:value="5.826369">
                <text:p>5.82636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3.842832055">
                <text:p>33.842832055</text:p>
              </table:table-cell>
              <table:table-cell office:value-type="float" office:value="5.728584">
                <text:p>5.72858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3.886732262">
                <text:p>33.886732262</text:p>
              </table:table-cell>
              <table:table-cell office:value-type="float" office:value="5.694734">
                <text:p>5.69473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3.931044462">
                <text:p>33.931044462</text:p>
              </table:table-cell>
              <table:table-cell office:value-type="float" office:value="5.641787">
                <text:p>5.64178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3.974227494">
                <text:p>33.974227494</text:p>
              </table:table-cell>
              <table:table-cell office:value-type="float" office:value="5.789311">
                <text:p>5.78931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4.018036144">
                <text:p>34.018036144</text:p>
              </table:table-cell>
              <table:table-cell office:value-type="float" office:value="5.7066355">
                <text:p>5.706635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4.061951609">
                <text:p>34.061951609</text:p>
              </table:table-cell>
              <table:table-cell office:value-type="float" office:value="5.692755">
                <text:p>5.69275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4.106095959">
                <text:p>34.106095959</text:p>
              </table:table-cell>
              <table:table-cell office:value-type="float" office:value="5.6632385">
                <text:p>5.663238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4.1489280320001">
                <text:p>34.1489280320001</text:p>
              </table:table-cell>
              <table:table-cell office:value-type="float" office:value="5.8367476">
                <text:p>5.836747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4.192263656">
                <text:p>34.192263656</text:p>
              </table:table-cell>
              <table:table-cell office:value-type="float" office:value="5.7689257">
                <text:p>5.768925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4.2355687590001">
                <text:p>34.2355687590001</text:p>
              </table:table-cell>
              <table:table-cell office:value-type="float" office:value="5.7729917">
                <text:p>5.772991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4.2789501590001">
                <text:p>34.2789501590001</text:p>
              </table:table-cell>
              <table:table-cell office:value-type="float" office:value="5.762838">
                <text:p>5.76283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4.3210192810001">
                <text:p>34.3210192810001</text:p>
              </table:table-cell>
              <table:table-cell office:value-type="float" office:value="5.9426007">
                <text:p>5.942600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4.3635766910001">
                <text:p>34.3635766910001</text:p>
              </table:table-cell>
              <table:table-cell office:value-type="float" office:value="5.874418">
                <text:p>5.87441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4.4060730670001">
                <text:p>34.4060730670001</text:p>
              </table:table-cell>
              <table:table-cell office:value-type="float" office:value="5.882855">
                <text:p>5.88285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4.4487830700001">
                <text:p>34.4487830700001</text:p>
              </table:table-cell>
              <table:table-cell office:value-type="float" office:value="5.85343">
                <text:p>5.8534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4.4901807980001">
                <text:p>34.4901807980001</text:p>
              </table:table-cell>
              <table:table-cell office:value-type="float" office:value="6.0389786">
                <text:p>6.038978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4.5321431080001">
                <text:p>34.5321431080001</text:p>
              </table:table-cell>
              <table:table-cell office:value-type="float" office:value="5.9577274">
                <text:p>5.957727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4.5741054180001">
                <text:p>34.5741054180001</text:p>
              </table:table-cell>
              <table:table-cell office:value-type="float" office:value="5.9577274">
                <text:p>5.957727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4.6162508380001">
                <text:p>34.6162508380001</text:p>
              </table:table-cell>
              <table:table-cell office:value-type="float" office:value="5.9318423">
                <text:p>5.931842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4.6570839780001">
                <text:p>34.6570839780001</text:p>
              </table:table-cell>
              <table:table-cell office:value-type="float" office:value="6.122478">
                <text:p>6.12247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4.6984511850001">
                <text:p>34.6984511850001</text:p>
              </table:table-cell>
              <table:table-cell office:value-type="float" office:value="6.043434">
                <text:p>6.04343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4.7398489130001">
                <text:p>34.7398489130001</text:p>
              </table:table-cell>
              <table:table-cell office:value-type="float" office:value="6.0389786">
                <text:p>6.038978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4.7814297460001">
                <text:p>34.7814297460001</text:p>
              </table:table-cell>
              <table:table-cell office:value-type="float" office:value="6.0123854">
                <text:p>6.012385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4.8217898560001">
                <text:p>34.8217898560001</text:p>
              </table:table-cell>
              <table:table-cell office:value-type="float" office:value="6.1942344">
                <text:p>6.194234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4.8627145540001">
                <text:p>34.8627145540001</text:p>
              </table:table-cell>
              <table:table-cell office:value-type="float" office:value="6.1087804">
                <text:p>6.108780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4.9037613240001">
                <text:p>34.9037613240001</text:p>
              </table:table-cell>
              <table:table-cell office:value-type="float" office:value="6.0906134">
                <text:p>6.090613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4.9450980140001">
                <text:p>34.9450980140001</text:p>
              </table:table-cell>
              <table:table-cell office:value-type="float" office:value="6.047896">
                <text:p>6.04789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4.9852902790001">
                <text:p>34.9852902790001</text:p>
              </table:table-cell>
              <table:table-cell office:value-type="float" office:value="6.2201023">
                <text:p>6.220102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5.0260929030001">
                <text:p>35.0260929030001</text:p>
              </table:table-cell>
              <table:table-cell office:value-type="float" office:value="6.127057">
                <text:p>6.12705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5.0670481190001">
                <text:p>35.0670481190001</text:p>
              </table:table-cell>
              <table:table-cell office:value-type="float" office:value="6.1042285">
                <text:p>6.104228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5.1083085140001">
                <text:p>35.1083085140001</text:p>
              </table:table-cell>
              <table:table-cell office:value-type="float" office:value="6.059079">
                <text:p>6.05907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5.1484397400001">
                <text:p>35.1484397400001</text:p>
              </table:table-cell>
              <table:table-cell office:value-type="float" office:value="6.2295628">
                <text:p>6.229562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5.1892118460001">
                <text:p>35.1892118460001</text:p>
              </table:table-cell>
              <table:table-cell office:value-type="float" office:value="6.1316433">
                <text:p>6.131643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5.2301823200001">
                <text:p>35.2301823200001</text:p>
              </table:table-cell>
              <table:table-cell office:value-type="float" office:value="6.1019554">
                <text:p>6.101955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5.2714884900001">
                <text:p>35.2714884900001</text:p>
              </table:table-cell>
              <table:table-cell office:value-type="float" office:value="6.0523643">
                <text:p>6.052364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5.3117570500001">
                <text:p>35.3117570500001</text:p>
              </table:table-cell>
              <table:table-cell office:value-type="float" office:value="6.2083173">
                <text:p>6.208317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5.3527733000001">
                <text:p>35.3527733000001</text:p>
              </table:table-cell>
              <table:table-cell office:value-type="float" office:value="6.095145">
                <text:p>6.09514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5.3940642130001">
                <text:p>35.3940642130001</text:p>
              </table:table-cell>
              <table:table-cell office:value-type="float" office:value="6.0546007">
                <text:p>6.054600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5.4357976380001">
                <text:p>35.4357976380001</text:p>
              </table:table-cell>
              <table:table-cell office:value-type="float" office:value="5.990402">
                <text:p>5.99040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5.476569744">
                <text:p>35.476569744</text:p>
              </table:table-cell>
              <table:table-cell office:value-type="float" office:value="6.1316433">
                <text:p>6.131643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5.518104801">
                <text:p>35.518104801</text:p>
              </table:table-cell>
              <table:table-cell office:value-type="float" office:value="6.019012">
                <text:p>6.01901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5.559960296">
                <text:p>35.559960296</text:p>
              </table:table-cell>
              <table:table-cell office:value-type="float" office:value="5.9729314">
                <text:p>5.972931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5.602273563">
                <text:p>35.602273563</text:p>
              </table:table-cell>
              <table:table-cell office:value-type="float" office:value="5.9083123">
                <text:p>5.908312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5.643610253">
                <text:p>35.643610253</text:p>
              </table:table-cell>
              <table:table-cell office:value-type="float" office:value="6.047896">
                <text:p>6.04789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5.685801449">
                <text:p>35.685801449</text:p>
              </table:table-cell>
              <table:table-cell office:value-type="float" office:value="5.9254065">
                <text:p>5.925406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5.728343601">
                <text:p>35.728343601</text:p>
              </table:table-cell>
              <table:table-cell office:value-type="float" office:value="5.876525">
                <text:p>5.87652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5.771419818">
                <text:p>35.771419818</text:p>
              </table:table-cell>
              <table:table-cell office:value-type="float" office:value="5.8036666">
                <text:p>5.803666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5.813549978">
                <text:p>35.813549978</text:p>
              </table:table-cell>
              <table:table-cell office:value-type="float" office:value="5.933991">
                <text:p>5.93399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5.856534642">
                <text:p>35.856534642</text:p>
              </table:table-cell>
              <table:table-cell office:value-type="float" office:value="5.8160276">
                <text:p>5.816027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5.8999007820001">
                <text:p>35.8999007820001</text:p>
              </table:table-cell>
              <table:table-cell office:value-type="float" office:value="5.764866">
                <text:p>5.76486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5.943816247">
                <text:p>35.943816247</text:p>
              </table:table-cell>
              <table:table-cell office:value-type="float" office:value="5.692755">
                <text:p>5.69275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5.986785653">
                <text:p>35.986785653</text:p>
              </table:table-cell>
              <table:table-cell office:value-type="float" office:value="5.818093">
                <text:p>5.818093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6.030624823">
                <text:p>36.030624823</text:p>
              </table:table-cell>
              <table:table-cell office:value-type="float" office:value="5.7026625">
                <text:p>5.702662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6.074845468">
                <text:p>36.074845468</text:p>
              </table:table-cell>
              <table:table-cell office:value-type="float" office:value="5.6534677">
                <text:p>5.653467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6.119645958">
                <text:p>36.119645958</text:p>
              </table:table-cell>
              <table:table-cell office:value-type="float" office:value="5.580296">
                <text:p>5.58029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6.163485128">
                <text:p>36.163485128</text:p>
              </table:table-cell>
              <table:table-cell office:value-type="float" office:value="5.7026625">
                <text:p>5.702662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6.208285618">
                <text:p>36.208285618</text:p>
              </table:table-cell>
              <table:table-cell office:value-type="float" office:value="5.580296">
                <text:p>5.580296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6.253543876">
                <text:p>36.253543876</text:p>
              </table:table-cell>
              <table:table-cell office:value-type="float" office:value="5.523854">
                <text:p>5.52385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6.299458273">
                <text:p>36.299458273</text:p>
              </table:table-cell>
              <table:table-cell office:value-type="float" office:value="5.4449153">
                <text:p>5.444915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6.34442661">
                <text:p>36.34442661</text:p>
              </table:table-cell>
              <table:table-cell office:value-type="float" office:value="5.5594673">
                <text:p>5.559467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6.390371524">
                <text:p>36.390371524</text:p>
              </table:table-cell>
              <table:table-cell office:value-type="float" office:value="5.4412985">
                <text:p>5.441298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6.436774209">
                <text:p>36.436774209</text:p>
              </table:table-cell>
              <table:table-cell office:value-type="float" office:value="5.3876195">
                <text:p>5.3876195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6.483848292">
                <text:p>36.483848292</text:p>
              </table:table-cell>
              <table:table-cell office:value-type="float" office:value="5.3107777">
                <text:p>5.3107777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6.529945798">
                <text:p>36.529945798</text:p>
              </table:table-cell>
              <table:table-cell office:value-type="float" office:value="5.423287">
                <text:p>5.42328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6.57703514">
                <text:p>36.57703514</text:p>
              </table:table-cell>
              <table:table-cell office:value-type="float" office:value="5.3090568">
                <text:p>5.309056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6.62462803">
                <text:p>36.62462803</text:p>
              </table:table-cell>
              <table:table-cell office:value-type="float" office:value="5.252886">
                <text:p>5.25288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6.672892317">
                <text:p>36.672892317</text:p>
              </table:table-cell>
              <table:table-cell office:value-type="float" office:value="5.1798134">
                <text:p>5.179813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6.72027158">
                <text:p>36.72027158</text:p>
              </table:table-cell>
              <table:table-cell office:value-type="float" office:value="5.27657">
                <text:p>5.2765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6.768734235">
                <text:p>36.768734235</text:p>
              </table:table-cell>
              <table:table-cell office:value-type="float" office:value="5.1586113">
                <text:p>5.158611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6.817822508">
                <text:p>36.817822508</text:p>
              </table:table-cell>
              <table:table-cell office:value-type="float" office:value="5.092866">
                <text:p>5.09286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6.867658473">
                <text:p>36.867658473</text:p>
              </table:table-cell>
              <table:table-cell office:value-type="float" office:value="5.0164576">
                <text:p>5.0164576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6.916487343">
                <text:p>36.916487343</text:p>
              </table:table-cell>
              <table:table-cell office:value-type="float" office:value="5.1199217">
                <text:p>5.119921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6.966460641">
                <text:p>36.966460641</text:p>
              </table:table-cell>
              <table:table-cell office:value-type="float" office:value="5.0026717">
                <text:p>5.002671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7.0169832610001">
                <text:p>37.0169832610001</text:p>
              </table:table-cell>
              <table:table-cell office:value-type="float" office:value="4.9482784">
                <text:p>4.948278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7.068299351">
                <text:p>37.068299351</text:p>
              </table:table-cell>
              <table:table-cell office:value-type="float" office:value="4.871766">
                <text:p>4.87176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7.1185930870001">
                <text:p>37.1185930870001</text:p>
              </table:table-cell>
              <table:table-cell office:value-type="float" office:value="4.970798">
                <text:p>4.97079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7.170061767">
                <text:p>37.170061767</text:p>
              </table:table-cell>
              <table:table-cell office:value-type="float" office:value="4.8573227">
                <text:p>4.857322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7.222095031">
                <text:p>37.222095031</text:p>
              </table:table-cell>
              <table:table-cell office:value-type="float" office:value="4.804619">
                <text:p>4.80461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7.2749522850001">
                <text:p>37.2749522850001</text:p>
              </table:table-cell>
              <table:table-cell office:value-type="float" office:value="4.7297196">
                <text:p>4.729719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7.3267871810001">
                <text:p>37.3267871810001</text:p>
              </table:table-cell>
              <table:table-cell office:value-type="float" office:value="4.8230057">
                <text:p>4.823005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7.3798580580001">
                <text:p>37.3798580580001</text:p>
              </table:table-cell>
              <table:table-cell office:value-type="float" office:value="4.7106814">
                <text:p>4.710681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7.4335087800001">
                <text:p>37.4335087800001</text:p>
              </table:table-cell>
              <table:table-cell office:value-type="float" office:value="4.6597695">
                <text:p>4.659769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7.4879377100001">
                <text:p>37.4879377100001</text:p>
              </table:table-cell>
              <table:table-cell office:value-type="float" office:value="4.5931454">
                <text:p>4.593145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7.5412832520001">
                <text:p>37.5412832520001</text:p>
              </table:table-cell>
              <table:table-cell office:value-type="float" office:value="4.686427">
                <text:p>4.68642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7.5957884770001">
                <text:p>37.5957884770001</text:p>
              </table:table-cell>
              <table:table-cell office:value-type="float" office:value="4.586716">
                <text:p>4.58671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7.6508125070001">
                <text:p>37.6508125070001</text:p>
              </table:table-cell>
              <table:table-cell office:value-type="float" office:value="4.5434694">
                <text:p>4.543469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7.7065537130001">
                <text:p>37.7065537130001</text:p>
              </table:table-cell>
              <table:table-cell office:value-type="float" office:value="4.4850125">
                <text:p>4.485012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7.7611352360001">
                <text:p>37.7611352360001</text:p>
              </table:table-cell>
              <table:table-cell office:value-type="float" office:value="4.5803046">
                <text:p>4.580304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7.8168611830001">
                <text:p>37.8168611830001</text:p>
              </table:table-cell>
              <table:table-cell office:value-type="float" office:value="4.4862404">
                <text:p>4.486240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7.8731211950001">
                <text:p>37.8731211950001</text:p>
              </table:table-cell>
              <table:table-cell office:value-type="float" office:value="4.4436536">
                <text:p>4.443653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7.9301136400001">
                <text:p>37.9301136400001</text:p>
              </table:table-cell>
              <table:table-cell office:value-type="float" office:value="4.386546">
                <text:p>4.38654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7.9859158850001">
                <text:p>37.9859158850001</text:p>
              </table:table-cell>
              <table:table-cell office:value-type="float" office:value="4.4801064">
                <text:p>4.4801064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8.0428625550001">
                <text:p>38.0428625550001</text:p>
              </table:table-cell>
              <table:table-cell office:value-type="float" office:value="4.3900723">
                <text:p>4.390072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8.1001907010001">
                <text:p>38.1001907010001</text:p>
              </table:table-cell>
              <table:table-cell office:value-type="float" office:value="4.36086">
                <text:p>4.3608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8.1581597240001">
                <text:p>38.1581597240001</text:p>
              </table:table-cell>
              <table:table-cell office:value-type="float" office:value="4.3126483">
                <text:p>4.312648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8.2147249190001">
                <text:p>38.2147249190001</text:p>
              </table:table-cell>
              <table:table-cell office:value-type="float" office:value="4.4196787">
                <text:p>4.419678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8.2723124690001">
                <text:p>38.2723124690001</text:p>
              </table:table-cell>
              <table:table-cell office:value-type="float" office:value="4.341216">
                <text:p>4.34121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8.3301746790001">
                <text:p>38.3301746790001</text:p>
              </table:table-cell>
              <table:table-cell office:value-type="float" office:value="4.320609">
                <text:p>4.32060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8.3885862140001">
                <text:p>38.3885862140001</text:p>
              </table:table-cell>
              <table:table-cell office:value-type="float" office:value="4.279977">
                <text:p>4.27997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8.4455328840001">
                <text:p>38.4455328840001</text:p>
              </table:table-cell>
              <table:table-cell office:value-type="float" office:value="4.3900723">
                <text:p>4.390072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8.5035476870001">
                <text:p>38.5035476870001</text:p>
              </table:table-cell>
              <table:table-cell office:value-type="float" office:value="4.309245">
                <text:p>4.30924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8.5617761170001">
                <text:p>38.5617761170001</text:p>
              </table:table-cell>
              <table:table-cell office:value-type="float" office:value="4.2934356">
                <text:p>4.2934356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8.6205386110001">
                <text:p>38.6205386110001</text:p>
              </table:table-cell>
              <table:table-cell office:value-type="float" office:value="4.254414">
                <text:p>4.254414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8.6776378710001">
                <text:p>38.6776378710001</text:p>
              </table:table-cell>
              <table:table-cell office:value-type="float" office:value="4.3783402">
                <text:p>4.3783402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8.7354237880001">
                <text:p>38.7354237880001</text:p>
              </table:table-cell>
              <table:table-cell office:value-type="float" office:value="4.3263135">
                <text:p>4.326313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8.7929808180001">
                <text:p>38.7929808180001</text:p>
              </table:table-cell>
              <table:table-cell office:value-type="float" office:value="4.343518">
                <text:p>4.34351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8.8505378480001">
                <text:p>38.8505378480001</text:p>
              </table:table-cell>
              <table:table-cell office:value-type="float" office:value="4.343518">
                <text:p>4.34351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8.9061875010001">
                <text:p>38.9061875010001</text:p>
              </table:table-cell>
              <table:table-cell office:value-type="float" office:value="4.492391">
                <text:p>4.49239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8.9622491490001">
                <text:p>38.9622491490001</text:p>
              </table:table-cell>
              <table:table-cell office:value-type="float" office:value="4.459377">
                <text:p>4.45937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9.0178225090001">
                <text:p>39.0178225090001</text:p>
              </table:table-cell>
              <table:table-cell office:value-type="float" office:value="4.4985585">
                <text:p>4.498558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9.0730601690001">
                <text:p>39.0730601690001</text:p>
              </table:table-cell>
              <table:table-cell office:value-type="float" office:value="4.5258975">
                <text:p>4.5258975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9.1261768260001">
                <text:p>39.1261768260001</text:p>
              </table:table-cell>
              <table:table-cell office:value-type="float" office:value="4.706621">
                <text:p>4.70662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9.1794460710001">
                <text:p>39.1794460710001</text:p>
              </table:table-cell>
              <table:table-cell office:value-type="float" office:value="4.6931396">
                <text:p>4.693139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9.2321507330001">
                <text:p>39.2321507330001</text:p>
              </table:table-cell>
              <table:table-cell office:value-type="float" office:value="4.7434134">
                <text:p>4.7434134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9.2844434000001">
                <text:p>39.2844434000001</text:p>
              </table:table-cell>
              <table:table-cell office:value-type="float" office:value="4.780785">
                <text:p>4.78078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9.3346455830001">
                <text:p>39.3346455830001</text:p>
              </table:table-cell>
              <table:table-cell office:value-type="float" office:value="4.979863">
                <text:p>4.97986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9.3849088030001">
                <text:p>39.3849088030001</text:p>
              </table:table-cell>
              <table:table-cell office:value-type="float" office:value="4.9738164">
                <text:p>4.973816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9.4346989930001">
                <text:p>39.4346989930001</text:p>
              </table:table-cell>
              <table:table-cell office:value-type="float" office:value="5.0210695">
                <text:p>5.021069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9.4842755550001">
                <text:p>39.4842755550001</text:p>
              </table:table-cell>
              <table:table-cell office:value-type="float" office:value="5.0427055">
                <text:p>5.042705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9.5318531850001">
                <text:p>39.5318531850001</text:p>
              </table:table-cell>
              <table:table-cell office:value-type="float" office:value="5.2545705">
                <text:p>5.254570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9.5795376270001">
                <text:p>39.5795376270001</text:p>
              </table:table-cell>
              <table:table-cell office:value-type="float" office:value="5.2428">
                <text:p>5.242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9.6268863720001">
                <text:p>39.6268863720001</text:p>
              </table:table-cell>
              <table:table-cell office:value-type="float" office:value="5.2799706">
                <text:p>5.279970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9.6741130420001">
                <text:p>39.6741130420001</text:p>
              </table:table-cell>
              <table:table-cell office:value-type="float" office:value="5.2936187">
                <text:p>5.293618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9.7195544090001">
                <text:p>39.7195544090001</text:p>
              </table:table-cell>
              <table:table-cell office:value-type="float" office:value="5.501595">
                <text:p>5.50159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9.7652399190001">
                <text:p>39.7652399190001</text:p>
              </table:table-cell>
              <table:table-cell office:value-type="float" office:value="5.4721947">
                <text:p>5.472194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9.8107728420001">
                <text:p>39.8107728420001</text:p>
              </table:table-cell>
              <table:table-cell office:value-type="float" office:value="5.490533">
                <text:p>5.49053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9.8563668020001">
                <text:p>39.8563668020001</text:p>
              </table:table-cell>
              <table:table-cell office:value-type="float" office:value="5.483183">
                <text:p>5.48318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9.9005264120001">
                <text:p>39.9005264120001</text:p>
              </table:table-cell>
              <table:table-cell office:value-type="float" office:value="5.6612816">
                <text:p>5.661281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9.9452506040001">
                <text:p>39.9452506040001</text:p>
              </table:table-cell>
              <table:table-cell office:value-type="float" office:value="5.589816">
                <text:p>5.58981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9.9900968710001">
                <text:p>39.9900968710001</text:p>
              </table:table-cell>
              <table:table-cell office:value-type="float" office:value="5.5746">
                <text:p>5.574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0.0353551290001">
                <text:p>40.0353551290001</text:p>
              </table:table-cell>
              <table:table-cell office:value-type="float" office:value="5.523854">
                <text:p>5.523854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40.0795147390001">
                <text:p>40.0795147390001</text:p>
              </table:table-cell>
              <table:table-cell office:value-type="float" office:value="5.6612816">
                <text:p>5.661281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40.1245593730001">
                <text:p>40.1245593730001</text:p>
              </table:table-cell>
              <table:table-cell office:value-type="float" office:value="5.5500503">
                <text:p>5.550050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0.1700465160001">
                <text:p>40.1700465160001</text:p>
              </table:table-cell>
              <table:table-cell office:value-type="float" office:value="5.496058">
                <text:p>5.49605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0.2161440220001">
                <text:p>40.2161440220001</text:p>
              </table:table-cell>
              <table:table-cell office:value-type="float" office:value="5.423287">
                <text:p>5.42328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40.2612802090001">
                <text:p>40.2612802090001</text:p>
              </table:table-cell>
              <table:table-cell office:value-type="float" office:value="5.538793">
                <text:p>5.53879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0.3073624560001">
                <text:p>40.3073624560001</text:p>
              </table:table-cell>
              <table:table-cell office:value-type="float" office:value="5.4250827">
                <text:p>5.425082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40.3539177330001">
                <text:p>40.3539177330001</text:p>
              </table:table-cell>
              <table:table-cell office:value-type="float" office:value="5.369961">
                <text:p>5.36996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40.4011596670001">
                <text:p>40.4011596670001</text:p>
              </table:table-cell>
              <table:table-cell office:value-type="float" office:value="5.2919083">
                <text:p>5.291908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0.4474402820001">
                <text:p>40.4474402820001</text:p>
              </table:table-cell>
              <table:table-cell office:value-type="float" office:value="5.40183">
                <text:p>5.4018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40.4947585100001">
                <text:p>40.4947585100001</text:p>
              </table:table-cell>
              <table:table-cell office:value-type="float" office:value="5.2833757">
                <text:p>5.283375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40.5426108030001">
                <text:p>40.5426108030001</text:p>
              </table:table-cell>
              <table:table-cell office:value-type="float" office:value="5.22441">
                <text:p>5.2244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0.5912260460001">
                <text:p>40.5912260460001</text:p>
              </table:table-cell>
              <table:table-cell office:value-type="float" office:value="5.1424203">
                <text:p>5.142420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40.6389410060001">
                <text:p>40.6389410060001</text:p>
              </table:table-cell>
              <table:table-cell office:value-type="float" office:value="5.239447">
                <text:p>5.23944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40.6878156520001">
                <text:p>40.6878156520001</text:p>
              </table:table-cell>
              <table:table-cell office:value-type="float" office:value="5.1151266">
                <text:p>5.115126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0.7372701420001">
                <text:p>40.7372701420001</text:p>
              </table:table-cell>
              <table:table-cell office:value-type="float" office:value="5.055153">
                <text:p>5.05515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0.7875028420001">
                <text:p>40.7875028420001</text:p>
              </table:table-cell>
              <table:table-cell office:value-type="float" office:value="4.976838">
                <text:p>4.97683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40.8367742240001">
                <text:p>40.8367742240001</text:p>
              </table:table-cell>
              <table:table-cell office:value-type="float" office:value="5.073939">
                <text:p>5.07393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40.8871747720001">
                <text:p>40.8871747720001</text:p>
              </table:table-cell>
              <table:table-cell office:value-type="float" office:value="4.9602637">
                <text:p>4.960263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40.9381704220001">
                <text:p>40.9381704220001</text:p>
              </table:table-cell>
              <table:table-cell office:value-type="float" office:value="4.9023786">
                <text:p>4.902378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40.9899442820001">
                <text:p>40.9899442820001</text:p>
              </table:table-cell>
              <table:table-cell office:value-type="float" office:value="4.8286915">
                <text:p>4.828691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1.0407415660001">
                <text:p>41.0407415660001</text:p>
              </table:table-cell>
              <table:table-cell office:value-type="float" office:value="4.921523">
                <text:p>4.92152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1.0927443130001">
                <text:p>41.0927443130001</text:p>
              </table:table-cell>
              <table:table-cell office:value-type="float" office:value="4.8074384">
                <text:p>4.807438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41.1453726830001">
                <text:p>41.1453726830001</text:p>
              </table:table-cell>
              <table:table-cell office:value-type="float" office:value="4.75029">
                <text:p>4.7502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1.1988555530001">
                <text:p>41.1988555530001</text:p>
              </table:table-cell>
              <table:table-cell office:value-type="float" office:value="4.6743937">
                <text:p>4.674393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1.2513313300001">
                <text:p>41.2513313300001</text:p>
              </table:table-cell>
              <table:table-cell office:value-type="float" office:value="4.764103">
                <text:p>4.76410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1.3050888630001">
                <text:p>41.3050888630001</text:p>
              </table:table-cell>
              <table:table-cell office:value-type="float" office:value="4.650511">
                <text:p>4.65051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41.3595177930001">
                <text:p>41.3595177930001</text:p>
              </table:table-cell>
              <table:table-cell office:value-type="float" office:value="4.5931454">
                <text:p>4.5931454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41.4148012280001">
                <text:p>41.4148012280001</text:p>
              </table:table-cell>
              <table:table-cell office:value-type="float" office:value="4.52215">
                <text:p>4.5221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1.4690012740001">
                <text:p>41.4690012740001</text:p>
              </table:table-cell>
              <table:table-cell office:value-type="float" office:value="4.6125426">
                <text:p>4.612542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1.5245135940001">
                <text:p>41.5245135940001</text:p>
              </table:table-cell>
              <table:table-cell office:value-type="float" office:value="4.5035048">
                <text:p>4.503504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41.5806362770001">
                <text:p>41.5806362770001</text:p>
              </table:table-cell>
              <table:table-cell office:value-type="float" office:value="4.454527">
                <text:p>4.45452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41.6376745020001">
                <text:p>41.6376745020001</text:p>
              </table:table-cell>
              <table:table-cell office:value-type="float" office:value="4.383025">
                <text:p>4.38302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1.6936445920001">
                <text:p>41.6936445920001</text:p>
              </table:table-cell>
              <table:table-cell office:value-type="float" office:value="4.466671">
                <text:p>4.466671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41.7510032560001">
                <text:p>41.7510032560001</text:p>
              </table:table-cell>
              <table:table-cell office:value-type="float" office:value="4.3585396">
                <text:p>4.358539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1.8090180590001">
                <text:p>41.8090180590001</text:p>
              </table:table-cell>
              <table:table-cell office:value-type="float" office:value="4.309245">
                <text:p>4.30924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1.8679178830001">
                <text:p>41.8679178830001</text:p>
              </table:table-cell>
              <table:table-cell office:value-type="float" office:value="4.244495">
                <text:p>4.24449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1.9255817260001">
                <text:p>41.9255817260001</text:p>
              </table:table-cell>
              <table:table-cell office:value-type="float" office:value="4.3354726">
                <text:p>4.335472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1.9845273260001">
                <text:p>41.9845273260001</text:p>
              </table:table-cell>
              <table:table-cell office:value-type="float" office:value="4.2411985">
                <text:p>4.241198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2.0439917360001">
                <text:p>42.0439917360001</text:p>
              </table:table-cell>
              <table:table-cell office:value-type="float" office:value="4.2041955">
                <text:p>4.204195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2.1042038360001">
                <text:p>42.1042038360001</text:p>
              </table:table-cell>
              <table:table-cell office:value-type="float" office:value="4.1519895">
                <text:p>4.151989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2.1631036600001">
                <text:p>42.1631036600001</text:p>
              </table:table-cell>
              <table:table-cell office:value-type="float" office:value="4.244495">
                <text:p>4.24449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2.2231936880001">
                <text:p>42.2231936880001</text:p>
              </table:table-cell>
              <table:table-cell office:value-type="float" office:value="4.160424">
                <text:p>4.16042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2.2836804520001">
                <text:p>42.2836804520001</text:p>
              </table:table-cell>
              <table:table-cell office:value-type="float" office:value="4.133136">
                <text:p>4.133136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2.3445792070001">
                <text:p>42.3445792070001</text:p>
              </table:table-cell>
              <table:table-cell office:value-type="float" office:value="4.105174">
                <text:p>4.105174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2.4038452490001">
                <text:p>42.4038452490001</text:p>
              </table:table-cell>
              <table:table-cell office:value-type="float" office:value="4.2182674">
                <text:p>4.218267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2.4640878690001">
                <text:p>42.4640878690001</text:p>
              </table:table-cell>
              <table:table-cell office:value-type="float" office:value="4.149886">
                <text:p>4.14988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2.5244067820001">
                <text:p>42.5244067820001</text:p>
              </table:table-cell>
              <table:table-cell office:value-type="float" office:value="4.144637">
                <text:p>4.14463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2.5850156160001">
                <text:p>42.5850156160001</text:p>
              </table:table-cell>
              <table:table-cell office:value-type="float" office:value="4.124811">
                <text:p>4.124811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2.6438086280001">
                <text:p>42.6438086280001</text:p>
              </table:table-cell>
              <table:table-cell office:value-type="float" office:value="4.252206">
                <text:p>4.252206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2.7032577780001">
                <text:p>42.7032577780001</text:p>
              </table:table-cell>
              <table:table-cell office:value-type="float" office:value="4.2052746">
                <text:p>4.205274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2.7624170050001">
                <text:p>42.7624170050001</text:p>
              </table:table-cell>
              <table:table-cell office:value-type="float" office:value="4.2258835">
                <text:p>4.225883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2.8216983050001">
                <text:p>42.8216983050001</text:p>
              </table:table-cell>
              <table:table-cell office:value-type="float" office:value="4.2171817">
                <text:p>4.2171817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2.8786449750001">
                <text:p>42.8786449750001</text:p>
              </table:table-cell>
              <table:table-cell office:value-type="float" office:value="4.3900723">
                <text:p>4.390072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2.9357900120001">
                <text:p>42.9357900120001</text:p>
              </table:table-cell>
              <table:table-cell office:value-type="float" office:value="4.374833">
                <text:p>4.37483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2.9925993520001">
                <text:p>42.9925993520001</text:p>
              </table:table-cell>
              <table:table-cell office:value-type="float" office:value="4.400685">
                <text:p>4.40068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3.0492103220001">
                <text:p>43.0492103220001</text:p>
              </table:table-cell>
              <table:table-cell office:value-type="float" office:value="4.4161053">
                <text:p>4.416105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3.1035934770001">
                <text:p>43.1035934770001</text:p>
              </table:table-cell>
              <table:table-cell office:value-type="float" office:value="4.597012">
                <text:p>4.59701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3.1580987020001">
                <text:p>43.1580987020001</text:p>
              </table:table-cell>
              <table:table-cell office:value-type="float" office:value="4.586716">
                <text:p>4.58671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3.2120240860001">
                <text:p>43.2120240860001</text:p>
              </table:table-cell>
              <table:table-cell office:value-type="float" office:value="4.6360354">
                <text:p>4.636035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3.2654611810001">
                <text:p>43.2654611810001</text:p>
              </table:table-cell>
              <table:table-cell office:value-type="float" office:value="4.678398">
                <text:p>4.67839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3.3166246830001">
                <text:p>43.3166246830001</text:p>
              </table:table-cell>
              <table:table-cell office:value-type="float" office:value="4.8862953">
                <text:p>4.886295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3.3678034430001">
                <text:p>43.3678034430001</text:p>
              </table:table-cell>
              <table:table-cell office:value-type="float" office:value="4.8848386">
                <text:p>4.8848386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3.4183718410001">
                <text:p>43.4183718410001</text:p>
              </table:table-cell>
              <table:table-cell office:value-type="float" office:value="4.943799">
                <text:p>4.943799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3.4686350610001">
                <text:p>43.4686350610001</text:p>
              </table:table-cell>
              <table:table-cell office:value-type="float" office:value="4.9738164">
                <text:p>4.973816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3.5168840910001">
                <text:p>43.5168840910001</text:p>
              </table:table-cell>
              <table:table-cell office:value-type="float" office:value="5.181452">
                <text:p>5.18145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3.5653162250001">
                <text:p>43.5653162250001</text:p>
              </table:table-cell>
              <table:table-cell office:value-type="float" office:value="5.1618624">
                <text:p>5.161862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3.6133974050001">
                <text:p>43.6133974050001</text:p>
              </table:table-cell>
              <table:table-cell office:value-type="float" office:value="5.1995397">
                <text:p>5.199539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3.6613107330001">
                <text:p>43.6613107330001</text:p>
              </table:table-cell>
              <table:table-cell office:value-type="float" office:value="5.217755">
                <text:p>5.21775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3.7074082390001">
                <text:p>43.7074082390001</text:p>
              </table:table-cell>
              <table:table-cell office:value-type="float" office:value="5.423287">
                <text:p>5.42328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3.7536583330001">
                <text:p>43.7536583330001</text:p>
              </table:table-cell>
              <table:table-cell office:value-type="float" office:value="5.405394">
                <text:p>5.40539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3.7995879880001">
                <text:p>43.7995879880001</text:p>
              </table:table-cell>
              <table:table-cell office:value-type="float" office:value="5.443106">
                <text:p>5.44310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3.8453955730001">
                <text:p>43.8453955730001</text:p>
              </table:table-cell>
              <table:table-cell office:value-type="float" office:value="5.4576116">
                <text:p>5.4576116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3.8896009590001">
                <text:p>43.8896009590001</text:p>
              </table:table-cell>
              <table:table-cell office:value-type="float" office:value="5.6554193">
                <text:p>5.655419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3.9341420420001">
                <text:p>43.9341420420001</text:p>
              </table:table-cell>
              <table:table-cell office:value-type="float" office:value="5.612796">
                <text:p>5.61279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3.9786068320001">
                <text:p>43.9786068320001</text:p>
              </table:table-cell>
              <table:table-cell office:value-type="float" office:value="5.6224265">
                <text:p>5.622426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4.0233462820001">
                <text:p>44.0233462820001</text:p>
              </table:table-cell>
              <table:table-cell office:value-type="float" office:value="5.5879097">
                <text:p>5.587909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4.0668344940001">
                <text:p>44.0668344940001</text:p>
              </table:table-cell>
              <table:table-cell office:value-type="float" office:value="5.748684">
                <text:p>5.74868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4.1109941040001">
                <text:p>44.1109941040001</text:p>
              </table:table-cell>
              <table:table-cell office:value-type="float" office:value="5.6612816">
                <text:p>5.661281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4.1553825990001">
                <text:p>44.1553825990001</text:p>
              </table:table-cell>
              <table:table-cell office:value-type="float" office:value="5.63209">
                <text:p>5.63209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4.2001830890001">
                <text:p>44.2001830890001</text:p>
              </table:table-cell>
              <table:table-cell office:value-type="float" office:value="5.580296">
                <text:p>5.58029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4.2438849290001">
                <text:p>44.2438849290001</text:p>
              </table:table-cell>
              <table:table-cell office:value-type="float" office:value="5.7205834">
                <text:p>5.720583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4.2883497190001">
                <text:p>44.2883497190001</text:p>
              </table:table-cell>
              <table:table-cell office:value-type="float" office:value="5.6224265">
                <text:p>5.622426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4.3331654690001">
                <text:p>44.3331654690001</text:p>
              </table:table-cell>
              <table:table-cell office:value-type="float" office:value="5.5783963">
                <text:p>5.578396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4.3784847650001">
                <text:p>44.3784847650001</text:p>
              </table:table-cell>
              <table:table-cell office:value-type="float" office:value="5.5164137">
                <text:p>5.516413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4.4227511850001">
                <text:p>44.4227511850001</text:p>
              </table:table-cell>
              <table:table-cell office:value-type="float" office:value="5.6476216">
                <text:p>5.647621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4.4678415950001">
                <text:p>44.4678415950001</text:p>
              </table:table-cell>
              <table:table-cell office:value-type="float" office:value="5.544416">
                <text:p>5.54441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4.5133134790001">
                <text:p>44.5133134790001</text:p>
              </table:table-cell>
              <table:table-cell office:value-type="float" office:value="5.4979024">
                <text:p>5.497902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4.5593957260001">
                <text:p>44.5593957260001</text:p>
              </table:table-cell>
              <table:table-cell office:value-type="float" office:value="5.4250827">
                <text:p>5.425082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4.6045166560001">
                <text:p>44.6045166560001</text:p>
              </table:table-cell>
              <table:table-cell office:value-type="float" office:value="5.540666">
                <text:p>5.54066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4.6505989030001">
                <text:p>44.6505989030001</text:p>
              </table:table-cell>
              <table:table-cell office:value-type="float" office:value="5.4250827">
                <text:p>5.425082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4.6971541800001">
                <text:p>44.6971541800001</text:p>
              </table:table-cell>
              <table:table-cell office:value-type="float" office:value="5.369961">
                <text:p>5.36996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4.7443808500001">
                <text:p>44.7443808500001</text:p>
              </table:table-cell>
              <table:table-cell office:value-type="float" office:value="5.2936187">
                <text:p>5.293618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4.7906309440001">
                <text:p>44.7906309440001</text:p>
              </table:table-cell>
              <table:table-cell office:value-type="float" office:value="5.405394">
                <text:p>5.40539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4.8379033940001">
                <text:p>44.8379033940001</text:p>
              </table:table-cell>
              <table:table-cell office:value-type="float" office:value="5.288492">
                <text:p>5.28849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4.8857099100001">
                <text:p>44.8857099100001</text:p>
              </table:table-cell>
              <table:table-cell office:value-type="float" office:value="5.2294126">
                <text:p>5.229412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4.9342488600001">
                <text:p>44.9342488600001</text:p>
              </table:table-cell>
              <table:table-cell office:value-type="float" office:value="5.150503">
                <text:p>5.15050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4.9818417500001">
                <text:p>44.9818417500001</text:p>
              </table:table-cell>
              <table:table-cell office:value-type="float" office:value="5.252886">
                <text:p>5.25288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5.0305180300001">
                <text:p>45.0305180300001</text:p>
              </table:table-cell>
              <table:table-cell office:value-type="float" office:value="5.135972">
                <text:p>5.13597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5.0797436360001">
                <text:p>45.0797436360001</text:p>
              </table:table-cell>
              <table:table-cell office:value-type="float" office:value="5.078657">
                <text:p>5.07865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5.1297474510001">
                <text:p>45.1297474510001</text:p>
              </table:table-cell>
              <table:table-cell office:value-type="float" office:value="4.9996185">
                <text:p>4.999618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5.1787441710001">
                <text:p>45.1787441710001</text:p>
              </table:table-cell>
              <table:table-cell office:value-type="float" office:value="5.102382">
                <text:p>5.10238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5.2288242810001">
                <text:p>45.2288242810001</text:p>
              </table:table-cell>
              <table:table-cell office:value-type="float" office:value="4.9920015">
                <text:p>4.992001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5.2793926790001">
                <text:p>45.2793926790001</text:p>
              </table:table-cell>
              <table:table-cell office:value-type="float" office:value="4.943799">
                <text:p>4.943799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5.3305866990001">
                <text:p>45.3305866990001</text:p>
              </table:table-cell>
              <table:table-cell office:value-type="float" office:value="4.883383">
                <text:p>4.88338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5.3805447390001">
                <text:p>45.3805447390001</text:p>
              </table:table-cell>
              <table:table-cell office:value-type="float" office:value="5.0041995">
                <text:p>5.004199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5.4314183170001">
                <text:p>45.4314183170001</text:p>
              </table:table-cell>
              <table:table-cell office:value-type="float" office:value="4.914142">
                <text:p>4.914142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5.4824139670001">
                <text:p>45.4824139670001</text:p>
              </table:table-cell>
              <table:table-cell office:value-type="float" office:value="4.9023786">
                <text:p>4.902378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5.5334859130001">
                <text:p>45.5334859130001</text:p>
              </table:table-cell>
              <table:table-cell office:value-type="float" office:value="4.8950553">
                <text:p>4.895055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5.5830014400001">
                <text:p>45.5830014400001</text:p>
              </table:table-cell>
              <table:table-cell office:value-type="float" office:value="5.0489216">
                <text:p>5.048921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5.6328526640001">
                <text:p>45.6328526640001</text:p>
              </table:table-cell>
              <table:table-cell office:value-type="float" office:value="5.014922">
                <text:p>5.014922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5.6824750040001">
                <text:p>45.6824750040001</text:p>
              </table:table-cell>
              <table:table-cell office:value-type="float" office:value="5.0380535">
                <text:p>5.038053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5.7318531980001">
                <text:p>45.7318531980001</text:p>
              </table:table-cell>
              <table:table-cell office:value-type="float" office:value="5.0629635">
                <text:p>5.062963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5.7793392760001">
                <text:p>45.7793392760001</text:p>
              </table:table-cell>
              <table:table-cell office:value-type="float" office:value="5.264701">
                <text:p>5.26470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5.8269626830001">
                <text:p>45.8269626830001</text:p>
              </table:table-cell>
              <table:table-cell office:value-type="float" office:value="5.2495193">
                <text:p>5.249519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5.8741740950001">
                <text:p>45.8741740950001</text:p>
              </table:table-cell>
              <table:table-cell office:value-type="float" office:value="5.2953296">
                <text:p>5.295329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5.9211718850001">
                <text:p>45.9211718850001</text:p>
              </table:table-cell>
              <table:table-cell office:value-type="float" office:value="5.319399">
                <text:p>5.31939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5.9664301430001">
                <text:p>45.9664301430001</text:p>
              </table:table-cell>
              <table:table-cell office:value-type="float" office:value="5.523854">
                <text:p>5.52385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6.0120393600001">
                <text:p>46.0120393600001</text:p>
              </table:table-cell>
              <table:table-cell office:value-type="float" office:value="5.4813485">
                <text:p>5.481348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6.0575112440001">
                <text:p>46.0575112440001</text:p>
              </table:table-cell>
              <table:table-cell office:value-type="float" office:value="5.4979024">
                <text:p>5.497902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6.1030594260001">
                <text:p>46.1030594260001</text:p>
              </table:table-cell>
              <table:table-cell office:value-type="float" office:value="5.488693">
                <text:p>5.48869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6.1471885180001">
                <text:p>46.1471885180001</text:p>
              </table:table-cell>
              <table:table-cell office:value-type="float" office:value="5.665197">
                <text:p>5.66519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6.1920042680001">
                <text:p>46.1920042680001</text:p>
              </table:table-cell>
              <table:table-cell office:value-type="float" office:value="5.5783963">
                <text:p>5.578396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6.2369573460001">
                <text:p>46.2369573460001</text:p>
              </table:table-cell>
              <table:table-cell office:value-type="float" office:value="5.5613546">
                <text:p>5.561354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6.2822613840001">
                <text:p>46.2822613840001</text:p>
              </table:table-cell>
              <table:table-cell office:value-type="float" office:value="5.5182714">
                <text:p>5.518271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6.3263294410001">
                <text:p>46.3263294410001</text:p>
              </table:table-cell>
              <table:table-cell office:value-type="float" office:value="5.6730433">
                <text:p>5.673043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6.3711451910001">
                <text:p>46.3711451910001</text:p>
              </table:table-cell>
              <table:table-cell office:value-type="float" office:value="5.5783963">
                <text:p>5.578396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6.4162508610001">
                <text:p>46.4162508610001</text:p>
              </table:table-cell>
              <table:table-cell office:value-type="float" office:value="5.5425406">
                <text:p>5.542540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6.4618295610001">
                <text:p>46.4618295610001</text:p>
              </table:table-cell>
              <table:table-cell office:value-type="float" office:value="5.4850183">
                <text:p>5.485018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6.5063401270001">
                <text:p>46.5063401270001</text:p>
              </table:table-cell>
              <table:table-cell office:value-type="float" office:value="5.6166444">
                <text:p>5.616644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6.5517814940001">
                <text:p>46.5517814940001</text:p>
              </table:table-cell>
              <table:table-cell office:value-type="float" office:value="5.501595">
                <text:p>5.50159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6.5976653740001">
                <text:p>46.5976653740001</text:p>
              </table:table-cell>
              <table:table-cell office:value-type="float" office:value="5.448537">
                <text:p>5.44853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6.6442206510001">
                <text:p>46.6442206510001</text:p>
              </table:table-cell>
              <table:table-cell office:value-type="float" office:value="5.369961">
                <text:p>5.36996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6.6897993510001">
                <text:p>46.6897993510001</text:p>
              </table:table-cell>
              <table:table-cell office:value-type="float" office:value="5.4850183">
                <text:p>5.485018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6.7364309210001">
                <text:p>46.7364309210001</text:p>
              </table:table-cell>
              <table:table-cell office:value-type="float" office:value="5.361175">
                <text:p>5.36117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6.7835507810001">
                <text:p>46.7835507810001</text:p>
              </table:table-cell>
              <table:table-cell office:value-type="float" office:value="5.3056183">
                <text:p>5.305618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6.8314030740001">
                <text:p>46.8314030740001</text:p>
              </table:table-cell>
              <table:table-cell office:value-type="float" office:value="5.22441">
                <text:p>5.2244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6.8782940480001">
                <text:p>46.8782940480001</text:p>
              </table:table-cell>
              <table:table-cell office:value-type="float" office:value="5.3315163">
                <text:p>5.331516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6.9262378930001">
                <text:p>46.9262378930001</text:p>
              </table:table-cell>
              <table:table-cell office:value-type="float" office:value="5.2144337">
                <text:p>5.214433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6.9747005480001">
                <text:p>46.9747005480001</text:p>
              </table:table-cell>
              <table:table-cell office:value-type="float" office:value="5.1586113">
                <text:p>5.158611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7.0238651150001">
                <text:p>47.0238651150001</text:p>
              </table:table-cell>
              <table:table-cell office:value-type="float" office:value="5.084963">
                <text:p>5.08496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7.0720683650001">
                <text:p>47.0720683650001</text:p>
              </table:table-cell>
              <table:table-cell office:value-type="float" office:value="5.1863723">
                <text:p>5.186372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7.1213855250001">
                <text:p>47.1213855250001</text:p>
              </table:table-cell>
              <table:table-cell office:value-type="float" office:value="5.069229">
                <text:p>5.069229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7.1712214900001">
                <text:p>47.1712214900001</text:p>
              </table:table-cell>
              <table:table-cell office:value-type="float" office:value="5.0164576">
                <text:p>5.016457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7.2217288530001">
                <text:p>47.2217288530001</text:p>
              </table:table-cell>
              <table:table-cell office:value-type="float" office:value="4.9497733">
                <text:p>4.949773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7.2711528230001">
                <text:p>47.2711528230001</text:p>
              </table:table-cell>
              <table:table-cell office:value-type="float" office:value="5.0582743">
                <text:p>5.0582743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7.3215381130001">
                <text:p>47.3215381130001</text:p>
              </table:table-cell>
              <table:table-cell office:value-type="float" office:value="4.961766">
                <text:p>4.961766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7.3723048790001">
                <text:p>47.3723048790001</text:p>
              </table:table-cell>
              <table:table-cell office:value-type="float" office:value="4.9244814">
                <text:p>4.924481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7.4236514870001">
                <text:p>47.4236514870001</text:p>
              </table:table-cell>
              <table:table-cell office:value-type="float" office:value="4.8688707">
                <text:p>4.868870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7.4737926320001">
                <text:p>47.4737926320001</text:p>
              </table:table-cell>
              <table:table-cell office:value-type="float" office:value="4.985925">
                <text:p>4.985925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7.5248340600001">
                <text:p>47.5248340600001</text:p>
              </table:table-cell>
              <table:table-cell office:value-type="float" office:value="4.897982">
                <text:p>4.897982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7.5761959260001">
                <text:p>47.5761959260001</text:p>
              </table:table-cell>
              <table:table-cell office:value-type="float" office:value="4.867424">
                <text:p>4.86742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7.6279087520001">
                <text:p>47.6279087520001</text:p>
              </table:table-cell>
              <table:table-cell office:value-type="float" office:value="4.8343906">
                <text:p>4.834390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7.6782940420001">
                <text:p>47.6782940420001</text:p>
              </table:table-cell>
              <table:table-cell office:value-type="float" office:value="4.961766">
                <text:p>4.96176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7.7293965050001">
                <text:p>47.7293965050001</text:p>
              </table:table-cell>
              <table:table-cell office:value-type="float" office:value="4.892132">
                <text:p>4.89213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7.7806057850001">
                <text:p>47.7806057850001</text:p>
              </table:table-cell>
              <table:table-cell office:value-type="float" office:value="4.8819275">
                <text:p>4.8819275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7.8321202430001">
                <text:p>47.8321202430001</text:p>
              </table:table-cell>
              <table:table-cell office:value-type="float" office:value="4.853007">
                <text:p>4.85300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7.8820325030001">
                <text:p>47.8820325030001</text:p>
              </table:table-cell>
              <table:table-cell office:value-type="float" office:value="5.0087895">
                <text:p>5.008789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7.9325246070001">
                <text:p>47.9325246070001</text:p>
              </table:table-cell>
              <table:table-cell office:value-type="float" office:value="4.951269">
                <text:p>4.95126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7.9827878270001">
                <text:p>47.9827878270001</text:p>
              </table:table-cell>
              <table:table-cell office:value-type="float" office:value="4.9738164">
                <text:p>4.973816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8.0329900100001">
                <text:p>48.0329900100001</text:p>
              </table:table-cell>
              <table:table-cell office:value-type="float" office:value="4.979863">
                <text:p>4.97986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8.0814831830001">
                <text:p>48.0814831830001</text:p>
              </table:table-cell>
              <table:table-cell office:value-type="float" office:value="5.155365">
                <text:p>5.155365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8.1303425710001">
                <text:p>48.1303425710001</text:p>
              </table:table-cell>
              <table:table-cell office:value-type="float" office:value="5.116724">
                <text:p>5.116724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8.1790341080001">
                <text:p>48.1790341080001</text:p>
              </table:table-cell>
              <table:table-cell office:value-type="float" office:value="5.1343627">
                <text:p>5.1343627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8.2278019430001">
                <text:p>48.2278019430001</text:p>
              </table:table-cell>
              <table:table-cell office:value-type="float" office:value="5.12633">
                <text:p>5.1263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8.2748607670001">
                <text:p>48.2748607670001</text:p>
              </table:table-cell>
              <table:table-cell office:value-type="float" office:value="5.3124995">
                <text:p>5.312499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8.3221179590001">
                <text:p>48.3221179590001</text:p>
              </table:table-cell>
              <table:table-cell office:value-type="float" office:value="5.2901998">
                <text:p>5.290199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8.3691004860001">
                <text:p>48.3691004860001</text:p>
              </table:table-cell>
              <table:table-cell office:value-type="float" office:value="5.321127">
                <text:p>5.32112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8.4159914600001">
                <text:p>48.4159914600001</text:p>
              </table:table-cell>
              <table:table-cell office:value-type="float" office:value="5.3315163">
                <text:p>5.331516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8.4612497180001">
                <text:p>48.4612497180001</text:p>
              </table:table-cell>
              <table:table-cell office:value-type="float" office:value="5.523854">
                <text:p>5.52385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8.5068284180001">
                <text:p>48.5068284180001</text:p>
              </table:table-cell>
              <table:table-cell office:value-type="float" office:value="5.4850183">
                <text:p>5.485018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8.5521324560001">
                <text:p>48.5521324560001</text:p>
              </table:table-cell>
              <table:table-cell office:value-type="float" office:value="5.5182714">
                <text:p>5.5182714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8.5974059720001">
                <text:p>48.5974059720001</text:p>
              </table:table-cell>
              <table:table-cell office:value-type="float" office:value="5.5219917">
                <text:p>5.521991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8.6411383280001">
                <text:p>48.6411383280001</text:p>
              </table:table-cell>
              <table:table-cell office:value-type="float" office:value="5.7165914">
                <text:p>5.716591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8.6852979380001">
                <text:p>48.6852979380001</text:p>
              </table:table-cell>
              <table:table-cell office:value-type="float" office:value="5.6612816">
                <text:p>5.661281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8.7293049580001">
                <text:p>48.7293049580001</text:p>
              </table:table-cell>
              <table:table-cell office:value-type="float" office:value="5.680912">
                <text:p>5.680912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8.7734035330001">
                <text:p>48.7734035330001</text:p>
              </table:table-cell>
              <table:table-cell office:value-type="float" office:value="5.6691175">
                <text:p>5.669117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8.8161287930001">
                <text:p>48.8161287930001</text:p>
              </table:table-cell>
              <table:table-cell office:value-type="float" office:value="5.8513393">
                <text:p>5.851339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8.8593423430001">
                <text:p>48.8593423430001</text:p>
              </table:table-cell>
              <table:table-cell office:value-type="float" office:value="5.7852225">
                <text:p>5.785222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8.9026474460001">
                <text:p>48.9026474460001</text:p>
              </table:table-cell>
              <table:table-cell office:value-type="float" office:value="5.7729917">
                <text:p>5.772991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8.9462729910001">
                <text:p>48.9462729910001</text:p>
              </table:table-cell>
              <table:table-cell office:value-type="float" office:value="5.7305875">
                <text:p>5.730587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8.9887846260001">
                <text:p>48.9887846260001</text:p>
              </table:table-cell>
              <table:table-cell office:value-type="float" office:value="5.8807435">
                <text:p>5.8807435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9.0320286940001">
                <text:p>49.0320286940001</text:p>
              </table:table-cell>
              <table:table-cell office:value-type="float" office:value="5.78114">
                <text:p>5.78114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9.0755626840001">
                <text:p>49.0755626840001</text:p>
              </table:table-cell>
              <table:table-cell office:value-type="float" office:value="5.742639">
                <text:p>5.74263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9.1195849610001">
                <text:p>49.1195849610001</text:p>
              </table:table-cell>
              <table:table-cell office:value-type="float" office:value="5.678943">
                <text:p>5.67894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9.1626154010001">
                <text:p>49.1626154010001</text:p>
              </table:table-cell>
              <table:table-cell office:value-type="float" office:value="5.8098407">
                <text:p>5.809840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9.2065919010001">
                <text:p>49.2065919010001</text:p>
              </table:table-cell>
              <table:table-cell office:value-type="float" office:value="5.6848545">
                <text:p>5.684854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9.2509498790001">
                <text:p>49.2509498790001</text:p>
              </table:table-cell>
              <table:table-cell office:value-type="float" office:value="5.635965">
                <text:p>5.635965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9.2959334750001">
                <text:p>49.2959334750001</text:p>
              </table:table-cell>
              <table:table-cell office:value-type="float" office:value="5.5575814">
                <text:p>5.557581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9.3399557520001">
                <text:p>49.3399557520001</text:p>
              </table:table-cell>
              <table:table-cell office:value-type="float" office:value="5.678943">
                <text:p>5.67894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9.3849088300001">
                <text:p>49.3849088300001</text:p>
              </table:table-cell>
              <table:table-cell office:value-type="float" office:value="5.5613546">
                <text:p>5.561354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9.4303501970001">
                <text:p>49.4303501970001</text:p>
              </table:table-cell>
              <table:table-cell office:value-type="float" office:value="5.501595">
                <text:p>5.50159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9.4764629620001">
                <text:p>49.4764629620001</text:p>
              </table:table-cell>
              <table:table-cell office:value-type="float" office:value="5.421492">
                <text:p>5.42149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9.5216601840001">
                <text:p>49.5216601840001</text:p>
              </table:table-cell>
              <table:table-cell office:value-type="float" office:value="5.5313134">
                <text:p>5.5313134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9.5678645010001">
                <text:p>49.5678645010001</text:p>
              </table:table-cell>
              <table:table-cell office:value-type="float" office:value="5.4107494">
                <text:p>5.4107494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9.6145876250001">
                <text:p>49.6145876250001</text:p>
              </table:table-cell>
              <table:table-cell office:value-type="float" office:value="5.35067">
                <text:p>5.3506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9.6620126650001">
                <text:p>49.6620126650001</text:p>
              </table:table-cell>
              <table:table-cell office:value-type="float" office:value="5.2714767">
                <text:p>5.2714767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9.7085069030001">
                <text:p>49.7085069030001</text:p>
              </table:table-cell>
              <table:table-cell office:value-type="float" office:value="5.377011">
                <text:p>5.37701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9.7560845330001">
                <text:p>49.7560845330001</text:p>
              </table:table-cell>
              <table:table-cell office:value-type="float" office:value="5.2545705">
                <text:p>5.2545705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9.8041809700001">
                <text:p>49.8041809700001</text:p>
              </table:table-cell>
              <table:table-cell office:value-type="float" office:value="5.1978903">
                <text:p>5.197890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9.8529640640001">
                <text:p>49.8529640640001</text:p>
              </table:table-cell>
              <table:table-cell office:value-type="float" office:value="5.1247263">
                <text:p>5.124726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9.9007400640001">
                <text:p>49.9007400640001</text:p>
              </table:table-cell>
              <table:table-cell office:value-type="float" office:value="5.232753">
                <text:p>5.23275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9.9495384160001">
                <text:p>49.9495384160001</text:p>
              </table:table-cell>
              <table:table-cell office:value-type="float" office:value="5.1231236">
                <text:p>5.123123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9.9987792810001">
                <text:p>49.9987792810001</text:p>
              </table:table-cell>
              <table:table-cell office:value-type="float" office:value="5.0770836">
                <text:p>5.077083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50.0486457640001">
                <text:p>50.0486457640001</text:p>
              </table:table-cell>
              <table:table-cell office:value-type="float" office:value="5.0133877">
                <text:p>5.013387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50.0973983400001">
                <text:p>50.0973983400001</text:p>
              </table:table-cell>
              <table:table-cell office:value-type="float" office:value="5.127934">
                <text:p>5.12793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50.1471274940001">
                <text:p>50.1471274940001</text:p>
              </table:table-cell>
              <table:table-cell office:value-type="float" office:value="5.027232">
                <text:p>5.02723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50.1971465680001">
                <text:p>50.1971465680001</text:p>
              </table:table-cell>
              <table:table-cell office:value-type="float" office:value="4.998093">
                <text:p>4.99809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50.2475471160001">
                <text:p>50.2475471160001</text:p>
              </table:table-cell>
              <table:table-cell office:value-type="float" office:value="4.9602637">
                <text:p>4.960263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50.2966964260001">
                <text:p>50.2966964260001</text:p>
              </table:table-cell>
              <table:table-cell office:value-type="float" office:value="5.0865417">
                <text:p>5.0865417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50.3465629090001">
                <text:p>50.3465629090001</text:p>
              </table:table-cell>
              <table:table-cell office:value-type="float" office:value="5.0133877">
                <text:p>5.0133877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50.3963988740001">
                <text:p>50.3963988740001</text:p>
              </table:table-cell>
              <table:table-cell office:value-type="float" office:value="5.0164576">
                <text:p>5.016457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50.4463111340001">
                <text:p>50.4463111340001</text:p>
              </table:table-cell>
              <table:table-cell office:value-type="float" office:value="5.0087895">
                <text:p>5.008789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50.4946059390001">
                <text:p>50.4946059390001</text:p>
              </table:table-cell>
              <table:table-cell office:value-type="float" office:value="5.1765404">
                <text:p>5.176540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50.5432516990001">
                <text:p>50.5432516990001</text:p>
              </table:table-cell>
              <table:table-cell office:value-type="float" office:value="5.139194">
                <text:p>5.13919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50.5917753890001">
                <text:p>50.5917753890001</text:p>
              </table:table-cell>
              <table:table-cell office:value-type="float" office:value="5.1521225">
                <text:p>5.152122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50.6403753730001">
                <text:p>50.6403753730001</text:p>
              </table:table-cell>
              <table:table-cell office:value-type="float" office:value="5.144035">
                <text:p>5.14403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50.6874341970001">
                <text:p>50.6874341970001</text:p>
              </table:table-cell>
              <table:table-cell office:value-type="float" office:value="5.3124995">
                <text:p>5.312499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50.7349355340001">
                <text:p>50.7349355340001</text:p>
              </table:table-cell>
              <table:table-cell office:value-type="float" office:value="5.26301">
                <text:p>5.26301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50.782192726">
                <text:p>50.782192726</text:p>
              </table:table-cell>
              <table:table-cell office:value-type="float" office:value="5.2901998">
                <text:p>5.290199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0.8294499180001">
                <text:p>50.8294499180001</text:p>
              </table:table-cell>
              <table:table-cell office:value-type="float" office:value="5.2901998">
                <text:p>5.290199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50.8750743940001">
                <text:p>50.8750743940001</text:p>
              </table:table-cell>
              <table:table-cell office:value-type="float" office:value="5.479515">
                <text:p>5.47951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50.9210193080001">
                <text:p>50.9210193080001</text:p>
              </table:table-cell>
              <table:table-cell office:value-type="float" office:value="5.4412985">
                <text:p>5.441298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50.9667658540001">
                <text:p>50.9667658540001</text:p>
              </table:table-cell>
              <table:table-cell office:value-type="float" office:value="5.4648933">
                <text:p>5.464893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51.0125124000001">
                <text:p>51.0125124000001</text:p>
              </table:table-cell>
              <table:table-cell office:value-type="float" office:value="5.4648933">
                <text:p>5.464893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51.05667201">
                <text:p>51.05667201</text:p>
              </table:table-cell>
              <table:table-cell office:value-type="float" office:value="5.6612816">
                <text:p>5.661281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1.1011673170001">
                <text:p>51.1011673170001</text:p>
              </table:table-cell>
              <table:table-cell office:value-type="float" office:value="5.6185703">
                <text:p>5.618570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51.1454795170001">
                <text:p>51.1454795170001</text:p>
              </table:table-cell>
              <table:table-cell office:value-type="float" office:value="5.641787">
                <text:p>5.64178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51.1897917170001">
                <text:p>51.1897917170001</text:p>
              </table:table-cell>
              <table:table-cell office:value-type="float" office:value="5.641787">
                <text:p>5.64178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51.232654311">
                <text:p>51.232654311</text:p>
              </table:table-cell>
              <table:table-cell office:value-type="float" office:value="5.8325915">
                <text:p>5.832591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51.2760814880001">
                <text:p>51.2760814880001</text:p>
              </table:table-cell>
              <table:table-cell office:value-type="float" office:value="5.7567635">
                <text:p>5.756763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51.319584958">
                <text:p>51.319584958</text:p>
              </table:table-cell>
              <table:table-cell office:value-type="float" office:value="5.7466674">
                <text:p>5.7466674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51.363454648">
                <text:p>51.363454648</text:p>
              </table:table-cell>
              <table:table-cell office:value-type="float" office:value="5.6986957">
                <text:p>5.698695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51.406195168">
                <text:p>51.406195168</text:p>
              </table:table-cell>
              <table:table-cell office:value-type="float" office:value="5.8492503">
                <text:p>5.849250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51.449790195">
                <text:p>51.449790195</text:p>
              </table:table-cell>
              <table:table-cell office:value-type="float" office:value="5.734599">
                <text:p>5.7345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1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